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native_exec_time</text:p>
          </table:table-cell>
          <table:table-cell office:value-type="string">
            <text:p>mt1_exec_time</text:p>
          </table:table-cell>
          <table:table-cell office:value-type="string">
            <text:p>mt2_exec_time</text:p>
          </table:table-cell>
          <table:table-cell office:value-type="string">
            <text:p>mt1_overhead</text:p>
          </table:table-cell>
          <table:table-cell office:value-type="string">
            <text:p>mt2_overhead</text:p>
          </table:table-cell>
        </table:table-row>
        <table:table-row table:style-name="ro1">
          <table:table-cell office:value-type="float" office:value="133576">
            <text:p>133576</text:p>
          </table:table-cell>
          <table:table-cell office:value-type="float" office:value="173104">
            <text:p>173104</text:p>
          </table:table-cell>
          <table:table-cell office:value-type="float" office:value="147178">
            <text:p>147178</text:p>
          </table:table-cell>
          <table:table-cell office:value-type="float" office:value="29.5921">
            <text:p>29.5921</text:p>
          </table:table-cell>
          <table:table-cell office:value-type="float" office:value="10.183">
            <text:p>10.183</text:p>
          </table:table-cell>
        </table:table-row>
        <table:table-row table:style-name="ro1">
          <table:table-cell office:value-type="float" office:value="58669">
            <text:p>58669</text:p>
          </table:table-cell>
          <table:table-cell office:value-type="float" office:value="72547">
            <text:p>72547</text:p>
          </table:table-cell>
          <table:table-cell office:value-type="float" office:value="59873">
            <text:p>59873</text:p>
          </table:table-cell>
          <table:table-cell office:value-type="float" office:value="23.6547">
            <text:p>23.6547</text:p>
          </table:table-cell>
          <table:table-cell office:value-type="float" office:value="2.05219">
            <text:p>2.05219</text:p>
          </table:table-cell>
        </table:table-row>
        <table:table-row table:style-name="ro1">
          <table:table-cell office:value-type="float" office:value="46557">
            <text:p>46557</text:p>
          </table:table-cell>
          <table:table-cell office:value-type="float" office:value="54459">
            <text:p>54459</text:p>
          </table:table-cell>
          <table:table-cell office:value-type="float" office:value="43404">
            <text:p>43404</text:p>
          </table:table-cell>
          <table:table-cell office:value-type="float" office:value="16.9727">
            <text:p>16.9727</text:p>
          </table:table-cell>
          <table:table-cell office:value-type="float" office:value="-6.77234">
            <text:p>-6.77234</text:p>
          </table:table-cell>
        </table:table-row>
        <table:table-row table:style-name="ro1">
          <table:table-cell office:value-type="float" office:value="43214">
            <text:p>43214</text:p>
          </table:table-cell>
          <table:table-cell office:value-type="float" office:value="57600">
            <text:p>57600</text:p>
          </table:table-cell>
          <table:table-cell office:value-type="float" office:value="44655">
            <text:p>44655</text:p>
          </table:table-cell>
          <table:table-cell office:value-type="float" office:value="33.2901">
            <text:p>33.2901</text:p>
          </table:table-cell>
          <table:table-cell office:value-type="float" office:value="3.33457">
            <text:p>3.33457</text:p>
          </table:table-cell>
        </table:table-row>
        <table:table-row table:style-name="ro1">
          <table:table-cell office:value-type="float" office:value="300247">
            <text:p>300247</text:p>
          </table:table-cell>
          <table:table-cell office:value-type="float" office:value="371944">
            <text:p>371944</text:p>
          </table:table-cell>
          <table:table-cell office:value-type="float" office:value="309024">
            <text:p>309024</text:p>
          </table:table-cell>
          <table:table-cell office:value-type="float" office:value="23.8793">
            <text:p>23.8793</text:p>
          </table:table-cell>
          <table:table-cell office:value-type="float" office:value="2.92326">
            <text:p>2.92326</text:p>
          </table:table-cell>
        </table:table-row>
        <table:table-row table:style-name="ro1">
          <table:table-cell office:value-type="float" office:value="225965">
            <text:p>225965</text:p>
          </table:table-cell>
          <table:table-cell office:value-type="float" office:value="293421">
            <text:p>293421</text:p>
          </table:table-cell>
          <table:table-cell office:value-type="float" office:value="227929">
            <text:p>227929</text:p>
          </table:table-cell>
          <table:table-cell office:value-type="float" office:value="29.8524">
            <text:p>29.8524</text:p>
          </table:table-cell>
          <table:table-cell office:value-type="float" office:value="0.869161">
            <text:p>0.869161</text:p>
          </table:table-cell>
        </table:table-row>
        <table:table-row table:style-name="ro1">
          <table:table-cell office:value-type="float" office:value="158220">
            <text:p>158220</text:p>
          </table:table-cell>
          <table:table-cell office:value-type="float" office:value="194997">
            <text:p>194997</text:p>
          </table:table-cell>
          <table:table-cell office:value-type="float" office:value="163167">
            <text:p>163167</text:p>
          </table:table-cell>
          <table:table-cell office:value-type="float" office:value="23.2442">
            <text:p>23.2442</text:p>
          </table:table-cell>
          <table:table-cell office:value-type="float" office:value="3.12666">
            <text:p>3.12666</text:p>
          </table:table-cell>
        </table:table-row>
        <table:table-row table:style-name="ro1">
          <table:table-cell office:value-type="float" office:value="75526">
            <text:p>75526</text:p>
          </table:table-cell>
          <table:table-cell office:value-type="float" office:value="96130">
            <text:p>96130</text:p>
          </table:table-cell>
          <table:table-cell office:value-type="float" office:value="79945">
            <text:p>79945</text:p>
          </table:table-cell>
          <table:table-cell office:value-type="float" office:value="27.2807">
            <text:p>27.2807</text:p>
          </table:table-cell>
          <table:table-cell office:value-type="float" office:value="5.85097">
            <text:p>5.85097</text:p>
          </table:table-cell>
        </table:table-row>
        <table:table-row table:style-name="ro1">
          <table:table-cell office:value-type="float" office:value="61323">
            <text:p>61323</text:p>
          </table:table-cell>
          <table:table-cell office:value-type="float" office:value="80894">
            <text:p>80894</text:p>
          </table:table-cell>
          <table:table-cell office:value-type="float" office:value="64372">
            <text:p>64372</text:p>
          </table:table-cell>
          <table:table-cell office:value-type="float" office:value="31.9146">
            <text:p>31.9146</text:p>
          </table:table-cell>
          <table:table-cell office:value-type="float" office:value="4.97203">
            <text:p>4.97203</text:p>
          </table:table-cell>
        </table:table-row>
        <table:table-row table:style-name="ro1">
          <table:table-cell office:value-type="float" office:value="53291">
            <text:p>53291</text:p>
          </table:table-cell>
          <table:table-cell office:value-type="float" office:value="74712">
            <text:p>74712</text:p>
          </table:table-cell>
          <table:table-cell office:value-type="float" office:value="60438">
            <text:p>60438</text:p>
          </table:table-cell>
          <table:table-cell office:value-type="float" office:value="40.1963">
            <text:p>40.1963</text:p>
          </table:table-cell>
          <table:table-cell office:value-type="float" office:value="13.4113">
            <text:p>13.4113</text:p>
          </table:table-cell>
        </table:table-row>
        <table:table-row table:style-name="ro1">
          <table:table-cell office:value-type="float" office:value="241512">
            <text:p>241512</text:p>
          </table:table-cell>
          <table:table-cell office:value-type="float" office:value="313571">
            <text:p>313571</text:p>
          </table:table-cell>
          <table:table-cell office:value-type="float" office:value="249718">
            <text:p>249718</text:p>
          </table:table-cell>
          <table:table-cell office:value-type="float" office:value="29.8366">
            <text:p>29.8366</text:p>
          </table:table-cell>
          <table:table-cell office:value-type="float" office:value="3.39776">
            <text:p>3.39776</text:p>
          </table:table-cell>
        </table:table-row>
        <table:table-row table:style-name="ro1">
          <table:table-cell office:value-type="float" office:value="202622">
            <text:p>202622</text:p>
          </table:table-cell>
          <table:table-cell office:value-type="float" office:value="258165">
            <text:p>258165</text:p>
          </table:table-cell>
          <table:table-cell office:value-type="float" office:value="226579">
            <text:p>226579</text:p>
          </table:table-cell>
          <table:table-cell office:value-type="float" office:value="27.4121">
            <text:p>27.4121</text:p>
          </table:table-cell>
          <table:table-cell office:value-type="float" office:value="11.8235">
            <text:p>11.8235</text:p>
          </table:table-cell>
        </table:table-row>
        <table:table-row table:style-name="ro1">
          <table:table-cell office:value-type="float" office:value="116579">
            <text:p>116579</text:p>
          </table:table-cell>
          <table:table-cell office:value-type="float" office:value="146334">
            <text:p>146334</text:p>
          </table:table-cell>
          <table:table-cell office:value-type="float" office:value="118466">
            <text:p>118466</text:p>
          </table:table-cell>
          <table:table-cell office:value-type="float" office:value="25.5235">
            <text:p>25.5235</text:p>
          </table:table-cell>
          <table:table-cell office:value-type="float" office:value="1.61864">
            <text:p>1.61864</text:p>
          </table:table-cell>
        </table:table-row>
        <table:table-row table:style-name="ro1">
          <table:table-cell office:value-type="float" office:value="31407">
            <text:p>31407</text:p>
          </table:table-cell>
          <table:table-cell office:value-type="float" office:value="41918">
            <text:p>41918</text:p>
          </table:table-cell>
          <table:table-cell office:value-type="float" office:value="33424">
            <text:p>33424</text:p>
          </table:table-cell>
          <table:table-cell office:value-type="float" office:value="33.4671">
            <text:p>33.4671</text:p>
          </table:table-cell>
          <table:table-cell office:value-type="float" office:value="6.42214">
            <text:p>6.42214</text:p>
          </table:table-cell>
        </table:table-row>
        <table:table-row table:style-name="ro1">
          <table:table-cell office:value-type="float" office:value="93815">
            <text:p>93815</text:p>
          </table:table-cell>
          <table:table-cell office:value-type="float" office:value="123350">
            <text:p>123350</text:p>
          </table:table-cell>
          <table:table-cell office:value-type="float" office:value="98164">
            <text:p>98164</text:p>
          </table:table-cell>
          <table:table-cell office:value-type="float" office:value="31.4822">
            <text:p>31.4822</text:p>
          </table:table-cell>
          <table:table-cell office:value-type="float" office:value="4.63572">
            <text:p>4.63572</text:p>
          </table:table-cell>
        </table:table-row>
        <table:table-row table:style-name="ro1">
          <table:table-cell office:value-type="float" office:value="340465">
            <text:p>340465</text:p>
          </table:table-cell>
          <table:table-cell office:value-type="float" office:value="428117">
            <text:p>428117</text:p>
          </table:table-cell>
          <table:table-cell office:value-type="float" office:value="331757">
            <text:p>331757</text:p>
          </table:table-cell>
          <table:table-cell office:value-type="float" office:value="25.7448">
            <text:p>25.7448</text:p>
          </table:table-cell>
          <table:table-cell office:value-type="float" office:value="-2.55768">
            <text:p>-2.55768</text:p>
          </table:table-cell>
        </table:table-row>
        <table:table-row table:style-name="ro1">
          <table:table-cell office:value-type="float" office:value="178721">
            <text:p>178721</text:p>
          </table:table-cell>
          <table:table-cell office:value-type="float" office:value="263741">
            <text:p>263741</text:p>
          </table:table-cell>
          <table:table-cell office:value-type="float" office:value="265269">
            <text:p>265269</text:p>
          </table:table-cell>
          <table:table-cell office:value-type="float" office:value="47.5714">
            <text:p>47.5714</text:p>
          </table:table-cell>
          <table:table-cell office:value-type="float" office:value="48.4263">
            <text:p>48.4263</text:p>
          </table:table-cell>
        </table:table-row>
        <table:table-row table:style-name="ro1">
          <table:table-cell office:value-type="float" office:value="168141">
            <text:p>168141</text:p>
          </table:table-cell>
          <table:table-cell office:value-type="float" office:value="273892">
            <text:p>273892</text:p>
          </table:table-cell>
          <table:table-cell office:value-type="float" office:value="152276">
            <text:p>152276</text:p>
          </table:table-cell>
          <table:table-cell office:value-type="float" office:value="62.8942">
            <text:p>62.8942</text:p>
          </table:table-cell>
          <table:table-cell office:value-type="float" office:value="-9.43553">
            <text:p>-9.43553</text:p>
          </table:table-cell>
        </table:table-row>
        <table:table-row table:style-name="ro1">
          <table:table-cell office:value-type="float" office:value="247769">
            <text:p>247769</text:p>
          </table:table-cell>
          <table:table-cell office:value-type="float" office:value="395341">
            <text:p>395341</text:p>
          </table:table-cell>
          <table:table-cell office:value-type="float" office:value="270869">
            <text:p>270869</text:p>
          </table:table-cell>
          <table:table-cell office:value-type="float" office:value="59.5603">
            <text:p>59.5603</text:p>
          </table:table-cell>
          <table:table-cell office:value-type="float" office:value="9.3232">
            <text:p>9.3232</text:p>
          </table:table-cell>
        </table:table-row>
        <table:table-row table:style-name="ro1">
          <table:table-cell office:value-type="float" office:value="53633">
            <text:p>53633</text:p>
          </table:table-cell>
          <table:table-cell office:value-type="float" office:value="50923">
            <text:p>50923</text:p>
          </table:table-cell>
          <table:table-cell office:value-type="float" office:value="33524">
            <text:p>33524</text:p>
          </table:table-cell>
          <table:table-cell office:value-type="float" office:value="-5.05286">
            <text:p>-5.05286</text:p>
          </table:table-cell>
          <table:table-cell office:value-type="float" office:value="-37.4937">
            <text:p>-37.4937</text:p>
          </table:table-cell>
        </table:table-row>
        <table:table-row table:style-name="ro1">
          <table:table-cell office:value-type="float" office:value="44298">
            <text:p>44298</text:p>
          </table:table-cell>
          <table:table-cell office:value-type="float" office:value="55666">
            <text:p>55666</text:p>
          </table:table-cell>
          <table:table-cell office:value-type="float" office:value="43015">
            <text:p>43015</text:p>
          </table:table-cell>
          <table:table-cell office:value-type="float" office:value="25.6626">
            <text:p>25.6626</text:p>
          </table:table-cell>
          <table:table-cell office:value-type="float" office:value="-2.89629">
            <text:p>-2.89629</text:p>
          </table:table-cell>
        </table:table-row>
        <table:table-row table:style-name="ro1">
          <table:table-cell office:value-type="float" office:value="210321">
            <text:p>210321</text:p>
          </table:table-cell>
          <table:table-cell office:value-type="float" office:value="233085">
            <text:p>233085</text:p>
          </table:table-cell>
          <table:table-cell office:value-type="float" office:value="174610">
            <text:p>174610</text:p>
          </table:table-cell>
          <table:table-cell office:value-type="float" office:value="10.8235">
            <text:p>10.8235</text:p>
          </table:table-cell>
          <table:table-cell office:value-type="float" office:value="-16.9793">
            <text:p>-16.9793</text:p>
          </table:table-cell>
        </table:table-row>
        <table:table-row table:style-name="ro1">
          <table:table-cell office:value-type="float" office:value="93129">
            <text:p>93129</text:p>
          </table:table-cell>
          <table:table-cell office:value-type="float" office:value="124271">
            <text:p>124271</text:p>
          </table:table-cell>
          <table:table-cell office:value-type="float" office:value="100962">
            <text:p>100962</text:p>
          </table:table-cell>
          <table:table-cell office:value-type="float" office:value="33.4396">
            <text:p>33.4396</text:p>
          </table:table-cell>
          <table:table-cell office:value-type="float" office:value="8.41091">
            <text:p>8.41091</text:p>
          </table:table-cell>
        </table:table-row>
        <table:table-row table:style-name="ro1">
          <table:table-cell office:value-type="float" office:value="46947">
            <text:p>46947</text:p>
          </table:table-cell>
          <table:table-cell office:value-type="float" office:value="57797">
            <text:p>57797</text:p>
          </table:table-cell>
          <table:table-cell office:value-type="float" office:value="47982">
            <text:p>47982</text:p>
          </table:table-cell>
          <table:table-cell office:value-type="float" office:value="23.1112">
            <text:p>23.1112</text:p>
          </table:table-cell>
          <table:table-cell office:value-type="float" office:value="2.20461">
            <text:p>2.20461</text:p>
          </table:table-cell>
        </table:table-row>
        <table:table-row table:style-name="ro1">
          <table:table-cell office:value-type="float" office:value="310530">
            <text:p>310530</text:p>
          </table:table-cell>
          <table:table-cell office:value-type="float" office:value="419603">
            <text:p>419603</text:p>
          </table:table-cell>
          <table:table-cell office:value-type="float" office:value="311683">
            <text:p>311683</text:p>
          </table:table-cell>
          <table:table-cell office:value-type="float" office:value="35.1248">
            <text:p>35.1248</text:p>
          </table:table-cell>
          <table:table-cell office:value-type="float" office:value="0.371301">
            <text:p>0.371301</text:p>
          </table:table-cell>
        </table:table-row>
        <table:table-row table:style-name="ro1">
          <table:table-cell office:value-type="float" office:value="225360">
            <text:p>225360</text:p>
          </table:table-cell>
          <table:table-cell office:value-type="float" office:value="281538">
            <text:p>281538</text:p>
          </table:table-cell>
          <table:table-cell office:value-type="float" office:value="226023">
            <text:p>226023</text:p>
          </table:table-cell>
          <table:table-cell office:value-type="float" office:value="24.9281">
            <text:p>24.9281</text:p>
          </table:table-cell>
          <table:table-cell office:value-type="float" office:value="0.294196">
            <text:p>0.294196</text:p>
          </table:table-cell>
        </table:table-row>
        <table:table-row table:style-name="ro1">
          <table:table-cell office:value-type="float" office:value="136580">
            <text:p>136580</text:p>
          </table:table-cell>
          <table:table-cell office:value-type="float" office:value="172169">
            <text:p>172169</text:p>
          </table:table-cell>
          <table:table-cell office:value-type="float" office:value="147706">
            <text:p>147706</text:p>
          </table:table-cell>
          <table:table-cell office:value-type="float" office:value="26.0573">
            <text:p>26.0573</text:p>
          </table:table-cell>
          <table:table-cell office:value-type="float" office:value="8.14614">
            <text:p>8.14614</text:p>
          </table:table-cell>
        </table:table-row>
        <table:table-row table:style-name="ro1">
          <table:table-cell office:value-type="float" office:value="67075">
            <text:p>67075</text:p>
          </table:table-cell>
          <table:table-cell office:value-type="float" office:value="89655">
            <text:p>89655</text:p>
          </table:table-cell>
          <table:table-cell office:value-type="float" office:value="78889">
            <text:p>78889</text:p>
          </table:table-cell>
          <table:table-cell office:value-type="float" office:value="33.6638">
            <text:p>33.6638</text:p>
          </table:table-cell>
          <table:table-cell office:value-type="float" office:value="17.6131">
            <text:p>17.6131</text:p>
          </table:table-cell>
        </table:table-row>
        <table:table-row table:style-name="ro1">
          <table:table-cell office:value-type="float" office:value="48126">
            <text:p>48126</text:p>
          </table:table-cell>
          <table:table-cell office:value-type="float" office:value="45228">
            <text:p>45228</text:p>
          </table:table-cell>
          <table:table-cell office:value-type="float" office:value="47544">
            <text:p>47544</text:p>
          </table:table-cell>
          <table:table-cell office:value-type="float" office:value="-6.02169">
            <text:p>-6.02169</text:p>
          </table:table-cell>
          <table:table-cell office:value-type="float" office:value="-1.20933">
            <text:p>-1.20933</text:p>
          </table:table-cell>
        </table:table-row>
        <table:table-row table:style-name="ro1">
          <table:table-cell office:value-type="float" office:value="27532">
            <text:p>27532</text:p>
          </table:table-cell>
          <table:table-cell office:value-type="float" office:value="32926">
            <text:p>32926</text:p>
          </table:table-cell>
          <table:table-cell office:value-type="float" office:value="26285">
            <text:p>26285</text:p>
          </table:table-cell>
          <table:table-cell office:value-type="float" office:value="19.5917">
            <text:p>19.5917</text:p>
          </table:table-cell>
          <table:table-cell office:value-type="float" office:value="-4.52928">
            <text:p>-4.52928</text:p>
          </table:table-cell>
        </table:table-row>
        <table:table-row table:style-name="ro1">
          <table:table-cell office:value-type="float" office:value="320347">
            <text:p>320347</text:p>
          </table:table-cell>
          <table:table-cell office:value-type="float" office:value="332726">
            <text:p>332726</text:p>
          </table:table-cell>
          <table:table-cell office:value-type="float" office:value="237876">
            <text:p>237876</text:p>
          </table:table-cell>
          <table:table-cell office:value-type="float" office:value="3.86425">
            <text:p>3.86425</text:p>
          </table:table-cell>
          <table:table-cell office:value-type="float" office:value="-25.7443">
            <text:p>-25.7443</text:p>
          </table:table-cell>
        </table:table-row>
        <table:table-row table:style-name="ro1">
          <table:table-cell office:value-type="float" office:value="256655">
            <text:p>256655</text:p>
          </table:table-cell>
          <table:table-cell office:value-type="float" office:value="376928">
            <text:p>376928</text:p>
          </table:table-cell>
          <table:table-cell office:value-type="float" office:value="290395">
            <text:p>290395</text:p>
          </table:table-cell>
          <table:table-cell office:value-type="float" office:value="46.8617">
            <text:p>46.8617</text:p>
          </table:table-cell>
          <table:table-cell office:value-type="float" office:value="13.1461">
            <text:p>13.1461</text:p>
          </table:table-cell>
        </table:table-row>
        <table:table-row table:style-name="ro1">
          <table:table-cell office:value-type="float" office:value="101069">
            <text:p>101069</text:p>
          </table:table-cell>
          <table:table-cell office:value-type="float" office:value="154544">
            <text:p>154544</text:p>
          </table:table-cell>
          <table:table-cell office:value-type="float" office:value="101863">
            <text:p>101863</text:p>
          </table:table-cell>
          <table:table-cell office:value-type="float" office:value="52.9094">
            <text:p>52.9094</text:p>
          </table:table-cell>
          <table:table-cell office:value-type="float" office:value="0.785602">
            <text:p>0.785602</text:p>
          </table:table-cell>
        </table:table-row>
        <table:table-row table:style-name="ro1">
          <table:table-cell office:value-type="float" office:value="291214">
            <text:p>291214</text:p>
          </table:table-cell>
          <table:table-cell office:value-type="float" office:value="369313">
            <text:p>369313</text:p>
          </table:table-cell>
          <table:table-cell office:value-type="float" office:value="345989">
            <text:p>345989</text:p>
          </table:table-cell>
          <table:table-cell office:value-type="float" office:value="26.8184">
            <text:p>26.8184</text:p>
          </table:table-cell>
          <table:table-cell office:value-type="float" office:value="18.8092">
            <text:p>18.8092</text:p>
          </table:table-cell>
        </table:table-row>
        <table:table-row table:style-name="ro1">
          <table:table-cell office:value-type="float" office:value="247503">
            <text:p>247503</text:p>
          </table:table-cell>
          <table:table-cell office:value-type="float" office:value="429589">
            <text:p>429589</text:p>
          </table:table-cell>
          <table:table-cell office:value-type="float" office:value="316173">
            <text:p>316173</text:p>
          </table:table-cell>
          <table:table-cell office:value-type="float" office:value="73.5692">
            <text:p>73.5692</text:p>
          </table:table-cell>
          <table:table-cell office:value-type="float" office:value="27.7451">
            <text:p>27.7451</text:p>
          </table:table-cell>
        </table:table-row>
        <table:table-row table:style-name="ro1">
          <table:table-cell office:value-type="float" office:value="213164">
            <text:p>213164</text:p>
          </table:table-cell>
          <table:table-cell office:value-type="float" office:value="263738">
            <text:p>263738</text:p>
          </table:table-cell>
          <table:table-cell office:value-type="float" office:value="192133">
            <text:p>192133</text:p>
          </table:table-cell>
          <table:table-cell office:value-type="float" office:value="23.7254">
            <text:p>23.7254</text:p>
          </table:table-cell>
          <table:table-cell office:value-type="float" office:value="-9.86611">
            <text:p>-9.86611</text:p>
          </table:table-cell>
        </table:table-row>
        <table:table-row table:style-name="ro1">
          <table:table-cell office:value-type="float" office:value="146731">
            <text:p>146731</text:p>
          </table:table-cell>
          <table:table-cell office:value-type="float" office:value="162873">
            <text:p>162873</text:p>
          </table:table-cell>
          <table:table-cell office:value-type="float" office:value="164220">
            <text:p>164220</text:p>
          </table:table-cell>
          <table:table-cell office:value-type="float" office:value="11.0011">
            <text:p>11.0011</text:p>
          </table:table-cell>
          <table:table-cell office:value-type="float" office:value="11.9191">
            <text:p>11.9191</text:p>
          </table:table-cell>
        </table:table-row>
        <table:table-row table:style-name="ro1">
          <table:table-cell office:value-type="float" office:value="45136">
            <text:p>45136</text:p>
          </table:table-cell>
          <table:table-cell office:value-type="float" office:value="52716">
            <text:p>52716</text:p>
          </table:table-cell>
          <table:table-cell office:value-type="float" office:value="33547">
            <text:p>33547</text:p>
          </table:table-cell>
          <table:table-cell office:value-type="float" office:value="16.7937">
            <text:p>16.7937</text:p>
          </table:table-cell>
          <table:table-cell office:value-type="float" office:value="-25.6757">
            <text:p>-25.6757</text:p>
          </table:table-cell>
        </table:table-row>
        <table:table-row table:style-name="ro1">
          <table:table-cell office:value-type="float" office:value="202562">
            <text:p>202562</text:p>
          </table:table-cell>
          <table:table-cell office:value-type="float" office:value="272707">
            <text:p>272707</text:p>
          </table:table-cell>
          <table:table-cell office:value-type="float" office:value="213554">
            <text:p>213554</text:p>
          </table:table-cell>
          <table:table-cell office:value-type="float" office:value="34.6289">
            <text:p>34.6289</text:p>
          </table:table-cell>
          <table:table-cell office:value-type="float" office:value="5.42649">
            <text:p>5.42649</text:p>
          </table:table-cell>
        </table:table-row>
        <table:table-row table:style-name="ro1">
          <table:table-cell office:value-type="float" office:value="179127">
            <text:p>179127</text:p>
          </table:table-cell>
          <table:table-cell office:value-type="float" office:value="229645">
            <text:p>229645</text:p>
          </table:table-cell>
          <table:table-cell office:value-type="float" office:value="218964">
            <text:p>218964</text:p>
          </table:table-cell>
          <table:table-cell office:value-type="float" office:value="28.2023">
            <text:p>28.2023</text:p>
          </table:table-cell>
          <table:table-cell office:value-type="float" office:value="22.2395">
            <text:p>22.2395</text:p>
          </table:table-cell>
        </table:table-row>
        <table:table-row table:style-name="ro1">
          <table:table-cell office:value-type="float" office:value="96546">
            <text:p>96546</text:p>
          </table:table-cell>
          <table:table-cell office:value-type="float" office:value="131609">
            <text:p>131609</text:p>
          </table:table-cell>
          <table:table-cell office:value-type="float" office:value="103110">
            <text:p>103110</text:p>
          </table:table-cell>
          <table:table-cell office:value-type="float" office:value="36.3174">
            <text:p>36.3174</text:p>
          </table:table-cell>
          <table:table-cell office:value-type="float" office:value="6.79883">
            <text:p>6.79883</text:p>
          </table:table-cell>
        </table:table-row>
        <table:table-row table:style-name="ro1">
          <table:table-cell office:value-type="float" office:value="137001">
            <text:p>137001</text:p>
          </table:table-cell>
          <table:table-cell office:value-type="float" office:value="181929">
            <text:p>181929</text:p>
          </table:table-cell>
          <table:table-cell office:value-type="float" office:value="145413">
            <text:p>145413</text:p>
          </table:table-cell>
          <table:table-cell office:value-type="float" office:value="32.7939">
            <text:p>32.7939</text:p>
          </table:table-cell>
          <table:table-cell office:value-type="float" office:value="6.1401">
            <text:p>6.1401</text:p>
          </table:table-cell>
        </table:table-row>
        <table:table-row table:style-name="ro1">
          <table:table-cell office:value-type="float" office:value="46861">
            <text:p>46861</text:p>
          </table:table-cell>
          <table:table-cell office:value-type="float" office:value="67461">
            <text:p>67461</text:p>
          </table:table-cell>
          <table:table-cell office:value-type="float" office:value="50786">
            <text:p>50786</text:p>
          </table:table-cell>
          <table:table-cell office:value-type="float" office:value="43.9598">
            <text:p>43.9598</text:p>
          </table:table-cell>
          <table:table-cell office:value-type="float" office:value="8.37583">
            <text:p>8.37583</text:p>
          </table:table-cell>
        </table:table-row>
        <table:table-row table:style-name="ro1">
          <table:table-cell office:value-type="float" office:value="71244">
            <text:p>71244</text:p>
          </table:table-cell>
          <table:table-cell office:value-type="float" office:value="88115">
            <text:p>88115</text:p>
          </table:table-cell>
          <table:table-cell office:value-type="float" office:value="78647">
            <text:p>78647</text:p>
          </table:table-cell>
          <table:table-cell office:value-type="float" office:value="23.6806">
            <text:p>23.6806</text:p>
          </table:table-cell>
          <table:table-cell office:value-type="float" office:value="10.3911">
            <text:p>10.3911</text:p>
          </table:table-cell>
        </table:table-row>
        <table:table-row table:style-name="ro1">
          <table:table-cell office:value-type="float" office:value="231577">
            <text:p>231577</text:p>
          </table:table-cell>
          <table:table-cell office:value-type="float" office:value="303885">
            <text:p>303885</text:p>
          </table:table-cell>
          <table:table-cell office:value-type="float" office:value="252349">
            <text:p>252349</text:p>
          </table:table-cell>
          <table:table-cell office:value-type="float" office:value="31.2242">
            <text:p>31.2242</text:p>
          </table:table-cell>
          <table:table-cell office:value-type="float" office:value="8.9698">
            <text:p>8.9698</text:p>
          </table:table-cell>
        </table:table-row>
        <table:table-row table:style-name="ro1">
          <table:table-cell office:value-type="float" office:value="185697">
            <text:p>185697</text:p>
          </table:table-cell>
          <table:table-cell office:value-type="float" office:value="231392">
            <text:p>231392</text:p>
          </table:table-cell>
          <table:table-cell office:value-type="float" office:value="193325">
            <text:p>193325</text:p>
          </table:table-cell>
          <table:table-cell office:value-type="float" office:value="24.6073">
            <text:p>24.6073</text:p>
          </table:table-cell>
          <table:table-cell office:value-type="float" office:value="4.10777">
            <text:p>4.10777</text:p>
          </table:table-cell>
        </table:table-row>
        <table:table-row table:style-name="ro1">
          <table:table-cell office:value-type="float" office:value="56024">
            <text:p>56024</text:p>
          </table:table-cell>
          <table:table-cell office:value-type="float" office:value="70400">
            <text:p>70400</text:p>
          </table:table-cell>
          <table:table-cell office:value-type="float" office:value="53348">
            <text:p>53348</text:p>
          </table:table-cell>
          <table:table-cell office:value-type="float" office:value="25.6604">
            <text:p>25.6604</text:p>
          </table:table-cell>
          <table:table-cell office:value-type="float" office:value="-4.77652">
            <text:p>-4.77652</text:p>
          </table:table-cell>
        </table:table-row>
        <table:table-row table:style-name="ro1">
          <table:table-cell office:value-type="float" office:value="51015">
            <text:p>51015</text:p>
          </table:table-cell>
          <table:table-cell office:value-type="float" office:value="67172">
            <text:p>67172</text:p>
          </table:table-cell>
          <table:table-cell office:value-type="float" office:value="53149">
            <text:p>53149</text:p>
          </table:table-cell>
          <table:table-cell office:value-type="float" office:value="31.6711">
            <text:p>31.6711</text:p>
          </table:table-cell>
          <table:table-cell office:value-type="float" office:value="4.18308">
            <text:p>4.18308</text:p>
          </table:table-cell>
        </table:table-row>
        <table:table-row table:style-name="ro1">
          <table:table-cell office:value-type="float" office:value="92569">
            <text:p>92569</text:p>
          </table:table-cell>
          <table:table-cell office:value-type="float" office:value="128338">
            <text:p>128338</text:p>
          </table:table-cell>
          <table:table-cell office:value-type="float" office:value="101196">
            <text:p>101196</text:p>
          </table:table-cell>
          <table:table-cell office:value-type="float" office:value="38.6404">
            <text:p>38.6404</text:p>
          </table:table-cell>
          <table:table-cell office:value-type="float" office:value="9.31953">
            <text:p>9.31953</text:p>
          </table:table-cell>
        </table:table-row>
        <table:table-row table:style-name="ro1">
          <table:table-cell office:value-type="float" office:value="72019">
            <text:p>72019</text:p>
          </table:table-cell>
          <table:table-cell office:value-type="float" office:value="94191">
            <text:p>94191</text:p>
          </table:table-cell>
          <table:table-cell office:value-type="float" office:value="79071">
            <text:p>79071</text:p>
          </table:table-cell>
          <table:table-cell office:value-type="float" office:value="30.7863">
            <text:p>30.7863</text:p>
          </table:table-cell>
          <table:table-cell office:value-type="float" office:value="9.79186">
            <text:p>9.79186</text:p>
          </table:table-cell>
        </table:table-row>
        <table:table-row table:style-name="ro1">
          <table:table-cell office:value-type="float" office:value="278871">
            <text:p>278871</text:p>
          </table:table-cell>
          <table:table-cell office:value-type="float" office:value="385886">
            <text:p>385886</text:p>
          </table:table-cell>
          <table:table-cell office:value-type="float" office:value="289184">
            <text:p>289184</text:p>
          </table:table-cell>
          <table:table-cell office:value-type="float" office:value="38.3744">
            <text:p>38.3744</text:p>
          </table:table-cell>
          <table:table-cell office:value-type="float" office:value="3.69813">
            <text:p>3.69813</text:p>
          </table:table-cell>
        </table:table-row>
        <table:table-row table:style-name="ro1">
          <table:table-cell office:value-type="float" office:value="250171">
            <text:p>250171</text:p>
          </table:table-cell>
          <table:table-cell office:value-type="float" office:value="323780">
            <text:p>323780</text:p>
          </table:table-cell>
          <table:table-cell office:value-type="float" office:value="268865">
            <text:p>268865</text:p>
          </table:table-cell>
          <table:table-cell office:value-type="float" office:value="29.4235">
            <text:p>29.4235</text:p>
          </table:table-cell>
          <table:table-cell office:value-type="float" office:value="7.47249">
            <text:p>7.47249</text:p>
          </table:table-cell>
        </table:table-row>
        <table:table-row table:style-name="ro1">
          <table:table-cell office:value-type="float" office:value="84815">
            <text:p>84815</text:p>
          </table:table-cell>
          <table:table-cell office:value-type="float" office:value="108896">
            <text:p>108896</text:p>
          </table:table-cell>
          <table:table-cell office:value-type="float" office:value="88987">
            <text:p>88987</text:p>
          </table:table-cell>
          <table:table-cell office:value-type="float" office:value="28.3924">
            <text:p>28.3924</text:p>
          </table:table-cell>
          <table:table-cell office:value-type="float" office:value="4.91894">
            <text:p>4.91894</text:p>
          </table:table-cell>
        </table:table-row>
        <table:table-row table:style-name="ro1">
          <table:table-cell office:value-type="float" office:value="57815">
            <text:p>57815</text:p>
          </table:table-cell>
          <table:table-cell office:value-type="float" office:value="81024">
            <text:p>81024</text:p>
          </table:table-cell>
          <table:table-cell office:value-type="float" office:value="61170">
            <text:p>61170</text:p>
          </table:table-cell>
          <table:table-cell office:value-type="float" office:value="40.1436">
            <text:p>40.1436</text:p>
          </table:table-cell>
          <table:table-cell office:value-type="float" office:value="5.80299">
            <text:p>5.80299</text:p>
          </table:table-cell>
        </table:table-row>
        <table:table-row table:style-name="ro1">
          <table:table-cell office:value-type="float" office:value="291101">
            <text:p>291101</text:p>
          </table:table-cell>
          <table:table-cell office:value-type="float" office:value="388140">
            <text:p>388140</text:p>
          </table:table-cell>
          <table:table-cell office:value-type="float" office:value="342535">
            <text:p>342535</text:p>
          </table:table-cell>
          <table:table-cell office:value-type="float" office:value="33.3352">
            <text:p>33.3352</text:p>
          </table:table-cell>
          <table:table-cell office:value-type="float" office:value="17.6688">
            <text:p>17.6688</text:p>
          </table:table-cell>
        </table:table-row>
        <table:table-row table:style-name="ro1">
          <table:table-cell office:value-type="float" office:value="139422">
            <text:p>139422</text:p>
          </table:table-cell>
          <table:table-cell office:value-type="float" office:value="174020">
            <text:p>174020</text:p>
          </table:table-cell>
          <table:table-cell office:value-type="float" office:value="144810">
            <text:p>144810</text:p>
          </table:table-cell>
          <table:table-cell office:value-type="float" office:value="24.8153">
            <text:p>24.8153</text:p>
          </table:table-cell>
          <table:table-cell office:value-type="float" office:value="3.86453">
            <text:p>3.86453</text:p>
          </table:table-cell>
        </table:table-row>
        <table:table-row table:style-name="ro1">
          <table:table-cell office:value-type="float" office:value="187540">
            <text:p>187540</text:p>
          </table:table-cell>
          <table:table-cell office:value-type="float" office:value="244293">
            <text:p>244293</text:p>
          </table:table-cell>
          <table:table-cell office:value-type="float" office:value="199413">
            <text:p>199413</text:p>
          </table:table-cell>
          <table:table-cell office:value-type="float" office:value="30.2618">
            <text:p>30.2618</text:p>
          </table:table-cell>
          <table:table-cell office:value-type="float" office:value="6.33092">
            <text:p>6.33092</text:p>
          </table:table-cell>
        </table:table-row>
        <table:table-row table:style-name="ro1">
          <table:table-cell office:value-type="float" office:value="99760">
            <text:p>99760</text:p>
          </table:table-cell>
          <table:table-cell office:value-type="float" office:value="140763">
            <text:p>140763</text:p>
          </table:table-cell>
          <table:table-cell office:value-type="float" office:value="98897">
            <text:p>98897</text:p>
          </table:table-cell>
          <table:table-cell office:value-type="float" office:value="41.1016">
            <text:p>41.1016</text:p>
          </table:table-cell>
          <table:table-cell office:value-type="float" office:value="-0.865076">
            <text:p>-0.865076</text:p>
          </table:table-cell>
        </table:table-row>
        <table:table-row table:style-name="ro1">
          <table:table-cell office:value-type="float" office:value="32714">
            <text:p>32714</text:p>
          </table:table-cell>
          <table:table-cell office:value-type="float" office:value="41189">
            <text:p>41189</text:p>
          </table:table-cell>
          <table:table-cell office:value-type="float" office:value="33489">
            <text:p>33489</text:p>
          </table:table-cell>
          <table:table-cell office:value-type="float" office:value="25.9063">
            <text:p>25.9063</text:p>
          </table:table-cell>
          <table:table-cell office:value-type="float" office:value="2.36902">
            <text:p>2.36902</text:p>
          </table:table-cell>
        </table:table-row>
        <table:table-row table:style-name="ro1">
          <table:table-cell office:value-type="float" office:value="40425">
            <text:p>40425</text:p>
          </table:table-cell>
          <table:table-cell office:value-type="float" office:value="42009">
            <text:p>42009</text:p>
          </table:table-cell>
          <table:table-cell office:value-type="float" office:value="37854">
            <text:p>37854</text:p>
          </table:table-cell>
          <table:table-cell office:value-type="float" office:value="3.91837">
            <text:p>3.91837</text:p>
          </table:table-cell>
          <table:table-cell office:value-type="float" office:value="-6.35993">
            <text:p>-6.35993</text:p>
          </table:table-cell>
        </table:table-row>
        <table:table-row table:style-name="ro1">
          <table:table-cell office:value-type="float" office:value="61830">
            <text:p>61830</text:p>
          </table:table-cell>
          <table:table-cell office:value-type="float" office:value="83557">
            <text:p>83557</text:p>
          </table:table-cell>
          <table:table-cell office:value-type="float" office:value="65232">
            <text:p>65232</text:p>
          </table:table-cell>
          <table:table-cell office:value-type="float" office:value="35.1399">
            <text:p>35.1399</text:p>
          </table:table-cell>
          <table:table-cell office:value-type="float" office:value="5.50218">
            <text:p>5.50218</text:p>
          </table:table-cell>
        </table:table-row>
        <table:table-row table:style-name="ro1">
          <table:table-cell office:value-type="float" office:value="65344">
            <text:p>65344</text:p>
          </table:table-cell>
          <table:table-cell office:value-type="float" office:value="86087">
            <text:p>86087</text:p>
          </table:table-cell>
          <table:table-cell office:value-type="float" office:value="72119">
            <text:p>72119</text:p>
          </table:table-cell>
          <table:table-cell office:value-type="float" office:value="31.7443">
            <text:p>31.7443</text:p>
          </table:table-cell>
          <table:table-cell office:value-type="float" office:value="10.3682">
            <text:p>10.3682</text:p>
          </table:table-cell>
        </table:table-row>
        <table:table-row table:style-name="ro1">
          <table:table-cell office:value-type="float" office:value="196872">
            <text:p>196872</text:p>
          </table:table-cell>
          <table:table-cell office:value-type="float" office:value="252958">
            <text:p>252958</text:p>
          </table:table-cell>
          <table:table-cell office:value-type="float" office:value="202382">
            <text:p>202382</text:p>
          </table:table-cell>
          <table:table-cell office:value-type="float" office:value="28.4886">
            <text:p>28.4886</text:p>
          </table:table-cell>
          <table:table-cell office:value-type="float" office:value="2.79877">
            <text:p>2.79877</text:p>
          </table:table-cell>
        </table:table-row>
        <table:table-row table:style-name="ro1">
          <table:table-cell office:value-type="float" office:value="160950">
            <text:p>160950</text:p>
          </table:table-cell>
          <table:table-cell office:value-type="float" office:value="201522">
            <text:p>201522</text:p>
          </table:table-cell>
          <table:table-cell office:value-type="float" office:value="169189">
            <text:p>169189</text:p>
          </table:table-cell>
          <table:table-cell office:value-type="float" office:value="25.2078">
            <text:p>25.2078</text:p>
          </table:table-cell>
          <table:table-cell office:value-type="float" office:value="5.11898">
            <text:p>5.11898</text:p>
          </table:table-cell>
        </table:table-row>
        <table:table-row table:style-name="ro1">
          <table:table-cell office:value-type="float" office:value="139607">
            <text:p>139607</text:p>
          </table:table-cell>
          <table:table-cell office:value-type="float" office:value="183590">
            <text:p>183590</text:p>
          </table:table-cell>
          <table:table-cell office:value-type="float" office:value="148178">
            <text:p>148178</text:p>
          </table:table-cell>
          <table:table-cell office:value-type="float" office:value="31.5049">
            <text:p>31.5049</text:p>
          </table:table-cell>
          <table:table-cell office:value-type="float" office:value="6.13938">
            <text:p>6.13938</text:p>
          </table:table-cell>
        </table:table-row>
        <table:table-row table:style-name="ro1">
          <table:table-cell office:value-type="float" office:value="56159">
            <text:p>56159</text:p>
          </table:table-cell>
          <table:table-cell office:value-type="float" office:value="76937">
            <text:p>76937</text:p>
          </table:table-cell>
          <table:table-cell office:value-type="float" office:value="57951">
            <text:p>57951</text:p>
          </table:table-cell>
          <table:table-cell office:value-type="float" office:value="36.9985">
            <text:p>36.9985</text:p>
          </table:table-cell>
          <table:table-cell office:value-type="float" office:value="3.19094">
            <text:p>3.19094</text:p>
          </table:table-cell>
        </table:table-row>
        <table:table-row table:style-name="ro1">
          <table:table-cell office:value-type="float" office:value="219105">
            <text:p>219105</text:p>
          </table:table-cell>
          <table:table-cell office:value-type="float" office:value="280952">
            <text:p>280952</text:p>
          </table:table-cell>
          <table:table-cell office:value-type="float" office:value="219999">
            <text:p>219999</text:p>
          </table:table-cell>
          <table:table-cell office:value-type="float" office:value="28.2271">
            <text:p>28.2271</text:p>
          </table:table-cell>
          <table:table-cell office:value-type="float" office:value="0.408024">
            <text:p>0.408024</text:p>
          </table:table-cell>
        </table:table-row>
        <table:table-row table:style-name="ro1">
          <table:table-cell office:value-type="float" office:value="232768">
            <text:p>232768</text:p>
          </table:table-cell>
          <table:table-cell office:value-type="float" office:value="312080">
            <text:p>312080</text:p>
          </table:table-cell>
          <table:table-cell office:value-type="float" office:value="247743">
            <text:p>247743</text:p>
          </table:table-cell>
          <table:table-cell office:value-type="float" office:value="34.0734">
            <text:p>34.0734</text:p>
          </table:table-cell>
          <table:table-cell office:value-type="float" office:value="6.43344">
            <text:p>6.43344</text:p>
          </table:table-cell>
        </table:table-row>
        <table:table-row table:style-name="ro1">
          <table:table-cell office:value-type="float" office:value="149996">
            <text:p>149996</text:p>
          </table:table-cell>
          <table:table-cell office:value-type="float" office:value="191412">
            <text:p>191412</text:p>
          </table:table-cell>
          <table:table-cell office:value-type="float" office:value="158265">
            <text:p>158265</text:p>
          </table:table-cell>
          <table:table-cell office:value-type="float" office:value="27.6114">
            <text:p>27.6114</text:p>
          </table:table-cell>
          <table:table-cell office:value-type="float" office:value="5.51281">
            <text:p>5.51281</text:p>
          </table:table-cell>
        </table:table-row>
        <table:table-row table:style-name="ro1">
          <table:table-cell office:value-type="float" office:value="44304">
            <text:p>44304</text:p>
          </table:table-cell>
          <table:table-cell office:value-type="float" office:value="53711">
            <text:p>53711</text:p>
          </table:table-cell>
          <table:table-cell office:value-type="float" office:value="43336">
            <text:p>43336</text:p>
          </table:table-cell>
          <table:table-cell office:value-type="float" office:value="21.2328">
            <text:p>21.2328</text:p>
          </table:table-cell>
          <table:table-cell office:value-type="float" office:value="-2.1849">
            <text:p>-2.1849</text:p>
          </table:table-cell>
        </table:table-row>
        <table:table-row table:style-name="ro1">
          <table:table-cell office:value-type="float" office:value="41976">
            <text:p>41976</text:p>
          </table:table-cell>
          <table:table-cell office:value-type="float" office:value="52826">
            <text:p>52826</text:p>
          </table:table-cell>
          <table:table-cell office:value-type="float" office:value="42145">
            <text:p>42145</text:p>
          </table:table-cell>
          <table:table-cell office:value-type="float" office:value="25.8481">
            <text:p>25.8481</text:p>
          </table:table-cell>
          <table:table-cell office:value-type="float" office:value="0.402611">
            <text:p>0.402611</text:p>
          </table:table-cell>
        </table:table-row>
        <table:table-row table:style-name="ro1">
          <table:table-cell office:value-type="float" office:value="42102">
            <text:p>42102</text:p>
          </table:table-cell>
          <table:table-cell office:value-type="float" office:value="55112">
            <text:p>55112</text:p>
          </table:table-cell>
          <table:table-cell office:value-type="float" office:value="43331">
            <text:p>43331</text:p>
          </table:table-cell>
          <table:table-cell office:value-type="float" office:value="30.9011">
            <text:p>30.9011</text:p>
          </table:table-cell>
          <table:table-cell office:value-type="float" office:value="2.9191">
            <text:p>2.9191</text:p>
          </table:table-cell>
        </table:table-row>
        <table:table-row table:style-name="ro1">
          <table:table-cell office:value-type="float" office:value="42137">
            <text:p>42137</text:p>
          </table:table-cell>
          <table:table-cell office:value-type="float" office:value="53414">
            <text:p>53414</text:p>
          </table:table-cell>
          <table:table-cell office:value-type="float" office:value="42811">
            <text:p>42811</text:p>
          </table:table-cell>
          <table:table-cell office:value-type="float" office:value="26.7627">
            <text:p>26.7627</text:p>
          </table:table-cell>
          <table:table-cell office:value-type="float" office:value="1.59954">
            <text:p>1.59954</text:p>
          </table:table-cell>
        </table:table-row>
        <table:table-row table:style-name="ro1">
          <table:table-cell office:value-type="float" office:value="29829">
            <text:p>29829</text:p>
          </table:table-cell>
          <table:table-cell office:value-type="float" office:value="37964">
            <text:p>37964</text:p>
          </table:table-cell>
          <table:table-cell office:value-type="float" office:value="35254">
            <text:p>35254</text:p>
          </table:table-cell>
          <table:table-cell office:value-type="float" office:value="27.2721">
            <text:p>27.2721</text:p>
          </table:table-cell>
          <table:table-cell office:value-type="float" office:value="18.187">
            <text:p>18.187</text:p>
          </table:table-cell>
        </table:table-row>
        <table:table-row table:style-name="ro1">
          <table:table-cell office:value-type="float" office:value="28539">
            <text:p>28539</text:p>
          </table:table-cell>
          <table:table-cell office:value-type="float" office:value="39477">
            <text:p>39477</text:p>
          </table:table-cell>
          <table:table-cell office:value-type="float" office:value="34672">
            <text:p>34672</text:p>
          </table:table-cell>
          <table:table-cell office:value-type="float" office:value="38.3265">
            <text:p>38.3265</text:p>
          </table:table-cell>
          <table:table-cell office:value-type="float" office:value="21.4899">
            <text:p>21.4899</text:p>
          </table:table-cell>
        </table:table-row>
        <table:table-row table:style-name="ro1">
          <table:table-cell office:value-type="float" office:value="29821">
            <text:p>29821</text:p>
          </table:table-cell>
          <table:table-cell office:value-type="float" office:value="40862">
            <text:p>40862</text:p>
          </table:table-cell>
          <table:table-cell office:value-type="float" office:value="31451">
            <text:p>31451</text:p>
          </table:table-cell>
          <table:table-cell office:value-type="float" office:value="37.0242">
            <text:p>37.0242</text:p>
          </table:table-cell>
          <table:table-cell office:value-type="float" office:value="5.46595">
            <text:p>5.46595</text:p>
          </table:table-cell>
        </table:table-row>
        <table:table-row table:style-name="ro1">
          <table:table-cell office:value-type="float" office:value="255703">
            <text:p>255703</text:p>
          </table:table-cell>
          <table:table-cell office:value-type="float" office:value="333553">
            <text:p>333553</text:p>
          </table:table-cell>
          <table:table-cell office:value-type="float" office:value="266220">
            <text:p>266220</text:p>
          </table:table-cell>
          <table:table-cell office:value-type="float" office:value="30.4455">
            <text:p>30.4455</text:p>
          </table:table-cell>
          <table:table-cell office:value-type="float" office:value="4.11297">
            <text:p>4.11297</text:p>
          </table:table-cell>
        </table:table-row>
        <table:table-row table:style-name="ro1">
          <table:table-cell office:value-type="float" office:value="159207">
            <text:p>159207</text:p>
          </table:table-cell>
          <table:table-cell office:value-type="float" office:value="196149">
            <text:p>196149</text:p>
          </table:table-cell>
          <table:table-cell office:value-type="float" office:value="159872">
            <text:p>159872</text:p>
          </table:table-cell>
          <table:table-cell office:value-type="float" office:value="23.2038">
            <text:p>23.2038</text:p>
          </table:table-cell>
          <table:table-cell office:value-type="float" office:value="0.417695">
            <text:p>0.417695</text:p>
          </table:table-cell>
        </table:table-row>
        <table:table-row table:style-name="ro1">
          <table:table-cell office:value-type="float" office:value="69184">
            <text:p>69184</text:p>
          </table:table-cell>
          <table:table-cell office:value-type="float" office:value="89973">
            <text:p>89973</text:p>
          </table:table-cell>
          <table:table-cell office:value-type="float" office:value="71970">
            <text:p>71970</text:p>
          </table:table-cell>
          <table:table-cell office:value-type="float" office:value="30.0489">
            <text:p>30.0489</text:p>
          </table:table-cell>
          <table:table-cell office:value-type="float" office:value="4.02694">
            <text:p>4.02694</text:p>
          </table:table-cell>
        </table:table-row>
        <table:table-row table:style-name="ro1">
          <table:table-cell office:value-type="float" office:value="57320">
            <text:p>57320</text:p>
          </table:table-cell>
          <table:table-cell office:value-type="float" office:value="73368">
            <text:p>73368</text:p>
          </table:table-cell>
          <table:table-cell office:value-type="float" office:value="57988">
            <text:p>57988</text:p>
          </table:table-cell>
          <table:table-cell office:value-type="float" office:value="27.9972">
            <text:p>27.9972</text:p>
          </table:table-cell>
          <table:table-cell office:value-type="float" office:value="1.16539">
            <text:p>1.16539</text:p>
          </table:table-cell>
        </table:table-row>
        <table:table-row table:style-name="ro1">
          <table:table-cell office:value-type="float" office:value="151516">
            <text:p>151516</text:p>
          </table:table-cell>
          <table:table-cell office:value-type="float" office:value="187624">
            <text:p>187624</text:p>
          </table:table-cell>
          <table:table-cell office:value-type="float" office:value="149889">
            <text:p>149889</text:p>
          </table:table-cell>
          <table:table-cell office:value-type="float" office:value="23.8311">
            <text:p>23.8311</text:p>
          </table:table-cell>
          <table:table-cell office:value-type="float" office:value="-1.07381">
            <text:p>-1.07381</text:p>
          </table:table-cell>
        </table:table-row>
        <table:table-row table:style-name="ro1">
          <table:table-cell office:value-type="float" office:value="98407">
            <text:p>98407</text:p>
          </table:table-cell>
          <table:table-cell office:value-type="float" office:value="131024">
            <text:p>131024</text:p>
          </table:table-cell>
          <table:table-cell office:value-type="float" office:value="104887">
            <text:p>104887</text:p>
          </table:table-cell>
          <table:table-cell office:value-type="float" office:value="33.145">
            <text:p>33.145</text:p>
          </table:table-cell>
          <table:table-cell office:value-type="float" office:value="6.5849">
            <text:p>6.5849</text:p>
          </table:table-cell>
        </table:table-row>
        <table:table-row table:style-name="ro1">
          <table:table-cell office:value-type="float" office:value="198553">
            <text:p>198553</text:p>
          </table:table-cell>
          <table:table-cell office:value-type="float" office:value="256685">
            <text:p>256685</text:p>
          </table:table-cell>
          <table:table-cell office:value-type="float" office:value="224274">
            <text:p>224274</text:p>
          </table:table-cell>
          <table:table-cell office:value-type="float" office:value="29.2778">
            <text:p>29.2778</text:p>
          </table:table-cell>
          <table:table-cell office:value-type="float" office:value="12.9542">
            <text:p>12.9542</text:p>
          </table:table-cell>
        </table:table-row>
        <table:table-row table:style-name="ro1">
          <table:table-cell office:value-type="float" office:value="173837">
            <text:p>173837</text:p>
          </table:table-cell>
          <table:table-cell office:value-type="float" office:value="234126">
            <text:p>234126</text:p>
          </table:table-cell>
          <table:table-cell office:value-type="float" office:value="191224">
            <text:p>191224</text:p>
          </table:table-cell>
          <table:table-cell office:value-type="float" office:value="34.6813">
            <text:p>34.6813</text:p>
          </table:table-cell>
          <table:table-cell office:value-type="float" office:value="10.0019">
            <text:p>10.0019</text:p>
          </table:table-cell>
        </table:table-row>
        <table:table-row table:style-name="ro1">
          <table:table-cell office:value-type="float" office:value="86293">
            <text:p>86293</text:p>
          </table:table-cell>
          <table:table-cell office:value-type="float" office:value="106839">
            <text:p>106839</text:p>
          </table:table-cell>
          <table:table-cell office:value-type="float" office:value="83810">
            <text:p>83810</text:p>
          </table:table-cell>
          <table:table-cell office:value-type="float" office:value="23.8096">
            <text:p>23.8096</text:p>
          </table:table-cell>
          <table:table-cell office:value-type="float" office:value="-2.87741">
            <text:p>-2.87741</text:p>
          </table:table-cell>
        </table:table-row>
        <table:table-row table:style-name="ro1">
          <table:table-cell office:value-type="float" office:value="159443">
            <text:p>159443</text:p>
          </table:table-cell>
          <table:table-cell office:value-type="float" office:value="197526">
            <text:p>197526</text:p>
          </table:table-cell>
          <table:table-cell office:value-type="float" office:value="173625">
            <text:p>173625</text:p>
          </table:table-cell>
          <table:table-cell office:value-type="float" office:value="23.885">
            <text:p>23.885</text:p>
          </table:table-cell>
          <table:table-cell office:value-type="float" office:value="8.89471">
            <text:p>8.89471</text:p>
          </table:table-cell>
        </table:table-row>
        <table:table-row table:style-name="ro1">
          <table:table-cell office:value-type="float" office:value="69832">
            <text:p>69832</text:p>
          </table:table-cell>
          <table:table-cell office:value-type="float" office:value="105495">
            <text:p>105495</text:p>
          </table:table-cell>
          <table:table-cell office:value-type="float" office:value="70861">
            <text:p>70861</text:p>
          </table:table-cell>
          <table:table-cell office:value-type="float" office:value="51.0697">
            <text:p>51.0697</text:p>
          </table:table-cell>
          <table:table-cell office:value-type="float" office:value="1.47354">
            <text:p>1.47354</text:p>
          </table:table-cell>
        </table:table-row>
        <table:table-row table:style-name="ro1">
          <table:table-cell office:value-type="float" office:value="266263">
            <text:p>266263</text:p>
          </table:table-cell>
          <table:table-cell office:value-type="float" office:value="332167">
            <text:p>332167</text:p>
          </table:table-cell>
          <table:table-cell office:value-type="float" office:value="271670">
            <text:p>271670</text:p>
          </table:table-cell>
          <table:table-cell office:value-type="float" office:value="24.7515">
            <text:p>24.7515</text:p>
          </table:table-cell>
          <table:table-cell office:value-type="float" office:value="2.0307">
            <text:p>2.0307</text:p>
          </table:table-cell>
        </table:table-row>
        <table:table-row table:style-name="ro1">
          <table:table-cell office:value-type="float" office:value="221172">
            <text:p>221172</text:p>
          </table:table-cell>
          <table:table-cell office:value-type="float" office:value="282641">
            <text:p>282641</text:p>
          </table:table-cell>
          <table:table-cell office:value-type="float" office:value="236362">
            <text:p>236362</text:p>
          </table:table-cell>
          <table:table-cell office:value-type="float" office:value="27.7924">
            <text:p>27.7924</text:p>
          </table:table-cell>
          <table:table-cell office:value-type="float" office:value="6.86796">
            <text:p>6.86796</text:p>
          </table:table-cell>
        </table:table-row>
        <table:table-row table:style-name="ro1">
          <table:table-cell office:value-type="float" office:value="151690">
            <text:p>151690</text:p>
          </table:table-cell>
          <table:table-cell office:value-type="float" office:value="210886">
            <text:p>210886</text:p>
          </table:table-cell>
          <table:table-cell office:value-type="float" office:value="153288">
            <text:p>153288</text:p>
          </table:table-cell>
          <table:table-cell office:value-type="float" office:value="39.0243">
            <text:p>39.0243</text:p>
          </table:table-cell>
          <table:table-cell office:value-type="float" office:value="1.05346">
            <text:p>1.05346</text:p>
          </table:table-cell>
        </table:table-row>
        <table:table-row table:style-name="ro1">
          <table:table-cell office:value-type="float" office:value="92807">
            <text:p>92807</text:p>
          </table:table-cell>
          <table:table-cell office:value-type="float" office:value="121217">
            <text:p>121217</text:p>
          </table:table-cell>
          <table:table-cell office:value-type="float" office:value="97588">
            <text:p>97588</text:p>
          </table:table-cell>
          <table:table-cell office:value-type="float" office:value="30.6119">
            <text:p>30.6119</text:p>
          </table:table-cell>
          <table:table-cell office:value-type="float" office:value="5.15155">
            <text:p>5.15155</text:p>
          </table:table-cell>
        </table:table-row>
        <table:table-row table:style-name="ro1">
          <table:table-cell office:value-type="float" office:value="27691">
            <text:p>27691</text:p>
          </table:table-cell>
          <table:table-cell office:value-type="float" office:value="38429">
            <text:p>38429</text:p>
          </table:table-cell>
          <table:table-cell office:value-type="float" office:value="34400">
            <text:p>34400</text:p>
          </table:table-cell>
          <table:table-cell office:value-type="float" office:value="38.7779">
            <text:p>38.7779</text:p>
          </table:table-cell>
          <table:table-cell office:value-type="float" office:value="24.2281">
            <text:p>24.2281</text:p>
          </table:table-cell>
        </table:table-row>
        <table:table-row table:style-name="ro1">
          <table:table-cell office:value-type="float" office:value="30792">
            <text:p>30792</text:p>
          </table:table-cell>
          <table:table-cell office:value-type="float" office:value="38697">
            <text:p>38697</text:p>
          </table:table-cell>
          <table:table-cell office:value-type="float" office:value="30021">
            <text:p>30021</text:p>
          </table:table-cell>
          <table:table-cell office:value-type="float" office:value="25.6723">
            <text:p>25.6723</text:p>
          </table:table-cell>
          <table:table-cell office:value-type="float" office:value="-2.5039">
            <text:p>-2.5039</text:p>
          </table:table-cell>
        </table:table-row>
        <table:table-row table:style-name="ro1">
          <table:table-cell office:value-type="float" office:value="213009">
            <text:p>213009</text:p>
          </table:table-cell>
          <table:table-cell office:value-type="float" office:value="265057">
            <text:p>265057</text:p>
          </table:table-cell>
          <table:table-cell office:value-type="float" office:value="207293">
            <text:p>207293</text:p>
          </table:table-cell>
          <table:table-cell office:value-type="float" office:value="24.4346">
            <text:p>24.4346</text:p>
          </table:table-cell>
          <table:table-cell office:value-type="float" office:value="-2.68345">
            <text:p>-2.68345</text:p>
          </table:table-cell>
        </table:table-row>
        <table:table-row table:style-name="ro1">
          <table:table-cell office:value-type="float" office:value="235875">
            <text:p>235875</text:p>
          </table:table-cell>
          <table:table-cell office:value-type="float" office:value="322429">
            <text:p>322429</text:p>
          </table:table-cell>
          <table:table-cell office:value-type="float" office:value="246138">
            <text:p>246138</text:p>
          </table:table-cell>
          <table:table-cell office:value-type="float" office:value="36.6949">
            <text:p>36.6949</text:p>
          </table:table-cell>
          <table:table-cell office:value-type="float" office:value="4.35103">
            <text:p>4.35103</text:p>
          </table:table-cell>
        </table:table-row>
        <table:table-row table:style-name="ro1">
          <table:table-cell office:value-type="float" office:value="108032">
            <text:p>108032</text:p>
          </table:table-cell>
          <table:table-cell office:value-type="float" office:value="147586">
            <text:p>147586</text:p>
          </table:table-cell>
          <table:table-cell office:value-type="float" office:value="111644">
            <text:p>111644</text:p>
          </table:table-cell>
          <table:table-cell office:value-type="float" office:value="36.6132">
            <text:p>36.6132</text:p>
          </table:table-cell>
          <table:table-cell office:value-type="float" office:value="3.34345">
            <text:p>3.34345</text:p>
          </table:table-cell>
        </table:table-row>
        <table:table-row table:style-name="ro1">
          <table:table-cell office:value-type="float" office:value="70371">
            <text:p>70371</text:p>
          </table:table-cell>
          <table:table-cell office:value-type="float" office:value="85230">
            <text:p>85230</text:p>
          </table:table-cell>
          <table:table-cell office:value-type="float" office:value="64439">
            <text:p>64439</text:p>
          </table:table-cell>
          <table:table-cell office:value-type="float" office:value="21.1152">
            <text:p>21.1152</text:p>
          </table:table-cell>
          <table:table-cell office:value-type="float" office:value="-8.42961">
            <text:p>-8.42961</text:p>
          </table:table-cell>
        </table:table-row>
        <table:table-row table:style-name="ro1">
          <table:table-cell office:value-type="float" office:value="72632">
            <text:p>72632</text:p>
          </table:table-cell>
          <table:table-cell office:value-type="float" office:value="93670">
            <text:p>93670</text:p>
          </table:table-cell>
          <table:table-cell office:value-type="float" office:value="74050">
            <text:p>74050</text:p>
          </table:table-cell>
          <table:table-cell office:value-type="float" office:value="28.9652">
            <text:p>28.9652</text:p>
          </table:table-cell>
          <table:table-cell office:value-type="float" office:value="1.95231">
            <text:p>1.95231</text:p>
          </table:table-cell>
        </table:table-row>
        <table:table-row table:style-name="ro1">
          <table:table-cell office:value-type="float" office:value="61680">
            <text:p>61680</text:p>
          </table:table-cell>
          <table:table-cell office:value-type="float" office:value="80502">
            <text:p>80502</text:p>
          </table:table-cell>
          <table:table-cell office:value-type="float" office:value="64660">
            <text:p>64660</text:p>
          </table:table-cell>
          <table:table-cell office:value-type="float" office:value="30.5156">
            <text:p>30.5156</text:p>
          </table:table-cell>
          <table:table-cell office:value-type="float" office:value="4.83139">
            <text:p>4.83139</text:p>
          </table:table-cell>
        </table:table-row>
        <table:table-row table:style-name="ro1">
          <table:table-cell office:value-type="float" office:value="61764">
            <text:p>61764</text:p>
          </table:table-cell>
          <table:table-cell office:value-type="float" office:value="79716">
            <text:p>79716</text:p>
          </table:table-cell>
          <table:table-cell office:value-type="float" office:value="63193">
            <text:p>63193</text:p>
          </table:table-cell>
          <table:table-cell office:value-type="float" office:value="29.0655">
            <text:p>29.0655</text:p>
          </table:table-cell>
          <table:table-cell office:value-type="float" office:value="2.31365">
            <text:p>2.31365</text:p>
          </table:table-cell>
        </table:table-row>
        <table:table-row table:style-name="ro1">
          <table:table-cell office:value-type="float" office:value="65172">
            <text:p>65172</text:p>
          </table:table-cell>
          <table:table-cell office:value-type="float" office:value="76193">
            <text:p>76193</text:p>
          </table:table-cell>
          <table:table-cell office:value-type="float" office:value="61099">
            <text:p>61099</text:p>
          </table:table-cell>
          <table:table-cell office:value-type="float" office:value="16.9106">
            <text:p>16.9106</text:p>
          </table:table-cell>
          <table:table-cell office:value-type="float" office:value="-6.24962">
            <text:p>-6.24962</text:p>
          </table:table-cell>
        </table:table-row>
        <table:table-row table:style-name="ro1">
          <table:table-cell office:value-type="float" office:value="219923">
            <text:p>219923</text:p>
          </table:table-cell>
          <table:table-cell office:value-type="float" office:value="280383">
            <text:p>280383</text:p>
          </table:table-cell>
          <table:table-cell office:value-type="float" office:value="229071">
            <text:p>229071</text:p>
          </table:table-cell>
          <table:table-cell office:value-type="float" office:value="27.4914">
            <text:p>27.4914</text:p>
          </table:table-cell>
          <table:table-cell office:value-type="float" office:value="4.15964">
            <text:p>4.15964</text:p>
          </table:table-cell>
        </table:table-row>
        <table:table-row table:style-name="ro1">
          <table:table-cell office:value-type="float" office:value="205124">
            <text:p>205124</text:p>
          </table:table-cell>
          <table:table-cell office:value-type="float" office:value="273510">
            <text:p>273510</text:p>
          </table:table-cell>
          <table:table-cell office:value-type="float" office:value="209701">
            <text:p>209701</text:p>
          </table:table-cell>
          <table:table-cell office:value-type="float" office:value="33.3389">
            <text:p>33.3389</text:p>
          </table:table-cell>
          <table:table-cell office:value-type="float" office:value="2.23133">
            <text:p>2.23133</text:p>
          </table:table-cell>
        </table:table-row>
        <table:table-row table:style-name="ro1">
          <table:table-cell office:value-type="float" office:value="114288">
            <text:p>114288</text:p>
          </table:table-cell>
          <table:table-cell office:value-type="float" office:value="140418">
            <text:p>140418</text:p>
          </table:table-cell>
          <table:table-cell office:value-type="float" office:value="113770">
            <text:p>113770</text:p>
          </table:table-cell>
          <table:table-cell office:value-type="float" office:value="22.8633">
            <text:p>22.8633</text:p>
          </table:table-cell>
          <table:table-cell office:value-type="float" office:value="-0.453241">
            <text:p>-0.453241</text:p>
          </table:table-cell>
        </table:table-row>
        <table:table-row table:style-name="ro1">
          <table:table-cell office:value-type="float" office:value="93437">
            <text:p>93437</text:p>
          </table:table-cell>
          <table:table-cell office:value-type="float" office:value="112954">
            <text:p>112954</text:p>
          </table:table-cell>
          <table:table-cell office:value-type="float" office:value="89648">
            <text:p>89648</text:p>
          </table:table-cell>
          <table:table-cell office:value-type="float" office:value="20.8879">
            <text:p>20.8879</text:p>
          </table:table-cell>
          <table:table-cell office:value-type="float" office:value="-4.05514">
            <text:p>-4.05514</text:p>
          </table:table-cell>
        </table:table-row>
        <table:table-row table:style-name="ro1">
          <table:table-cell office:value-type="float" office:value="204928">
            <text:p>204928</text:p>
          </table:table-cell>
          <table:table-cell office:value-type="float" office:value="271849">
            <text:p>271849</text:p>
          </table:table-cell>
          <table:table-cell office:value-type="float" office:value="239473">
            <text:p>239473</text:p>
          </table:table-cell>
          <table:table-cell office:value-type="float" office:value="32.6559">
            <text:p>32.6559</text:p>
          </table:table-cell>
          <table:table-cell office:value-type="float" office:value="16.8571">
            <text:p>16.8571</text:p>
          </table:table-cell>
        </table:table-row>
        <table:table-row table:style-name="ro1">
          <table:table-cell office:value-type="float" office:value="249200">
            <text:p>249200</text:p>
          </table:table-cell>
          <table:table-cell office:value-type="float" office:value="318776">
            <text:p>318776</text:p>
          </table:table-cell>
          <table:table-cell office:value-type="float" office:value="259116">
            <text:p>259116</text:p>
          </table:table-cell>
          <table:table-cell office:value-type="float" office:value="27.9197">
            <text:p>27.9197</text:p>
          </table:table-cell>
          <table:table-cell office:value-type="float" office:value="3.97913">
            <text:p>3.97913</text:p>
          </table:table-cell>
        </table:table-row>
        <table:table-row table:style-name="ro1">
          <table:table-cell office:value-type="float" office:value="76974">
            <text:p>76974</text:p>
          </table:table-cell>
          <table:table-cell office:value-type="float" office:value="100369">
            <text:p>100369</text:p>
          </table:table-cell>
          <table:table-cell office:value-type="float" office:value="78244">
            <text:p>78244</text:p>
          </table:table-cell>
          <table:table-cell office:value-type="float" office:value="30.3934">
            <text:p>30.3934</text:p>
          </table:table-cell>
          <table:table-cell office:value-type="float" office:value="1.64991">
            <text:p>1.64991</text:p>
          </table:table-cell>
        </table:table-row>
        <table:table-row table:style-name="ro1">
          <table:table-cell office:value-type="float" office:value="121218">
            <text:p>121218</text:p>
          </table:table-cell>
          <table:table-cell office:value-type="float" office:value="157033">
            <text:p>157033</text:p>
          </table:table-cell>
          <table:table-cell office:value-type="float" office:value="131843">
            <text:p>131843</text:p>
          </table:table-cell>
          <table:table-cell office:value-type="float" office:value="29.5459">
            <text:p>29.5459</text:p>
          </table:table-cell>
          <table:table-cell office:value-type="float" office:value="8.7652">
            <text:p>8.7652</text:p>
          </table:table-cell>
        </table:table-row>
        <table:table-row table:style-name="ro1">
          <table:table-cell office:value-type="float" office:value="247553">
            <text:p>247553</text:p>
          </table:table-cell>
          <table:table-cell office:value-type="float" office:value="315332">
            <text:p>315332</text:p>
          </table:table-cell>
          <table:table-cell office:value-type="float" office:value="251366">
            <text:p>251366</text:p>
          </table:table-cell>
          <table:table-cell office:value-type="float" office:value="27.3796">
            <text:p>27.3796</text:p>
          </table:table-cell>
          <table:table-cell office:value-type="float" office:value="1.54028">
            <text:p>1.54028</text:p>
          </table:table-cell>
        </table:table-row>
        <table:table-row table:style-name="ro1">
          <table:table-cell office:value-type="float" office:value="220116">
            <text:p>220116</text:p>
          </table:table-cell>
          <table:table-cell office:value-type="float" office:value="288223">
            <text:p>288223</text:p>
          </table:table-cell>
          <table:table-cell office:value-type="float" office:value="223217">
            <text:p>223217</text:p>
          </table:table-cell>
          <table:table-cell office:value-type="float" office:value="30.9414">
            <text:p>30.9414</text:p>
          </table:table-cell>
          <table:table-cell office:value-type="float" office:value="1.4088">
            <text:p>1.4088</text:p>
          </table:table-cell>
        </table:table-row>
        <table:table-row table:style-name="ro1">
          <table:table-cell office:value-type="float" office:value="186478">
            <text:p>186478</text:p>
          </table:table-cell>
          <table:table-cell office:value-type="float" office:value="249348">
            <text:p>249348</text:p>
          </table:table-cell>
          <table:table-cell office:value-type="float" office:value="200654">
            <text:p>200654</text:p>
          </table:table-cell>
          <table:table-cell office:value-type="float" office:value="33.7144">
            <text:p>33.7144</text:p>
          </table:table-cell>
          <table:table-cell office:value-type="float" office:value="7.60197">
            <text:p>7.60197</text:p>
          </table:table-cell>
        </table:table-row>
        <table:table-row table:style-name="ro1">
          <table:table-cell office:value-type="float" office:value="96319">
            <text:p>96319</text:p>
          </table:table-cell>
          <table:table-cell office:value-type="float" office:value="131004">
            <text:p>131004</text:p>
          </table:table-cell>
          <table:table-cell office:value-type="float" office:value="103296">
            <text:p>103296</text:p>
          </table:table-cell>
          <table:table-cell office:value-type="float" office:value="36.0105">
            <text:p>36.0105</text:p>
          </table:table-cell>
          <table:table-cell office:value-type="float" office:value="7.24364">
            <text:p>7.24364</text:p>
          </table:table-cell>
        </table:table-row>
        <table:table-row table:style-name="ro1">
          <table:table-cell office:value-type="float" office:value="98318">
            <text:p>98318</text:p>
          </table:table-cell>
          <table:table-cell office:value-type="float" office:value="134627">
            <text:p>134627</text:p>
          </table:table-cell>
          <table:table-cell office:value-type="float" office:value="101975">
            <text:p>101975</text:p>
          </table:table-cell>
          <table:table-cell office:value-type="float" office:value="36.9302">
            <text:p>36.9302</text:p>
          </table:table-cell>
          <table:table-cell office:value-type="float" office:value="3.71956">
            <text:p>3.71956</text:p>
          </table:table-cell>
        </table:table-row>
        <table:table-row table:style-name="ro1">
          <table:table-cell office:value-type="float" office:value="58066">
            <text:p>58066</text:p>
          </table:table-cell>
          <table:table-cell office:value-type="float" office:value="81170">
            <text:p>81170</text:p>
          </table:table-cell>
          <table:table-cell office:value-type="float" office:value="60591">
            <text:p>60591</text:p>
          </table:table-cell>
          <table:table-cell office:value-type="float" office:value="39.7892">
            <text:p>39.7892</text:p>
          </table:table-cell>
          <table:table-cell office:value-type="float" office:value="4.3485">
            <text:p>4.3485</text:p>
          </table:table-cell>
        </table:table-row>
        <table:table-row table:style-name="ro1">
          <table:table-cell office:value-type="float" office:value="233273">
            <text:p>233273</text:p>
          </table:table-cell>
          <table:table-cell office:value-type="float" office:value="346609">
            <text:p>346609</text:p>
          </table:table-cell>
          <table:table-cell office:value-type="float" office:value="235536">
            <text:p>235536</text:p>
          </table:table-cell>
          <table:table-cell office:value-type="float" office:value="48.5851">
            <text:p>48.5851</text:p>
          </table:table-cell>
          <table:table-cell office:value-type="float" office:value="0.970108">
            <text:p>0.970108</text:p>
          </table:table-cell>
        </table:table-row>
        <table:table-row table:style-name="ro1">
          <table:table-cell office:value-type="float" office:value="150772">
            <text:p>150772</text:p>
          </table:table-cell>
          <table:table-cell office:value-type="float" office:value="200973">
            <text:p>200973</text:p>
          </table:table-cell>
          <table:table-cell office:value-type="float" office:value="162737">
            <text:p>162737</text:p>
          </table:table-cell>
          <table:table-cell office:value-type="float" office:value="33.296">
            <text:p>33.296</text:p>
          </table:table-cell>
          <table:table-cell office:value-type="float" office:value="7.93582">
            <text:p>7.93582</text:p>
          </table:table-cell>
        </table:table-row>
        <table:table-row table:style-name="ro1">
          <table:table-cell office:value-type="float" office:value="54846">
            <text:p>54846</text:p>
          </table:table-cell>
          <table:table-cell office:value-type="float" office:value="79367">
            <text:p>79367</text:p>
          </table:table-cell>
          <table:table-cell office:value-type="float" office:value="59303">
            <text:p>59303</text:p>
          </table:table-cell>
          <table:table-cell office:value-type="float" office:value="44.7088">
            <text:p>44.7088</text:p>
          </table:table-cell>
          <table:table-cell office:value-type="float" office:value="8.12639">
            <text:p>8.12639</text:p>
          </table:table-cell>
        </table:table-row>
        <table:table-row table:style-name="ro1">
          <table:table-cell office:value-type="float" office:value="59294">
            <text:p>59294</text:p>
          </table:table-cell>
          <table:table-cell office:value-type="float" office:value="77119">
            <text:p>77119</text:p>
          </table:table-cell>
          <table:table-cell office:value-type="float" office:value="58879">
            <text:p>58879</text:p>
          </table:table-cell>
          <table:table-cell office:value-type="float" office:value="30.0621">
            <text:p>30.0621</text:p>
          </table:table-cell>
          <table:table-cell office:value-type="float" office:value="-0.699902">
            <text:p>-0.699902</text:p>
          </table:table-cell>
        </table:table-row>
        <table:table-row table:style-name="ro1">
          <table:table-cell office:value-type="float" office:value="150478">
            <text:p>150478</text:p>
          </table:table-cell>
          <table:table-cell office:value-type="float" office:value="200403">
            <text:p>200403</text:p>
          </table:table-cell>
          <table:table-cell office:value-type="float" office:value="158974">
            <text:p>158974</text:p>
          </table:table-cell>
          <table:table-cell office:value-type="float" office:value="33.1776">
            <text:p>33.1776</text:p>
          </table:table-cell>
          <table:table-cell office:value-type="float" office:value="5.64601">
            <text:p>5.64601</text:p>
          </table:table-cell>
        </table:table-row>
        <table:table-row table:style-name="ro1">
          <table:table-cell office:value-type="float" office:value="245832">
            <text:p>245832</text:p>
          </table:table-cell>
          <table:table-cell office:value-type="float" office:value="319613">
            <text:p>319613</text:p>
          </table:table-cell>
          <table:table-cell office:value-type="float" office:value="259421">
            <text:p>259421</text:p>
          </table:table-cell>
          <table:table-cell office:value-type="float" office:value="30.0128">
            <text:p>30.0128</text:p>
          </table:table-cell>
          <table:table-cell office:value-type="float" office:value="5.52776">
            <text:p>5.52776</text:p>
          </table:table-cell>
        </table:table-row>
        <table:table-row table:style-name="ro1">
          <table:table-cell office:value-type="float" office:value="143090">
            <text:p>143090</text:p>
          </table:table-cell>
          <table:table-cell office:value-type="float" office:value="184729">
            <text:p>184729</text:p>
          </table:table-cell>
          <table:table-cell office:value-type="float" office:value="147983">
            <text:p>147983</text:p>
          </table:table-cell>
          <table:table-cell office:value-type="float" office:value="29.0999">
            <text:p>29.0999</text:p>
          </table:table-cell>
          <table:table-cell office:value-type="float" office:value="3.41953">
            <text:p>3.41953</text:p>
          </table:table-cell>
        </table:table-row>
        <table:table-row table:style-name="ro1">
          <table:table-cell office:value-type="float" office:value="163157">
            <text:p>163157</text:p>
          </table:table-cell>
          <table:table-cell office:value-type="float" office:value="205294">
            <text:p>205294</text:p>
          </table:table-cell>
          <table:table-cell office:value-type="float" office:value="171403">
            <text:p>171403</text:p>
          </table:table-cell>
          <table:table-cell office:value-type="float" office:value="25.826">
            <text:p>25.826</text:p>
          </table:table-cell>
          <table:table-cell office:value-type="float" office:value="5.05403">
            <text:p>5.05403</text:p>
          </table:table-cell>
        </table:table-row>
        <table:table-row table:style-name="ro1">
          <table:table-cell office:value-type="float" office:value="113758">
            <text:p>113758</text:p>
          </table:table-cell>
          <table:table-cell office:value-type="float" office:value="144945">
            <text:p>144945</text:p>
          </table:table-cell>
          <table:table-cell office:value-type="float" office:value="119197">
            <text:p>119197</text:p>
          </table:table-cell>
          <table:table-cell office:value-type="float" office:value="27.4152">
            <text:p>27.4152</text:p>
          </table:table-cell>
          <table:table-cell office:value-type="float" office:value="4.7812">
            <text:p>4.7812</text:p>
          </table:table-cell>
        </table:table-row>
        <table:table-row table:style-name="ro1">
          <table:table-cell office:value-type="float" office:value="89571">
            <text:p>89571</text:p>
          </table:table-cell>
          <table:table-cell office:value-type="float" office:value="112692">
            <text:p>112692</text:p>
          </table:table-cell>
          <table:table-cell office:value-type="float" office:value="91245">
            <text:p>91245</text:p>
          </table:table-cell>
          <table:table-cell office:value-type="float" office:value="25.813">
            <text:p>25.813</text:p>
          </table:table-cell>
          <table:table-cell office:value-type="float" office:value="1.86891">
            <text:p>1.86891</text:p>
          </table:table-cell>
        </table:table-row>
        <table:table-row table:style-name="ro1">
          <table:table-cell office:value-type="float" office:value="244644">
            <text:p>244644</text:p>
          </table:table-cell>
          <table:table-cell office:value-type="float" office:value="325575">
            <text:p>325575</text:p>
          </table:table-cell>
          <table:table-cell office:value-type="float" office:value="266510">
            <text:p>266510</text:p>
          </table:table-cell>
          <table:table-cell office:value-type="float" office:value="33.0811">
            <text:p>33.0811</text:p>
          </table:table-cell>
          <table:table-cell office:value-type="float" office:value="8.93789">
            <text:p>8.93789</text:p>
          </table:table-cell>
        </table:table-row>
        <table:table-row table:style-name="ro1">
          <table:table-cell office:value-type="float" office:value="247314">
            <text:p>247314</text:p>
          </table:table-cell>
          <table:table-cell office:value-type="float" office:value="322012">
            <text:p>322012</text:p>
          </table:table-cell>
          <table:table-cell office:value-type="float" office:value="261438">
            <text:p>261438</text:p>
          </table:table-cell>
          <table:table-cell office:value-type="float" office:value="30.2037">
            <text:p>30.2037</text:p>
          </table:table-cell>
          <table:table-cell office:value-type="float" office:value="5.71096">
            <text:p>5.71096</text:p>
          </table:table-cell>
        </table:table-row>
        <table:table-row table:style-name="ro1">
          <table:table-cell office:value-type="float" office:value="136207">
            <text:p>136207</text:p>
          </table:table-cell>
          <table:table-cell office:value-type="float" office:value="175816">
            <text:p>175816</text:p>
          </table:table-cell>
          <table:table-cell office:value-type="float" office:value="161256">
            <text:p>161256</text:p>
          </table:table-cell>
          <table:table-cell office:value-type="float" office:value="29.08">
            <text:p>29.08</text:p>
          </table:table-cell>
          <table:table-cell office:value-type="float" office:value="18.3904">
            <text:p>18.3904</text:p>
          </table:table-cell>
        </table:table-row>
        <table:table-row table:style-name="ro1">
          <table:table-cell office:value-type="float" office:value="224621">
            <text:p>224621</text:p>
          </table:table-cell>
          <table:table-cell office:value-type="float" office:value="303474">
            <text:p>303474</text:p>
          </table:table-cell>
          <table:table-cell office:value-type="float" office:value="235830">
            <text:p>235830</text:p>
          </table:table-cell>
          <table:table-cell office:value-type="float" office:value="35.1049">
            <text:p>35.1049</text:p>
          </table:table-cell>
          <table:table-cell office:value-type="float" office:value="4.99018">
            <text:p>4.99018</text:p>
          </table:table-cell>
        </table:table-row>
        <table:table-row table:style-name="ro1">
          <table:table-cell office:value-type="float" office:value="265354">
            <text:p>265354</text:p>
          </table:table-cell>
          <table:table-cell office:value-type="float" office:value="353361">
            <text:p>353361</text:p>
          </table:table-cell>
          <table:table-cell office:value-type="float" office:value="283408">
            <text:p>283408</text:p>
          </table:table-cell>
          <table:table-cell office:value-type="float" office:value="33.1659">
            <text:p>33.1659</text:p>
          </table:table-cell>
          <table:table-cell office:value-type="float" office:value="6.80374">
            <text:p>6.80374</text:p>
          </table:table-cell>
        </table:table-row>
        <table:table-row table:style-name="ro1">
          <table:table-cell office:value-type="float" office:value="118338">
            <text:p>118338</text:p>
          </table:table-cell>
          <table:table-cell office:value-type="float" office:value="154094">
            <text:p>154094</text:p>
          </table:table-cell>
          <table:table-cell office:value-type="float" office:value="120327">
            <text:p>120327</text:p>
          </table:table-cell>
          <table:table-cell office:value-type="float" office:value="30.2151">
            <text:p>30.2151</text:p>
          </table:table-cell>
          <table:table-cell office:value-type="float" office:value="1.68078">
            <text:p>1.68078</text:p>
          </table:table-cell>
        </table:table-row>
        <table:table-row table:style-name="ro1">
          <table:table-cell office:value-type="float" office:value="82707">
            <text:p>82707</text:p>
          </table:table-cell>
          <table:table-cell office:value-type="float" office:value="105325">
            <text:p>105325</text:p>
          </table:table-cell>
          <table:table-cell office:value-type="float" office:value="85363">
            <text:p>85363</text:p>
          </table:table-cell>
          <table:table-cell office:value-type="float" office:value="27.3471">
            <text:p>27.3471</text:p>
          </table:table-cell>
          <table:table-cell office:value-type="float" office:value="3.21134">
            <text:p>3.21134</text:p>
          </table:table-cell>
        </table:table-row>
        <table:table-row table:style-name="ro1">
          <table:table-cell office:value-type="float" office:value="84920">
            <text:p>84920</text:p>
          </table:table-cell>
          <table:table-cell office:value-type="float" office:value="111869">
            <text:p>111869</text:p>
          </table:table-cell>
          <table:table-cell office:value-type="float" office:value="89083">
            <text:p>89083</text:p>
          </table:table-cell>
          <table:table-cell office:value-type="float" office:value="31.7346">
            <text:p>31.7346</text:p>
          </table:table-cell>
          <table:table-cell office:value-type="float" office:value="4.90226">
            <text:p>4.90226</text:p>
          </table:table-cell>
        </table:table-row>
        <table:table-row table:style-name="ro1">
          <table:table-cell office:value-type="float" office:value="51789">
            <text:p>51789</text:p>
          </table:table-cell>
          <table:table-cell office:value-type="float" office:value="77453">
            <text:p>77453</text:p>
          </table:table-cell>
          <table:table-cell office:value-type="float" office:value="53660">
            <text:p>53660</text:p>
          </table:table-cell>
          <table:table-cell office:value-type="float" office:value="49.5549">
            <text:p>49.5549</text:p>
          </table:table-cell>
          <table:table-cell office:value-type="float" office:value="3.61274">
            <text:p>3.61274</text:p>
          </table:table-cell>
        </table:table-row>
        <table:table-row table:style-name="ro1">
          <table:table-cell office:value-type="float" office:value="52739">
            <text:p>52739</text:p>
          </table:table-cell>
          <table:table-cell office:value-type="float" office:value="71621">
            <text:p>71621</text:p>
          </table:table-cell>
          <table:table-cell office:value-type="float" office:value="53383">
            <text:p>53383</text:p>
          </table:table-cell>
          <table:table-cell office:value-type="float" office:value="35.8027">
            <text:p>35.8027</text:p>
          </table:table-cell>
          <table:table-cell office:value-type="float" office:value="1.22111">
            <text:p>1.22111</text:p>
          </table:table-cell>
        </table:table-row>
        <table:table-row table:style-name="ro1">
          <table:table-cell office:value-type="float" office:value="59891">
            <text:p>59891</text:p>
          </table:table-cell>
          <table:table-cell office:value-type="float" office:value="76477">
            <text:p>76477</text:p>
          </table:table-cell>
          <table:table-cell office:value-type="float" office:value="60521">
            <text:p>60521</text:p>
          </table:table-cell>
          <table:table-cell office:value-type="float" office:value="27.6936">
            <text:p>27.6936</text:p>
          </table:table-cell>
          <table:table-cell office:value-type="float" office:value="1.05191">
            <text:p>1.05191</text:p>
          </table:table-cell>
        </table:table-row>
        <table:table-row table:style-name="ro1">
          <table:table-cell office:value-type="float" office:value="154516">
            <text:p>154516</text:p>
          </table:table-cell>
          <table:table-cell office:value-type="float" office:value="203674">
            <text:p>203674</text:p>
          </table:table-cell>
          <table:table-cell office:value-type="float" office:value="161656">
            <text:p>161656</text:p>
          </table:table-cell>
          <table:table-cell office:value-type="float" office:value="31.8142">
            <text:p>31.8142</text:p>
          </table:table-cell>
          <table:table-cell office:value-type="float" office:value="4.62088">
            <text:p>4.62088</text:p>
          </table:table-cell>
        </table:table-row>
        <table:table-row table:style-name="ro1">
          <table:table-cell office:value-type="float" office:value="246084">
            <text:p>246084</text:p>
          </table:table-cell>
          <table:table-cell office:value-type="float" office:value="329338">
            <text:p>329338</text:p>
          </table:table-cell>
          <table:table-cell office:value-type="float" office:value="258909">
            <text:p>258909</text:p>
          </table:table-cell>
          <table:table-cell office:value-type="float" office:value="33.8315">
            <text:p>33.8315</text:p>
          </table:table-cell>
          <table:table-cell office:value-type="float" office:value="5.21164">
            <text:p>5.21164</text:p>
          </table:table-cell>
        </table:table-row>
        <table:table-row table:style-name="ro1">
          <table:table-cell office:value-type="float" office:value="63251">
            <text:p>63251</text:p>
          </table:table-cell>
          <table:table-cell office:value-type="float" office:value="88613">
            <text:p>88613</text:p>
          </table:table-cell>
          <table:table-cell office:value-type="float" office:value="64393">
            <text:p>64393</text:p>
          </table:table-cell>
          <table:table-cell office:value-type="float" office:value="40.0974">
            <text:p>40.0974</text:p>
          </table:table-cell>
          <table:table-cell office:value-type="float" office:value="1.80551">
            <text:p>1.80551</text:p>
          </table:table-cell>
        </table:table-row>
        <table:table-row table:style-name="ro1">
          <table:table-cell office:value-type="float" office:value="35284">
            <text:p>35284</text:p>
          </table:table-cell>
          <table:table-cell office:value-type="float" office:value="42147">
            <text:p>42147</text:p>
          </table:table-cell>
          <table:table-cell office:value-type="float" office:value="34650">
            <text:p>34650</text:p>
          </table:table-cell>
          <table:table-cell office:value-type="float" office:value="19.4507">
            <text:p>19.4507</text:p>
          </table:table-cell>
          <table:table-cell office:value-type="float" office:value="-1.79685">
            <text:p>-1.79685</text:p>
          </table:table-cell>
        </table:table-row>
        <table:table-row table:style-name="ro1">
          <table:table-cell office:value-type="float" office:value="32998">
            <text:p>32998</text:p>
          </table:table-cell>
          <table:table-cell office:value-type="float" office:value="42166">
            <text:p>42166</text:p>
          </table:table-cell>
          <table:table-cell office:value-type="float" office:value="34851">
            <text:p>34851</text:p>
          </table:table-cell>
          <table:table-cell office:value-type="float" office:value="27.7835">
            <text:p>27.7835</text:p>
          </table:table-cell>
          <table:table-cell office:value-type="float" office:value="5.61549">
            <text:p>5.61549</text:p>
          </table:table-cell>
        </table:table-row>
        <table:table-row table:style-name="ro1">
          <table:table-cell office:value-type="float" office:value="29353">
            <text:p>29353</text:p>
          </table:table-cell>
          <table:table-cell office:value-type="float" office:value="36432">
            <text:p>36432</text:p>
          </table:table-cell>
          <table:table-cell office:value-type="float" office:value="29589">
            <text:p>29589</text:p>
          </table:table-cell>
          <table:table-cell office:value-type="float" office:value="24.1168">
            <text:p>24.1168</text:p>
          </table:table-cell>
          <table:table-cell office:value-type="float" office:value="0.804006">
            <text:p>0.804006</text:p>
          </table:table-cell>
        </table:table-row>
        <table:table-row table:style-name="ro1">
          <table:table-cell office:value-type="float" office:value="28325">
            <text:p>28325</text:p>
          </table:table-cell>
          <table:table-cell office:value-type="float" office:value="36543">
            <text:p>36543</text:p>
          </table:table-cell>
          <table:table-cell office:value-type="float" office:value="29005">
            <text:p>29005</text:p>
          </table:table-cell>
          <table:table-cell office:value-type="float" office:value="29.0132">
            <text:p>29.0132</text:p>
          </table:table-cell>
          <table:table-cell office:value-type="float" office:value="2.40071">
            <text:p>2.40071</text:p>
          </table:table-cell>
        </table:table-row>
        <table:table-row table:style-name="ro1">
          <table:table-cell office:value-type="float" office:value="28561">
            <text:p>28561</text:p>
          </table:table-cell>
          <table:table-cell office:value-type="float" office:value="35700">
            <text:p>35700</text:p>
          </table:table-cell>
          <table:table-cell office:value-type="float" office:value="28862">
            <text:p>28862</text:p>
          </table:table-cell>
          <table:table-cell office:value-type="float" office:value="24.9956">
            <text:p>24.9956</text:p>
          </table:table-cell>
          <table:table-cell office:value-type="float" office:value="1.05388">
            <text:p>1.05388</text:p>
          </table:table-cell>
        </table:table-row>
        <table:table-row table:style-name="ro1">
          <table:table-cell office:value-type="float" office:value="35482">
            <text:p>35482</text:p>
          </table:table-cell>
          <table:table-cell office:value-type="float" office:value="46307">
            <text:p>46307</text:p>
          </table:table-cell>
          <table:table-cell office:value-type="float" office:value="36354">
            <text:p>36354</text:p>
          </table:table-cell>
          <table:table-cell office:value-type="float" office:value="30.5084">
            <text:p>30.5084</text:p>
          </table:table-cell>
          <table:table-cell office:value-type="float" office:value="2.45758">
            <text:p>2.45758</text:p>
          </table:table-cell>
        </table:table-row>
        <table:table-row table:style-name="ro1">
          <table:table-cell office:value-type="float" office:value="35767">
            <text:p>35767</text:p>
          </table:table-cell>
          <table:table-cell office:value-type="float" office:value="46188">
            <text:p>46188</text:p>
          </table:table-cell>
          <table:table-cell office:value-type="float" office:value="37527">
            <text:p>37527</text:p>
          </table:table-cell>
          <table:table-cell office:value-type="float" office:value="29.1358">
            <text:p>29.1358</text:p>
          </table:table-cell>
          <table:table-cell office:value-type="float" office:value="4.92074">
            <text:p>4.92074</text:p>
          </table:table-cell>
        </table:table-row>
        <table:table-row table:style-name="ro1">
          <table:table-cell office:value-type="float" office:value="218664">
            <text:p>218664</text:p>
          </table:table-cell>
          <table:table-cell office:value-type="float" office:value="309575">
            <text:p>309575</text:p>
          </table:table-cell>
          <table:table-cell office:value-type="float" office:value="230171">
            <text:p>230171</text:p>
          </table:table-cell>
          <table:table-cell office:value-type="float" office:value="41.5757">
            <text:p>41.5757</text:p>
          </table:table-cell>
          <table:table-cell office:value-type="float" office:value="5.26241">
            <text:p>5.26241</text:p>
          </table:table-cell>
        </table:table-row>
        <table:table-row table:style-name="ro1">
          <table:table-cell office:value-type="float" office:value="215179">
            <text:p>215179</text:p>
          </table:table-cell>
          <table:table-cell office:value-type="float" office:value="298461">
            <text:p>298461</text:p>
          </table:table-cell>
          <table:table-cell office:value-type="float" office:value="258788">
            <text:p>258788</text:p>
          </table:table-cell>
          <table:table-cell office:value-type="float" office:value="38.7036">
            <text:p>38.7036</text:p>
          </table:table-cell>
          <table:table-cell office:value-type="float" office:value="20.2664">
            <text:p>20.2664</text:p>
          </table:table-cell>
        </table:table-row>
        <table:table-row table:style-name="ro1">
          <table:table-cell office:value-type="float" office:value="147969">
            <text:p>147969</text:p>
          </table:table-cell>
          <table:table-cell office:value-type="float" office:value="203073">
            <text:p>203073</text:p>
          </table:table-cell>
          <table:table-cell office:value-type="float" office:value="152469">
            <text:p>152469</text:p>
          </table:table-cell>
          <table:table-cell office:value-type="float" office:value="37.2402">
            <text:p>37.2402</text:p>
          </table:table-cell>
          <table:table-cell office:value-type="float" office:value="3.04118">
            <text:p>3.04118</text:p>
          </table:table-cell>
        </table:table-row>
        <table:table-row table:style-name="ro1">
          <table:table-cell office:value-type="float" office:value="244151">
            <text:p>244151</text:p>
          </table:table-cell>
          <table:table-cell office:value-type="float" office:value="317335">
            <text:p>317335</text:p>
          </table:table-cell>
          <table:table-cell office:value-type="float" office:value="250699">
            <text:p>250699</text:p>
          </table:table-cell>
          <table:table-cell office:value-type="float" office:value="29.9749">
            <text:p>29.9749</text:p>
          </table:table-cell>
          <table:table-cell office:value-type="float" office:value="2.68195">
            <text:p>2.68195</text:p>
          </table:table-cell>
        </table:table-row>
        <table:table-row table:style-name="ro1">
          <table:table-cell office:value-type="float" office:value="219713">
            <text:p>219713</text:p>
          </table:table-cell>
          <table:table-cell office:value-type="float" office:value="289079">
            <text:p>289079</text:p>
          </table:table-cell>
          <table:table-cell office:value-type="float" office:value="227854">
            <text:p>227854</text:p>
          </table:table-cell>
          <table:table-cell office:value-type="float" office:value="31.5712">
            <text:p>31.5712</text:p>
          </table:table-cell>
          <table:table-cell office:value-type="float" office:value="3.70529">
            <text:p>3.70529</text:p>
          </table:table-cell>
        </table:table-row>
        <table:table-row table:style-name="ro1">
          <table:table-cell office:value-type="float" office:value="147444">
            <text:p>147444</text:p>
          </table:table-cell>
          <table:table-cell office:value-type="float" office:value="195571">
            <text:p>195571</text:p>
          </table:table-cell>
          <table:table-cell office:value-type="float" office:value="154460">
            <text:p>154460</text:p>
          </table:table-cell>
          <table:table-cell office:value-type="float" office:value="32.6409">
            <text:p>32.6409</text:p>
          </table:table-cell>
          <table:table-cell office:value-type="float" office:value="4.75842">
            <text:p>4.75842</text:p>
          </table:table-cell>
        </table:table-row>
        <table:table-row table:style-name="ro1">
          <table:table-cell office:value-type="float" office:value="113038">
            <text:p>113038</text:p>
          </table:table-cell>
          <table:table-cell office:value-type="float" office:value="139951">
            <text:p>139951</text:p>
          </table:table-cell>
          <table:table-cell office:value-type="float" office:value="124650">
            <text:p>124650</text:p>
          </table:table-cell>
          <table:table-cell office:value-type="float" office:value="23.8088">
            <text:p>23.8088</text:p>
          </table:table-cell>
          <table:table-cell office:value-type="float" office:value="10.2727">
            <text:p>10.2727</text:p>
          </table:table-cell>
        </table:table-row>
        <table:table-row table:style-name="ro1">
          <table:table-cell office:value-type="float" office:value="81610">
            <text:p>81610</text:p>
          </table:table-cell>
          <table:table-cell office:value-type="float" office:value="105278">
            <text:p>105278</text:p>
          </table:table-cell>
          <table:table-cell office:value-type="float" office:value="88670">
            <text:p>88670</text:p>
          </table:table-cell>
          <table:table-cell office:value-type="float" office:value="29.0013">
            <text:p>29.0013</text:p>
          </table:table-cell>
          <table:table-cell office:value-type="float" office:value="8.6509">
            <text:p>8.6509</text:p>
          </table:table-cell>
        </table:table-row>
        <table:table-row table:style-name="ro1">
          <table:table-cell office:value-type="float" office:value="99412">
            <text:p>99412</text:p>
          </table:table-cell>
          <table:table-cell office:value-type="float" office:value="133245">
            <text:p>133245</text:p>
          </table:table-cell>
          <table:table-cell office:value-type="float" office:value="106792">
            <text:p>106792</text:p>
          </table:table-cell>
          <table:table-cell office:value-type="float" office:value="34.0331">
            <text:p>34.0331</text:p>
          </table:table-cell>
          <table:table-cell office:value-type="float" office:value="7.42365">
            <text:p>7.42365</text:p>
          </table:table-cell>
        </table:table-row>
        <table:table-row table:style-name="ro1">
          <table:table-cell office:value-type="float" office:value="281620">
            <text:p>281620</text:p>
          </table:table-cell>
          <table:table-cell office:value-type="float" office:value="365128">
            <text:p>365128</text:p>
          </table:table-cell>
          <table:table-cell office:value-type="float" office:value="293088">
            <text:p>293088</text:p>
          </table:table-cell>
          <table:table-cell office:value-type="float" office:value="29.6527">
            <text:p>29.6527</text:p>
          </table:table-cell>
          <table:table-cell office:value-type="float" office:value="4.07215">
            <text:p>4.07215</text:p>
          </table:table-cell>
        </table:table-row>
        <table:table-row table:style-name="ro1">
          <table:table-cell office:value-type="float" office:value="122255">
            <text:p>122255</text:p>
          </table:table-cell>
          <table:table-cell office:value-type="float" office:value="163398">
            <text:p>163398</text:p>
          </table:table-cell>
          <table:table-cell office:value-type="float" office:value="126572">
            <text:p>126572</text:p>
          </table:table-cell>
          <table:table-cell office:value-type="float" office:value="33.6534">
            <text:p>33.6534</text:p>
          </table:table-cell>
          <table:table-cell office:value-type="float" office:value="3.53114">
            <text:p>3.53114</text:p>
          </table:table-cell>
        </table:table-row>
        <table:table-row table:style-name="ro1">
          <table:table-cell office:value-type="float" office:value="142967">
            <text:p>142967</text:p>
          </table:table-cell>
          <table:table-cell office:value-type="float" office:value="186632">
            <text:p>186632</text:p>
          </table:table-cell>
          <table:table-cell office:value-type="float" office:value="154422">
            <text:p>154422</text:p>
          </table:table-cell>
          <table:table-cell office:value-type="float" office:value="30.542">
            <text:p>30.542</text:p>
          </table:table-cell>
          <table:table-cell office:value-type="float" office:value="8.01234">
            <text:p>8.01234</text:p>
          </table:table-cell>
        </table:table-row>
        <table:table-row table:style-name="ro1">
          <table:table-cell office:value-type="float" office:value="79515">
            <text:p>79515</text:p>
          </table:table-cell>
          <table:table-cell office:value-type="float" office:value="106005">
            <text:p>106005</text:p>
          </table:table-cell>
          <table:table-cell office:value-type="float" office:value="89209">
            <text:p>89209</text:p>
          </table:table-cell>
          <table:table-cell office:value-type="float" office:value="33.3145">
            <text:p>33.3145</text:p>
          </table:table-cell>
          <table:table-cell office:value-type="float" office:value="12.1914">
            <text:p>12.1914</text:p>
          </table:table-cell>
        </table:table-row>
        <table:table-row table:style-name="ro1">
          <table:table-cell office:value-type="float" office:value="78333">
            <text:p>78333</text:p>
          </table:table-cell>
          <table:table-cell office:value-type="float" office:value="102554">
            <text:p>102554</text:p>
          </table:table-cell>
          <table:table-cell office:value-type="float" office:value="84416">
            <text:p>84416</text:p>
          </table:table-cell>
          <table:table-cell office:value-type="float" office:value="30.9206">
            <text:p>30.9206</text:p>
          </table:table-cell>
          <table:table-cell office:value-type="float" office:value="7.76556">
            <text:p>7.76556</text:p>
          </table:table-cell>
        </table:table-row>
        <table:table-row table:style-name="ro1">
          <table:table-cell office:value-type="float" office:value="83120">
            <text:p>83120</text:p>
          </table:table-cell>
          <table:table-cell office:value-type="float" office:value="106296">
            <text:p>106296</text:p>
          </table:table-cell>
          <table:table-cell office:value-type="float" office:value="84853">
            <text:p>84853</text:p>
          </table:table-cell>
          <table:table-cell office:value-type="float" office:value="27.8826">
            <text:p>27.8826</text:p>
          </table:table-cell>
          <table:table-cell office:value-type="float" office:value="2.08494">
            <text:p>2.08494</text:p>
          </table:table-cell>
        </table:table-row>
        <table:table-row table:style-name="ro1">
          <table:table-cell office:value-type="float" office:value="67445">
            <text:p>67445</text:p>
          </table:table-cell>
          <table:table-cell office:value-type="float" office:value="95955">
            <text:p>95955</text:p>
          </table:table-cell>
          <table:table-cell office:value-type="float" office:value="73372">
            <text:p>73372</text:p>
          </table:table-cell>
          <table:table-cell office:value-type="float" office:value="42.2715">
            <text:p>42.2715</text:p>
          </table:table-cell>
          <table:table-cell office:value-type="float" office:value="8.7879">
            <text:p>8.7879</text:p>
          </table:table-cell>
        </table:table-row>
        <table:table-row table:style-name="ro1">
          <table:table-cell office:value-type="float" office:value="224294">
            <text:p>224294</text:p>
          </table:table-cell>
          <table:table-cell office:value-type="float" office:value="289619">
            <text:p>289619</text:p>
          </table:table-cell>
          <table:table-cell office:value-type="float" office:value="231298">
            <text:p>231298</text:p>
          </table:table-cell>
          <table:table-cell office:value-type="float" office:value="29.1247">
            <text:p>29.1247</text:p>
          </table:table-cell>
          <table:table-cell office:value-type="float" office:value="3.12269">
            <text:p>3.12269</text:p>
          </table:table-cell>
        </table:table-row>
        <table:table-row table:style-name="ro1">
          <table:table-cell office:value-type="float" office:value="216965">
            <text:p>216965</text:p>
          </table:table-cell>
          <table:table-cell office:value-type="float" office:value="271326">
            <text:p>271326</text:p>
          </table:table-cell>
          <table:table-cell office:value-type="float" office:value="214104">
            <text:p>214104</text:p>
          </table:table-cell>
          <table:table-cell office:value-type="float" office:value="25.0552">
            <text:p>25.0552</text:p>
          </table:table-cell>
          <table:table-cell office:value-type="float" office:value="-1.31865">
            <text:p>-1.31865</text:p>
          </table:table-cell>
        </table:table-row>
        <table:table-row table:style-name="ro1">
          <table:table-cell office:value-type="float" office:value="330030">
            <text:p>330030</text:p>
          </table:table-cell>
          <table:table-cell office:value-type="float" office:value="428468">
            <text:p>428468</text:p>
          </table:table-cell>
          <table:table-cell office:value-type="float" office:value="383754">
            <text:p>383754</text:p>
          </table:table-cell>
          <table:table-cell office:value-type="float" office:value="29.827">
            <text:p>29.827</text:p>
          </table:table-cell>
          <table:table-cell office:value-type="float" office:value="16.2785">
            <text:p>16.2785</text:p>
          </table:table-cell>
        </table:table-row>
        <table:table-row table:style-name="ro1">
          <table:table-cell office:value-type="float" office:value="240929">
            <text:p>240929</text:p>
          </table:table-cell>
          <table:table-cell office:value-type="float" office:value="335112">
            <text:p>335112</text:p>
          </table:table-cell>
          <table:table-cell office:value-type="float" office:value="256059">
            <text:p>256059</text:p>
          </table:table-cell>
          <table:table-cell office:value-type="float" office:value="39.0916">
            <text:p>39.0916</text:p>
          </table:table-cell>
          <table:table-cell office:value-type="float" office:value="6.27986">
            <text:p>6.27986</text:p>
          </table:table-cell>
        </table:table-row>
        <table:table-row table:style-name="ro1">
          <table:table-cell office:value-type="float" office:value="72959">
            <text:p>72959</text:p>
          </table:table-cell>
          <table:table-cell office:value-type="float" office:value="92892">
            <text:p>92892</text:p>
          </table:table-cell>
          <table:table-cell office:value-type="float" office:value="70297">
            <text:p>70297</text:p>
          </table:table-cell>
          <table:table-cell office:value-type="float" office:value="27.3208">
            <text:p>27.3208</text:p>
          </table:table-cell>
          <table:table-cell office:value-type="float" office:value="-3.64862">
            <text:p>-3.64862</text:p>
          </table:table-cell>
        </table:table-row>
        <table:table-row table:style-name="ro1">
          <table:table-cell office:value-type="float" office:value="162686">
            <text:p>162686</text:p>
          </table:table-cell>
          <table:table-cell office:value-type="float" office:value="218237">
            <text:p>218237</text:p>
          </table:table-cell>
          <table:table-cell office:value-type="float" office:value="179556">
            <text:p>179556</text:p>
          </table:table-cell>
          <table:table-cell office:value-type="float" office:value="34.1461">
            <text:p>34.1461</text:p>
          </table:table-cell>
          <table:table-cell office:value-type="float" office:value="10.3697">
            <text:p>10.3697</text:p>
          </table:table-cell>
        </table:table-row>
        <table:table-row table:style-name="ro1">
          <table:table-cell office:value-type="float" office:value="72524">
            <text:p>72524</text:p>
          </table:table-cell>
          <table:table-cell office:value-type="float" office:value="93621">
            <text:p>93621</text:p>
          </table:table-cell>
          <table:table-cell office:value-type="float" office:value="72993">
            <text:p>72993</text:p>
          </table:table-cell>
          <table:table-cell office:value-type="float" office:value="29.0897">
            <text:p>29.0897</text:p>
          </table:table-cell>
          <table:table-cell office:value-type="float" office:value="0.646682">
            <text:p>0.646682</text:p>
          </table:table-cell>
        </table:table-row>
        <table:table-row table:style-name="ro1">
          <table:table-cell office:value-type="float" office:value="46228">
            <text:p>46228</text:p>
          </table:table-cell>
          <table:table-cell office:value-type="float" office:value="64699">
            <text:p>64699</text:p>
          </table:table-cell>
          <table:table-cell office:value-type="float" office:value="50065">
            <text:p>50065</text:p>
          </table:table-cell>
          <table:table-cell office:value-type="float" office:value="39.9563">
            <text:p>39.9563</text:p>
          </table:table-cell>
          <table:table-cell office:value-type="float" office:value="8.30016">
            <text:p>8.30016</text:p>
          </table:table-cell>
        </table:table-row>
        <table:table-row table:style-name="ro1">
          <table:table-cell office:value-type="float" office:value="48404">
            <text:p>48404</text:p>
          </table:table-cell>
          <table:table-cell office:value-type="float" office:value="61028">
            <text:p>61028</text:p>
          </table:table-cell>
          <table:table-cell office:value-type="float" office:value="48289">
            <text:p>48289</text:p>
          </table:table-cell>
          <table:table-cell office:value-type="float" office:value="26.0805">
            <text:p>26.0805</text:p>
          </table:table-cell>
          <table:table-cell office:value-type="float" office:value="-0.237584">
            <text:p>-0.237584</text:p>
          </table:table-cell>
        </table:table-row>
        <table:table-row table:style-name="ro1">
          <table:table-cell office:value-type="float" office:value="32513">
            <text:p>32513</text:p>
          </table:table-cell>
          <table:table-cell office:value-type="float" office:value="42873">
            <text:p>42873</text:p>
          </table:table-cell>
          <table:table-cell office:value-type="float" office:value="34524">
            <text:p>34524</text:p>
          </table:table-cell>
          <table:table-cell office:value-type="float" office:value="31.8642">
            <text:p>31.8642</text:p>
          </table:table-cell>
          <table:table-cell office:value-type="float" office:value="6.18522">
            <text:p>6.18522</text:p>
          </table:table-cell>
        </table:table-row>
        <table:table-row table:style-name="ro1">
          <table:table-cell office:value-type="float" office:value="32900">
            <text:p>32900</text:p>
          </table:table-cell>
          <table:table-cell office:value-type="float" office:value="47353">
            <text:p>47353</text:p>
          </table:table-cell>
          <table:table-cell office:value-type="float" office:value="33240">
            <text:p>33240</text:p>
          </table:table-cell>
          <table:table-cell office:value-type="float" office:value="43.9301">
            <text:p>43.9301</text:p>
          </table:table-cell>
          <table:table-cell office:value-type="float" office:value="1.03343">
            <text:p>1.03343</text:p>
          </table:table-cell>
        </table:table-row>
        <table:table-row table:style-name="ro1">
          <table:table-cell office:value-type="float" office:value="45512">
            <text:p>45512</text:p>
          </table:table-cell>
          <table:table-cell office:value-type="float" office:value="68226">
            <text:p>68226</text:p>
          </table:table-cell>
          <table:table-cell office:value-type="float" office:value="49878">
            <text:p>49878</text:p>
          </table:table-cell>
          <table:table-cell office:value-type="float" office:value="49.9077">
            <text:p>49.9077</text:p>
          </table:table-cell>
          <table:table-cell office:value-type="float" office:value="9.59307">
            <text:p>9.59307</text:p>
          </table:table-cell>
        </table:table-row>
        <table:table-row table:style-name="ro1">
          <table:table-cell office:value-type="float" office:value="48879">
            <text:p>48879</text:p>
          </table:table-cell>
          <table:table-cell office:value-type="float" office:value="68149">
            <text:p>68149</text:p>
          </table:table-cell>
          <table:table-cell office:value-type="float" office:value="49957">
            <text:p>49957</text:p>
          </table:table-cell>
          <table:table-cell office:value-type="float" office:value="39.4239">
            <text:p>39.4239</text:p>
          </table:table-cell>
          <table:table-cell office:value-type="float" office:value="2.20545">
            <text:p>2.20545</text:p>
          </table:table-cell>
        </table:table-row>
        <table:table-row table:style-name="ro1">
          <table:table-cell office:value-type="float" office:value="220926">
            <text:p>220926</text:p>
          </table:table-cell>
          <table:table-cell office:value-type="float" office:value="265794">
            <text:p>265794</text:p>
          </table:table-cell>
          <table:table-cell office:value-type="float" office:value="205480">
            <text:p>205480</text:p>
          </table:table-cell>
          <table:table-cell office:value-type="float" office:value="20.3091">
            <text:p>20.3091</text:p>
          </table:table-cell>
          <table:table-cell office:value-type="float" office:value="-6.99148">
            <text:p>-6.99148</text:p>
          </table:table-cell>
        </table:table-row>
        <table:table-row table:style-name="ro1">
          <table:table-cell office:value-type="float" office:value="172497">
            <text:p>172497</text:p>
          </table:table-cell>
          <table:table-cell office:value-type="float" office:value="219729">
            <text:p>219729</text:p>
          </table:table-cell>
          <table:table-cell office:value-type="float" office:value="187124">
            <text:p>187124</text:p>
          </table:table-cell>
          <table:table-cell office:value-type="float" office:value="27.3813">
            <text:p>27.3813</text:p>
          </table:table-cell>
          <table:table-cell office:value-type="float" office:value="8.47957">
            <text:p>8.47957</text:p>
          </table:table-cell>
        </table:table-row>
        <table:table-row table:style-name="ro1">
          <table:table-cell office:value-type="float" office:value="49857">
            <text:p>49857</text:p>
          </table:table-cell>
          <table:table-cell office:value-type="float" office:value="60512">
            <text:p>60512</text:p>
          </table:table-cell>
          <table:table-cell office:value-type="float" office:value="49321">
            <text:p>49321</text:p>
          </table:table-cell>
          <table:table-cell office:value-type="float" office:value="21.3711">
            <text:p>21.3711</text:p>
          </table:table-cell>
          <table:table-cell office:value-type="float" office:value="-1.07507">
            <text:p>-1.07507</text:p>
          </table:table-cell>
        </table:table-row>
        <table:table-row table:style-name="ro1">
          <table:table-cell office:value-type="float" office:value="81982">
            <text:p>81982</text:p>
          </table:table-cell>
          <table:table-cell office:value-type="float" office:value="113010">
            <text:p>113010</text:p>
          </table:table-cell>
          <table:table-cell office:value-type="float" office:value="82698">
            <text:p>82698</text:p>
          </table:table-cell>
          <table:table-cell office:value-type="float" office:value="37.8473">
            <text:p>37.8473</text:p>
          </table:table-cell>
          <table:table-cell office:value-type="float" office:value="0.873362">
            <text:p>0.873362</text:p>
          </table:table-cell>
        </table:table-row>
        <table:table-row table:style-name="ro1">
          <table:table-cell office:value-type="float" office:value="246466">
            <text:p>246466</text:p>
          </table:table-cell>
          <table:table-cell office:value-type="float" office:value="332275">
            <text:p>332275</text:p>
          </table:table-cell>
          <table:table-cell office:value-type="float" office:value="259835">
            <text:p>259835</text:p>
          </table:table-cell>
          <table:table-cell office:value-type="float" office:value="34.8158">
            <text:p>34.8158</text:p>
          </table:table-cell>
          <table:table-cell office:value-type="float" office:value="5.42428">
            <text:p>5.42428</text:p>
          </table:table-cell>
        </table:table-row>
        <table:table-row table:style-name="ro1">
          <table:table-cell office:value-type="float" office:value="226989">
            <text:p>226989</text:p>
          </table:table-cell>
          <table:table-cell office:value-type="float" office:value="293046">
            <text:p>293046</text:p>
          </table:table-cell>
          <table:table-cell office:value-type="float" office:value="232592">
            <text:p>232592</text:p>
          </table:table-cell>
          <table:table-cell office:value-type="float" office:value="29.1014">
            <text:p>29.1014</text:p>
          </table:table-cell>
          <table:table-cell office:value-type="float" office:value="2.4684">
            <text:p>2.4684</text:p>
          </table:table-cell>
        </table:table-row>
        <table:table-row table:style-name="ro1">
          <table:table-cell office:value-type="float" office:value="135830">
            <text:p>135830</text:p>
          </table:table-cell>
          <table:table-cell office:value-type="float" office:value="169932">
            <text:p>169932</text:p>
          </table:table-cell>
          <table:table-cell office:value-type="float" office:value="143943">
            <text:p>143943</text:p>
          </table:table-cell>
          <table:table-cell office:value-type="float" office:value="25.1064">
            <text:p>25.1064</text:p>
          </table:table-cell>
          <table:table-cell office:value-type="float" office:value="5.97291">
            <text:p>5.97291</text:p>
          </table:table-cell>
        </table:table-row>
        <table:table-row table:style-name="ro1">
          <table:table-cell office:value-type="float" office:value="43483">
            <text:p>43483</text:p>
          </table:table-cell>
          <table:table-cell office:value-type="float" office:value="57902">
            <text:p>57902</text:p>
          </table:table-cell>
          <table:table-cell office:value-type="float" office:value="45157">
            <text:p>45157</text:p>
          </table:table-cell>
          <table:table-cell office:value-type="float" office:value="33.1601">
            <text:p>33.1601</text:p>
          </table:table-cell>
          <table:table-cell office:value-type="float" office:value="3.84978">
            <text:p>3.84978</text:p>
          </table:table-cell>
        </table:table-row>
        <table:table-row table:style-name="ro1">
          <table:table-cell office:value-type="float" office:value="42277">
            <text:p>42277</text:p>
          </table:table-cell>
          <table:table-cell office:value-type="float" office:value="60582">
            <text:p>60582</text:p>
          </table:table-cell>
          <table:table-cell office:value-type="float" office:value="50279">
            <text:p>50279</text:p>
          </table:table-cell>
          <table:table-cell office:value-type="float" office:value="43.2978">
            <text:p>43.2978</text:p>
          </table:table-cell>
          <table:table-cell office:value-type="float" office:value="18.9275">
            <text:p>18.9275</text:p>
          </table:table-cell>
        </table:table-row>
        <table:table-row table:style-name="ro1">
          <table:table-cell office:value-type="float" office:value="29395">
            <text:p>29395</text:p>
          </table:table-cell>
          <table:table-cell office:value-type="float" office:value="40361">
            <text:p>40361</text:p>
          </table:table-cell>
          <table:table-cell office:value-type="float" office:value="26296">
            <text:p>26296</text:p>
          </table:table-cell>
          <table:table-cell office:value-type="float" office:value="37.3057">
            <text:p>37.3057</text:p>
          </table:table-cell>
          <table:table-cell office:value-type="float" office:value="-10.5426">
            <text:p>-10.5426</text:p>
          </table:table-cell>
        </table:table-row>
        <table:table-row table:style-name="ro1">
          <table:table-cell office:value-type="float" office:value="27366">
            <text:p>27366</text:p>
          </table:table-cell>
          <table:table-cell office:value-type="float" office:value="34913">
            <text:p>34913</text:p>
          </table:table-cell>
          <table:table-cell office:value-type="float" office:value="30058">
            <text:p>30058</text:p>
          </table:table-cell>
          <table:table-cell office:value-type="float" office:value="27.578">
            <text:p>27.578</text:p>
          </table:table-cell>
          <table:table-cell office:value-type="float" office:value="9.83702">
            <text:p>9.83702</text:p>
          </table:table-cell>
        </table:table-row>
        <table:table-row table:style-name="ro1">
          <table:table-cell office:value-type="float" office:value="270465">
            <text:p>270465</text:p>
          </table:table-cell>
          <table:table-cell office:value-type="float" office:value="355459">
            <text:p>355459</text:p>
          </table:table-cell>
          <table:table-cell office:value-type="float" office:value="298179">
            <text:p>298179</text:p>
          </table:table-cell>
          <table:table-cell office:value-type="float" office:value="31.4251">
            <text:p>31.4251</text:p>
          </table:table-cell>
          <table:table-cell office:value-type="float" office:value="10.2468">
            <text:p>10.2468</text:p>
          </table:table-cell>
        </table:table-row>
        <table:table-row table:style-name="ro1">
          <table:table-cell office:value-type="float" office:value="121285">
            <text:p>121285</text:p>
          </table:table-cell>
          <table:table-cell office:value-type="float" office:value="150654">
            <text:p>150654</text:p>
          </table:table-cell>
          <table:table-cell office:value-type="float" office:value="122203">
            <text:p>122203</text:p>
          </table:table-cell>
          <table:table-cell office:value-type="float" office:value="24.2149">
            <text:p>24.2149</text:p>
          </table:table-cell>
          <table:table-cell office:value-type="float" office:value="0.756895">
            <text:p>0.756895</text:p>
          </table:table-cell>
        </table:table-row>
        <table:table-row table:style-name="ro1">
          <table:table-cell office:value-type="float" office:value="124875">
            <text:p>124875</text:p>
          </table:table-cell>
          <table:table-cell office:value-type="float" office:value="159329">
            <text:p>159329</text:p>
          </table:table-cell>
          <table:table-cell office:value-type="float" office:value="128351">
            <text:p>128351</text:p>
          </table:table-cell>
          <table:table-cell office:value-type="float" office:value="27.5908">
            <text:p>27.5908</text:p>
          </table:table-cell>
          <table:table-cell office:value-type="float" office:value="2.78358">
            <text:p>2.78358</text:p>
          </table:table-cell>
        </table:table-row>
        <table:table-row table:style-name="ro1">
          <table:table-cell office:value-type="float" office:value="98043">
            <text:p>98043</text:p>
          </table:table-cell>
          <table:table-cell office:value-type="float" office:value="133384">
            <text:p>133384</text:p>
          </table:table-cell>
          <table:table-cell office:value-type="float" office:value="110727">
            <text:p>110727</text:p>
          </table:table-cell>
          <table:table-cell office:value-type="float" office:value="36.0464">
            <text:p>36.0464</text:p>
          </table:table-cell>
          <table:table-cell office:value-type="float" office:value="12.9372">
            <text:p>12.9372</text:p>
          </table:table-cell>
        </table:table-row>
        <table:table-row table:style-name="ro1">
          <table:table-cell office:value-type="float" office:value="93736">
            <text:p>93736</text:p>
          </table:table-cell>
          <table:table-cell office:value-type="float" office:value="123527">
            <text:p>123527</text:p>
          </table:table-cell>
          <table:table-cell office:value-type="float" office:value="89653">
            <text:p>89653</text:p>
          </table:table-cell>
          <table:table-cell office:value-type="float" office:value="31.7818">
            <text:p>31.7818</text:p>
          </table:table-cell>
          <table:table-cell office:value-type="float" office:value="-4.35585">
            <text:p>-4.35585</text:p>
          </table:table-cell>
        </table:table-row>
        <table:table-row table:style-name="ro1">
          <table:table-cell office:value-type="float" office:value="64209">
            <text:p>64209</text:p>
          </table:table-cell>
          <table:table-cell office:value-type="float" office:value="90141">
            <text:p>90141</text:p>
          </table:table-cell>
          <table:table-cell office:value-type="float" office:value="65960">
            <text:p>65960</text:p>
          </table:table-cell>
          <table:table-cell office:value-type="float" office:value="40.3869">
            <text:p>40.3869</text:p>
          </table:table-cell>
          <table:table-cell office:value-type="float" office:value="2.72703">
            <text:p>2.72703</text:p>
          </table:table-cell>
        </table:table-row>
        <table:table-row table:style-name="ro1">
          <table:table-cell office:value-type="float" office:value="254275">
            <text:p>254275</text:p>
          </table:table-cell>
          <table:table-cell office:value-type="float" office:value="336971">
            <text:p>336971</text:p>
          </table:table-cell>
          <table:table-cell office:value-type="float" office:value="256997">
            <text:p>256997</text:p>
          </table:table-cell>
          <table:table-cell office:value-type="float" office:value="32.5223">
            <text:p>32.5223</text:p>
          </table:table-cell>
          <table:table-cell office:value-type="float" office:value="1.07049">
            <text:p>1.07049</text:p>
          </table:table-cell>
        </table:table-row>
        <table:table-row table:style-name="ro1">
          <table:table-cell office:value-type="float" office:value="239556">
            <text:p>239556</text:p>
          </table:table-cell>
          <table:table-cell office:value-type="float" office:value="315313">
            <text:p>315313</text:p>
          </table:table-cell>
          <table:table-cell office:value-type="float" office:value="248762">
            <text:p>248762</text:p>
          </table:table-cell>
          <table:table-cell office:value-type="float" office:value="31.6239">
            <text:p>31.6239</text:p>
          </table:table-cell>
          <table:table-cell office:value-type="float" office:value="3.84294">
            <text:p>3.84294</text:p>
          </table:table-cell>
        </table:table-row>
        <table:table-row table:style-name="ro1">
          <table:table-cell office:value-type="float" office:value="136460">
            <text:p>136460</text:p>
          </table:table-cell>
          <table:table-cell office:value-type="float" office:value="177038">
            <text:p>177038</text:p>
          </table:table-cell>
          <table:table-cell office:value-type="float" office:value="166627">
            <text:p>166627</text:p>
          </table:table-cell>
          <table:table-cell office:value-type="float" office:value="29.7362">
            <text:p>29.7362</text:p>
          </table:table-cell>
          <table:table-cell office:value-type="float" office:value="22.1068">
            <text:p>22.1068</text:p>
          </table:table-cell>
        </table:table-row>
        <table:table-row table:style-name="ro1">
          <table:table-cell office:value-type="float" office:value="35306">
            <text:p>35306</text:p>
          </table:table-cell>
          <table:table-cell office:value-type="float" office:value="42486">
            <text:p>42486</text:p>
          </table:table-cell>
          <table:table-cell office:value-type="float" office:value="33815">
            <text:p>33815</text:p>
          </table:table-cell>
          <table:table-cell office:value-type="float" office:value="20.3365">
            <text:p>20.3365</text:p>
          </table:table-cell>
          <table:table-cell office:value-type="float" office:value="-4.22308">
            <text:p>-4.22308</text:p>
          </table:table-cell>
        </table:table-row>
        <table:table-row table:style-name="ro1">
          <table:table-cell office:value-type="float" office:value="33560">
            <text:p>33560</text:p>
          </table:table-cell>
          <table:table-cell office:value-type="float" office:value="43260">
            <text:p>43260</text:p>
          </table:table-cell>
          <table:table-cell office:value-type="float" office:value="47192">
            <text:p>47192</text:p>
          </table:table-cell>
          <table:table-cell office:value-type="float" office:value="28.9035">
            <text:p>28.9035</text:p>
          </table:table-cell>
          <table:table-cell office:value-type="float" office:value="40.6198">
            <text:p>40.6198</text:p>
          </table:table-cell>
        </table:table-row>
        <table:table-row table:style-name="ro1">
          <table:table-cell office:value-type="float" office:value="232347">
            <text:p>232347</text:p>
          </table:table-cell>
          <table:table-cell office:value-type="float" office:value="311181">
            <text:p>311181</text:p>
          </table:table-cell>
          <table:table-cell office:value-type="float" office:value="245289">
            <text:p>245289</text:p>
          </table:table-cell>
          <table:table-cell office:value-type="float" office:value="33.9294">
            <text:p>33.9294</text:p>
          </table:table-cell>
          <table:table-cell office:value-type="float" office:value="5.57012">
            <text:p>5.57012</text:p>
          </table:table-cell>
        </table:table-row>
        <table:table-row table:style-name="ro1">
          <table:table-cell office:value-type="float" office:value="262227">
            <text:p>262227</text:p>
          </table:table-cell>
          <table:table-cell office:value-type="float" office:value="334788">
            <text:p>334788</text:p>
          </table:table-cell>
          <table:table-cell office:value-type="float" office:value="280202">
            <text:p>280202</text:p>
          </table:table-cell>
          <table:table-cell office:value-type="float" office:value="27.6711">
            <text:p>27.6711</text:p>
          </table:table-cell>
          <table:table-cell office:value-type="float" office:value="6.85475">
            <text:p>6.85475</text:p>
          </table:table-cell>
        </table:table-row>
        <table:table-row table:style-name="ro1">
          <table:table-cell office:value-type="float" office:value="141725">
            <text:p>141725</text:p>
          </table:table-cell>
          <table:table-cell office:value-type="float" office:value="188881">
            <text:p>188881</text:p>
          </table:table-cell>
          <table:table-cell office:value-type="float" office:value="154431">
            <text:p>154431</text:p>
          </table:table-cell>
          <table:table-cell office:value-type="float" office:value="33.2729">
            <text:p>33.2729</text:p>
          </table:table-cell>
          <table:table-cell office:value-type="float" office:value="8.96525">
            <text:p>8.96525</text:p>
          </table:table-cell>
        </table:table-row>
        <table:table-row table:style-name="ro1">
          <table:table-cell office:value-type="float" office:value="263887">
            <text:p>263887</text:p>
          </table:table-cell>
          <table:table-cell office:value-type="float" office:value="329500">
            <text:p>329500</text:p>
          </table:table-cell>
          <table:table-cell office:value-type="float" office:value="271809">
            <text:p>271809</text:p>
          </table:table-cell>
          <table:table-cell office:value-type="float" office:value="24.8641">
            <text:p>24.8641</text:p>
          </table:table-cell>
          <table:table-cell office:value-type="float" office:value="3.00204">
            <text:p>3.00204</text:p>
          </table:table-cell>
        </table:table-row>
        <table:table-row table:style-name="ro1">
          <table:table-cell office:value-type="float" office:value="236873">
            <text:p>236873</text:p>
          </table:table-cell>
          <table:table-cell office:value-type="float" office:value="301853">
            <text:p>301853</text:p>
          </table:table-cell>
          <table:table-cell office:value-type="float" office:value="239025">
            <text:p>239025</text:p>
          </table:table-cell>
          <table:table-cell office:value-type="float" office:value="27.4324">
            <text:p>27.4324</text:p>
          </table:table-cell>
          <table:table-cell office:value-type="float" office:value="0.908504">
            <text:p>0.908504</text:p>
          </table:table-cell>
        </table:table-row>
        <table:table-row table:style-name="ro1">
          <table:table-cell office:value-type="float" office:value="198038">
            <text:p>198038</text:p>
          </table:table-cell>
          <table:table-cell office:value-type="float" office:value="246329">
            <text:p>246329</text:p>
          </table:table-cell>
          <table:table-cell office:value-type="float" office:value="206157">
            <text:p>206157</text:p>
          </table:table-cell>
          <table:table-cell office:value-type="float" office:value="24.3847">
            <text:p>24.3847</text:p>
          </table:table-cell>
          <table:table-cell office:value-type="float" office:value="4.09972">
            <text:p>4.09972</text:p>
          </table:table-cell>
        </table:table-row>
        <table:table-row table:style-name="ro1">
          <table:table-cell office:value-type="float" office:value="112556">
            <text:p>112556</text:p>
          </table:table-cell>
          <table:table-cell office:value-type="float" office:value="146882">
            <text:p>146882</text:p>
          </table:table-cell>
          <table:table-cell office:value-type="float" office:value="110504">
            <text:p>110504</text:p>
          </table:table-cell>
          <table:table-cell office:value-type="float" office:value="30.4968">
            <text:p>30.4968</text:p>
          </table:table-cell>
          <table:table-cell office:value-type="float" office:value="-1.82309">
            <text:p>-1.82309</text:p>
          </table:table-cell>
        </table:table-row>
        <table:table-row table:style-name="ro1">
          <table:table-cell office:value-type="float" office:value="95213">
            <text:p>95213</text:p>
          </table:table-cell>
          <table:table-cell office:value-type="float" office:value="124171">
            <text:p>124171</text:p>
          </table:table-cell>
          <table:table-cell office:value-type="float" office:value="100457">
            <text:p>100457</text:p>
          </table:table-cell>
          <table:table-cell office:value-type="float" office:value="30.4139">
            <text:p>30.4139</text:p>
          </table:table-cell>
          <table:table-cell office:value-type="float" office:value="5.50765">
            <text:p>5.50765</text:p>
          </table:table-cell>
        </table:table-row>
        <table:table-row table:style-name="ro1">
          <table:table-cell office:value-type="float" office:value="232728">
            <text:p>232728</text:p>
          </table:table-cell>
          <table:table-cell office:value-type="float" office:value="304809">
            <text:p>304809</text:p>
          </table:table-cell>
          <table:table-cell office:value-type="float" office:value="256332">
            <text:p>256332</text:p>
          </table:table-cell>
          <table:table-cell office:value-type="float" office:value="30.9722">
            <text:p>30.9722</text:p>
          </table:table-cell>
          <table:table-cell office:value-type="float" office:value="10.1423">
            <text:p>10.1423</text:p>
          </table:table-cell>
        </table:table-row>
        <table:table-row table:style-name="ro1">
          <table:table-cell office:value-type="float" office:value="190443">
            <text:p>190443</text:p>
          </table:table-cell>
          <table:table-cell office:value-type="float" office:value="230898">
            <text:p>230898</text:p>
          </table:table-cell>
          <table:table-cell office:value-type="float" office:value="171553">
            <text:p>171553</text:p>
          </table:table-cell>
          <table:table-cell office:value-type="float" office:value="21.2426">
            <text:p>21.2426</text:p>
          </table:table-cell>
          <table:table-cell office:value-type="float" office:value="-9.91898">
            <text:p>-9.91898</text:p>
          </table:table-cell>
        </table:table-row>
        <table:table-row table:style-name="ro1">
          <table:table-cell office:value-type="float" office:value="87986">
            <text:p>87986</text:p>
          </table:table-cell>
          <table:table-cell office:value-type="float" office:value="112912">
            <text:p>112912</text:p>
          </table:table-cell>
          <table:table-cell office:value-type="float" office:value="87775">
            <text:p>87775</text:p>
          </table:table-cell>
          <table:table-cell office:value-type="float" office:value="28.3295">
            <text:p>28.3295</text:p>
          </table:table-cell>
          <table:table-cell office:value-type="float" office:value="-0.239811">
            <text:p>-0.239811</text:p>
          </table:table-cell>
        </table:table-row>
        <table:table-row table:style-name="ro1">
          <table:table-cell office:value-type="float" office:value="175032">
            <text:p>175032</text:p>
          </table:table-cell>
          <table:table-cell office:value-type="float" office:value="210769">
            <text:p>210769</text:p>
          </table:table-cell>
          <table:table-cell office:value-type="float" office:value="161681">
            <text:p>161681</text:p>
          </table:table-cell>
          <table:table-cell office:value-type="float" office:value="20.4174">
            <text:p>20.4174</text:p>
          </table:table-cell>
          <table:table-cell office:value-type="float" office:value="-7.62775">
            <text:p>-7.62775</text:p>
          </table:table-cell>
        </table:table-row>
        <table:table-row table:style-name="ro1">
          <table:table-cell office:value-type="float" office:value="63631">
            <text:p>63631</text:p>
          </table:table-cell>
          <table:table-cell office:value-type="float" office:value="79262">
            <text:p>79262</text:p>
          </table:table-cell>
          <table:table-cell office:value-type="float" office:value="67787">
            <text:p>67787</text:p>
          </table:table-cell>
          <table:table-cell office:value-type="float" office:value="24.5651">
            <text:p>24.5651</text:p>
          </table:table-cell>
          <table:table-cell office:value-type="float" office:value="6.53141">
            <text:p>6.53141</text:p>
          </table:table-cell>
        </table:table-row>
        <table:table-row table:style-name="ro1">
          <table:table-cell office:value-type="float" office:value="53862">
            <text:p>53862</text:p>
          </table:table-cell>
          <table:table-cell office:value-type="float" office:value="71978">
            <text:p>71978</text:p>
          </table:table-cell>
          <table:table-cell office:value-type="float" office:value="56027">
            <text:p>56027</text:p>
          </table:table-cell>
          <table:table-cell office:value-type="float" office:value="33.6341">
            <text:p>33.6341</text:p>
          </table:table-cell>
          <table:table-cell office:value-type="float" office:value="4.01953">
            <text:p>4.01953</text:p>
          </table:table-cell>
        </table:table-row>
        <table:table-row table:style-name="ro1">
          <table:table-cell office:value-type="float" office:value="285415">
            <text:p>285415</text:p>
          </table:table-cell>
          <table:table-cell office:value-type="float" office:value="374643">
            <text:p>374643</text:p>
          </table:table-cell>
          <table:table-cell office:value-type="float" office:value="270527">
            <text:p>270527</text:p>
          </table:table-cell>
          <table:table-cell office:value-type="float" office:value="31.2625">
            <text:p>31.2625</text:p>
          </table:table-cell>
          <table:table-cell office:value-type="float" office:value="-5.21626">
            <text:p>-5.21626</text:p>
          </table:table-cell>
        </table:table-row>
        <table:table-row table:style-name="ro1">
          <table:table-cell office:value-type="float" office:value="220932">
            <text:p>220932</text:p>
          </table:table-cell>
          <table:table-cell office:value-type="float" office:value="291470">
            <text:p>291470</text:p>
          </table:table-cell>
          <table:table-cell office:value-type="float" office:value="242221">
            <text:p>242221</text:p>
          </table:table-cell>
          <table:table-cell office:value-type="float" office:value="31.9275">
            <text:p>31.9275</text:p>
          </table:table-cell>
          <table:table-cell office:value-type="float" office:value="9.636">
            <text:p>9.636</text:p>
          </table:table-cell>
        </table:table-row>
        <table:table-row table:style-name="ro1">
          <table:table-cell office:value-type="float" office:value="43437">
            <text:p>43437</text:p>
          </table:table-cell>
          <table:table-cell office:value-type="float" office:value="61370">
            <text:p>61370</text:p>
          </table:table-cell>
          <table:table-cell office:value-type="float" office:value="44440">
            <text:p>44440</text:p>
          </table:table-cell>
          <table:table-cell office:value-type="float" office:value="41.2851">
            <text:p>41.2851</text:p>
          </table:table-cell>
          <table:table-cell office:value-type="float" office:value="2.30909">
            <text:p>2.30909</text:p>
          </table:table-cell>
        </table:table-row>
        <table:table-row table:style-name="ro1">
          <table:table-cell office:value-type="float" office:value="94098">
            <text:p>94098</text:p>
          </table:table-cell>
          <table:table-cell office:value-type="float" office:value="132323">
            <text:p>132323</text:p>
          </table:table-cell>
          <table:table-cell office:value-type="float" office:value="104295">
            <text:p>104295</text:p>
          </table:table-cell>
          <table:table-cell office:value-type="float" office:value="40.6225">
            <text:p>40.6225</text:p>
          </table:table-cell>
          <table:table-cell office:value-type="float" office:value="10.8366">
            <text:p>10.8366</text:p>
          </table:table-cell>
        </table:table-row>
        <table:table-row table:style-name="ro1">
          <table:table-cell office:value-type="float" office:value="102391">
            <text:p>102391</text:p>
          </table:table-cell>
          <table:table-cell office:value-type="float" office:value="135879">
            <text:p>135879</text:p>
          </table:table-cell>
          <table:table-cell office:value-type="float" office:value="105863">
            <text:p>105863</text:p>
          </table:table-cell>
          <table:table-cell office:value-type="float" office:value="32.706">
            <text:p>32.706</text:p>
          </table:table-cell>
          <table:table-cell office:value-type="float" office:value="3.39092">
            <text:p>3.39092</text:p>
          </table:table-cell>
        </table:table-row>
        <table:table-row table:style-name="ro1">
          <table:table-cell office:value-type="float" office:value="191536">
            <text:p>191536</text:p>
          </table:table-cell>
          <table:table-cell office:value-type="float" office:value="250056">
            <text:p>250056</text:p>
          </table:table-cell>
          <table:table-cell office:value-type="float" office:value="198750">
            <text:p>198750</text:p>
          </table:table-cell>
          <table:table-cell office:value-type="float" office:value="30.553">
            <text:p>30.553</text:p>
          </table:table-cell>
          <table:table-cell office:value-type="float" office:value="3.76639">
            <text:p>3.76639</text:p>
          </table:table-cell>
        </table:table-row>
        <table:table-row table:style-name="ro1">
          <table:table-cell office:value-type="float" office:value="178185">
            <text:p>178185</text:p>
          </table:table-cell>
          <table:table-cell office:value-type="float" office:value="235946">
            <text:p>235946</text:p>
          </table:table-cell>
          <table:table-cell office:value-type="float" office:value="185564">
            <text:p>185564</text:p>
          </table:table-cell>
          <table:table-cell office:value-type="float" office:value="32.4163">
            <text:p>32.4163</text:p>
          </table:table-cell>
          <table:table-cell office:value-type="float" office:value="4.1412">
            <text:p>4.1412</text:p>
          </table:table-cell>
        </table:table-row>
        <table:table-row table:style-name="ro1">
          <table:table-cell office:value-type="float" office:value="170491">
            <text:p>170491</text:p>
          </table:table-cell>
          <table:table-cell office:value-type="float" office:value="214950">
            <text:p>214950</text:p>
          </table:table-cell>
          <table:table-cell office:value-type="float" office:value="170217">
            <text:p>170217</text:p>
          </table:table-cell>
          <table:table-cell office:value-type="float" office:value="26.077">
            <text:p>26.077</text:p>
          </table:table-cell>
          <table:table-cell office:value-type="float" office:value="-0.160712">
            <text:p>-0.160712</text:p>
          </table:table-cell>
        </table:table-row>
        <table:table-row table:style-name="ro1">
          <table:table-cell office:value-type="float" office:value="139870">
            <text:p>139870</text:p>
          </table:table-cell>
          <table:table-cell office:value-type="float" office:value="183320">
            <text:p>183320</text:p>
          </table:table-cell>
          <table:table-cell office:value-type="float" office:value="145408">
            <text:p>145408</text:p>
          </table:table-cell>
          <table:table-cell office:value-type="float" office:value="31.0646">
            <text:p>31.0646</text:p>
          </table:table-cell>
          <table:table-cell office:value-type="float" office:value="3.95939">
            <text:p>3.95939</text:p>
          </table:table-cell>
        </table:table-row>
        <table:table-row table:style-name="ro1">
          <table:table-cell office:value-type="float" office:value="230233">
            <text:p>230233</text:p>
          </table:table-cell>
          <table:table-cell office:value-type="float" office:value="291926">
            <text:p>291926</text:p>
          </table:table-cell>
          <table:table-cell office:value-type="float" office:value="223953">
            <text:p>223953</text:p>
          </table:table-cell>
          <table:table-cell office:value-type="float" office:value="26.7959">
            <text:p>26.7959</text:p>
          </table:table-cell>
          <table:table-cell office:value-type="float" office:value="-2.72767">
            <text:p>-2.72767</text:p>
          </table:table-cell>
        </table:table-row>
        <table:table-row table:style-name="ro1">
          <table:table-cell office:value-type="float" office:value="142670">
            <text:p>142670</text:p>
          </table:table-cell>
          <table:table-cell office:value-type="float" office:value="197145">
            <text:p>197145</text:p>
          </table:table-cell>
          <table:table-cell office:value-type="float" office:value="157127">
            <text:p>157127</text:p>
          </table:table-cell>
          <table:table-cell office:value-type="float" office:value="38.1825">
            <text:p>38.1825</text:p>
          </table:table-cell>
          <table:table-cell office:value-type="float" office:value="10.1332">
            <text:p>10.1332</text:p>
          </table:table-cell>
        </table:table-row>
        <table:table-row table:style-name="ro1">
          <table:table-cell office:value-type="float" office:value="138701">
            <text:p>138701</text:p>
          </table:table-cell>
          <table:table-cell office:value-type="float" office:value="174595">
            <text:p>174595</text:p>
          </table:table-cell>
          <table:table-cell office:value-type="float" office:value="132893">
            <text:p>132893</text:p>
          </table:table-cell>
          <table:table-cell office:value-type="float" office:value="25.8787">
            <text:p>25.8787</text:p>
          </table:table-cell>
          <table:table-cell office:value-type="float" office:value="-4.18742">
            <text:p>-4.18742</text:p>
          </table:table-cell>
        </table:table-row>
        <table:table-row table:style-name="ro1">
          <table:table-cell office:value-type="float" office:value="30521">
            <text:p>30521</text:p>
          </table:table-cell>
          <table:table-cell office:value-type="float" office:value="43786">
            <text:p>43786</text:p>
          </table:table-cell>
          <table:table-cell office:value-type="float" office:value="32430">
            <text:p>32430</text:p>
          </table:table-cell>
          <table:table-cell office:value-type="float" office:value="43.4619">
            <text:p>43.4619</text:p>
          </table:table-cell>
          <table:table-cell office:value-type="float" office:value="6.25471">
            <text:p>6.25471</text:p>
          </table:table-cell>
        </table:table-row>
        <table:table-row table:style-name="ro1">
          <table:table-cell office:value-type="float" office:value="32679">
            <text:p>32679</text:p>
          </table:table-cell>
          <table:table-cell office:value-type="float" office:value="43679">
            <text:p>43679</text:p>
          </table:table-cell>
          <table:table-cell office:value-type="float" office:value="36724">
            <text:p>36724</text:p>
          </table:table-cell>
          <table:table-cell office:value-type="float" office:value="33.6608">
            <text:p>33.6608</text:p>
          </table:table-cell>
          <table:table-cell office:value-type="float" office:value="12.378">
            <text:p>12.378</text:p>
          </table:table-cell>
        </table:table-row>
        <table:table-row table:style-name="ro1">
          <table:table-cell office:value-type="float" office:value="36609">
            <text:p>36609</text:p>
          </table:table-cell>
          <table:table-cell office:value-type="float" office:value="46186">
            <text:p>46186</text:p>
          </table:table-cell>
          <table:table-cell office:value-type="float" office:value="34865">
            <text:p>34865</text:p>
          </table:table-cell>
          <table:table-cell office:value-type="float" office:value="26.1602">
            <text:p>26.1602</text:p>
          </table:table-cell>
          <table:table-cell office:value-type="float" office:value="-4.76386">
            <text:p>-4.76386</text:p>
          </table:table-cell>
        </table:table-row>
        <table:table-row table:style-name="ro1">
          <table:table-cell office:value-type="float" office:value="49389">
            <text:p>49389</text:p>
          </table:table-cell>
          <table:table-cell office:value-type="float" office:value="59243">
            <text:p>59243</text:p>
          </table:table-cell>
          <table:table-cell office:value-type="float" office:value="73179">
            <text:p>73179</text:p>
          </table:table-cell>
          <table:table-cell office:value-type="float" office:value="19.9518">
            <text:p>19.9518</text:p>
          </table:table-cell>
          <table:table-cell office:value-type="float" office:value="48.1686">
            <text:p>48.1686</text:p>
          </table:table-cell>
        </table:table-row>
        <table:table-row table:style-name="ro1">
          <table:table-cell office:value-type="float" office:value="44413">
            <text:p>44413</text:p>
          </table:table-cell>
          <table:table-cell office:value-type="float" office:value="63708">
            <text:p>63708</text:p>
          </table:table-cell>
          <table:table-cell office:value-type="float" office:value="51865">
            <text:p>51865</text:p>
          </table:table-cell>
          <table:table-cell office:value-type="float" office:value="43.4445">
            <text:p>43.4445</text:p>
          </table:table-cell>
          <table:table-cell office:value-type="float" office:value="16.7789">
            <text:p>16.7789</text:p>
          </table:table-cell>
        </table:table-row>
        <table:table-row table:style-name="ro1">
          <table:table-cell office:value-type="float" office:value="257524">
            <text:p>257524</text:p>
          </table:table-cell>
          <table:table-cell office:value-type="float" office:value="335232">
            <text:p>335232</text:p>
          </table:table-cell>
          <table:table-cell office:value-type="float" office:value="281484">
            <text:p>281484</text:p>
          </table:table-cell>
          <table:table-cell office:value-type="float" office:value="30.1751">
            <text:p>30.1751</text:p>
          </table:table-cell>
          <table:table-cell office:value-type="float" office:value="9.30399">
            <text:p>9.30399</text:p>
          </table:table-cell>
        </table:table-row>
        <table:table-row table:style-name="ro1">
          <table:table-cell office:value-type="float" office:value="266329">
            <text:p>266329</text:p>
          </table:table-cell>
          <table:table-cell office:value-type="float" office:value="362072">
            <text:p>362072</text:p>
          </table:table-cell>
          <table:table-cell office:value-type="float" office:value="284430">
            <text:p>284430</text:p>
          </table:table-cell>
          <table:table-cell office:value-type="float" office:value="35.9491">
            <text:p>35.9491</text:p>
          </table:table-cell>
          <table:table-cell office:value-type="float" office:value="6.79648">
            <text:p>6.79648</text:p>
          </table:table-cell>
        </table:table-row>
        <table:table-row table:style-name="ro1">
          <table:table-cell office:value-type="float" office:value="137422">
            <text:p>137422</text:p>
          </table:table-cell>
          <table:table-cell office:value-type="float" office:value="178228">
            <text:p>178228</text:p>
          </table:table-cell>
          <table:table-cell office:value-type="float" office:value="148084">
            <text:p>148084</text:p>
          </table:table-cell>
          <table:table-cell office:value-type="float" office:value="29.6939">
            <text:p>29.6939</text:p>
          </table:table-cell>
          <table:table-cell office:value-type="float" office:value="7.75858">
            <text:p>7.75858</text:p>
          </table:table-cell>
        </table:table-row>
        <table:table-row table:style-name="ro1">
          <table:table-cell office:value-type="float" office:value="43671">
            <text:p>43671</text:p>
          </table:table-cell>
          <table:table-cell office:value-type="float" office:value="56906">
            <text:p>56906</text:p>
          </table:table-cell>
          <table:table-cell office:value-type="float" office:value="45630">
            <text:p>45630</text:p>
          </table:table-cell>
          <table:table-cell office:value-type="float" office:value="30.3062">
            <text:p>30.3062</text:p>
          </table:table-cell>
          <table:table-cell office:value-type="float" office:value="4.48581">
            <text:p>4.48581</text:p>
          </table:table-cell>
        </table:table-row>
        <table:table-row table:style-name="ro1">
          <table:table-cell office:value-type="float" office:value="79948">
            <text:p>79948</text:p>
          </table:table-cell>
          <table:table-cell office:value-type="float" office:value="58551">
            <text:p>58551</text:p>
          </table:table-cell>
          <table:table-cell office:value-type="float" office:value="51141">
            <text:p>51141</text:p>
          </table:table-cell>
          <table:table-cell office:value-type="float" office:value="-26.7636">
            <text:p>-26.7636</text:p>
          </table:table-cell>
          <table:table-cell office:value-type="float" office:value="-36.0322">
            <text:p>-36.0322</text:p>
          </table:table-cell>
        </table:table-row>
        <table:table-row table:style-name="ro1">
          <table:table-cell office:value-type="float" office:value="243077">
            <text:p>243077</text:p>
          </table:table-cell>
          <table:table-cell office:value-type="float" office:value="314782">
            <text:p>314782</text:p>
          </table:table-cell>
          <table:table-cell office:value-type="float" office:value="244394">
            <text:p>244394</text:p>
          </table:table-cell>
          <table:table-cell office:value-type="float" office:value="29.4989">
            <text:p>29.4989</text:p>
          </table:table-cell>
          <table:table-cell office:value-type="float" office:value="0.541804">
            <text:p>0.541804</text:p>
          </table:table-cell>
        </table:table-row>
        <table:table-row table:style-name="ro1">
          <table:table-cell office:value-type="float" office:value="124089">
            <text:p>124089</text:p>
          </table:table-cell>
          <table:table-cell office:value-type="float" office:value="159451">
            <text:p>159451</text:p>
          </table:table-cell>
          <table:table-cell office:value-type="float" office:value="129685">
            <text:p>129685</text:p>
          </table:table-cell>
          <table:table-cell office:value-type="float" office:value="28.4973">
            <text:p>28.4973</text:p>
          </table:table-cell>
          <table:table-cell office:value-type="float" office:value="4.50967">
            <text:p>4.50967</text:p>
          </table:table-cell>
        </table:table-row>
        <table:table-row table:style-name="ro1">
          <table:table-cell office:value-type="float" office:value="188220">
            <text:p>188220</text:p>
          </table:table-cell>
          <table:table-cell office:value-type="float" office:value="255938">
            <text:p>255938</text:p>
          </table:table-cell>
          <table:table-cell office:value-type="float" office:value="203854">
            <text:p>203854</text:p>
          </table:table-cell>
          <table:table-cell office:value-type="float" office:value="35.9781">
            <text:p>35.9781</text:p>
          </table:table-cell>
          <table:table-cell office:value-type="float" office:value="8.30624">
            <text:p>8.30624</text:p>
          </table:table-cell>
        </table:table-row>
        <table:table-row table:style-name="ro1">
          <table:table-cell office:value-type="float" office:value="174060">
            <text:p>174060</text:p>
          </table:table-cell>
          <table:table-cell office:value-type="float" office:value="221927">
            <text:p>221927</text:p>
          </table:table-cell>
          <table:table-cell office:value-type="float" office:value="186645">
            <text:p>186645</text:p>
          </table:table-cell>
          <table:table-cell office:value-type="float" office:value="27.5003">
            <text:p>27.5003</text:p>
          </table:table-cell>
          <table:table-cell office:value-type="float" office:value="7.23027">
            <text:p>7.23027</text:p>
          </table:table-cell>
        </table:table-row>
        <table:table-row table:style-name="ro1">
          <table:table-cell office:value-type="float" office:value="267735">
            <text:p>267735</text:p>
          </table:table-cell>
          <table:table-cell office:value-type="float" office:value="356360">
            <text:p>356360</text:p>
          </table:table-cell>
          <table:table-cell office:value-type="float" office:value="290889">
            <text:p>290889</text:p>
          </table:table-cell>
          <table:table-cell office:value-type="float" office:value="33.1018">
            <text:p>33.1018</text:p>
          </table:table-cell>
          <table:table-cell office:value-type="float" office:value="8.6481">
            <text:p>8.6481</text:p>
          </table:table-cell>
        </table:table-row>
        <table:table-row table:style-name="ro1">
          <table:table-cell office:value-type="float" office:value="34234">
            <text:p>34234</text:p>
          </table:table-cell>
          <table:table-cell office:value-type="float" office:value="52161">
            <text:p>52161</text:p>
          </table:table-cell>
          <table:table-cell office:value-type="float" office:value="50239">
            <text:p>50239</text:p>
          </table:table-cell>
          <table:table-cell office:value-type="float" office:value="52.3661">
            <text:p>52.3661</text:p>
          </table:table-cell>
          <table:table-cell office:value-type="float" office:value="46.7518">
            <text:p>46.7518</text:p>
          </table:table-cell>
        </table:table-row>
        <table:table-row table:style-name="ro1">
          <table:table-cell office:value-type="float" office:value="233935">
            <text:p>233935</text:p>
          </table:table-cell>
          <table:table-cell office:value-type="float" office:value="309694">
            <text:p>309694</text:p>
          </table:table-cell>
          <table:table-cell office:value-type="float" office:value="245372">
            <text:p>245372</text:p>
          </table:table-cell>
          <table:table-cell office:value-type="float" office:value="32.3846">
            <text:p>32.3846</text:p>
          </table:table-cell>
          <table:table-cell office:value-type="float" office:value="4.88896">
            <text:p>4.88896</text:p>
          </table:table-cell>
        </table:table-row>
        <table:table-row table:style-name="ro1">
          <table:table-cell office:value-type="float" office:value="84242">
            <text:p>84242</text:p>
          </table:table-cell>
          <table:table-cell office:value-type="float" office:value="110976">
            <text:p>110976</text:p>
          </table:table-cell>
          <table:table-cell office:value-type="float" office:value="96661">
            <text:p>96661</text:p>
          </table:table-cell>
          <table:table-cell office:value-type="float" office:value="31.7348">
            <text:p>31.7348</text:p>
          </table:table-cell>
          <table:table-cell office:value-type="float" office:value="14.7421">
            <text:p>14.7421</text:p>
          </table:table-cell>
        </table:table-row>
        <table:table-row table:style-name="ro1">
          <table:table-cell office:value-type="float" office:value="67764">
            <text:p>67764</text:p>
          </table:table-cell>
          <table:table-cell office:value-type="float" office:value="85548">
            <text:p>85548</text:p>
          </table:table-cell>
          <table:table-cell office:value-type="float" office:value="67559">
            <text:p>67559</text:p>
          </table:table-cell>
          <table:table-cell office:value-type="float" office:value="26.244">
            <text:p>26.244</text:p>
          </table:table-cell>
          <table:table-cell office:value-type="float" office:value="-0.302521">
            <text:p>-0.302521</text:p>
          </table:table-cell>
        </table:table-row>
        <table:table-row table:style-name="ro1">
          <table:table-cell office:value-type="float" office:value="134509">
            <text:p>134509</text:p>
          </table:table-cell>
          <table:table-cell office:value-type="float" office:value="182804">
            <text:p>182804</text:p>
          </table:table-cell>
          <table:table-cell office:value-type="float" office:value="141736">
            <text:p>141736</text:p>
          </table:table-cell>
          <table:table-cell office:value-type="float" office:value="35.9047">
            <text:p>35.9047</text:p>
          </table:table-cell>
          <table:table-cell office:value-type="float" office:value="5.37287">
            <text:p>5.37287</text:p>
          </table:table-cell>
        </table:table-row>
        <table:table-row table:style-name="ro1">
          <table:table-cell office:value-type="float" office:value="42742">
            <text:p>42742</text:p>
          </table:table-cell>
          <table:table-cell office:value-type="float" office:value="61083">
            <text:p>61083</text:p>
          </table:table-cell>
          <table:table-cell office:value-type="float" office:value="46087">
            <text:p>46087</text:p>
          </table:table-cell>
          <table:table-cell office:value-type="float" office:value="42.911">
            <text:p>42.911</text:p>
          </table:table-cell>
          <table:table-cell office:value-type="float" office:value="7.82603">
            <text:p>7.82603</text:p>
          </table:table-cell>
        </table:table-row>
        <table:table-row table:style-name="ro1">
          <table:table-cell office:value-type="float" office:value="41214">
            <text:p>41214</text:p>
          </table:table-cell>
          <table:table-cell office:value-type="float" office:value="52979">
            <text:p>52979</text:p>
          </table:table-cell>
          <table:table-cell office:value-type="float" office:value="45009">
            <text:p>45009</text:p>
          </table:table-cell>
          <table:table-cell office:value-type="float" office:value="28.5461">
            <text:p>28.5461</text:p>
          </table:table-cell>
          <table:table-cell office:value-type="float" office:value="9.20804">
            <text:p>9.20804</text:p>
          </table:table-cell>
        </table:table-row>
        <table:table-row table:style-name="ro1">
          <table:table-cell office:value-type="float" office:value="44501">
            <text:p>44501</text:p>
          </table:table-cell>
          <table:table-cell office:value-type="float" office:value="59917">
            <text:p>59917</text:p>
          </table:table-cell>
          <table:table-cell office:value-type="float" office:value="63679">
            <text:p>63679</text:p>
          </table:table-cell>
          <table:table-cell office:value-type="float" office:value="34.6419">
            <text:p>34.6419</text:p>
          </table:table-cell>
          <table:table-cell office:value-type="float" office:value="43.0957">
            <text:p>43.0957</text:p>
          </table:table-cell>
        </table:table-row>
        <table:table-row table:style-name="ro1">
          <table:table-cell office:value-type="float" office:value="44750">
            <text:p>44750</text:p>
          </table:table-cell>
          <table:table-cell office:value-type="float" office:value="60921">
            <text:p>60921</text:p>
          </table:table-cell>
          <table:table-cell office:value-type="float" office:value="47765">
            <text:p>47765</text:p>
          </table:table-cell>
          <table:table-cell office:value-type="float" office:value="36.1363">
            <text:p>36.1363</text:p>
          </table:table-cell>
          <table:table-cell office:value-type="float" office:value="6.73743">
            <text:p>6.73743</text:p>
          </table:table-cell>
        </table:table-row>
        <table:table-row table:style-name="ro1">
          <table:table-cell office:value-type="float" office:value="181070">
            <text:p>181070</text:p>
          </table:table-cell>
          <table:table-cell office:value-type="float" office:value="228034">
            <text:p>228034</text:p>
          </table:table-cell>
          <table:table-cell office:value-type="float" office:value="180018">
            <text:p>180018</text:p>
          </table:table-cell>
          <table:table-cell office:value-type="float" office:value="25.9369">
            <text:p>25.9369</text:p>
          </table:table-cell>
          <table:table-cell office:value-type="float" office:value="-0.580991">
            <text:p>-0.580991</text:p>
          </table:table-cell>
        </table:table-row>
        <table:table-row table:style-name="ro1">
          <table:table-cell office:value-type="float" office:value="109041">
            <text:p>109041</text:p>
          </table:table-cell>
          <table:table-cell office:value-type="float" office:value="141346">
            <text:p>141346</text:p>
          </table:table-cell>
          <table:table-cell office:value-type="float" office:value="130953">
            <text:p>130953</text:p>
          </table:table-cell>
          <table:table-cell office:value-type="float" office:value="29.6265">
            <text:p>29.6265</text:p>
          </table:table-cell>
          <table:table-cell office:value-type="float" office:value="20.0952">
            <text:p>20.0952</text:p>
          </table:table-cell>
        </table:table-row>
        <table:table-row table:style-name="ro1">
          <table:table-cell office:value-type="float" office:value="169596">
            <text:p>169596</text:p>
          </table:table-cell>
          <table:table-cell office:value-type="float" office:value="220837">
            <text:p>220837</text:p>
          </table:table-cell>
          <table:table-cell office:value-type="float" office:value="169972">
            <text:p>169972</text:p>
          </table:table-cell>
          <table:table-cell office:value-type="float" office:value="30.2136">
            <text:p>30.2136</text:p>
          </table:table-cell>
          <table:table-cell office:value-type="float" office:value="0.221703">
            <text:p>0.221703</text:p>
          </table:table-cell>
        </table:table-row>
        <table:table-row table:style-name="ro1">
          <table:table-cell office:value-type="float" office:value="26706">
            <text:p>26706</text:p>
          </table:table-cell>
          <table:table-cell office:value-type="float" office:value="37353">
            <text:p>37353</text:p>
          </table:table-cell>
          <table:table-cell office:value-type="float" office:value="28618">
            <text:p>28618</text:p>
          </table:table-cell>
          <table:table-cell office:value-type="float" office:value="39.8674">
            <text:p>39.8674</text:p>
          </table:table-cell>
          <table:table-cell office:value-type="float" office:value="7.15944">
            <text:p>7.15944</text:p>
          </table:table-cell>
        </table:table-row>
        <table:table-row table:style-name="ro1">
          <table:table-cell office:value-type="float" office:value="58039">
            <text:p>58039</text:p>
          </table:table-cell>
          <table:table-cell office:value-type="float" office:value="81953">
            <text:p>81953</text:p>
          </table:table-cell>
          <table:table-cell office:value-type="float" office:value="62341">
            <text:p>62341</text:p>
          </table:table-cell>
          <table:table-cell office:value-type="float" office:value="41.2033">
            <text:p>41.2033</text:p>
          </table:table-cell>
          <table:table-cell office:value-type="float" office:value="7.41226">
            <text:p>7.41226</text:p>
          </table:table-cell>
        </table:table-row>
        <table:table-row table:style-name="ro1">
          <table:table-cell office:value-type="float" office:value="66430">
            <text:p>66430</text:p>
          </table:table-cell>
          <table:table-cell office:value-type="float" office:value="95117">
            <text:p>95117</text:p>
          </table:table-cell>
          <table:table-cell office:value-type="float" office:value="90747">
            <text:p>90747</text:p>
          </table:table-cell>
          <table:table-cell office:value-type="float" office:value="43.1838">
            <text:p>43.1838</text:p>
          </table:table-cell>
          <table:table-cell office:value-type="float" office:value="36.6054">
            <text:p>36.6054</text:p>
          </table:table-cell>
        </table:table-row>
        <table:table-row table:style-name="ro1">
          <table:table-cell office:value-type="float" office:value="263093">
            <text:p>263093</text:p>
          </table:table-cell>
          <table:table-cell office:value-type="float" office:value="401187">
            <text:p>401187</text:p>
          </table:table-cell>
          <table:table-cell office:value-type="float" office:value="288901">
            <text:p>288901</text:p>
          </table:table-cell>
          <table:table-cell office:value-type="float" office:value="52.4887">
            <text:p>52.4887</text:p>
          </table:table-cell>
          <table:table-cell office:value-type="float" office:value="9.80946">
            <text:p>9.80946</text:p>
          </table:table-cell>
        </table:table-row>
        <table:table-row table:style-name="ro1">
          <table:table-cell office:value-type="float" office:value="235777">
            <text:p>235777</text:p>
          </table:table-cell>
          <table:table-cell office:value-type="float" office:value="293142">
            <text:p>293142</text:p>
          </table:table-cell>
          <table:table-cell office:value-type="float" office:value="236379">
            <text:p>236379</text:p>
          </table:table-cell>
          <table:table-cell office:value-type="float" office:value="24.3302">
            <text:p>24.3302</text:p>
          </table:table-cell>
          <table:table-cell office:value-type="float" office:value="0.255326">
            <text:p>0.255326</text:p>
          </table:table-cell>
        </table:table-row>
        <table:table-row table:style-name="ro1">
          <table:table-cell office:value-type="float" office:value="108572">
            <text:p>108572</text:p>
          </table:table-cell>
          <table:table-cell office:value-type="float" office:value="146609">
            <text:p>146609</text:p>
          </table:table-cell>
          <table:table-cell office:value-type="float" office:value="106924">
            <text:p>106924</text:p>
          </table:table-cell>
          <table:table-cell office:value-type="float" office:value="35.0339">
            <text:p>35.0339</text:p>
          </table:table-cell>
          <table:table-cell office:value-type="float" office:value="-1.51789">
            <text:p>-1.51789</text:p>
          </table:table-cell>
        </table:table-row>
        <table:table-row table:style-name="ro1">
          <table:table-cell office:value-type="float" office:value="153077">
            <text:p>153077</text:p>
          </table:table-cell>
          <table:table-cell office:value-type="float" office:value="164384">
            <text:p>164384</text:p>
          </table:table-cell>
          <table:table-cell office:value-type="float" office:value="139351">
            <text:p>139351</text:p>
          </table:table-cell>
          <table:table-cell office:value-type="float" office:value="7.38648">
            <text:p>7.38648</text:p>
          </table:table-cell>
          <table:table-cell office:value-type="float" office:value="-8.96673">
            <text:p>-8.96673</text:p>
          </table:table-cell>
        </table:table-row>
        <table:table-row table:style-name="ro1">
          <table:table-cell office:value-type="float" office:value="28265">
            <text:p>28265</text:p>
          </table:table-cell>
          <table:table-cell office:value-type="float" office:value="41576">
            <text:p>41576</text:p>
          </table:table-cell>
          <table:table-cell office:value-type="float" office:value="32794">
            <text:p>32794</text:p>
          </table:table-cell>
          <table:table-cell office:value-type="float" office:value="47.0936">
            <text:p>47.0936</text:p>
          </table:table-cell>
          <table:table-cell office:value-type="float" office:value="16.0234">
            <text:p>16.0234</text:p>
          </table:table-cell>
        </table:table-row>
        <table:table-row table:style-name="ro1">
          <table:table-cell office:value-type="float" office:value="25885">
            <text:p>25885</text:p>
          </table:table-cell>
          <table:table-cell office:value-type="float" office:value="34116">
            <text:p>34116</text:p>
          </table:table-cell>
          <table:table-cell office:value-type="float" office:value="25915">
            <text:p>25915</text:p>
          </table:table-cell>
          <table:table-cell office:value-type="float" office:value="31.7983">
            <text:p>31.7983</text:p>
          </table:table-cell>
          <table:table-cell office:value-type="float" office:value="0.115897">
            <text:p>0.115897</text:p>
          </table:table-cell>
        </table:table-row>
        <table:table-row table:style-name="ro1">
          <table:table-cell office:value-type="float" office:value="25746">
            <text:p>25746</text:p>
          </table:table-cell>
          <table:table-cell office:value-type="float" office:value="34339">
            <text:p>34339</text:p>
          </table:table-cell>
          <table:table-cell office:value-type="float" office:value="27340">
            <text:p>27340</text:p>
          </table:table-cell>
          <table:table-cell office:value-type="float" office:value="33.3761">
            <text:p>33.3761</text:p>
          </table:table-cell>
          <table:table-cell office:value-type="float" office:value="6.19125">
            <text:p>6.19125</text:p>
          </table:table-cell>
        </table:table-row>
        <table:table-row table:style-name="ro1">
          <table:table-cell office:value-type="float" office:value="233781">
            <text:p>233781</text:p>
          </table:table-cell>
          <table:table-cell office:value-type="float" office:value="329098">
            <text:p>329098</text:p>
          </table:table-cell>
          <table:table-cell office:value-type="float" office:value="246104">
            <text:p>246104</text:p>
          </table:table-cell>
          <table:table-cell office:value-type="float" office:value="40.7719">
            <text:p>40.7719</text:p>
          </table:table-cell>
          <table:table-cell office:value-type="float" office:value="5.27117">
            <text:p>5.27117</text:p>
          </table:table-cell>
        </table:table-row>
        <table:table-row table:style-name="ro1">
          <table:table-cell office:value-type="float" office:value="180013">
            <text:p>180013</text:p>
          </table:table-cell>
          <table:table-cell office:value-type="float" office:value="242692">
            <text:p>242692</text:p>
          </table:table-cell>
          <table:table-cell office:value-type="float" office:value="190884">
            <text:p>190884</text:p>
          </table:table-cell>
          <table:table-cell office:value-type="float" office:value="34.8192">
            <text:p>34.8192</text:p>
          </table:table-cell>
          <table:table-cell office:value-type="float" office:value="6.03901">
            <text:p>6.03901</text:p>
          </table:table-cell>
        </table:table-row>
        <table:table-row table:style-name="ro1">
          <table:table-cell office:value-type="float" office:value="30578">
            <text:p>30578</text:p>
          </table:table-cell>
          <table:table-cell office:value-type="float" office:value="39747">
            <text:p>39747</text:p>
          </table:table-cell>
          <table:table-cell office:value-type="float" office:value="36929">
            <text:p>36929</text:p>
          </table:table-cell>
          <table:table-cell office:value-type="float" office:value="29.9856">
            <text:p>29.9856</text:p>
          </table:table-cell>
          <table:table-cell office:value-type="float" office:value="20.7698">
            <text:p>20.7698</text:p>
          </table:table-cell>
        </table:table-row>
        <table:table-row table:style-name="ro1">
          <table:table-cell office:value-type="float" office:value="30810">
            <text:p>30810</text:p>
          </table:table-cell>
          <table:table-cell office:value-type="float" office:value="39402">
            <text:p>39402</text:p>
          </table:table-cell>
          <table:table-cell office:value-type="float" office:value="43320">
            <text:p>43320</text:p>
          </table:table-cell>
          <table:table-cell office:value-type="float" office:value="27.887">
            <text:p>27.887</text:p>
          </table:table-cell>
          <table:table-cell office:value-type="float" office:value="40.6037">
            <text:p>40.6037</text:p>
          </table:table-cell>
        </table:table-row>
        <table:table-row table:style-name="ro1">
          <table:table-cell office:value-type="float" office:value="31027">
            <text:p>31027</text:p>
          </table:table-cell>
          <table:table-cell office:value-type="float" office:value="45028">
            <text:p>45028</text:p>
          </table:table-cell>
          <table:table-cell office:value-type="float" office:value="32443">
            <text:p>32443</text:p>
          </table:table-cell>
          <table:table-cell office:value-type="float" office:value="45.1252">
            <text:p>45.1252</text:p>
          </table:table-cell>
          <table:table-cell office:value-type="float" office:value="4.56377">
            <text:p>4.56377</text:p>
          </table:table-cell>
        </table:table-row>
        <table:table-row table:style-name="ro1">
          <table:table-cell office:value-type="float" office:value="70717">
            <text:p>70717</text:p>
          </table:table-cell>
          <table:table-cell office:value-type="float" office:value="94026">
            <text:p>94026</text:p>
          </table:table-cell>
          <table:table-cell office:value-type="float" office:value="73565">
            <text:p>73565</text:p>
          </table:table-cell>
          <table:table-cell office:value-type="float" office:value="32.961">
            <text:p>32.961</text:p>
          </table:table-cell>
          <table:table-cell office:value-type="float" office:value="4.02732">
            <text:p>4.02732</text:p>
          </table:table-cell>
        </table:table-row>
        <table:table-row table:style-name="ro1">
          <table:table-cell office:value-type="float" office:value="233044">
            <text:p>233044</text:p>
          </table:table-cell>
          <table:table-cell office:value-type="float" office:value="321974">
            <text:p>321974</text:p>
          </table:table-cell>
          <table:table-cell office:value-type="float" office:value="295447">
            <text:p>295447</text:p>
          </table:table-cell>
          <table:table-cell office:value-type="float" office:value="38.1602">
            <text:p>38.1602</text:p>
          </table:table-cell>
          <table:table-cell office:value-type="float" office:value="26.7773">
            <text:p>26.7773</text:p>
          </table:table-cell>
        </table:table-row>
        <table:table-row table:style-name="ro1">
          <table:table-cell office:value-type="float" office:value="168323">
            <text:p>168323</text:p>
          </table:table-cell>
          <table:table-cell office:value-type="float" office:value="218602">
            <text:p>218602</text:p>
          </table:table-cell>
          <table:table-cell office:value-type="float" office:value="166524">
            <text:p>166524</text:p>
          </table:table-cell>
          <table:table-cell office:value-type="float" office:value="29.8705">
            <text:p>29.8705</text:p>
          </table:table-cell>
          <table:table-cell office:value-type="float" office:value="-1.06878">
            <text:p>-1.06878</text:p>
          </table:table-cell>
        </table:table-row>
        <table:table-row table:style-name="ro1">
          <table:table-cell office:value-type="float" office:value="139722">
            <text:p>139722</text:p>
          </table:table-cell>
          <table:table-cell office:value-type="float" office:value="175532">
            <text:p>175532</text:p>
          </table:table-cell>
          <table:table-cell office:value-type="float" office:value="151060">
            <text:p>151060</text:p>
          </table:table-cell>
          <table:table-cell office:value-type="float" office:value="25.6295">
            <text:p>25.6295</text:p>
          </table:table-cell>
          <table:table-cell office:value-type="float" office:value="8.11468">
            <text:p>8.11468</text:p>
          </table:table-cell>
        </table:table-row>
        <table:table-row table:style-name="ro1">
          <table:table-cell office:value-type="float" office:value="110893">
            <text:p>110893</text:p>
          </table:table-cell>
          <table:table-cell office:value-type="float" office:value="141147">
            <text:p>141147</text:p>
          </table:table-cell>
          <table:table-cell office:value-type="float" office:value="115970">
            <text:p>115970</text:p>
          </table:table-cell>
          <table:table-cell office:value-type="float" office:value="27.2822">
            <text:p>27.2822</text:p>
          </table:table-cell>
          <table:table-cell office:value-type="float" office:value="4.57829">
            <text:p>4.57829</text:p>
          </table:table-cell>
        </table:table-row>
        <table:table-row table:style-name="ro1">
          <table:table-cell office:value-type="float" office:value="29130">
            <text:p>29130</text:p>
          </table:table-cell>
          <table:table-cell office:value-type="float" office:value="39764">
            <text:p>39764</text:p>
          </table:table-cell>
          <table:table-cell office:value-type="float" office:value="31151">
            <text:p>31151</text:p>
          </table:table-cell>
          <table:table-cell office:value-type="float" office:value="36.5053">
            <text:p>36.5053</text:p>
          </table:table-cell>
          <table:table-cell office:value-type="float" office:value="6.93786">
            <text:p>6.93786</text:p>
          </table:table-cell>
        </table:table-row>
        <table:table-row table:style-name="ro1">
          <table:table-cell office:value-type="float" office:value="33707">
            <text:p>33707</text:p>
          </table:table-cell>
          <table:table-cell office:value-type="float" office:value="41953">
            <text:p>41953</text:p>
          </table:table-cell>
          <table:table-cell office:value-type="float" office:value="33272">
            <text:p>33272</text:p>
          </table:table-cell>
          <table:table-cell office:value-type="float" office:value="24.4638">
            <text:p>24.4638</text:p>
          </table:table-cell>
          <table:table-cell office:value-type="float" office:value="-1.29053">
            <text:p>-1.29053</text:p>
          </table:table-cell>
        </table:table-row>
        <table:table-row table:style-name="ro1">
          <table:table-cell office:value-type="float" office:value="62687">
            <text:p>62687</text:p>
          </table:table-cell>
          <table:table-cell office:value-type="float" office:value="83473">
            <text:p>83473</text:p>
          </table:table-cell>
          <table:table-cell office:value-type="float" office:value="69348">
            <text:p>69348</text:p>
          </table:table-cell>
          <table:table-cell office:value-type="float" office:value="33.1584">
            <text:p>33.1584</text:p>
          </table:table-cell>
          <table:table-cell office:value-type="float" office:value="10.6258">
            <text:p>10.6258</text:p>
          </table:table-cell>
        </table:table-row>
        <table:table-row table:style-name="ro1">
          <table:table-cell office:value-type="float" office:value="256126">
            <text:p>256126</text:p>
          </table:table-cell>
          <table:table-cell office:value-type="float" office:value="351603">
            <text:p>351603</text:p>
          </table:table-cell>
          <table:table-cell office:value-type="float" office:value="279882">
            <text:p>279882</text:p>
          </table:table-cell>
          <table:table-cell office:value-type="float" office:value="37.2774">
            <text:p>37.2774</text:p>
          </table:table-cell>
          <table:table-cell office:value-type="float" office:value="9.27512">
            <text:p>9.27512</text:p>
          </table:table-cell>
        </table:table-row>
        <table:table-row table:style-name="ro1">
          <table:table-cell office:value-type="float" office:value="102402">
            <text:p>102402</text:p>
          </table:table-cell>
          <table:table-cell office:value-type="float" office:value="134584">
            <text:p>134584</text:p>
          </table:table-cell>
          <table:table-cell office:value-type="float" office:value="121754">
            <text:p>121754</text:p>
          </table:table-cell>
          <table:table-cell office:value-type="float" office:value="31.4271">
            <text:p>31.4271</text:p>
          </table:table-cell>
          <table:table-cell office:value-type="float" office:value="18.8981">
            <text:p>18.8981</text:p>
          </table:table-cell>
        </table:table-row>
        <table:table-row table:style-name="ro1">
          <table:table-cell office:value-type="float" office:value="170353">
            <text:p>170353</text:p>
          </table:table-cell>
          <table:table-cell office:value-type="float" office:value="227309">
            <text:p>227309</text:p>
          </table:table-cell>
          <table:table-cell office:value-type="float" office:value="176837">
            <text:p>176837</text:p>
          </table:table-cell>
          <table:table-cell office:value-type="float" office:value="33.4341">
            <text:p>33.4341</text:p>
          </table:table-cell>
          <table:table-cell office:value-type="float" office:value="3.80621">
            <text:p>3.80621</text:p>
          </table:table-cell>
        </table:table-row>
        <table:table-row table:style-name="ro1">
          <table:table-cell office:value-type="float" office:value="185525">
            <text:p>185525</text:p>
          </table:table-cell>
          <table:table-cell office:value-type="float" office:value="225386">
            <text:p>225386</text:p>
          </table:table-cell>
          <table:table-cell office:value-type="float" office:value="208506">
            <text:p>208506</text:p>
          </table:table-cell>
          <table:table-cell office:value-type="float" office:value="21.4855">
            <text:p>21.4855</text:p>
          </table:table-cell>
          <table:table-cell office:value-type="float" office:value="12.387">
            <text:p>12.387</text:p>
          </table:table-cell>
        </table:table-row>
        <table:table-row table:style-name="ro1">
          <table:table-cell office:value-type="float" office:value="43426">
            <text:p>43426</text:p>
          </table:table-cell>
          <table:table-cell office:value-type="float" office:value="60396">
            <text:p>60396</text:p>
          </table:table-cell>
          <table:table-cell office:value-type="float" office:value="49455">
            <text:p>49455</text:p>
          </table:table-cell>
          <table:table-cell office:value-type="float" office:value="39.078">
            <text:p>39.078</text:p>
          </table:table-cell>
          <table:table-cell office:value-type="float" office:value="13.8834">
            <text:p>13.8834</text:p>
          </table:table-cell>
        </table:table-row>
        <table:table-row table:style-name="ro1">
          <table:table-cell office:value-type="float" office:value="41714">
            <text:p>41714</text:p>
          </table:table-cell>
          <table:table-cell office:value-type="float" office:value="55414">
            <text:p>55414</text:p>
          </table:table-cell>
          <table:table-cell office:value-type="float" office:value="39930">
            <text:p>39930</text:p>
          </table:table-cell>
          <table:table-cell office:value-type="float" office:value="32.8427">
            <text:p>32.8427</text:p>
          </table:table-cell>
          <table:table-cell office:value-type="float" office:value="-4.27674">
            <text:p>-4.27674</text:p>
          </table:table-cell>
        </table:table-row>
        <table:table-row table:style-name="ro1">
          <table:table-cell office:value-type="float" office:value="256407">
            <text:p>256407</text:p>
          </table:table-cell>
          <table:table-cell office:value-type="float" office:value="454354">
            <text:p>454354</text:p>
          </table:table-cell>
          <table:table-cell office:value-type="float" office:value="340013">
            <text:p>340013</text:p>
          </table:table-cell>
          <table:table-cell office:value-type="float" office:value="77.2003">
            <text:p>77.2003</text:p>
          </table:table-cell>
          <table:table-cell office:value-type="float" office:value="32.6068">
            <text:p>32.6068</text:p>
          </table:table-cell>
        </table:table-row>
        <table:table-row table:style-name="ro1">
          <table:table-cell office:value-type="float" office:value="119689">
            <text:p>119689</text:p>
          </table:table-cell>
          <table:table-cell office:value-type="float" office:value="152010">
            <text:p>152010</text:p>
          </table:table-cell>
          <table:table-cell office:value-type="float" office:value="131351">
            <text:p>131351</text:p>
          </table:table-cell>
          <table:table-cell office:value-type="float" office:value="27.0042">
            <text:p>27.0042</text:p>
          </table:table-cell>
          <table:table-cell office:value-type="float" office:value="9.74359">
            <text:p>9.74359</text:p>
          </table:table-cell>
        </table:table-row>
        <table:table-row table:style-name="ro1">
          <table:table-cell office:value-type="float" office:value="93991">
            <text:p>93991</text:p>
          </table:table-cell>
          <table:table-cell office:value-type="float" office:value="121406">
            <text:p>121406</text:p>
          </table:table-cell>
          <table:table-cell office:value-type="float" office:value="104259">
            <text:p>104259</text:p>
          </table:table-cell>
          <table:table-cell office:value-type="float" office:value="29.1677">
            <text:p>29.1677</text:p>
          </table:table-cell>
          <table:table-cell office:value-type="float" office:value="10.9245">
            <text:p>10.9245</text:p>
          </table:table-cell>
        </table:table-row>
        <table:table-row table:style-name="ro1">
          <table:table-cell office:value-type="float" office:value="56522">
            <text:p>56522</text:p>
          </table:table-cell>
          <table:table-cell office:value-type="float" office:value="68620">
            <text:p>68620</text:p>
          </table:table-cell>
          <table:table-cell office:value-type="float" office:value="53616">
            <text:p>53616</text:p>
          </table:table-cell>
          <table:table-cell office:value-type="float" office:value="21.4041">
            <text:p>21.4041</text:p>
          </table:table-cell>
          <table:table-cell office:value-type="float" office:value="-5.14136">
            <text:p>-5.14136</text:p>
          </table:table-cell>
        </table:table-row>
        <table:table-row table:style-name="ro1">
          <table:table-cell office:value-type="float" office:value="281178">
            <text:p>281178</text:p>
          </table:table-cell>
          <table:table-cell office:value-type="float" office:value="353717">
            <text:p>353717</text:p>
          </table:table-cell>
          <table:table-cell office:value-type="float" office:value="282658">
            <text:p>282658</text:p>
          </table:table-cell>
          <table:table-cell office:value-type="float" office:value="25.7982">
            <text:p>25.7982</text:p>
          </table:table-cell>
          <table:table-cell office:value-type="float" office:value="0.526357">
            <text:p>0.526357</text:p>
          </table:table-cell>
        </table:table-row>
        <table:table-row table:style-name="ro1">
          <table:table-cell office:value-type="float" office:value="192688">
            <text:p>192688</text:p>
          </table:table-cell>
          <table:table-cell office:value-type="float" office:value="250764">
            <text:p>250764</text:p>
          </table:table-cell>
          <table:table-cell office:value-type="float" office:value="203570">
            <text:p>203570</text:p>
          </table:table-cell>
          <table:table-cell office:value-type="float" office:value="30.1399">
            <text:p>30.1399</text:p>
          </table:table-cell>
          <table:table-cell office:value-type="float" office:value="5.64747">
            <text:p>5.64747</text:p>
          </table:table-cell>
        </table:table-row>
        <table:table-row table:style-name="ro1">
          <table:table-cell office:value-type="float" office:value="74489">
            <text:p>74489</text:p>
          </table:table-cell>
          <table:table-cell office:value-type="float" office:value="109551">
            <text:p>109551</text:p>
          </table:table-cell>
          <table:table-cell office:value-type="float" office:value="81933">
            <text:p>81933</text:p>
          </table:table-cell>
          <table:table-cell office:value-type="float" office:value="47.07">
            <text:p>47.07</text:p>
          </table:table-cell>
          <table:table-cell office:value-type="float" office:value="9.99342">
            <text:p>9.99342</text:p>
          </table:table-cell>
        </table:table-row>
        <table:table-row table:style-name="ro1">
          <table:table-cell office:value-type="float" office:value="74396">
            <text:p>74396</text:p>
          </table:table-cell>
          <table:table-cell office:value-type="float" office:value="98705">
            <text:p>98705</text:p>
          </table:table-cell>
          <table:table-cell office:value-type="float" office:value="75167">
            <text:p>75167</text:p>
          </table:table-cell>
          <table:table-cell office:value-type="float" office:value="32.6751">
            <text:p>32.6751</text:p>
          </table:table-cell>
          <table:table-cell office:value-type="float" office:value="1.03635">
            <text:p>1.03635</text:p>
          </table:table-cell>
        </table:table-row>
        <table:table-row table:style-name="ro1">
          <table:table-cell office:value-type="float" office:value="140582">
            <text:p>140582</text:p>
          </table:table-cell>
          <table:table-cell office:value-type="float" office:value="206397">
            <text:p>206397</text:p>
          </table:table-cell>
          <table:table-cell office:value-type="float" office:value="159641">
            <text:p>159641</text:p>
          </table:table-cell>
          <table:table-cell office:value-type="float" office:value="46.8161">
            <text:p>46.8161</text:p>
          </table:table-cell>
          <table:table-cell office:value-type="float" office:value="13.5572">
            <text:p>13.5572</text:p>
          </table:table-cell>
        </table:table-row>
        <table:table-row table:style-name="ro1">
          <table:table-cell office:value-type="float" office:value="225610">
            <text:p>225610</text:p>
          </table:table-cell>
          <table:table-cell office:value-type="float" office:value="292980">
            <text:p>292980</text:p>
          </table:table-cell>
          <table:table-cell office:value-type="float" office:value="235790">
            <text:p>235790</text:p>
          </table:table-cell>
          <table:table-cell office:value-type="float" office:value="29.8613">
            <text:p>29.8613</text:p>
          </table:table-cell>
          <table:table-cell office:value-type="float" office:value="4.51221">
            <text:p>4.51221</text:p>
          </table:table-cell>
        </table:table-row>
        <table:table-row table:style-name="ro1">
          <table:table-cell office:value-type="float" office:value="245618">
            <text:p>245618</text:p>
          </table:table-cell>
          <table:table-cell office:value-type="float" office:value="291857">
            <text:p>291857</text:p>
          </table:table-cell>
          <table:table-cell office:value-type="float" office:value="233852">
            <text:p>233852</text:p>
          </table:table-cell>
          <table:table-cell office:value-type="float" office:value="18.8256">
            <text:p>18.8256</text:p>
          </table:table-cell>
          <table:table-cell office:value-type="float" office:value="-4.79037">
            <text:p>-4.79037</text:p>
          </table:table-cell>
        </table:table-row>
        <table:table-row table:style-name="ro1">
          <table:table-cell office:value-type="float" office:value="194092">
            <text:p>194092</text:p>
          </table:table-cell>
          <table:table-cell office:value-type="float" office:value="271098">
            <text:p>271098</text:p>
          </table:table-cell>
          <table:table-cell office:value-type="float" office:value="262142">
            <text:p>262142</text:p>
          </table:table-cell>
          <table:table-cell office:value-type="float" office:value="39.675">
            <text:p>39.675</text:p>
          </table:table-cell>
          <table:table-cell office:value-type="float" office:value="35.0607">
            <text:p>35.0607</text:p>
          </table:table-cell>
        </table:table-row>
        <table:table-row table:style-name="ro1">
          <table:table-cell office:value-type="float" office:value="29500">
            <text:p>29500</text:p>
          </table:table-cell>
          <table:table-cell office:value-type="float" office:value="35019">
            <text:p>35019</text:p>
          </table:table-cell>
          <table:table-cell office:value-type="float" office:value="26352">
            <text:p>26352</text:p>
          </table:table-cell>
          <table:table-cell office:value-type="float" office:value="18.7085">
            <text:p>18.7085</text:p>
          </table:table-cell>
          <table:table-cell office:value-type="float" office:value="-10.6712">
            <text:p>-10.6712</text:p>
          </table:table-cell>
        </table:table-row>
        <table:table-row table:style-name="ro1">
          <table:table-cell office:value-type="float" office:value="283068">
            <text:p>283068</text:p>
          </table:table-cell>
          <table:table-cell office:value-type="float" office:value="370809">
            <text:p>370809</text:p>
          </table:table-cell>
          <table:table-cell office:value-type="float" office:value="307179">
            <text:p>307179</text:p>
          </table:table-cell>
          <table:table-cell office:value-type="float" office:value="30.9964">
            <text:p>30.9964</text:p>
          </table:table-cell>
          <table:table-cell office:value-type="float" office:value="8.51774">
            <text:p>8.51774</text:p>
          </table:table-cell>
        </table:table-row>
        <table:table-row table:style-name="ro1">
          <table:table-cell office:value-type="float" office:value="236897">
            <text:p>236897</text:p>
          </table:table-cell>
          <table:table-cell office:value-type="float" office:value="309571">
            <text:p>309571</text:p>
          </table:table-cell>
          <table:table-cell office:value-type="float" office:value="249941">
            <text:p>249941</text:p>
          </table:table-cell>
          <table:table-cell office:value-type="float" office:value="30.6775">
            <text:p>30.6775</text:p>
          </table:table-cell>
          <table:table-cell office:value-type="float" office:value="5.50619">
            <text:p>5.50619</text:p>
          </table:table-cell>
        </table:table-row>
        <table:table-row table:style-name="ro1">
          <table:table-cell office:value-type="float" office:value="155388">
            <text:p>155388</text:p>
          </table:table-cell>
          <table:table-cell office:value-type="float" office:value="199853">
            <text:p>199853</text:p>
          </table:table-cell>
          <table:table-cell office:value-type="float" office:value="162034">
            <text:p>162034</text:p>
          </table:table-cell>
          <table:table-cell office:value-type="float" office:value="28.6155">
            <text:p>28.6155</text:p>
          </table:table-cell>
          <table:table-cell office:value-type="float" office:value="4.27704">
            <text:p>4.27704</text:p>
          </table:table-cell>
        </table:table-row>
        <table:table-row table:style-name="ro1">
          <table:table-cell office:value-type="float" office:value="128717">
            <text:p>128717</text:p>
          </table:table-cell>
          <table:table-cell office:value-type="float" office:value="161905">
            <text:p>161905</text:p>
          </table:table-cell>
          <table:table-cell office:value-type="float" office:value="126748">
            <text:p>126748</text:p>
          </table:table-cell>
          <table:table-cell office:value-type="float" office:value="25.7837">
            <text:p>25.7837</text:p>
          </table:table-cell>
          <table:table-cell office:value-type="float" office:value="-1.52971">
            <text:p>-1.52971</text:p>
          </table:table-cell>
        </table:table-row>
        <table:table-row table:style-name="ro1">
          <table:table-cell office:value-type="float" office:value="37382">
            <text:p>37382</text:p>
          </table:table-cell>
          <table:table-cell office:value-type="float" office:value="48893">
            <text:p>48893</text:p>
          </table:table-cell>
          <table:table-cell office:value-type="float" office:value="36920">
            <text:p>36920</text:p>
          </table:table-cell>
          <table:table-cell office:value-type="float" office:value="30.7929">
            <text:p>30.7929</text:p>
          </table:table-cell>
          <table:table-cell office:value-type="float" office:value="-1.23589">
            <text:p>-1.23589</text:p>
          </table:table-cell>
        </table:table-row>
        <table:table-row table:style-name="ro1">
          <table:table-cell office:value-type="float" office:value="33730">
            <text:p>33730</text:p>
          </table:table-cell>
          <table:table-cell office:value-type="float" office:value="49047">
            <text:p>49047</text:p>
          </table:table-cell>
          <table:table-cell office:value-type="float" office:value="35264">
            <text:p>35264</text:p>
          </table:table-cell>
          <table:table-cell office:value-type="float" office:value="45.4106">
            <text:p>45.4106</text:p>
          </table:table-cell>
          <table:table-cell office:value-type="float" office:value="4.54788">
            <text:p>4.54788</text:p>
          </table:table-cell>
        </table:table-row>
        <table:table-row table:style-name="ro1">
          <table:table-cell office:value-type="float" office:value="244549">
            <text:p>244549</text:p>
          </table:table-cell>
          <table:table-cell office:value-type="float" office:value="305505">
            <text:p>305505</text:p>
          </table:table-cell>
          <table:table-cell office:value-type="float" office:value="237631">
            <text:p>237631</text:p>
          </table:table-cell>
          <table:table-cell office:value-type="float" office:value="24.9259">
            <text:p>24.9259</text:p>
          </table:table-cell>
          <table:table-cell office:value-type="float" office:value="-2.82888">
            <text:p>-2.82888</text:p>
          </table:table-cell>
        </table:table-row>
        <table:table-row table:style-name="ro1">
          <table:table-cell office:value-type="float" office:value="201355">
            <text:p>201355</text:p>
          </table:table-cell>
          <table:table-cell office:value-type="float" office:value="258917">
            <text:p>258917</text:p>
          </table:table-cell>
          <table:table-cell office:value-type="float" office:value="203621">
            <text:p>203621</text:p>
          </table:table-cell>
          <table:table-cell office:value-type="float" office:value="28.5873">
            <text:p>28.5873</text:p>
          </table:table-cell>
          <table:table-cell office:value-type="float" office:value="1.12538">
            <text:p>1.12538</text:p>
          </table:table-cell>
        </table:table-row>
        <table:table-row table:style-name="ro1">
          <table:table-cell office:value-type="float" office:value="109978">
            <text:p>109978</text:p>
          </table:table-cell>
          <table:table-cell office:value-type="float" office:value="140002">
            <text:p>140002</text:p>
          </table:table-cell>
          <table:table-cell office:value-type="float" office:value="106409">
            <text:p>106409</text:p>
          </table:table-cell>
          <table:table-cell office:value-type="float" office:value="27.3">
            <text:p>27.3</text:p>
          </table:table-cell>
          <table:table-cell office:value-type="float" office:value="-3.24519">
            <text:p>-3.24519</text:p>
          </table:table-cell>
        </table:table-row>
        <table:table-row table:style-name="ro1">
          <table:table-cell office:value-type="float" office:value="26426">
            <text:p>26426</text:p>
          </table:table-cell>
          <table:table-cell office:value-type="float" office:value="36883">
            <text:p>36883</text:p>
          </table:table-cell>
          <table:table-cell office:value-type="float" office:value="29095">
            <text:p>29095</text:p>
          </table:table-cell>
          <table:table-cell office:value-type="float" office:value="39.5709">
            <text:p>39.5709</text:p>
          </table:table-cell>
          <table:table-cell office:value-type="float" office:value="10.0999">
            <text:p>10.0999</text:p>
          </table:table-cell>
        </table:table-row>
        <table:table-row table:style-name="ro1">
          <table:table-cell office:value-type="float" office:value="27860">
            <text:p>27860</text:p>
          </table:table-cell>
          <table:table-cell office:value-type="float" office:value="39160">
            <text:p>39160</text:p>
          </table:table-cell>
          <table:table-cell office:value-type="float" office:value="28718">
            <text:p>28718</text:p>
          </table:table-cell>
          <table:table-cell office:value-type="float" office:value="40.5599">
            <text:p>40.5599</text:p>
          </table:table-cell>
          <table:table-cell office:value-type="float" office:value="3.07968">
            <text:p>3.07968</text:p>
          </table:table-cell>
        </table:table-row>
        <table:table-row table:style-name="ro1">
          <table:table-cell office:value-type="float" office:value="85494">
            <text:p>85494</text:p>
          </table:table-cell>
          <table:table-cell office:value-type="float" office:value="108943">
            <text:p>108943</text:p>
          </table:table-cell>
          <table:table-cell office:value-type="float" office:value="86485">
            <text:p>86485</text:p>
          </table:table-cell>
          <table:table-cell office:value-type="float" office:value="27.4277">
            <text:p>27.4277</text:p>
          </table:table-cell>
          <table:table-cell office:value-type="float" office:value="1.15915">
            <text:p>1.15915</text:p>
          </table:table-cell>
        </table:table-row>
        <table:table-row table:style-name="ro1">
          <table:table-cell office:value-type="float" office:value="64101">
            <text:p>64101</text:p>
          </table:table-cell>
          <table:table-cell office:value-type="float" office:value="92337">
            <text:p>92337</text:p>
          </table:table-cell>
          <table:table-cell office:value-type="float" office:value="67950">
            <text:p>67950</text:p>
          </table:table-cell>
          <table:table-cell office:value-type="float" office:value="44.0492">
            <text:p>44.0492</text:p>
          </table:table-cell>
          <table:table-cell office:value-type="float" office:value="6.00459">
            <text:p>6.00459</text:p>
          </table:table-cell>
        </table:table-row>
        <table:table-row table:style-name="ro1">
          <table:table-cell office:value-type="float" office:value="67629">
            <text:p>67629</text:p>
          </table:table-cell>
          <table:table-cell office:value-type="float" office:value="91304">
            <text:p>91304</text:p>
          </table:table-cell>
          <table:table-cell office:value-type="float" office:value="70665">
            <text:p>70665</text:p>
          </table:table-cell>
          <table:table-cell office:value-type="float" office:value="35.0072">
            <text:p>35.0072</text:p>
          </table:table-cell>
          <table:table-cell office:value-type="float" office:value="4.4892">
            <text:p>4.4892</text:p>
          </table:table-cell>
        </table:table-row>
        <table:table-row table:style-name="ro1">
          <table:table-cell office:value-type="float" office:value="66975">
            <text:p>66975</text:p>
          </table:table-cell>
          <table:table-cell office:value-type="float" office:value="84833">
            <text:p>84833</text:p>
          </table:table-cell>
          <table:table-cell office:value-type="float" office:value="66919">
            <text:p>66919</text:p>
          </table:table-cell>
          <table:table-cell office:value-type="float" office:value="26.6637">
            <text:p>26.6637</text:p>
          </table:table-cell>
          <table:table-cell office:value-type="float" office:value="-0.0836133">
            <text:p>-0.0836133</text:p>
          </table:table-cell>
        </table:table-row>
        <table:table-row table:style-name="ro1">
          <table:table-cell office:value-type="float" office:value="153461">
            <text:p>153461</text:p>
          </table:table-cell>
          <table:table-cell office:value-type="float" office:value="202202">
            <text:p>202202</text:p>
          </table:table-cell>
          <table:table-cell office:value-type="float" office:value="162510">
            <text:p>162510</text:p>
          </table:table-cell>
          <table:table-cell office:value-type="float" office:value="31.7612">
            <text:p>31.7612</text:p>
          </table:table-cell>
          <table:table-cell office:value-type="float" office:value="5.89661">
            <text:p>5.89661</text:p>
          </table:table-cell>
        </table:table-row>
        <table:table-row table:style-name="ro1">
          <table:table-cell office:value-type="float" office:value="161142">
            <text:p>161142</text:p>
          </table:table-cell>
          <table:table-cell office:value-type="float" office:value="248641">
            <text:p>248641</text:p>
          </table:table-cell>
          <table:table-cell office:value-type="float" office:value="262921">
            <text:p>262921</text:p>
          </table:table-cell>
          <table:table-cell office:value-type="float" office:value="54.2993">
            <text:p>54.2993</text:p>
          </table:table-cell>
          <table:table-cell office:value-type="float" office:value="63.1611">
            <text:p>63.1611</text:p>
          </table:table-cell>
        </table:table-row>
        <table:table-row table:style-name="ro1">
          <table:table-cell office:value-type="float" office:value="61237">
            <text:p>61237</text:p>
          </table:table-cell>
          <table:table-cell office:value-type="float" office:value="82027">
            <text:p>82027</text:p>
          </table:table-cell>
          <table:table-cell office:value-type="float" office:value="68676">
            <text:p>68676</text:p>
          </table:table-cell>
          <table:table-cell office:value-type="float" office:value="33.9501">
            <text:p>33.9501</text:p>
          </table:table-cell>
          <table:table-cell office:value-type="float" office:value="12.1479">
            <text:p>12.1479</text:p>
          </table:table-cell>
        </table:table-row>
        <table:table-row table:style-name="ro1">
          <table:table-cell office:value-type="float" office:value="53561">
            <text:p>53561</text:p>
          </table:table-cell>
          <table:table-cell office:value-type="float" office:value="81119">
            <text:p>81119</text:p>
          </table:table-cell>
          <table:table-cell office:value-type="float" office:value="57636">
            <text:p>57636</text:p>
          </table:table-cell>
          <table:table-cell office:value-type="float" office:value="51.4516">
            <text:p>51.4516</text:p>
          </table:table-cell>
          <table:table-cell office:value-type="float" office:value="7.60815">
            <text:p>7.60815</text:p>
          </table:table-cell>
        </table:table-row>
        <table:table-row table:style-name="ro1">
          <table:table-cell office:value-type="float" office:value="43460">
            <text:p>43460</text:p>
          </table:table-cell>
          <table:table-cell office:value-type="float" office:value="70324">
            <text:p>70324</text:p>
          </table:table-cell>
          <table:table-cell office:value-type="float" office:value="50163">
            <text:p>50163</text:p>
          </table:table-cell>
          <table:table-cell office:value-type="float" office:value="61.8132">
            <text:p>61.8132</text:p>
          </table:table-cell>
          <table:table-cell office:value-type="float" office:value="15.4234">
            <text:p>15.4234</text:p>
          </table:table-cell>
        </table:table-row>
        <table:table-row table:style-name="ro1">
          <table:table-cell office:value-type="float" office:value="97377">
            <text:p>97377</text:p>
          </table:table-cell>
          <table:table-cell office:value-type="float" office:value="141987">
            <text:p>141987</text:p>
          </table:table-cell>
          <table:table-cell office:value-type="float" office:value="107818">
            <text:p>107818</text:p>
          </table:table-cell>
          <table:table-cell office:value-type="float" office:value="45.8116">
            <text:p>45.8116</text:p>
          </table:table-cell>
          <table:table-cell office:value-type="float" office:value="10.7222">
            <text:p>10.7222</text:p>
          </table:table-cell>
        </table:table-row>
        <table:table-row table:style-name="ro1">
          <table:table-cell office:value-type="float" office:value="34759">
            <text:p>34759</text:p>
          </table:table-cell>
          <table:table-cell office:value-type="float" office:value="43104">
            <text:p>43104</text:p>
          </table:table-cell>
          <table:table-cell office:value-type="float" office:value="35173">
            <text:p>35173</text:p>
          </table:table-cell>
          <table:table-cell office:value-type="float" office:value="24.0082">
            <text:p>24.0082</text:p>
          </table:table-cell>
          <table:table-cell office:value-type="float" office:value="1.19106">
            <text:p>1.19106</text:p>
          </table:table-cell>
        </table:table-row>
        <table:table-row table:style-name="ro1">
          <table:table-cell office:value-type="float" office:value="190708">
            <text:p>190708</text:p>
          </table:table-cell>
          <table:table-cell office:value-type="float" office:value="274693">
            <text:p>274693</text:p>
          </table:table-cell>
          <table:table-cell office:value-type="float" office:value="198807">
            <text:p>198807</text:p>
          </table:table-cell>
          <table:table-cell office:value-type="float" office:value="44.0385">
            <text:p>44.0385</text:p>
          </table:table-cell>
          <table:table-cell office:value-type="float" office:value="4.24681">
            <text:p>4.24681</text:p>
          </table:table-cell>
        </table:table-row>
        <table:table-row table:style-name="ro1">
          <table:table-cell office:value-type="float" office:value="192162">
            <text:p>192162</text:p>
          </table:table-cell>
          <table:table-cell office:value-type="float" office:value="349083">
            <text:p>349083</text:p>
          </table:table-cell>
          <table:table-cell office:value-type="float" office:value="237277">
            <text:p>237277</text:p>
          </table:table-cell>
          <table:table-cell office:value-type="float" office:value="81.6608">
            <text:p>81.6608</text:p>
          </table:table-cell>
          <table:table-cell office:value-type="float" office:value="23.4776">
            <text:p>23.4776</text:p>
          </table:table-cell>
        </table:table-row>
        <table:table-row table:style-name="ro1">
          <table:table-cell office:value-type="float" office:value="91417">
            <text:p>91417</text:p>
          </table:table-cell>
          <table:table-cell office:value-type="float" office:value="120087">
            <text:p>120087</text:p>
          </table:table-cell>
          <table:table-cell office:value-type="float" office:value="113795">
            <text:p>113795</text:p>
          </table:table-cell>
          <table:table-cell office:value-type="float" office:value="31.3618">
            <text:p>31.3618</text:p>
          </table:table-cell>
          <table:table-cell office:value-type="float" office:value="24.479">
            <text:p>24.479</text:p>
          </table:table-cell>
        </table:table-row>
        <table:table-row table:style-name="ro1">
          <table:table-cell office:value-type="float" office:value="169183">
            <text:p>169183</text:p>
          </table:table-cell>
          <table:table-cell office:value-type="float" office:value="248209">
            <text:p>248209</text:p>
          </table:table-cell>
          <table:table-cell office:value-type="float" office:value="190365">
            <text:p>190365</text:p>
          </table:table-cell>
          <table:table-cell office:value-type="float" office:value="46.7104">
            <text:p>46.7104</text:p>
          </table:table-cell>
          <table:table-cell office:value-type="float" office:value="12.5202">
            <text:p>12.5202</text:p>
          </table:table-cell>
        </table:table-row>
        <table:table-row table:style-name="ro1">
          <table:table-cell office:value-type="float" office:value="281273">
            <text:p>281273</text:p>
          </table:table-cell>
          <table:table-cell office:value-type="float" office:value="401298">
            <text:p>401298</text:p>
          </table:table-cell>
          <table:table-cell office:value-type="float" office:value="317236">
            <text:p>317236</text:p>
          </table:table-cell>
          <table:table-cell office:value-type="float" office:value="42.6721">
            <text:p>42.6721</text:p>
          </table:table-cell>
          <table:table-cell office:value-type="float" office:value="12.7858">
            <text:p>12.7858</text:p>
          </table:table-cell>
        </table:table-row>
        <table:table-row table:style-name="ro1">
          <table:table-cell office:value-type="float" office:value="158775">
            <text:p>158775</text:p>
          </table:table-cell>
          <table:table-cell office:value-type="float" office:value="212107">
            <text:p>212107</text:p>
          </table:table-cell>
          <table:table-cell office:value-type="float" office:value="157852">
            <text:p>157852</text:p>
          </table:table-cell>
          <table:table-cell office:value-type="float" office:value="33.5897">
            <text:p>33.5897</text:p>
          </table:table-cell>
          <table:table-cell office:value-type="float" office:value="-0.581326">
            <text:p>-0.581326</text:p>
          </table:table-cell>
        </table:table-row>
        <table:table-row table:style-name="ro1">
          <table:table-cell office:value-type="float" office:value="63739">
            <text:p>63739</text:p>
          </table:table-cell>
          <table:table-cell office:value-type="float" office:value="85147">
            <text:p>85147</text:p>
          </table:table-cell>
          <table:table-cell office:value-type="float" office:value="91512">
            <text:p>91512</text:p>
          </table:table-cell>
          <table:table-cell office:value-type="float" office:value="33.587">
            <text:p>33.587</text:p>
          </table:table-cell>
          <table:table-cell office:value-type="float" office:value="43.573">
            <text:p>43.573</text:p>
          </table:table-cell>
        </table:table-row>
        <table:table-row table:style-name="ro1">
          <table:table-cell office:value-type="float" office:value="62107">
            <text:p>62107</text:p>
          </table:table-cell>
          <table:table-cell office:value-type="float" office:value="81919">
            <text:p>81919</text:p>
          </table:table-cell>
          <table:table-cell office:value-type="float" office:value="64575">
            <text:p>64575</text:p>
          </table:table-cell>
          <table:table-cell office:value-type="float" office:value="31.8998">
            <text:p>31.8998</text:p>
          </table:table-cell>
          <table:table-cell office:value-type="float" office:value="3.97379">
            <text:p>3.97379</text:p>
          </table:table-cell>
        </table:table-row>
        <table:table-row table:style-name="ro1">
          <table:table-cell office:value-type="float" office:value="55417">
            <text:p>55417</text:p>
          </table:table-cell>
          <table:table-cell office:value-type="float" office:value="69316">
            <text:p>69316</text:p>
          </table:table-cell>
          <table:table-cell office:value-type="float" office:value="53227">
            <text:p>53227</text:p>
          </table:table-cell>
          <table:table-cell office:value-type="float" office:value="25.0808">
            <text:p>25.0808</text:p>
          </table:table-cell>
          <table:table-cell office:value-type="float" office:value="-3.95186">
            <text:p>-3.95186</text:p>
          </table:table-cell>
        </table:table-row>
        <table:table-row table:style-name="ro1">
          <table:table-cell office:value-type="float" office:value="127512">
            <text:p>127512</text:p>
          </table:table-cell>
          <table:table-cell office:value-type="float" office:value="154642">
            <text:p>154642</text:p>
          </table:table-cell>
          <table:table-cell office:value-type="float" office:value="119591">
            <text:p>119591</text:p>
          </table:table-cell>
          <table:table-cell office:value-type="float" office:value="21.2764">
            <text:p>21.2764</text:p>
          </table:table-cell>
          <table:table-cell office:value-type="float" office:value="-6.21196">
            <text:p>-6.21196</text:p>
          </table:table-cell>
        </table:table-row>
        <table:table-row table:style-name="ro1">
          <table:table-cell office:value-type="float" office:value="39869">
            <text:p>39869</text:p>
          </table:table-cell>
          <table:table-cell office:value-type="float" office:value="41898">
            <text:p>41898</text:p>
          </table:table-cell>
          <table:table-cell office:value-type="float" office:value="38035">
            <text:p>38035</text:p>
          </table:table-cell>
          <table:table-cell office:value-type="float" office:value="5.08917">
            <text:p>5.08917</text:p>
          </table:table-cell>
          <table:table-cell office:value-type="float" office:value="-4.60007">
            <text:p>-4.60007</text:p>
          </table:table-cell>
        </table:table-row>
        <table:table-row table:style-name="ro1">
          <table:table-cell office:value-type="float" office:value="41299">
            <text:p>41299</text:p>
          </table:table-cell>
          <table:table-cell office:value-type="float" office:value="47616">
            <text:p>47616</text:p>
          </table:table-cell>
          <table:table-cell office:value-type="float" office:value="40206">
            <text:p>40206</text:p>
          </table:table-cell>
          <table:table-cell office:value-type="float" office:value="15.2958">
            <text:p>15.2958</text:p>
          </table:table-cell>
          <table:table-cell office:value-type="float" office:value="-2.64655">
            <text:p>-2.64655</text:p>
          </table:table-cell>
        </table:table-row>
        <table:table-row table:style-name="ro1">
          <table:table-cell office:value-type="float" office:value="35969">
            <text:p>35969</text:p>
          </table:table-cell>
          <table:table-cell office:value-type="float" office:value="50507">
            <text:p>50507</text:p>
          </table:table-cell>
          <table:table-cell office:value-type="float" office:value="37280">
            <text:p>37280</text:p>
          </table:table-cell>
          <table:table-cell office:value-type="float" office:value="40.4181">
            <text:p>40.4181</text:p>
          </table:table-cell>
          <table:table-cell office:value-type="float" office:value="3.64481">
            <text:p>3.64481</text:p>
          </table:table-cell>
        </table:table-row>
        <table:table-row table:style-name="ro1">
          <table:table-cell office:value-type="float" office:value="36478">
            <text:p>36478</text:p>
          </table:table-cell>
          <table:table-cell office:value-type="float" office:value="47801">
            <text:p>47801</text:p>
          </table:table-cell>
          <table:table-cell office:value-type="float" office:value="37256">
            <text:p>37256</text:p>
          </table:table-cell>
          <table:table-cell office:value-type="float" office:value="31.0406">
            <text:p>31.0406</text:p>
          </table:table-cell>
          <table:table-cell office:value-type="float" office:value="2.13279">
            <text:p>2.13279</text:p>
          </table:table-cell>
        </table:table-row>
        <table:table-row table:style-name="ro1">
          <table:table-cell office:value-type="float" office:value="271303">
            <text:p>271303</text:p>
          </table:table-cell>
          <table:table-cell office:value-type="float" office:value="355061">
            <text:p>355061</text:p>
          </table:table-cell>
          <table:table-cell office:value-type="float" office:value="300263">
            <text:p>300263</text:p>
          </table:table-cell>
          <table:table-cell office:value-type="float" office:value="30.8725">
            <text:p>30.8725</text:p>
          </table:table-cell>
          <table:table-cell office:value-type="float" office:value="10.6744">
            <text:p>10.6744</text:p>
          </table:table-cell>
        </table:table-row>
        <table:table-row table:style-name="ro1">
          <table:table-cell office:value-type="float" office:value="144016">
            <text:p>144016</text:p>
          </table:table-cell>
          <table:table-cell office:value-type="float" office:value="183506">
            <text:p>183506</text:p>
          </table:table-cell>
          <table:table-cell office:value-type="float" office:value="144871">
            <text:p>144871</text:p>
          </table:table-cell>
          <table:table-cell office:value-type="float" office:value="27.4206">
            <text:p>27.4206</text:p>
          </table:table-cell>
          <table:table-cell office:value-type="float" office:value="0.593684">
            <text:p>0.593684</text:p>
          </table:table-cell>
        </table:table-row>
        <table:table-row table:style-name="ro1">
          <table:table-cell office:value-type="float" office:value="63364">
            <text:p>63364</text:p>
          </table:table-cell>
          <table:table-cell office:value-type="float" office:value="80171">
            <text:p>80171</text:p>
          </table:table-cell>
          <table:table-cell office:value-type="float" office:value="68057">
            <text:p>68057</text:p>
          </table:table-cell>
          <table:table-cell office:value-type="float" office:value="26.5245">
            <text:p>26.5245</text:p>
          </table:table-cell>
          <table:table-cell office:value-type="float" office:value="7.40641">
            <text:p>7.40641</text:p>
          </table:table-cell>
        </table:table-row>
        <table:table-row table:style-name="ro1">
          <table:table-cell office:value-type="float" office:value="59883">
            <text:p>59883</text:p>
          </table:table-cell>
          <table:table-cell office:value-type="float" office:value="77602">
            <text:p>77602</text:p>
          </table:table-cell>
          <table:table-cell office:value-type="float" office:value="60694">
            <text:p>60694</text:p>
          </table:table-cell>
          <table:table-cell office:value-type="float" office:value="29.5894">
            <text:p>29.5894</text:p>
          </table:table-cell>
          <table:table-cell office:value-type="float" office:value="1.35431">
            <text:p>1.35431</text:p>
          </table:table-cell>
        </table:table-row>
        <table:table-row table:style-name="ro1">
          <table:table-cell office:value-type="float" office:value="42158">
            <text:p>42158</text:p>
          </table:table-cell>
          <table:table-cell office:value-type="float" office:value="54122">
            <text:p>54122</text:p>
          </table:table-cell>
          <table:table-cell office:value-type="float" office:value="42932">
            <text:p>42932</text:p>
          </table:table-cell>
          <table:table-cell office:value-type="float" office:value="28.379">
            <text:p>28.379</text:p>
          </table:table-cell>
          <table:table-cell office:value-type="float" office:value="1.83595">
            <text:p>1.83595</text:p>
          </table:table-cell>
        </table:table-row>
        <table:table-row table:style-name="ro1">
          <table:table-cell office:value-type="float" office:value="238549">
            <text:p>238549</text:p>
          </table:table-cell>
          <table:table-cell office:value-type="float" office:value="325008">
            <text:p>325008</text:p>
          </table:table-cell>
          <table:table-cell office:value-type="float" office:value="250448">
            <text:p>250448</text:p>
          </table:table-cell>
          <table:table-cell office:value-type="float" office:value="36.2437">
            <text:p>36.2437</text:p>
          </table:table-cell>
          <table:table-cell office:value-type="float" office:value="4.98807">
            <text:p>4.98807</text:p>
          </table:table-cell>
        </table:table-row>
        <table:table-row table:style-name="ro1">
          <table:table-cell office:value-type="float" office:value="157241">
            <text:p>157241</text:p>
          </table:table-cell>
          <table:table-cell office:value-type="float" office:value="214919">
            <text:p>214919</text:p>
          </table:table-cell>
          <table:table-cell office:value-type="float" office:value="175094">
            <text:p>175094</text:p>
          </table:table-cell>
          <table:table-cell office:value-type="float" office:value="36.6813">
            <text:p>36.6813</text:p>
          </table:table-cell>
          <table:table-cell office:value-type="float" office:value="11.3539">
            <text:p>11.3539</text:p>
          </table:table-cell>
        </table:table-row>
        <table:table-row table:style-name="ro1">
          <table:table-cell office:value-type="float" office:value="139550">
            <text:p>139550</text:p>
          </table:table-cell>
          <table:table-cell office:value-type="float" office:value="172227">
            <text:p>172227</text:p>
          </table:table-cell>
          <table:table-cell office:value-type="float" office:value="131971">
            <text:p>131971</text:p>
          </table:table-cell>
          <table:table-cell office:value-type="float" office:value="23.416">
            <text:p>23.416</text:p>
          </table:table-cell>
          <table:table-cell office:value-type="float" office:value="-5.43103">
            <text:p>-5.43103</text:p>
          </table:table-cell>
        </table:table-row>
        <table:table-row table:style-name="ro1">
          <table:table-cell office:value-type="float" office:value="66794">
            <text:p>66794</text:p>
          </table:table-cell>
          <table:table-cell office:value-type="float" office:value="91222">
            <text:p>91222</text:p>
          </table:table-cell>
          <table:table-cell office:value-type="float" office:value="76562">
            <text:p>76562</text:p>
          </table:table-cell>
          <table:table-cell office:value-type="float" office:value="36.5721">
            <text:p>36.5721</text:p>
          </table:table-cell>
          <table:table-cell office:value-type="float" office:value="14.6241">
            <text:p>14.6241</text:p>
          </table:table-cell>
        </table:table-row>
        <table:table-row table:style-name="ro1">
          <table:table-cell office:value-type="float" office:value="69039">
            <text:p>69039</text:p>
          </table:table-cell>
          <table:table-cell office:value-type="float" office:value="85717">
            <text:p>85717</text:p>
          </table:table-cell>
          <table:table-cell office:value-type="float" office:value="74523">
            <text:p>74523</text:p>
          </table:table-cell>
          <table:table-cell office:value-type="float" office:value="24.1574">
            <text:p>24.1574</text:p>
          </table:table-cell>
          <table:table-cell office:value-type="float" office:value="7.94334">
            <text:p>7.94334</text:p>
          </table:table-cell>
        </table:table-row>
        <table:table-row table:style-name="ro1">
          <table:table-cell office:value-type="float" office:value="107794">
            <text:p>107794</text:p>
          </table:table-cell>
          <table:table-cell office:value-type="float" office:value="142518">
            <text:p>142518</text:p>
          </table:table-cell>
          <table:table-cell office:value-type="float" office:value="123710">
            <text:p>123710</text:p>
          </table:table-cell>
          <table:table-cell office:value-type="float" office:value="32.2133">
            <text:p>32.2133</text:p>
          </table:table-cell>
          <table:table-cell office:value-type="float" office:value="14.7652">
            <text:p>14.7652</text:p>
          </table:table-cell>
        </table:table-row>
        <table:table-row table:style-name="ro1">
          <table:table-cell office:value-type="float" office:value="213222">
            <text:p>213222</text:p>
          </table:table-cell>
          <table:table-cell office:value-type="float" office:value="281193">
            <text:p>281193</text:p>
          </table:table-cell>
          <table:table-cell office:value-type="float" office:value="220979">
            <text:p>220979</text:p>
          </table:table-cell>
          <table:table-cell office:value-type="float" office:value="31.878">
            <text:p>31.878</text:p>
          </table:table-cell>
          <table:table-cell office:value-type="float" office:value="3.63799">
            <text:p>3.63799</text:p>
          </table:table-cell>
        </table:table-row>
        <table:table-row table:style-name="ro1">
          <table:table-cell office:value-type="float" office:value="253112">
            <text:p>253112</text:p>
          </table:table-cell>
          <table:table-cell office:value-type="float" office:value="330122">
            <text:p>330122</text:p>
          </table:table-cell>
          <table:table-cell office:value-type="float" office:value="262189">
            <text:p>262189</text:p>
          </table:table-cell>
          <table:table-cell office:value-type="float" office:value="30.4253">
            <text:p>30.4253</text:p>
          </table:table-cell>
          <table:table-cell office:value-type="float" office:value="3.58616">
            <text:p>3.58616</text:p>
          </table:table-cell>
        </table:table-row>
        <table:table-row table:style-name="ro1">
          <table:table-cell office:value-type="float" office:value="86809">
            <text:p>86809</text:p>
          </table:table-cell>
          <table:table-cell office:value-type="float" office:value="122963">
            <text:p>122963</text:p>
          </table:table-cell>
          <table:table-cell office:value-type="float" office:value="93918">
            <text:p>93918</text:p>
          </table:table-cell>
          <table:table-cell office:value-type="float" office:value="41.6478">
            <text:p>41.6478</text:p>
          </table:table-cell>
          <table:table-cell office:value-type="float" office:value="8.18924">
            <text:p>8.18924</text:p>
          </table:table-cell>
        </table:table-row>
        <table:table-row table:style-name="ro1">
          <table:table-cell office:value-type="float" office:value="77039">
            <text:p>77039</text:p>
          </table:table-cell>
          <table:table-cell office:value-type="float" office:value="103976">
            <text:p>103976</text:p>
          </table:table-cell>
          <table:table-cell office:value-type="float" office:value="77956">
            <text:p>77956</text:p>
          </table:table-cell>
          <table:table-cell office:value-type="float" office:value="34.9654">
            <text:p>34.9654</text:p>
          </table:table-cell>
          <table:table-cell office:value-type="float" office:value="1.19031">
            <text:p>1.19031</text:p>
          </table:table-cell>
        </table:table-row>
        <table:table-row table:style-name="ro1">
          <table:table-cell office:value-type="float" office:value="239903">
            <text:p>239903</text:p>
          </table:table-cell>
          <table:table-cell office:value-type="float" office:value="312198">
            <text:p>312198</text:p>
          </table:table-cell>
          <table:table-cell office:value-type="float" office:value="261975">
            <text:p>261975</text:p>
          </table:table-cell>
          <table:table-cell office:value-type="float" office:value="30.1351">
            <text:p>30.1351</text:p>
          </table:table-cell>
          <table:table-cell office:value-type="float" office:value="9.20039">
            <text:p>9.20039</text:p>
          </table:table-cell>
        </table:table-row>
        <table:table-row table:style-name="ro1">
          <table:table-cell office:value-type="float" office:value="44189">
            <text:p>44189</text:p>
          </table:table-cell>
          <table:table-cell office:value-type="float" office:value="48654">
            <text:p>48654</text:p>
          </table:table-cell>
          <table:table-cell office:value-type="float" office:value="46011">
            <text:p>46011</text:p>
          </table:table-cell>
          <table:table-cell office:value-type="float" office:value="10.1043">
            <text:p>10.1043</text:p>
          </table:table-cell>
          <table:table-cell office:value-type="float" office:value="4.1232">
            <text:p>4.1232</text:p>
          </table:table-cell>
        </table:table-row>
        <table:table-row table:style-name="ro1">
          <table:table-cell office:value-type="float" office:value="36377">
            <text:p>36377</text:p>
          </table:table-cell>
          <table:table-cell office:value-type="float" office:value="46467">
            <text:p>46467</text:p>
          </table:table-cell>
          <table:table-cell office:value-type="float" office:value="38688">
            <text:p>38688</text:p>
          </table:table-cell>
          <table:table-cell office:value-type="float" office:value="27.7373">
            <text:p>27.7373</text:p>
          </table:table-cell>
          <table:table-cell office:value-type="float" office:value="6.35292">
            <text:p>6.35292</text:p>
          </table:table-cell>
        </table:table-row>
        <table:table-row table:style-name="ro1">
          <table:table-cell office:value-type="float" office:value="36994">
            <text:p>36994</text:p>
          </table:table-cell>
          <table:table-cell office:value-type="float" office:value="46127">
            <text:p>46127</text:p>
          </table:table-cell>
          <table:table-cell office:value-type="float" office:value="39943">
            <text:p>39943</text:p>
          </table:table-cell>
          <table:table-cell office:value-type="float" office:value="24.6878">
            <text:p>24.6878</text:p>
          </table:table-cell>
          <table:table-cell office:value-type="float" office:value="7.97156">
            <text:p>7.97156</text:p>
          </table:table-cell>
        </table:table-row>
        <table:table-row table:style-name="ro1">
          <table:table-cell office:value-type="float" office:value="102964">
            <text:p>102964</text:p>
          </table:table-cell>
          <table:table-cell office:value-type="float" office:value="133309">
            <text:p>133309</text:p>
          </table:table-cell>
          <table:table-cell office:value-type="float" office:value="106991">
            <text:p>106991</text:p>
          </table:table-cell>
          <table:table-cell office:value-type="float" office:value="29.4715">
            <text:p>29.4715</text:p>
          </table:table-cell>
          <table:table-cell office:value-type="float" office:value="3.91108">
            <text:p>3.91108</text:p>
          </table:table-cell>
        </table:table-row>
        <table:table-row table:style-name="ro1">
          <table:table-cell office:value-type="float" office:value="136860">
            <text:p>136860</text:p>
          </table:table-cell>
          <table:table-cell office:value-type="float" office:value="193348">
            <text:p>193348</text:p>
          </table:table-cell>
          <table:table-cell office:value-type="float" office:value="161529">
            <text:p>161529</text:p>
          </table:table-cell>
          <table:table-cell office:value-type="float" office:value="41.2743">
            <text:p>41.2743</text:p>
          </table:table-cell>
          <table:table-cell office:value-type="float" office:value="18.025">
            <text:p>18.025</text:p>
          </table:table-cell>
        </table:table-row>
        <table:table-row table:style-name="ro1">
          <table:table-cell office:value-type="float" office:value="149302">
            <text:p>149302</text:p>
          </table:table-cell>
          <table:table-cell office:value-type="float" office:value="189862">
            <text:p>189862</text:p>
          </table:table-cell>
          <table:table-cell office:value-type="float" office:value="163631">
            <text:p>163631</text:p>
          </table:table-cell>
          <table:table-cell office:value-type="float" office:value="27.1664">
            <text:p>27.1664</text:p>
          </table:table-cell>
          <table:table-cell office:value-type="float" office:value="9.59733">
            <text:p>9.59733</text:p>
          </table:table-cell>
        </table:table-row>
        <table:table-row table:style-name="ro1">
          <table:table-cell office:value-type="float" office:value="99237">
            <text:p>99237</text:p>
          </table:table-cell>
          <table:table-cell office:value-type="float" office:value="175481">
            <text:p>175481</text:p>
          </table:table-cell>
          <table:table-cell office:value-type="float" office:value="119655">
            <text:p>119655</text:p>
          </table:table-cell>
          <table:table-cell office:value-type="float" office:value="76.8302">
            <text:p>76.8302</text:p>
          </table:table-cell>
          <table:table-cell office:value-type="float" office:value="20.575">
            <text:p>20.575</text:p>
          </table:table-cell>
        </table:table-row>
        <table:table-row table:style-name="ro1">
          <table:table-cell office:value-type="float" office:value="267416">
            <text:p>267416</text:p>
          </table:table-cell>
          <table:table-cell office:value-type="float" office:value="367503">
            <text:p>367503</text:p>
          </table:table-cell>
          <table:table-cell office:value-type="float" office:value="309981">
            <text:p>309981</text:p>
          </table:table-cell>
          <table:table-cell office:value-type="float" office:value="37.4275">
            <text:p>37.4275</text:p>
          </table:table-cell>
          <table:table-cell office:value-type="float" office:value="15.9171">
            <text:p>15.9171</text:p>
          </table:table-cell>
        </table:table-row>
        <table:table-row table:style-name="ro1">
          <table:table-cell office:value-type="float" office:value="172089">
            <text:p>172089</text:p>
          </table:table-cell>
          <table:table-cell office:value-type="float" office:value="231437">
            <text:p>231437</text:p>
          </table:table-cell>
          <table:table-cell office:value-type="float" office:value="178974">
            <text:p>178974</text:p>
          </table:table-cell>
          <table:table-cell office:value-type="float" office:value="34.4868">
            <text:p>34.4868</text:p>
          </table:table-cell>
          <table:table-cell office:value-type="float" office:value="4.00084">
            <text:p>4.00084</text:p>
          </table:table-cell>
        </table:table-row>
        <table:table-row table:style-name="ro1">
          <table:table-cell office:value-type="float" office:value="72803">
            <text:p>72803</text:p>
          </table:table-cell>
          <table:table-cell office:value-type="float" office:value="97782">
            <text:p>97782</text:p>
          </table:table-cell>
          <table:table-cell office:value-type="float" office:value="77627">
            <text:p>77627</text:p>
          </table:table-cell>
          <table:table-cell office:value-type="float" office:value="34.3104">
            <text:p>34.3104</text:p>
          </table:table-cell>
          <table:table-cell office:value-type="float" office:value="6.6261">
            <text:p>6.6261</text:p>
          </table:table-cell>
        </table:table-row>
        <table:table-row table:style-name="ro1">
          <table:table-cell office:value-type="float" office:value="72089">
            <text:p>72089</text:p>
          </table:table-cell>
          <table:table-cell office:value-type="float" office:value="96111">
            <text:p>96111</text:p>
          </table:table-cell>
          <table:table-cell office:value-type="float" office:value="77398">
            <text:p>77398</text:p>
          </table:table-cell>
          <table:table-cell office:value-type="float" office:value="33.3227">
            <text:p>33.3227</text:p>
          </table:table-cell>
          <table:table-cell office:value-type="float" office:value="7.36451">
            <text:p>7.36451</text:p>
          </table:table-cell>
        </table:table-row>
        <table:table-row table:style-name="ro1">
          <table:table-cell office:value-type="float" office:value="35609">
            <text:p>35609</text:p>
          </table:table-cell>
          <table:table-cell office:value-type="float" office:value="51049">
            <text:p>51049</text:p>
          </table:table-cell>
          <table:table-cell office:value-type="float" office:value="40591">
            <text:p>40591</text:p>
          </table:table-cell>
          <table:table-cell office:value-type="float" office:value="43.3598">
            <text:p>43.3598</text:p>
          </table:table-cell>
          <table:table-cell office:value-type="float" office:value="13.9908">
            <text:p>13.9908</text:p>
          </table:table-cell>
        </table:table-row>
        <table:table-row table:style-name="ro1">
          <table:table-cell office:value-type="float" office:value="39335">
            <text:p>39335</text:p>
          </table:table-cell>
          <table:table-cell office:value-type="float" office:value="47784">
            <text:p>47784</text:p>
          </table:table-cell>
          <table:table-cell office:value-type="float" office:value="41684">
            <text:p>41684</text:p>
          </table:table-cell>
          <table:table-cell office:value-type="float" office:value="21.4796">
            <text:p>21.4796</text:p>
          </table:table-cell>
          <table:table-cell office:value-type="float" office:value="5.97178">
            <text:p>5.97178</text:p>
          </table:table-cell>
        </table:table-row>
        <table:table-row table:style-name="ro1">
          <table:table-cell office:value-type="float" office:value="41073">
            <text:p>41073</text:p>
          </table:table-cell>
          <table:table-cell office:value-type="float" office:value="59300">
            <text:p>59300</text:p>
          </table:table-cell>
          <table:table-cell office:value-type="float" office:value="42101">
            <text:p>42101</text:p>
          </table:table-cell>
          <table:table-cell office:value-type="float" office:value="44.3771">
            <text:p>44.3771</text:p>
          </table:table-cell>
          <table:table-cell office:value-type="float" office:value="2.50286">
            <text:p>2.50286</text:p>
          </table:table-cell>
        </table:table-row>
        <table:table-row table:style-name="ro1">
          <table:table-cell office:value-type="float" office:value="40758">
            <text:p>40758</text:p>
          </table:table-cell>
          <table:table-cell office:value-type="float" office:value="62153">
            <text:p>62153</text:p>
          </table:table-cell>
          <table:table-cell office:value-type="float" office:value="41074">
            <text:p>41074</text:p>
          </table:table-cell>
          <table:table-cell office:value-type="float" office:value="52.4928">
            <text:p>52.4928</text:p>
          </table:table-cell>
          <table:table-cell office:value-type="float" office:value="0.775308">
            <text:p>0.775308</text:p>
          </table:table-cell>
        </table:table-row>
        <table:table-row table:style-name="ro1">
          <table:table-cell office:value-type="float" office:value="45984">
            <text:p>45984</text:p>
          </table:table-cell>
          <table:table-cell office:value-type="float" office:value="60737">
            <text:p>60737</text:p>
          </table:table-cell>
          <table:table-cell office:value-type="float" office:value="47462">
            <text:p>47462</text:p>
          </table:table-cell>
          <table:table-cell office:value-type="float" office:value="32.0829">
            <text:p>32.0829</text:p>
          </table:table-cell>
          <table:table-cell office:value-type="float" office:value="3.21416">
            <text:p>3.21416</text:p>
          </table:table-cell>
        </table:table-row>
        <table:table-row table:style-name="ro1">
          <table:table-cell office:value-type="float" office:value="272999">
            <text:p>272999</text:p>
          </table:table-cell>
          <table:table-cell office:value-type="float" office:value="372763">
            <text:p>372763</text:p>
          </table:table-cell>
          <table:table-cell office:value-type="float" office:value="294738">
            <text:p>294738</text:p>
          </table:table-cell>
          <table:table-cell office:value-type="float" office:value="36.5437">
            <text:p>36.5437</text:p>
          </table:table-cell>
          <table:table-cell office:value-type="float" office:value="7.96303">
            <text:p>7.96303</text:p>
          </table:table-cell>
        </table:table-row>
        <table:table-row table:style-name="ro1">
          <table:table-cell office:value-type="float" office:value="155184">
            <text:p>155184</text:p>
          </table:table-cell>
          <table:table-cell office:value-type="float" office:value="197878">
            <text:p>197878</text:p>
          </table:table-cell>
          <table:table-cell office:value-type="float" office:value="157677">
            <text:p>157677</text:p>
          </table:table-cell>
          <table:table-cell office:value-type="float" office:value="27.5119">
            <text:p>27.5119</text:p>
          </table:table-cell>
          <table:table-cell office:value-type="float" office:value="1.60648">
            <text:p>1.60648</text:p>
          </table:table-cell>
        </table:table-row>
        <table:table-row table:style-name="ro1">
          <table:table-cell office:value-type="float" office:value="159165">
            <text:p>159165</text:p>
          </table:table-cell>
          <table:table-cell office:value-type="float" office:value="208133">
            <text:p>208133</text:p>
          </table:table-cell>
          <table:table-cell office:value-type="float" office:value="167067">
            <text:p>167067</text:p>
          </table:table-cell>
          <table:table-cell office:value-type="float" office:value="30.7656">
            <text:p>30.7656</text:p>
          </table:table-cell>
          <table:table-cell office:value-type="float" office:value="4.96466">
            <text:p>4.96466</text:p>
          </table:table-cell>
        </table:table-row>
        <table:table-row table:style-name="ro1">
          <table:table-cell office:value-type="float" office:value="90619">
            <text:p>90619</text:p>
          </table:table-cell>
          <table:table-cell office:value-type="float" office:value="124785">
            <text:p>124785</text:p>
          </table:table-cell>
          <table:table-cell office:value-type="float" office:value="92295">
            <text:p>92295</text:p>
          </table:table-cell>
          <table:table-cell office:value-type="float" office:value="37.7029">
            <text:p>37.7029</text:p>
          </table:table-cell>
          <table:table-cell office:value-type="float" office:value="1.8495">
            <text:p>1.8495</text:p>
          </table:table-cell>
        </table:table-row>
        <table:table-row table:style-name="ro1">
          <table:table-cell office:value-type="float" office:value="56129">
            <text:p>56129</text:p>
          </table:table-cell>
          <table:table-cell office:value-type="float" office:value="73276">
            <text:p>73276</text:p>
          </table:table-cell>
          <table:table-cell office:value-type="float" office:value="58667">
            <text:p>58667</text:p>
          </table:table-cell>
          <table:table-cell office:value-type="float" office:value="30.5493">
            <text:p>30.5493</text:p>
          </table:table-cell>
          <table:table-cell office:value-type="float" office:value="4.52173">
            <text:p>4.52173</text:p>
          </table:table-cell>
        </table:table-row>
        <table:table-row table:style-name="ro1">
          <table:table-cell office:value-type="float" office:value="249705">
            <text:p>249705</text:p>
          </table:table-cell>
          <table:table-cell office:value-type="float" office:value="323432">
            <text:p>323432</text:p>
          </table:table-cell>
          <table:table-cell office:value-type="float" office:value="274386">
            <text:p>274386</text:p>
          </table:table-cell>
          <table:table-cell office:value-type="float" office:value="29.5256">
            <text:p>29.5256</text:p>
          </table:table-cell>
          <table:table-cell office:value-type="float" office:value="9.88406">
            <text:p>9.88406</text:p>
          </table:table-cell>
        </table:table-row>
        <table:table-row table:style-name="ro1">
          <table:table-cell office:value-type="float" office:value="168156">
            <text:p>168156</text:p>
          </table:table-cell>
          <table:table-cell office:value-type="float" office:value="223143">
            <text:p>223143</text:p>
          </table:table-cell>
          <table:table-cell office:value-type="float" office:value="168372">
            <text:p>168372</text:p>
          </table:table-cell>
          <table:table-cell office:value-type="float" office:value="32.7">
            <text:p>32.7</text:p>
          </table:table-cell>
          <table:table-cell office:value-type="float" office:value="0.128452">
            <text:p>0.128452</text:p>
          </table:table-cell>
        </table:table-row>
        <table:table-row table:style-name="ro1">
          <table:table-cell office:value-type="float" office:value="127314">
            <text:p>127314</text:p>
          </table:table-cell>
          <table:table-cell office:value-type="float" office:value="176323">
            <text:p>176323</text:p>
          </table:table-cell>
          <table:table-cell office:value-type="float" office:value="134767">
            <text:p>134767</text:p>
          </table:table-cell>
          <table:table-cell office:value-type="float" office:value="38.4946">
            <text:p>38.4946</text:p>
          </table:table-cell>
          <table:table-cell office:value-type="float" office:value="5.85403">
            <text:p>5.85403</text:p>
          </table:table-cell>
        </table:table-row>
        <table:table-row table:style-name="ro1">
          <table:table-cell office:value-type="float" office:value="44977">
            <text:p>44977</text:p>
          </table:table-cell>
          <table:table-cell office:value-type="float" office:value="58206">
            <text:p>58206</text:p>
          </table:table-cell>
          <table:table-cell office:value-type="float" office:value="46104">
            <text:p>46104</text:p>
          </table:table-cell>
          <table:table-cell office:value-type="float" office:value="29.4128">
            <text:p>29.4128</text:p>
          </table:table-cell>
          <table:table-cell office:value-type="float" office:value="2.50573">
            <text:p>2.50573</text:p>
          </table:table-cell>
        </table:table-row>
        <table:table-row table:style-name="ro1">
          <table:table-cell office:value-type="float" office:value="45754">
            <text:p>45754</text:p>
          </table:table-cell>
          <table:table-cell office:value-type="float" office:value="58908">
            <text:p>58908</text:p>
          </table:table-cell>
          <table:table-cell office:value-type="float" office:value="46976">
            <text:p>46976</text:p>
          </table:table-cell>
          <table:table-cell office:value-type="float" office:value="28.7494">
            <text:p>28.7494</text:p>
          </table:table-cell>
          <table:table-cell office:value-type="float" office:value="2.6708">
            <text:p>2.6708</text:p>
          </table:table-cell>
        </table:table-row>
        <table:table-row table:style-name="ro1">
          <table:table-cell office:value-type="float" office:value="298327">
            <text:p>298327</text:p>
          </table:table-cell>
          <table:table-cell office:value-type="float" office:value="391431">
            <text:p>391431</text:p>
          </table:table-cell>
          <table:table-cell office:value-type="float" office:value="359044">
            <text:p>359044</text:p>
          </table:table-cell>
          <table:table-cell office:value-type="float" office:value="31.2087">
            <text:p>31.2087</text:p>
          </table:table-cell>
          <table:table-cell office:value-type="float" office:value="20.3525">
            <text:p>20.3525</text:p>
          </table:table-cell>
        </table:table-row>
        <table:table-row table:style-name="ro1">
          <table:table-cell office:value-type="float" office:value="267950">
            <text:p>267950</text:p>
          </table:table-cell>
          <table:table-cell office:value-type="float" office:value="335899">
            <text:p>335899</text:p>
          </table:table-cell>
          <table:table-cell office:value-type="float" office:value="212812">
            <text:p>212812</text:p>
          </table:table-cell>
          <table:table-cell office:value-type="float" office:value="25.3588">
            <text:p>25.3588</text:p>
          </table:table-cell>
          <table:table-cell office:value-type="float" office:value="-20.5777">
            <text:p>-20.5777</text:p>
          </table:table-cell>
        </table:table-row>
        <table:table-row table:style-name="ro1">
          <table:table-cell office:value-type="float" office:value="89574">
            <text:p>89574</text:p>
          </table:table-cell>
          <table:table-cell office:value-type="float" office:value="118905">
            <text:p>118905</text:p>
          </table:table-cell>
          <table:table-cell office:value-type="float" office:value="92176">
            <text:p>92176</text:p>
          </table:table-cell>
          <table:table-cell office:value-type="float" office:value="32.745">
            <text:p>32.745</text:p>
          </table:table-cell>
          <table:table-cell office:value-type="float" office:value="2.90486">
            <text:p>2.90486</text:p>
          </table:table-cell>
        </table:table-row>
        <table:table-row table:style-name="ro1">
          <table:table-cell office:value-type="float" office:value="48138">
            <text:p>48138</text:p>
          </table:table-cell>
          <table:table-cell office:value-type="float" office:value="63748">
            <text:p>63748</text:p>
          </table:table-cell>
          <table:table-cell office:value-type="float" office:value="57669">
            <text:p>57669</text:p>
          </table:table-cell>
          <table:table-cell office:value-type="float" office:value="32.4276">
            <text:p>32.4276</text:p>
          </table:table-cell>
          <table:table-cell office:value-type="float" office:value="19.7993">
            <text:p>19.7993</text:p>
          </table:table-cell>
        </table:table-row>
        <table:table-row table:style-name="ro1">
          <table:table-cell office:value-type="float" office:value="271178">
            <text:p>271178</text:p>
          </table:table-cell>
          <table:table-cell office:value-type="float" office:value="325950">
            <text:p>325950</text:p>
          </table:table-cell>
          <table:table-cell office:value-type="float" office:value="275374">
            <text:p>275374</text:p>
          </table:table-cell>
          <table:table-cell office:value-type="float" office:value="20.1978">
            <text:p>20.1978</text:p>
          </table:table-cell>
          <table:table-cell office:value-type="float" office:value="1.54732">
            <text:p>1.54732</text:p>
          </table:table-cell>
        </table:table-row>
        <table:table-row table:style-name="ro1">
          <table:table-cell office:value-type="float" office:value="180109">
            <text:p>180109</text:p>
          </table:table-cell>
          <table:table-cell office:value-type="float" office:value="223535">
            <text:p>223535</text:p>
          </table:table-cell>
          <table:table-cell office:value-type="float" office:value="186007">
            <text:p>186007</text:p>
          </table:table-cell>
          <table:table-cell office:value-type="float" office:value="24.111">
            <text:p>24.111</text:p>
          </table:table-cell>
          <table:table-cell office:value-type="float" office:value="3.27468">
            <text:p>3.27468</text:p>
          </table:table-cell>
        </table:table-row>
        <table:table-row table:style-name="ro1">
          <table:table-cell office:value-type="float" office:value="202796">
            <text:p>202796</text:p>
          </table:table-cell>
          <table:table-cell office:value-type="float" office:value="276945">
            <text:p>276945</text:p>
          </table:table-cell>
          <table:table-cell office:value-type="float" office:value="209736">
            <text:p>209736</text:p>
          </table:table-cell>
          <table:table-cell office:value-type="float" office:value="36.5633">
            <text:p>36.5633</text:p>
          </table:table-cell>
          <table:table-cell office:value-type="float" office:value="3.42216">
            <text:p>3.42216</text:p>
          </table:table-cell>
        </table:table-row>
        <table:table-row table:style-name="ro1">
          <table:table-cell office:value-type="float" office:value="138415">
            <text:p>138415</text:p>
          </table:table-cell>
          <table:table-cell office:value-type="float" office:value="204788">
            <text:p>204788</text:p>
          </table:table-cell>
          <table:table-cell office:value-type="float" office:value="142351">
            <text:p>142351</text:p>
          </table:table-cell>
          <table:table-cell office:value-type="float" office:value="47.9522">
            <text:p>47.9522</text:p>
          </table:table-cell>
          <table:table-cell office:value-type="float" office:value="2.84362">
            <text:p>2.84362</text:p>
          </table:table-cell>
        </table:table-row>
        <table:table-row table:style-name="ro1">
          <table:table-cell office:value-type="float" office:value="114194">
            <text:p>114194</text:p>
          </table:table-cell>
          <table:table-cell office:value-type="float" office:value="148560">
            <text:p>148560</text:p>
          </table:table-cell>
          <table:table-cell office:value-type="float" office:value="109732">
            <text:p>109732</text:p>
          </table:table-cell>
          <table:table-cell office:value-type="float" office:value="30.0944">
            <text:p>30.0944</text:p>
          </table:table-cell>
          <table:table-cell office:value-type="float" office:value="-3.90739">
            <text:p>-3.90739</text:p>
          </table:table-cell>
        </table:table-row>
        <table:table-row table:style-name="ro1">
          <table:table-cell office:value-type="float" office:value="238418">
            <text:p>238418</text:p>
          </table:table-cell>
          <table:table-cell office:value-type="float" office:value="296029">
            <text:p>296029</text:p>
          </table:table-cell>
          <table:table-cell office:value-type="float" office:value="230550">
            <text:p>230550</text:p>
          </table:table-cell>
          <table:table-cell office:value-type="float" office:value="24.1639">
            <text:p>24.1639</text:p>
          </table:table-cell>
          <table:table-cell office:value-type="float" office:value="-3.30009">
            <text:p>-3.30009</text:p>
          </table:table-cell>
        </table:table-row>
        <table:table-row table:style-name="ro1">
          <table:table-cell office:value-type="float" office:value="114112">
            <text:p>114112</text:p>
          </table:table-cell>
          <table:table-cell office:value-type="float" office:value="152298">
            <text:p>152298</text:p>
          </table:table-cell>
          <table:table-cell office:value-type="float" office:value="122807">
            <text:p>122807</text:p>
          </table:table-cell>
          <table:table-cell office:value-type="float" office:value="33.4636">
            <text:p>33.4636</text:p>
          </table:table-cell>
          <table:table-cell office:value-type="float" office:value="7.61971">
            <text:p>7.61971</text:p>
          </table:table-cell>
        </table:table-row>
        <table:table-row table:style-name="ro1">
          <table:table-cell office:value-type="float" office:value="173101">
            <text:p>173101</text:p>
          </table:table-cell>
          <table:table-cell office:value-type="float" office:value="225310">
            <text:p>225310</text:p>
          </table:table-cell>
          <table:table-cell office:value-type="float" office:value="170177">
            <text:p>170177</text:p>
          </table:table-cell>
          <table:table-cell office:value-type="float" office:value="30.161">
            <text:p>30.161</text:p>
          </table:table-cell>
          <table:table-cell office:value-type="float" office:value="-1.68919">
            <text:p>-1.68919</text:p>
          </table:table-cell>
        </table:table-row>
        <table:table-row table:style-name="ro1">
          <table:table-cell office:value-type="float" office:value="106368">
            <text:p>106368</text:p>
          </table:table-cell>
          <table:table-cell office:value-type="float" office:value="136034">
            <text:p>136034</text:p>
          </table:table-cell>
          <table:table-cell office:value-type="float" office:value="111988">
            <text:p>111988</text:p>
          </table:table-cell>
          <table:table-cell office:value-type="float" office:value="27.89">
            <text:p>27.89</text:p>
          </table:table-cell>
          <table:table-cell office:value-type="float" office:value="5.28354">
            <text:p>5.28354</text:p>
          </table:table-cell>
        </table:table-row>
        <table:table-row table:style-name="ro1">
          <table:table-cell office:value-type="float" office:value="278537">
            <text:p>278537</text:p>
          </table:table-cell>
          <table:table-cell office:value-type="float" office:value="334461">
            <text:p>334461</text:p>
          </table:table-cell>
          <table:table-cell office:value-type="float" office:value="263024">
            <text:p>263024</text:p>
          </table:table-cell>
          <table:table-cell office:value-type="float" office:value="20.0778">
            <text:p>20.0778</text:p>
          </table:table-cell>
          <table:table-cell office:value-type="float" office:value="-5.56946">
            <text:p>-5.56946</text:p>
          </table:table-cell>
        </table:table-row>
        <table:table-row table:style-name="ro1">
          <table:table-cell office:value-type="float" office:value="55604">
            <text:p>55604</text:p>
          </table:table-cell>
          <table:table-cell office:value-type="float" office:value="63558">
            <text:p>63558</text:p>
          </table:table-cell>
          <table:table-cell office:value-type="float" office:value="55206">
            <text:p>55206</text:p>
          </table:table-cell>
          <table:table-cell office:value-type="float" office:value="14.3047">
            <text:p>14.3047</text:p>
          </table:table-cell>
          <table:table-cell office:value-type="float" office:value="-0.715776">
            <text:p>-0.715776</text:p>
          </table:table-cell>
        </table:table-row>
        <table:table-row table:style-name="ro1">
          <table:table-cell office:value-type="float" office:value="215430">
            <text:p>215430</text:p>
          </table:table-cell>
          <table:table-cell office:value-type="float" office:value="296548">
            <text:p>296548</text:p>
          </table:table-cell>
          <table:table-cell office:value-type="float" office:value="229958">
            <text:p>229958</text:p>
          </table:table-cell>
          <table:table-cell office:value-type="float" office:value="37.654">
            <text:p>37.654</text:p>
          </table:table-cell>
          <table:table-cell office:value-type="float" office:value="6.74372">
            <text:p>6.74372</text:p>
          </table:table-cell>
        </table:table-row>
        <table:table-row table:style-name="ro1">
          <table:table-cell office:value-type="float" office:value="121414">
            <text:p>121414</text:p>
          </table:table-cell>
          <table:table-cell office:value-type="float" office:value="163820">
            <text:p>163820</text:p>
          </table:table-cell>
          <table:table-cell office:value-type="float" office:value="132620">
            <text:p>132620</text:p>
          </table:table-cell>
          <table:table-cell office:value-type="float" office:value="34.9268">
            <text:p>34.9268</text:p>
          </table:table-cell>
          <table:table-cell office:value-type="float" office:value="9.22958">
            <text:p>9.22958</text:p>
          </table:table-cell>
        </table:table-row>
        <table:table-row table:style-name="ro1">
          <table:table-cell office:value-type="float" office:value="116761">
            <text:p>116761</text:p>
          </table:table-cell>
          <table:table-cell office:value-type="float" office:value="148750">
            <text:p>148750</text:p>
          </table:table-cell>
          <table:table-cell office:value-type="float" office:value="116625">
            <text:p>116625</text:p>
          </table:table-cell>
          <table:table-cell office:value-type="float" office:value="27.397">
            <text:p>27.397</text:p>
          </table:table-cell>
          <table:table-cell office:value-type="float" office:value="-0.116477">
            <text:p>-0.116477</text:p>
          </table:table-cell>
        </table:table-row>
        <table:table-row table:style-name="ro1">
          <table:table-cell office:value-type="float" office:value="87494">
            <text:p>87494</text:p>
          </table:table-cell>
          <table:table-cell office:value-type="float" office:value="114293">
            <text:p>114293</text:p>
          </table:table-cell>
          <table:table-cell office:value-type="float" office:value="94667">
            <text:p>94667</text:p>
          </table:table-cell>
          <table:table-cell office:value-type="float" office:value="30.6295">
            <text:p>30.6295</text:p>
          </table:table-cell>
          <table:table-cell office:value-type="float" office:value="8.19828">
            <text:p>8.19828</text:p>
          </table:table-cell>
        </table:table-row>
        <table:table-row table:style-name="ro1">
          <table:table-cell office:value-type="float" office:value="272684">
            <text:p>272684</text:p>
          </table:table-cell>
          <table:table-cell office:value-type="float" office:value="351029">
            <text:p>351029</text:p>
          </table:table-cell>
          <table:table-cell office:value-type="float" office:value="284986">
            <text:p>284986</text:p>
          </table:table-cell>
          <table:table-cell office:value-type="float" office:value="28.7311">
            <text:p>28.7311</text:p>
          </table:table-cell>
          <table:table-cell office:value-type="float" office:value="4.51145">
            <text:p>4.51145</text:p>
          </table:table-cell>
        </table:table-row>
        <table:table-row table:style-name="ro1">
          <table:table-cell office:value-type="float" office:value="109262">
            <text:p>109262</text:p>
          </table:table-cell>
          <table:table-cell office:value-type="float" office:value="142259">
            <text:p>142259</text:p>
          </table:table-cell>
          <table:table-cell office:value-type="float" office:value="107525">
            <text:p>107525</text:p>
          </table:table-cell>
          <table:table-cell office:value-type="float" office:value="30.1999">
            <text:p>30.1999</text:p>
          </table:table-cell>
          <table:table-cell office:value-type="float" office:value="-1.58976">
            <text:p>-1.58976</text:p>
          </table:table-cell>
        </table:table-row>
        <table:table-row table:style-name="ro1">
          <table:table-cell office:value-type="float" office:value="233170">
            <text:p>233170</text:p>
          </table:table-cell>
          <table:table-cell office:value-type="float" office:value="244970">
            <text:p>244970</text:p>
          </table:table-cell>
          <table:table-cell office:value-type="float" office:value="173818">
            <text:p>173818</text:p>
          </table:table-cell>
          <table:table-cell office:value-type="float" office:value="5.06069">
            <text:p>5.06069</text:p>
          </table:table-cell>
          <table:table-cell office:value-type="float" office:value="-25.4544">
            <text:p>-25.4544</text:p>
          </table:table-cell>
        </table:table-row>
        <table:table-row table:style-name="ro1">
          <table:table-cell office:value-type="float" office:value="130327">
            <text:p>130327</text:p>
          </table:table-cell>
          <table:table-cell office:value-type="float" office:value="114622">
            <text:p>114622</text:p>
          </table:table-cell>
          <table:table-cell office:value-type="float" office:value="85747">
            <text:p>85747</text:p>
          </table:table-cell>
          <table:table-cell office:value-type="float" office:value="-12.0505">
            <text:p>-12.0505</text:p>
          </table:table-cell>
          <table:table-cell office:value-type="float" office:value="-34.2063">
            <text:p>-34.2063</text:p>
          </table:table-cell>
        </table:table-row>
        <table:table-row table:style-name="ro1">
          <table:table-cell office:value-type="float" office:value="236210">
            <text:p>236210</text:p>
          </table:table-cell>
          <table:table-cell office:value-type="float" office:value="299004">
            <text:p>299004</text:p>
          </table:table-cell>
          <table:table-cell office:value-type="float" office:value="249336">
            <text:p>249336</text:p>
          </table:table-cell>
          <table:table-cell office:value-type="float" office:value="26.584">
            <text:p>26.584</text:p>
          </table:table-cell>
          <table:table-cell office:value-type="float" office:value="5.55692">
            <text:p>5.55692</text:p>
          </table:table-cell>
        </table:table-row>
        <table:table-row table:style-name="ro1">
          <table:table-cell office:value-type="float" office:value="173857">
            <text:p>173857</text:p>
          </table:table-cell>
          <table:table-cell office:value-type="float" office:value="224996">
            <text:p>224996</text:p>
          </table:table-cell>
          <table:table-cell office:value-type="float" office:value="181532">
            <text:p>181532</text:p>
          </table:table-cell>
          <table:table-cell office:value-type="float" office:value="29.4144">
            <text:p>29.4144</text:p>
          </table:table-cell>
          <table:table-cell office:value-type="float" office:value="4.41455">
            <text:p>4.41455</text:p>
          </table:table-cell>
        </table:table-row>
        <table:table-row table:style-name="ro1">
          <table:table-cell office:value-type="float" office:value="122681">
            <text:p>122681</text:p>
          </table:table-cell>
          <table:table-cell office:value-type="float" office:value="167771">
            <text:p>167771</text:p>
          </table:table-cell>
          <table:table-cell office:value-type="float" office:value="135810">
            <text:p>135810</text:p>
          </table:table-cell>
          <table:table-cell office:value-type="float" office:value="36.7539">
            <text:p>36.7539</text:p>
          </table:table-cell>
          <table:table-cell office:value-type="float" office:value="10.7017">
            <text:p>10.7017</text:p>
          </table:table-cell>
        </table:table-row>
        <table:table-row table:style-name="ro1">
          <table:table-cell office:value-type="float" office:value="131465">
            <text:p>131465</text:p>
          </table:table-cell>
          <table:table-cell office:value-type="float" office:value="167398">
            <text:p>167398</text:p>
          </table:table-cell>
          <table:table-cell office:value-type="float" office:value="131128">
            <text:p>131128</text:p>
          </table:table-cell>
          <table:table-cell office:value-type="float" office:value="27.3328">
            <text:p>27.3328</text:p>
          </table:table-cell>
          <table:table-cell office:value-type="float" office:value="-0.256342">
            <text:p>-0.256342</text:p>
          </table:table-cell>
        </table:table-row>
        <table:table-row table:style-name="ro1">
          <table:table-cell office:value-type="float" office:value="278708">
            <text:p>278708</text:p>
          </table:table-cell>
          <table:table-cell office:value-type="float" office:value="361448">
            <text:p>361448</text:p>
          </table:table-cell>
          <table:table-cell office:value-type="float" office:value="282210">
            <text:p>282210</text:p>
          </table:table-cell>
          <table:table-cell office:value-type="float" office:value="29.687">
            <text:p>29.687</text:p>
          </table:table-cell>
          <table:table-cell office:value-type="float" office:value="1.25651">
            <text:p>1.25651</text:p>
          </table:table-cell>
        </table:table-row>
        <table:table-row table:style-name="ro1">
          <table:table-cell office:value-type="float" office:value="171244">
            <text:p>171244</text:p>
          </table:table-cell>
          <table:table-cell office:value-type="float" office:value="222814">
            <text:p>222814</text:p>
          </table:table-cell>
          <table:table-cell office:value-type="float" office:value="177334">
            <text:p>177334</text:p>
          </table:table-cell>
          <table:table-cell office:value-type="float" office:value="30.1149">
            <text:p>30.1149</text:p>
          </table:table-cell>
          <table:table-cell office:value-type="float" office:value="3.55633">
            <text:p>3.55633</text:p>
          </table:table-cell>
        </table:table-row>
        <table:table-row table:style-name="ro1">
          <table:table-cell office:value-type="float" office:value="96073">
            <text:p>96073</text:p>
          </table:table-cell>
          <table:table-cell office:value-type="float" office:value="117381">
            <text:p>117381</text:p>
          </table:table-cell>
          <table:table-cell office:value-type="float" office:value="106454">
            <text:p>106454</text:p>
          </table:table-cell>
          <table:table-cell office:value-type="float" office:value="22.179">
            <text:p>22.179</text:p>
          </table:table-cell>
          <table:table-cell office:value-type="float" office:value="10.8053">
            <text:p>10.8053</text:p>
          </table:table-cell>
        </table:table-row>
        <table:table-row table:style-name="ro1">
          <table:table-cell office:value-type="float" office:value="89718">
            <text:p>89718</text:p>
          </table:table-cell>
          <table:table-cell office:value-type="float" office:value="117324">
            <text:p>117324</text:p>
          </table:table-cell>
          <table:table-cell office:value-type="float" office:value="100501">
            <text:p>100501</text:p>
          </table:table-cell>
          <table:table-cell office:value-type="float" office:value="30.7697">
            <text:p>30.7697</text:p>
          </table:table-cell>
          <table:table-cell office:value-type="float" office:value="12.0188">
            <text:p>12.0188</text:p>
          </table:table-cell>
        </table:table-row>
        <table:table-row table:style-name="ro1">
          <table:table-cell office:value-type="float" office:value="70997">
            <text:p>70997</text:p>
          </table:table-cell>
          <table:table-cell office:value-type="float" office:value="93608">
            <text:p>93608</text:p>
          </table:table-cell>
          <table:table-cell office:value-type="float" office:value="76730">
            <text:p>76730</text:p>
          </table:table-cell>
          <table:table-cell office:value-type="float" office:value="31.8478">
            <text:p>31.8478</text:p>
          </table:table-cell>
          <table:table-cell office:value-type="float" office:value="8.07499">
            <text:p>8.07499</text:p>
          </table:table-cell>
        </table:table-row>
        <table:table-row table:style-name="ro1">
          <table:table-cell office:value-type="float" office:value="228883">
            <text:p>228883</text:p>
          </table:table-cell>
          <table:table-cell office:value-type="float" office:value="305043">
            <text:p>305043</text:p>
          </table:table-cell>
          <table:table-cell office:value-type="float" office:value="247171">
            <text:p>247171</text:p>
          </table:table-cell>
          <table:table-cell office:value-type="float" office:value="33.2746">
            <text:p>33.2746</text:p>
          </table:table-cell>
          <table:table-cell office:value-type="float" office:value="7.99011">
            <text:p>7.99011</text:p>
          </table:table-cell>
        </table:table-row>
        <table:table-row table:style-name="ro1">
          <table:table-cell office:value-type="float" office:value="225327">
            <text:p>225327</text:p>
          </table:table-cell>
          <table:table-cell office:value-type="float" office:value="298252">
            <text:p>298252</text:p>
          </table:table-cell>
          <table:table-cell office:value-type="float" office:value="249501">
            <text:p>249501</text:p>
          </table:table-cell>
          <table:table-cell office:value-type="float" office:value="32.3641">
            <text:p>32.3641</text:p>
          </table:table-cell>
          <table:table-cell office:value-type="float" office:value="10.7284">
            <text:p>10.7284</text:p>
          </table:table-cell>
        </table:table-row>
        <table:table-row table:style-name="ro1">
          <table:table-cell office:value-type="float" office:value="200305">
            <text:p>200305</text:p>
          </table:table-cell>
          <table:table-cell office:value-type="float" office:value="279597">
            <text:p>279597</text:p>
          </table:table-cell>
          <table:table-cell office:value-type="float" office:value="217296">
            <text:p>217296</text:p>
          </table:table-cell>
          <table:table-cell office:value-type="float" office:value="39.5856">
            <text:p>39.5856</text:p>
          </table:table-cell>
          <table:table-cell office:value-type="float" office:value="8.48256">
            <text:p>8.48256</text:p>
          </table:table-cell>
        </table:table-row>
        <table:table-row table:style-name="ro1">
          <table:table-cell office:value-type="float" office:value="260613">
            <text:p>260613</text:p>
          </table:table-cell>
          <table:table-cell office:value-type="float" office:value="347385">
            <text:p>347385</text:p>
          </table:table-cell>
          <table:table-cell office:value-type="float" office:value="277353">
            <text:p>277353</text:p>
          </table:table-cell>
          <table:table-cell office:value-type="float" office:value="33.2953">
            <text:p>33.2953</text:p>
          </table:table-cell>
          <table:table-cell office:value-type="float" office:value="6.42332">
            <text:p>6.42332</text:p>
          </table:table-cell>
        </table:table-row>
        <table:table-row table:style-name="ro1">
          <table:table-cell office:value-type="float" office:value="280209">
            <text:p>280209</text:p>
          </table:table-cell>
          <table:table-cell office:value-type="float" office:value="356090">
            <text:p>356090</text:p>
          </table:table-cell>
          <table:table-cell office:value-type="float" office:value="304385">
            <text:p>304385</text:p>
          </table:table-cell>
          <table:table-cell office:value-type="float" office:value="27.0801">
            <text:p>27.0801</text:p>
          </table:table-cell>
          <table:table-cell office:value-type="float" office:value="8.62785">
            <text:p>8.62785</text:p>
          </table:table-cell>
        </table:table-row>
        <table:table-row table:style-name="ro1">
          <table:table-cell office:value-type="float" office:value="121632">
            <text:p>121632</text:p>
          </table:table-cell>
          <table:table-cell office:value-type="float" office:value="155094">
            <text:p>155094</text:p>
          </table:table-cell>
          <table:table-cell office:value-type="float" office:value="120445">
            <text:p>120445</text:p>
          </table:table-cell>
          <table:table-cell office:value-type="float" office:value="27.5109">
            <text:p>27.5109</text:p>
          </table:table-cell>
          <table:table-cell office:value-type="float" office:value="-0.975895">
            <text:p>-0.975895</text:p>
          </table:table-cell>
        </table:table-row>
        <table:table-row table:style-name="ro1">
          <table:table-cell office:value-type="float" office:value="148423">
            <text:p>148423</text:p>
          </table:table-cell>
          <table:table-cell office:value-type="float" office:value="203353">
            <text:p>203353</text:p>
          </table:table-cell>
          <table:table-cell office:value-type="float" office:value="143952">
            <text:p>143952</text:p>
          </table:table-cell>
          <table:table-cell office:value-type="float" office:value="37.0091">
            <text:p>37.0091</text:p>
          </table:table-cell>
          <table:table-cell office:value-type="float" office:value="-3.01234">
            <text:p>-3.01234</text:p>
          </table:table-cell>
        </table:table-row>
        <table:table-row table:style-name="ro1">
          <table:table-cell office:value-type="float" office:value="120586">
            <text:p>120586</text:p>
          </table:table-cell>
          <table:table-cell office:value-type="float" office:value="161014">
            <text:p>161014</text:p>
          </table:table-cell>
          <table:table-cell office:value-type="float" office:value="125761">
            <text:p>125761</text:p>
          </table:table-cell>
          <table:table-cell office:value-type="float" office:value="33.5263">
            <text:p>33.5263</text:p>
          </table:table-cell>
          <table:table-cell office:value-type="float" office:value="4.29154">
            <text:p>4.29154</text:p>
          </table:table-cell>
        </table:table-row>
        <table:table-row table:style-name="ro1">
          <table:table-cell office:value-type="float" office:value="233775">
            <text:p>233775</text:p>
          </table:table-cell>
          <table:table-cell office:value-type="float" office:value="326286">
            <text:p>326286</text:p>
          </table:table-cell>
          <table:table-cell office:value-type="float" office:value="250949">
            <text:p>250949</text:p>
          </table:table-cell>
          <table:table-cell office:value-type="float" office:value="39.5727">
            <text:p>39.5727</text:p>
          </table:table-cell>
          <table:table-cell office:value-type="float" office:value="7.34638">
            <text:p>7.34638</text:p>
          </table:table-cell>
        </table:table-row>
        <table:table-row table:style-name="ro1">
          <table:table-cell office:value-type="float" office:value="139902">
            <text:p>139902</text:p>
          </table:table-cell>
          <table:table-cell office:value-type="float" office:value="162554">
            <text:p>162554</text:p>
          </table:table-cell>
          <table:table-cell office:value-type="float" office:value="164424">
            <text:p>164424</text:p>
          </table:table-cell>
          <table:table-cell office:value-type="float" office:value="16.1913">
            <text:p>16.1913</text:p>
          </table:table-cell>
          <table:table-cell office:value-type="float" office:value="17.528">
            <text:p>17.528</text:p>
          </table:table-cell>
        </table:table-row>
        <table:table-row table:style-name="ro1">
          <table:table-cell office:value-type="float" office:value="121009">
            <text:p>121009</text:p>
          </table:table-cell>
          <table:table-cell office:value-type="float" office:value="210801">
            <text:p>210801</text:p>
          </table:table-cell>
          <table:table-cell office:value-type="float" office:value="132077">
            <text:p>132077</text:p>
          </table:table-cell>
          <table:table-cell office:value-type="float" office:value="74.2027">
            <text:p>74.2027</text:p>
          </table:table-cell>
          <table:table-cell office:value-type="float" office:value="9.14643">
            <text:p>9.14643</text:p>
          </table:table-cell>
        </table:table-row>
        <table:table-row table:style-name="ro1">
          <table:table-cell office:value-type="float" office:value="91058">
            <text:p>91058</text:p>
          </table:table-cell>
          <table:table-cell office:value-type="float" office:value="117399">
            <text:p>117399</text:p>
          </table:table-cell>
          <table:table-cell office:value-type="float" office:value="155743">
            <text:p>155743</text:p>
          </table:table-cell>
          <table:table-cell office:value-type="float" office:value="28.9277">
            <text:p>28.9277</text:p>
          </table:table-cell>
          <table:table-cell office:value-type="float" office:value="71.0371">
            <text:p>71.0371</text:p>
          </table:table-cell>
        </table:table-row>
        <table:table-row table:style-name="ro1">
          <table:table-cell office:value-type="float" office:value="96560">
            <text:p>96560</text:p>
          </table:table-cell>
          <table:table-cell office:value-type="float" office:value="124554">
            <text:p>124554</text:p>
          </table:table-cell>
          <table:table-cell office:value-type="float" office:value="109736">
            <text:p>109736</text:p>
          </table:table-cell>
          <table:table-cell office:value-type="float" office:value="28.9913">
            <text:p>28.9913</text:p>
          </table:table-cell>
          <table:table-cell office:value-type="float" office:value="13.6454">
            <text:p>13.6454</text:p>
          </table:table-cell>
        </table:table-row>
        <table:table-row table:style-name="ro1">
          <table:table-cell office:value-type="float" office:value="283127">
            <text:p>283127</text:p>
          </table:table-cell>
          <table:table-cell office:value-type="float" office:value="389234">
            <text:p>389234</text:p>
          </table:table-cell>
          <table:table-cell office:value-type="float" office:value="308248">
            <text:p>308248</text:p>
          </table:table-cell>
          <table:table-cell office:value-type="float" office:value="37.4768">
            <text:p>37.4768</text:p>
          </table:table-cell>
          <table:table-cell office:value-type="float" office:value="8.8727">
            <text:p>8.8727</text:p>
          </table:table-cell>
        </table:table-row>
        <table:table-row table:style-name="ro1">
          <table:table-cell office:value-type="float" office:value="160824">
            <text:p>160824</text:p>
          </table:table-cell>
          <table:table-cell office:value-type="float" office:value="208681">
            <text:p>208681</text:p>
          </table:table-cell>
          <table:table-cell office:value-type="float" office:value="172246">
            <text:p>172246</text:p>
          </table:table-cell>
          <table:table-cell office:value-type="float" office:value="29.7574">
            <text:p>29.7574</text:p>
          </table:table-cell>
          <table:table-cell office:value-type="float" office:value="7.10217">
            <text:p>7.10217</text:p>
          </table:table-cell>
        </table:table-row>
        <table:table-row table:style-name="ro1">
          <table:table-cell office:value-type="float" office:value="79764">
            <text:p>79764</text:p>
          </table:table-cell>
          <table:table-cell office:value-type="float" office:value="107313">
            <text:p>107313</text:p>
          </table:table-cell>
          <table:table-cell office:value-type="float" office:value="87663">
            <text:p>87663</text:p>
          </table:table-cell>
          <table:table-cell office:value-type="float" office:value="34.5381">
            <text:p>34.5381</text:p>
          </table:table-cell>
          <table:table-cell office:value-type="float" office:value="9.90296">
            <text:p>9.90296</text:p>
          </table:table-cell>
        </table:table-row>
        <table:table-row table:style-name="ro1">
          <table:table-cell office:value-type="float" office:value="65591">
            <text:p>65591</text:p>
          </table:table-cell>
          <table:table-cell office:value-type="float" office:value="87633">
            <text:p>87633</text:p>
          </table:table-cell>
          <table:table-cell office:value-type="float" office:value="76365">
            <text:p>76365</text:p>
          </table:table-cell>
          <table:table-cell office:value-type="float" office:value="33.6052">
            <text:p>33.6052</text:p>
          </table:table-cell>
          <table:table-cell office:value-type="float" office:value="16.426">
            <text:p>16.426</text:p>
          </table:table-cell>
        </table:table-row>
        <table:table-row table:style-name="ro1">
          <table:table-cell office:value-type="float" office:value="132233">
            <text:p>132233</text:p>
          </table:table-cell>
          <table:table-cell office:value-type="float" office:value="144698">
            <text:p>144698</text:p>
          </table:table-cell>
          <table:table-cell office:value-type="float" office:value="114047">
            <text:p>114047</text:p>
          </table:table-cell>
          <table:table-cell office:value-type="float" office:value="9.42654">
            <text:p>9.42654</text:p>
          </table:table-cell>
          <table:table-cell office:value-type="float" office:value="-13.753">
            <text:p>-13.753</text:p>
          </table:table-cell>
        </table:table-row>
        <table:table-row table:style-name="ro1">
          <table:table-cell office:value-type="float" office:value="123626">
            <text:p>123626</text:p>
          </table:table-cell>
          <table:table-cell office:value-type="float" office:value="161937">
            <text:p>161937</text:p>
          </table:table-cell>
          <table:table-cell office:value-type="float" office:value="127843">
            <text:p>127843</text:p>
          </table:table-cell>
          <table:table-cell office:value-type="float" office:value="30.9894">
            <text:p>30.9894</text:p>
          </table:table-cell>
          <table:table-cell office:value-type="float" office:value="3.41109">
            <text:p>3.41109</text:p>
          </table:table-cell>
        </table:table-row>
        <table:table-row table:style-name="ro1">
          <table:table-cell office:value-type="float" office:value="202236">
            <text:p>202236</text:p>
          </table:table-cell>
          <table:table-cell office:value-type="float" office:value="261748">
            <text:p>261748</text:p>
          </table:table-cell>
          <table:table-cell office:value-type="float" office:value="228629">
            <text:p>228629</text:p>
          </table:table-cell>
          <table:table-cell office:value-type="float" office:value="29.427">
            <text:p>29.427</text:p>
          </table:table-cell>
          <table:table-cell office:value-type="float" office:value="13.0506">
            <text:p>13.0506</text:p>
          </table:table-cell>
        </table:table-row>
        <table:table-row table:style-name="ro1">
          <table:table-cell office:value-type="float" office:value="122676">
            <text:p>122676</text:p>
          </table:table-cell>
          <table:table-cell office:value-type="float" office:value="162393">
            <text:p>162393</text:p>
          </table:table-cell>
          <table:table-cell office:value-type="float" office:value="126300">
            <text:p>126300</text:p>
          </table:table-cell>
          <table:table-cell office:value-type="float" office:value="32.3755">
            <text:p>32.3755</text:p>
          </table:table-cell>
          <table:table-cell office:value-type="float" office:value="2.95412">
            <text:p>2.95412</text:p>
          </table:table-cell>
        </table:table-row>
        <table:table-row table:style-name="ro1">
          <table:table-cell office:value-type="float" office:value="108377">
            <text:p>108377</text:p>
          </table:table-cell>
          <table:table-cell office:value-type="float" office:value="142072">
            <text:p>142072</text:p>
          </table:table-cell>
          <table:table-cell office:value-type="float" office:value="112514">
            <text:p>112514</text:p>
          </table:table-cell>
          <table:table-cell office:value-type="float" office:value="31.0905">
            <text:p>31.0905</text:p>
          </table:table-cell>
          <table:table-cell office:value-type="float" office:value="3.81723">
            <text:p>3.81723</text:p>
          </table:table-cell>
        </table:table-row>
        <table:table-row table:style-name="ro1">
          <table:table-cell office:value-type="float" office:value="82822">
            <text:p>82822</text:p>
          </table:table-cell>
          <table:table-cell office:value-type="float" office:value="118286">
            <text:p>118286</text:p>
          </table:table-cell>
          <table:table-cell office:value-type="float" office:value="93207">
            <text:p>93207</text:p>
          </table:table-cell>
          <table:table-cell office:value-type="float" office:value="42.8195">
            <text:p>42.8195</text:p>
          </table:table-cell>
          <table:table-cell office:value-type="float" office:value="12.5389">
            <text:p>12.5389</text:p>
          </table:table-cell>
        </table:table-row>
        <table:table-row table:style-name="ro1">
          <table:table-cell office:value-type="float" office:value="82588">
            <text:p>82588</text:p>
          </table:table-cell>
          <table:table-cell office:value-type="float" office:value="112032">
            <text:p>112032</text:p>
          </table:table-cell>
          <table:table-cell office:value-type="float" office:value="92325">
            <text:p>92325</text:p>
          </table:table-cell>
          <table:table-cell office:value-type="float" office:value="35.6517">
            <text:p>35.6517</text:p>
          </table:table-cell>
          <table:table-cell office:value-type="float" office:value="11.7898">
            <text:p>11.7898</text:p>
          </table:table-cell>
        </table:table-row>
        <table:table-row table:style-name="ro1">
          <table:table-cell office:value-type="float" office:value="250381">
            <text:p>250381</text:p>
          </table:table-cell>
          <table:table-cell office:value-type="float" office:value="329951">
            <text:p>329951</text:p>
          </table:table-cell>
          <table:table-cell office:value-type="float" office:value="253407">
            <text:p>253407</text:p>
          </table:table-cell>
          <table:table-cell office:value-type="float" office:value="31.7796">
            <text:p>31.7796</text:p>
          </table:table-cell>
          <table:table-cell office:value-type="float" office:value="1.20856">
            <text:p>1.20856</text:p>
          </table:table-cell>
        </table:table-row>
        <table:table-row table:style-name="ro1">
          <table:table-cell office:value-type="float" office:value="165301">
            <text:p>165301</text:p>
          </table:table-cell>
          <table:table-cell office:value-type="float" office:value="216042">
            <text:p>216042</text:p>
          </table:table-cell>
          <table:table-cell office:value-type="float" office:value="177061">
            <text:p>177061</text:p>
          </table:table-cell>
          <table:table-cell office:value-type="float" office:value="30.6961">
            <text:p>30.6961</text:p>
          </table:table-cell>
          <table:table-cell office:value-type="float" office:value="7.11429">
            <text:p>7.11429</text:p>
          </table:table-cell>
        </table:table-row>
        <table:table-row table:style-name="ro1">
          <table:table-cell office:value-type="float" office:value="201405">
            <text:p>201405</text:p>
          </table:table-cell>
          <table:table-cell office:value-type="float" office:value="279672">
            <text:p>279672</text:p>
          </table:table-cell>
          <table:table-cell office:value-type="float" office:value="217030">
            <text:p>217030</text:p>
          </table:table-cell>
          <table:table-cell office:value-type="float" office:value="38.8605">
            <text:p>38.8605</text:p>
          </table:table-cell>
          <table:table-cell office:value-type="float" office:value="7.758">
            <text:p>7.758</text:p>
          </table:table-cell>
        </table:table-row>
        <table:table-row table:style-name="ro1">
          <table:table-cell office:value-type="float" office:value="62306">
            <text:p>62306</text:p>
          </table:table-cell>
          <table:table-cell office:value-type="float" office:value="79094">
            <text:p>79094</text:p>
          </table:table-cell>
          <table:table-cell office:value-type="float" office:value="62756">
            <text:p>62756</text:p>
          </table:table-cell>
          <table:table-cell office:value-type="float" office:value="26.9444">
            <text:p>26.9444</text:p>
          </table:table-cell>
          <table:table-cell office:value-type="float" office:value="0.722242">
            <text:p>0.722242</text:p>
          </table:table-cell>
        </table:table-row>
        <table:table-row table:style-name="ro1">
          <table:table-cell office:value-type="float" office:value="283973">
            <text:p>283973</text:p>
          </table:table-cell>
          <table:table-cell office:value-type="float" office:value="369899">
            <text:p>369899</text:p>
          </table:table-cell>
          <table:table-cell office:value-type="float" office:value="296181">
            <text:p>296181</text:p>
          </table:table-cell>
          <table:table-cell office:value-type="float" office:value="30.2585">
            <text:p>30.2585</text:p>
          </table:table-cell>
          <table:table-cell office:value-type="float" office:value="4.299">
            <text:p>4.299</text:p>
          </table:table-cell>
        </table:table-row>
        <table:table-row table:style-name="ro1">
          <table:table-cell office:value-type="float" office:value="257709">
            <text:p>257709</text:p>
          </table:table-cell>
          <table:table-cell office:value-type="float" office:value="321854">
            <text:p>321854</text:p>
          </table:table-cell>
          <table:table-cell office:value-type="float" office:value="279390">
            <text:p>279390</text:p>
          </table:table-cell>
          <table:table-cell office:value-type="float" office:value="24.8905">
            <text:p>24.8905</text:p>
          </table:table-cell>
          <table:table-cell office:value-type="float" office:value="8.41298">
            <text:p>8.41298</text:p>
          </table:table-cell>
        </table:table-row>
        <table:table-row table:style-name="ro1">
          <table:table-cell office:value-type="float" office:value="204993">
            <text:p>204993</text:p>
          </table:table-cell>
          <table:table-cell office:value-type="float" office:value="263023">
            <text:p>263023</text:p>
          </table:table-cell>
          <table:table-cell office:value-type="float" office:value="211040">
            <text:p>211040</text:p>
          </table:table-cell>
          <table:table-cell office:value-type="float" office:value="28.3083">
            <text:p>28.3083</text:p>
          </table:table-cell>
          <table:table-cell office:value-type="float" office:value="2.94986">
            <text:p>2.94986</text:p>
          </table:table-cell>
        </table:table-row>
        <table:table-row table:style-name="ro1">
          <table:table-cell office:value-type="float" office:value="60646">
            <text:p>60646</text:p>
          </table:table-cell>
          <table:table-cell office:value-type="float" office:value="77620">
            <text:p>77620</text:p>
          </table:table-cell>
          <table:table-cell office:value-type="float" office:value="62013">
            <text:p>62013</text:p>
          </table:table-cell>
          <table:table-cell office:value-type="float" office:value="27.9887">
            <text:p>27.9887</text:p>
          </table:table-cell>
          <table:table-cell office:value-type="float" office:value="2.25406">
            <text:p>2.25406</text:p>
          </table:table-cell>
        </table:table-row>
        <table:table-row table:style-name="ro1">
          <table:table-cell office:value-type="float" office:value="67483">
            <text:p>67483</text:p>
          </table:table-cell>
          <table:table-cell office:value-type="float" office:value="88302">
            <text:p>88302</text:p>
          </table:table-cell>
          <table:table-cell office:value-type="float" office:value="73082">
            <text:p>73082</text:p>
          </table:table-cell>
          <table:table-cell office:value-type="float" office:value="30.8507">
            <text:p>30.8507</text:p>
          </table:table-cell>
          <table:table-cell office:value-type="float" office:value="8.2969">
            <text:p>8.2969</text:p>
          </table:table-cell>
        </table:table-row>
        <table:table-row table:style-name="ro1">
          <table:table-cell office:value-type="float" office:value="60878">
            <text:p>60878</text:p>
          </table:table-cell>
          <table:table-cell office:value-type="float" office:value="82050">
            <text:p>82050</text:p>
          </table:table-cell>
          <table:table-cell office:value-type="float" office:value="64874">
            <text:p>64874</text:p>
          </table:table-cell>
          <table:table-cell office:value-type="float" office:value="34.7778">
            <text:p>34.7778</text:p>
          </table:table-cell>
          <table:table-cell office:value-type="float" office:value="6.56395">
            <text:p>6.56395</text:p>
          </table:table-cell>
        </table:table-row>
        <table:table-row table:style-name="ro1">
          <table:table-cell office:value-type="float" office:value="60364">
            <text:p>60364</text:p>
          </table:table-cell>
          <table:table-cell office:value-type="float" office:value="79039">
            <text:p>79039</text:p>
          </table:table-cell>
          <table:table-cell office:value-type="float" office:value="64107">
            <text:p>64107</text:p>
          </table:table-cell>
          <table:table-cell office:value-type="float" office:value="30.9373">
            <text:p>30.9373</text:p>
          </table:table-cell>
          <table:table-cell office:value-type="float" office:value="6.20072">
            <text:p>6.20072</text:p>
          </table:table-cell>
        </table:table-row>
        <table:table-row table:style-name="ro1">
          <table:table-cell office:value-type="float" office:value="273969">
            <text:p>273969</text:p>
          </table:table-cell>
          <table:table-cell office:value-type="float" office:value="357588">
            <text:p>357588</text:p>
          </table:table-cell>
          <table:table-cell office:value-type="float" office:value="259148">
            <text:p>259148</text:p>
          </table:table-cell>
          <table:table-cell office:value-type="float" office:value="30.5213">
            <text:p>30.5213</text:p>
          </table:table-cell>
          <table:table-cell office:value-type="float" office:value="-5.40974">
            <text:p>-5.40974</text:p>
          </table:table-cell>
        </table:table-row>
        <table:table-row table:style-name="ro1">
          <table:table-cell office:value-type="float" office:value="194160">
            <text:p>194160</text:p>
          </table:table-cell>
          <table:table-cell office:value-type="float" office:value="272139">
            <text:p>272139</text:p>
          </table:table-cell>
          <table:table-cell office:value-type="float" office:value="206418">
            <text:p>206418</text:p>
          </table:table-cell>
          <table:table-cell office:value-type="float" office:value="40.1622">
            <text:p>40.1622</text:p>
          </table:table-cell>
          <table:table-cell office:value-type="float" office:value="6.31335">
            <text:p>6.31335</text:p>
          </table:table-cell>
        </table:table-row>
        <table:table-row table:style-name="ro1">
          <table:table-cell office:value-type="float" office:value="30478">
            <text:p>30478</text:p>
          </table:table-cell>
          <table:table-cell office:value-type="float" office:value="39894">
            <text:p>39894</text:p>
          </table:table-cell>
          <table:table-cell office:value-type="float" office:value="41223">
            <text:p>41223</text:p>
          </table:table-cell>
          <table:table-cell office:value-type="float" office:value="30.8944">
            <text:p>30.8944</text:p>
          </table:table-cell>
          <table:table-cell office:value-type="float" office:value="35.2549">
            <text:p>35.2549</text:p>
          </table:table-cell>
        </table:table-row>
        <table:table-row table:style-name="ro1">
          <table:table-cell office:value-type="float" office:value="102596">
            <text:p>102596</text:p>
          </table:table-cell>
          <table:table-cell office:value-type="float" office:value="118124">
            <text:p>118124</text:p>
          </table:table-cell>
          <table:table-cell office:value-type="float" office:value="94534">
            <text:p>94534</text:p>
          </table:table-cell>
          <table:table-cell office:value-type="float" office:value="15.1351">
            <text:p>15.1351</text:p>
          </table:table-cell>
          <table:table-cell office:value-type="float" office:value="-7.85801">
            <text:p>-7.85801</text:p>
          </table:table-cell>
        </table:table-row>
        <table:table-row table:style-name="ro1">
          <table:table-cell office:value-type="float" office:value="276059">
            <text:p>276059</text:p>
          </table:table-cell>
          <table:table-cell office:value-type="float" office:value="372183">
            <text:p>372183</text:p>
          </table:table-cell>
          <table:table-cell office:value-type="float" office:value="288126">
            <text:p>288126</text:p>
          </table:table-cell>
          <table:table-cell office:value-type="float" office:value="34.8201">
            <text:p>34.8201</text:p>
          </table:table-cell>
          <table:table-cell office:value-type="float" office:value="4.37117">
            <text:p>4.37117</text:p>
          </table:table-cell>
        </table:table-row>
        <table:table-row table:style-name="ro1">
          <table:table-cell office:value-type="float" office:value="249497">
            <text:p>249497</text:p>
          </table:table-cell>
          <table:table-cell office:value-type="float" office:value="324221">
            <text:p>324221</text:p>
          </table:table-cell>
          <table:table-cell office:value-type="float" office:value="264701">
            <text:p>264701</text:p>
          </table:table-cell>
          <table:table-cell office:value-type="float" office:value="29.9499">
            <text:p>29.9499</text:p>
          </table:table-cell>
          <table:table-cell office:value-type="float" office:value="6.09386">
            <text:p>6.09386</text:p>
          </table:table-cell>
        </table:table-row>
        <table:table-row table:style-name="ro1">
          <table:table-cell office:value-type="float" office:value="122053">
            <text:p>122053</text:p>
          </table:table-cell>
          <table:table-cell office:value-type="float" office:value="165227">
            <text:p>165227</text:p>
          </table:table-cell>
          <table:table-cell office:value-type="float" office:value="129246">
            <text:p>129246</text:p>
          </table:table-cell>
          <table:table-cell office:value-type="float" office:value="35.3732">
            <text:p>35.3732</text:p>
          </table:table-cell>
          <table:table-cell office:value-type="float" office:value="5.89334">
            <text:p>5.89334</text:p>
          </table:table-cell>
        </table:table-row>
        <table:table-row table:style-name="ro1">
          <table:table-cell office:value-type="float" office:value="131716">
            <text:p>131716</text:p>
          </table:table-cell>
          <table:table-cell office:value-type="float" office:value="169762">
            <text:p>169762</text:p>
          </table:table-cell>
          <table:table-cell office:value-type="float" office:value="151304">
            <text:p>151304</text:p>
          </table:table-cell>
          <table:table-cell office:value-type="float" office:value="28.8849">
            <text:p>28.8849</text:p>
          </table:table-cell>
          <table:table-cell office:value-type="float" office:value="14.8714">
            <text:p>14.8714</text:p>
          </table:table-cell>
        </table:table-row>
        <table:table-row table:style-name="ro1">
          <table:table-cell office:value-type="float" office:value="60763">
            <text:p>60763</text:p>
          </table:table-cell>
          <table:table-cell office:value-type="float" office:value="80431">
            <text:p>80431</text:p>
          </table:table-cell>
          <table:table-cell office:value-type="float" office:value="63706">
            <text:p>63706</text:p>
          </table:table-cell>
          <table:table-cell office:value-type="float" office:value="32.3684">
            <text:p>32.3684</text:p>
          </table:table-cell>
          <table:table-cell office:value-type="float" office:value="4.84341">
            <text:p>4.84341</text:p>
          </table:table-cell>
        </table:table-row>
        <table:table-row table:style-name="ro1">
          <table:table-cell office:value-type="float" office:value="252205">
            <text:p>252205</text:p>
          </table:table-cell>
          <table:table-cell office:value-type="float" office:value="342715">
            <text:p>342715</text:p>
          </table:table-cell>
          <table:table-cell office:value-type="float" office:value="283799">
            <text:p>283799</text:p>
          </table:table-cell>
          <table:table-cell office:value-type="float" office:value="35.8875">
            <text:p>35.8875</text:p>
          </table:table-cell>
          <table:table-cell office:value-type="float" office:value="12.5271">
            <text:p>12.5271</text:p>
          </table:table-cell>
        </table:table-row>
        <table:table-row table:style-name="ro1">
          <table:table-cell office:value-type="float" office:value="276902">
            <text:p>276902</text:p>
          </table:table-cell>
          <table:table-cell office:value-type="float" office:value="433199">
            <text:p>433199</text:p>
          </table:table-cell>
          <table:table-cell office:value-type="float" office:value="303091">
            <text:p>303091</text:p>
          </table:table-cell>
          <table:table-cell office:value-type="float" office:value="56.4449">
            <text:p>56.4449</text:p>
          </table:table-cell>
          <table:table-cell office:value-type="float" office:value="9.45786">
            <text:p>9.45786</text:p>
          </table:table-cell>
        </table:table-row>
        <table:table-row table:style-name="ro1">
          <table:table-cell office:value-type="float" office:value="99434">
            <text:p>99434</text:p>
          </table:table-cell>
          <table:table-cell office:value-type="float" office:value="133044">
            <text:p>133044</text:p>
          </table:table-cell>
          <table:table-cell office:value-type="float" office:value="124348">
            <text:p>124348</text:p>
          </table:table-cell>
          <table:table-cell office:value-type="float" office:value="33.8013">
            <text:p>33.8013</text:p>
          </table:table-cell>
          <table:table-cell office:value-type="float" office:value="25.0558">
            <text:p>25.0558</text:p>
          </table:table-cell>
        </table:table-row>
        <table:table-row table:style-name="ro1">
          <table:table-cell office:value-type="float" office:value="106784">
            <text:p>106784</text:p>
          </table:table-cell>
          <table:table-cell office:value-type="float" office:value="118773">
            <text:p>118773</text:p>
          </table:table-cell>
          <table:table-cell office:value-type="float" office:value="88782">
            <text:p>88782</text:p>
          </table:table-cell>
          <table:table-cell office:value-type="float" office:value="11.2273">
            <text:p>11.2273</text:p>
          </table:table-cell>
          <table:table-cell office:value-type="float" office:value="-16.8583">
            <text:p>-16.8583</text:p>
          </table:table-cell>
        </table:table-row>
        <table:table-row table:style-name="ro1">
          <table:table-cell office:value-type="float" office:value="88930">
            <text:p>88930</text:p>
          </table:table-cell>
          <table:table-cell office:value-type="float" office:value="124588">
            <text:p>124588</text:p>
          </table:table-cell>
          <table:table-cell office:value-type="float" office:value="96009">
            <text:p>96009</text:p>
          </table:table-cell>
          <table:table-cell office:value-type="float" office:value="40.0967">
            <text:p>40.0967</text:p>
          </table:table-cell>
          <table:table-cell office:value-type="float" office:value="7.96019">
            <text:p>7.96019</text:p>
          </table:table-cell>
        </table:table-row>
        <table:table-row table:style-name="ro1">
          <table:table-cell office:value-type="float" office:value="169879">
            <text:p>169879</text:p>
          </table:table-cell>
          <table:table-cell office:value-type="float" office:value="219870">
            <text:p>219870</text:p>
          </table:table-cell>
          <table:table-cell office:value-type="float" office:value="192123">
            <text:p>192123</text:p>
          </table:table-cell>
          <table:table-cell office:value-type="float" office:value="29.4274">
            <text:p>29.4274</text:p>
          </table:table-cell>
          <table:table-cell office:value-type="float" office:value="13.094">
            <text:p>13.094</text:p>
          </table:table-cell>
        </table:table-row>
        <table:table-row table:style-name="ro1">
          <table:table-cell office:value-type="float" office:value="222801">
            <text:p>222801</text:p>
          </table:table-cell>
          <table:table-cell office:value-type="float" office:value="296053">
            <text:p>296053</text:p>
          </table:table-cell>
          <table:table-cell office:value-type="float" office:value="240926">
            <text:p>240926</text:p>
          </table:table-cell>
          <table:table-cell office:value-type="float" office:value="32.8778">
            <text:p>32.8778</text:p>
          </table:table-cell>
          <table:table-cell office:value-type="float" office:value="8.13506">
            <text:p>8.13506</text:p>
          </table:table-cell>
        </table:table-row>
        <table:table-row table:style-name="ro1">
          <table:table-cell office:value-type="float" office:value="128737">
            <text:p>128737</text:p>
          </table:table-cell>
          <table:table-cell office:value-type="float" office:value="169533">
            <text:p>169533</text:p>
          </table:table-cell>
          <table:table-cell office:value-type="float" office:value="128266">
            <text:p>128266</text:p>
          </table:table-cell>
          <table:table-cell office:value-type="float" office:value="31.6894">
            <text:p>31.6894</text:p>
          </table:table-cell>
          <table:table-cell office:value-type="float" office:value="-0.365862">
            <text:p>-0.365862</text:p>
          </table:table-cell>
        </table:table-row>
        <table:table-row table:style-name="ro1">
          <table:table-cell office:value-type="float" office:value="132570">
            <text:p>132570</text:p>
          </table:table-cell>
          <table:table-cell office:value-type="float" office:value="174846">
            <text:p>174846</text:p>
          </table:table-cell>
          <table:table-cell office:value-type="float" office:value="140945">
            <text:p>140945</text:p>
          </table:table-cell>
          <table:table-cell office:value-type="float" office:value="31.8896">
            <text:p>31.8896</text:p>
          </table:table-cell>
          <table:table-cell office:value-type="float" office:value="6.31742">
            <text:p>6.31742</text:p>
          </table:table-cell>
        </table:table-row>
        <table:table-row table:style-name="ro1">
          <table:table-cell office:value-type="float" office:value="207102">
            <text:p>207102</text:p>
          </table:table-cell>
          <table:table-cell office:value-type="float" office:value="280414">
            <text:p>280414</text:p>
          </table:table-cell>
          <table:table-cell office:value-type="float" office:value="218903">
            <text:p>218903</text:p>
          </table:table-cell>
          <table:table-cell office:value-type="float" office:value="35.399">
            <text:p>35.399</text:p>
          </table:table-cell>
          <table:table-cell office:value-type="float" office:value="5.69816">
            <text:p>5.69816</text:p>
          </table:table-cell>
        </table:table-row>
        <table:table-row table:style-name="ro1">
          <table:table-cell office:value-type="float" office:value="203980">
            <text:p>203980</text:p>
          </table:table-cell>
          <table:table-cell office:value-type="float" office:value="283075">
            <text:p>283075</text:p>
          </table:table-cell>
          <table:table-cell office:value-type="float" office:value="212164">
            <text:p>212164</text:p>
          </table:table-cell>
          <table:table-cell office:value-type="float" office:value="38.7759">
            <text:p>38.7759</text:p>
          </table:table-cell>
          <table:table-cell office:value-type="float" office:value="4.01216">
            <text:p>4.01216</text:p>
          </table:table-cell>
        </table:table-row>
        <table:table-row table:style-name="ro1">
          <table:table-cell office:value-type="float" office:value="88224">
            <text:p>88224</text:p>
          </table:table-cell>
          <table:table-cell office:value-type="float" office:value="118267">
            <text:p>118267</text:p>
          </table:table-cell>
          <table:table-cell office:value-type="float" office:value="97306">
            <text:p>97306</text:p>
          </table:table-cell>
          <table:table-cell office:value-type="float" office:value="34.0531">
            <text:p>34.0531</text:p>
          </table:table-cell>
          <table:table-cell office:value-type="float" office:value="10.2943">
            <text:p>10.2943</text:p>
          </table:table-cell>
        </table:table-row>
        <table:table-row table:style-name="ro1">
          <table:table-cell office:value-type="float" office:value="80211">
            <text:p>80211</text:p>
          </table:table-cell>
          <table:table-cell office:value-type="float" office:value="102736">
            <text:p>102736</text:p>
          </table:table-cell>
          <table:table-cell office:value-type="float" office:value="84211">
            <text:p>84211</text:p>
          </table:table-cell>
          <table:table-cell office:value-type="float" office:value="28.0822">
            <text:p>28.0822</text:p>
          </table:table-cell>
          <table:table-cell office:value-type="float" office:value="4.98685">
            <text:p>4.98685</text:p>
          </table:table-cell>
        </table:table-row>
        <table:table-row table:style-name="ro1">
          <table:table-cell office:value-type="float" office:value="93169">
            <text:p>93169</text:p>
          </table:table-cell>
          <table:table-cell office:value-type="float" office:value="119385">
            <text:p>119385</text:p>
          </table:table-cell>
          <table:table-cell office:value-type="float" office:value="94812">
            <text:p>94812</text:p>
          </table:table-cell>
          <table:table-cell office:value-type="float" office:value="28.1381">
            <text:p>28.1381</text:p>
          </table:table-cell>
          <table:table-cell office:value-type="float" office:value="1.76346">
            <text:p>1.76346</text:p>
          </table:table-cell>
        </table:table-row>
        <table:table-row table:style-name="ro1">
          <table:table-cell office:value-type="float" office:value="249577">
            <text:p>249577</text:p>
          </table:table-cell>
          <table:table-cell office:value-type="float" office:value="334447">
            <text:p>334447</text:p>
          </table:table-cell>
          <table:table-cell office:value-type="float" office:value="268765">
            <text:p>268765</text:p>
          </table:table-cell>
          <table:table-cell office:value-type="float" office:value="34.0055">
            <text:p>34.0055</text:p>
          </table:table-cell>
          <table:table-cell office:value-type="float" office:value="7.68821">
            <text:p>7.68821</text:p>
          </table:table-cell>
        </table:table-row>
        <table:table-row table:style-name="ro1">
          <table:table-cell office:value-type="float" office:value="171516">
            <text:p>171516</text:p>
          </table:table-cell>
          <table:table-cell office:value-type="float" office:value="236473">
            <text:p>236473</text:p>
          </table:table-cell>
          <table:table-cell office:value-type="float" office:value="172879">
            <text:p>172879</text:p>
          </table:table-cell>
          <table:table-cell office:value-type="float" office:value="37.8723">
            <text:p>37.8723</text:p>
          </table:table-cell>
          <table:table-cell office:value-type="float" office:value="0.794678">
            <text:p>0.794678</text:p>
          </table:table-cell>
        </table:table-row>
        <table:table-row table:style-name="ro1">
          <table:table-cell office:value-type="float" office:value="211771">
            <text:p>211771</text:p>
          </table:table-cell>
          <table:table-cell office:value-type="float" office:value="308148">
            <text:p>308148</text:p>
          </table:table-cell>
          <table:table-cell office:value-type="float" office:value="253783">
            <text:p>253783</text:p>
          </table:table-cell>
          <table:table-cell office:value-type="float" office:value="45.51">
            <text:p>45.51</text:p>
          </table:table-cell>
          <table:table-cell office:value-type="float" office:value="19.8384">
            <text:p>19.8384</text:p>
          </table:table-cell>
        </table:table-row>
        <table:table-row table:style-name="ro1">
          <table:table-cell office:value-type="float" office:value="132511">
            <text:p>132511</text:p>
          </table:table-cell>
          <table:table-cell office:value-type="float" office:value="161123">
            <text:p>161123</text:p>
          </table:table-cell>
          <table:table-cell office:value-type="float" office:value="133369">
            <text:p>133369</text:p>
          </table:table-cell>
          <table:table-cell office:value-type="float" office:value="21.5922">
            <text:p>21.5922</text:p>
          </table:table-cell>
          <table:table-cell office:value-type="float" office:value="0.647493">
            <text:p>0.647493</text:p>
          </table:table-cell>
        </table:table-row>
        <table:table-row table:style-name="ro1">
          <table:table-cell office:value-type="float" office:value="36476">
            <text:p>36476</text:p>
          </table:table-cell>
          <table:table-cell office:value-type="float" office:value="50044">
            <text:p>50044</text:p>
          </table:table-cell>
          <table:table-cell office:value-type="float" office:value="40376">
            <text:p>40376</text:p>
          </table:table-cell>
          <table:table-cell office:value-type="float" office:value="37.1971">
            <text:p>37.1971</text:p>
          </table:table-cell>
          <table:table-cell office:value-type="float" office:value="10.692">
            <text:p>10.692</text:p>
          </table:table-cell>
        </table:table-row>
        <table:table-row table:style-name="ro1">
          <table:table-cell office:value-type="float" office:value="224313">
            <text:p>224313</text:p>
          </table:table-cell>
          <table:table-cell office:value-type="float" office:value="289529">
            <text:p>289529</text:p>
          </table:table-cell>
          <table:table-cell office:value-type="float" office:value="214260">
            <text:p>214260</text:p>
          </table:table-cell>
          <table:table-cell office:value-type="float" office:value="29.0737">
            <text:p>29.0737</text:p>
          </table:table-cell>
          <table:table-cell office:value-type="float" office:value="-4.48168">
            <text:p>-4.48168</text:p>
          </table:table-cell>
        </table:table-row>
        <table:table-row table:style-name="ro1">
          <table:table-cell office:value-type="float" office:value="318367">
            <text:p>318367</text:p>
          </table:table-cell>
          <table:table-cell office:value-type="float" office:value="361642">
            <text:p>361642</text:p>
          </table:table-cell>
          <table:table-cell office:value-type="float" office:value="274386">
            <text:p>274386</text:p>
          </table:table-cell>
          <table:table-cell office:value-type="float" office:value="13.5928">
            <text:p>13.5928</text:p>
          </table:table-cell>
          <table:table-cell office:value-type="float" office:value="-13.8146">
            <text:p>-13.8146</text:p>
          </table:table-cell>
        </table:table-row>
        <table:table-row table:style-name="ro1">
          <table:table-cell office:value-type="float" office:value="267258">
            <text:p>267258</text:p>
          </table:table-cell>
          <table:table-cell office:value-type="float" office:value="341777">
            <text:p>341777</text:p>
          </table:table-cell>
          <table:table-cell office:value-type="float" office:value="296241">
            <text:p>296241</text:p>
          </table:table-cell>
          <table:table-cell office:value-type="float" office:value="27.8828">
            <text:p>27.8828</text:p>
          </table:table-cell>
          <table:table-cell office:value-type="float" office:value="10.8446">
            <text:p>10.8446</text:p>
          </table:table-cell>
        </table:table-row>
        <table:table-row table:style-name="ro1">
          <table:table-cell office:value-type="float" office:value="268917">
            <text:p>268917</text:p>
          </table:table-cell>
          <table:table-cell office:value-type="float" office:value="345315">
            <text:p>345315</text:p>
          </table:table-cell>
          <table:table-cell office:value-type="float" office:value="260283">
            <text:p>260283</text:p>
          </table:table-cell>
          <table:table-cell office:value-type="float" office:value="28.4095">
            <text:p>28.4095</text:p>
          </table:table-cell>
          <table:table-cell office:value-type="float" office:value="-3.21066">
            <text:p>-3.21066</text:p>
          </table:table-cell>
        </table:table-row>
        <table:table-row table:style-name="ro1">
          <table:table-cell office:value-type="float" office:value="162378">
            <text:p>162378</text:p>
          </table:table-cell>
          <table:table-cell office:value-type="float" office:value="210692">
            <text:p>210692</text:p>
          </table:table-cell>
          <table:table-cell office:value-type="float" office:value="204190">
            <text:p>204190</text:p>
          </table:table-cell>
          <table:table-cell office:value-type="float" office:value="29.754">
            <text:p>29.754</text:p>
          </table:table-cell>
          <table:table-cell office:value-type="float" office:value="25.7498">
            <text:p>25.7498</text:p>
          </table:table-cell>
        </table:table-row>
        <table:table-row table:style-name="ro1">
          <table:table-cell office:value-type="float" office:value="127912">
            <text:p>127912</text:p>
          </table:table-cell>
          <table:table-cell office:value-type="float" office:value="164930">
            <text:p>164930</text:p>
          </table:table-cell>
          <table:table-cell office:value-type="float" office:value="128257">
            <text:p>128257</text:p>
          </table:table-cell>
          <table:table-cell office:value-type="float" office:value="28.9402">
            <text:p>28.9402</text:p>
          </table:table-cell>
          <table:table-cell office:value-type="float" office:value="0.269717">
            <text:p>0.269717</text:p>
          </table:table-cell>
        </table:table-row>
        <table:table-row table:style-name="ro1">
          <table:table-cell office:value-type="float" office:value="117760">
            <text:p>117760</text:p>
          </table:table-cell>
          <table:table-cell office:value-type="float" office:value="189361">
            <text:p>189361</text:p>
          </table:table-cell>
          <table:table-cell office:value-type="float" office:value="152005">
            <text:p>152005</text:p>
          </table:table-cell>
          <table:table-cell office:value-type="float" office:value="60.8025">
            <text:p>60.8025</text:p>
          </table:table-cell>
          <table:table-cell office:value-type="float" office:value="29.0803">
            <text:p>29.0803</text:p>
          </table:table-cell>
        </table:table-row>
        <table:table-row table:style-name="ro1">
          <table:table-cell office:value-type="float" office:value="248768">
            <text:p>248768</text:p>
          </table:table-cell>
          <table:table-cell office:value-type="float" office:value="326070">
            <text:p>326070</text:p>
          </table:table-cell>
          <table:table-cell office:value-type="float" office:value="256544">
            <text:p>256544</text:p>
          </table:table-cell>
          <table:table-cell office:value-type="float" office:value="31.0739">
            <text:p>31.0739</text:p>
          </table:table-cell>
          <table:table-cell office:value-type="float" office:value="3.1258">
            <text:p>3.1258</text:p>
          </table:table-cell>
        </table:table-row>
        <table:table-row table:style-name="ro1">
          <table:table-cell office:value-type="float" office:value="110540">
            <text:p>110540</text:p>
          </table:table-cell>
          <table:table-cell office:value-type="float" office:value="160472">
            <text:p>160472</text:p>
          </table:table-cell>
          <table:table-cell office:value-type="float" office:value="133071">
            <text:p>133071</text:p>
          </table:table-cell>
          <table:table-cell office:value-type="float" office:value="45.171">
            <text:p>45.171</text:p>
          </table:table-cell>
          <table:table-cell office:value-type="float" office:value="20.3827">
            <text:p>20.3827</text:p>
          </table:table-cell>
        </table:table-row>
        <table:table-row table:style-name="ro1">
          <table:table-cell office:value-type="float" office:value="165592">
            <text:p>165592</text:p>
          </table:table-cell>
          <table:table-cell office:value-type="float" office:value="217316">
            <text:p>217316</text:p>
          </table:table-cell>
          <table:table-cell office:value-type="float" office:value="180030">
            <text:p>180030</text:p>
          </table:table-cell>
          <table:table-cell office:value-type="float" office:value="31.2358">
            <text:p>31.2358</text:p>
          </table:table-cell>
          <table:table-cell office:value-type="float" office:value="8.71902">
            <text:p>8.71902</text:p>
          </table:table-cell>
        </table:table-row>
        <table:table-row table:style-name="ro1">
          <table:table-cell office:value-type="float" office:value="172311">
            <text:p>172311</text:p>
          </table:table-cell>
          <table:table-cell office:value-type="float" office:value="207813">
            <text:p>207813</text:p>
          </table:table-cell>
          <table:table-cell office:value-type="float" office:value="166983">
            <text:p>166983</text:p>
          </table:table-cell>
          <table:table-cell office:value-type="float" office:value="20.6034">
            <text:p>20.6034</text:p>
          </table:table-cell>
          <table:table-cell office:value-type="float" office:value="-3.09208">
            <text:p>-3.09208</text:p>
          </table:table-cell>
        </table:table-row>
        <table:table-row table:style-name="ro1">
          <table:table-cell office:value-type="float" office:value="269515">
            <text:p>269515</text:p>
          </table:table-cell>
          <table:table-cell office:value-type="float" office:value="362450">
            <text:p>362450</text:p>
          </table:table-cell>
          <table:table-cell office:value-type="float" office:value="301294">
            <text:p>301294</text:p>
          </table:table-cell>
          <table:table-cell office:value-type="float" office:value="34.4823">
            <text:p>34.4823</text:p>
          </table:table-cell>
          <table:table-cell office:value-type="float" office:value="11.7912">
            <text:p>11.7912</text:p>
          </table:table-cell>
        </table:table-row>
        <table:table-row table:style-name="ro1">
          <table:table-cell office:value-type="float" office:value="216196">
            <text:p>216196</text:p>
          </table:table-cell>
          <table:table-cell office:value-type="float" office:value="276423">
            <text:p>276423</text:p>
          </table:table-cell>
          <table:table-cell office:value-type="float" office:value="217202">
            <text:p>217202</text:p>
          </table:table-cell>
          <table:table-cell office:value-type="float" office:value="27.8576">
            <text:p>27.8576</text:p>
          </table:table-cell>
          <table:table-cell office:value-type="float" office:value="0.465319">
            <text:p>0.465319</text:p>
          </table:table-cell>
        </table:table-row>
        <table:table-row table:style-name="ro1">
          <table:table-cell office:value-type="float" office:value="152006">
            <text:p>152006</text:p>
          </table:table-cell>
          <table:table-cell office:value-type="float" office:value="196409">
            <text:p>196409</text:p>
          </table:table-cell>
          <table:table-cell office:value-type="float" office:value="154254">
            <text:p>154254</text:p>
          </table:table-cell>
          <table:table-cell office:value-type="float" office:value="29.2113">
            <text:p>29.2113</text:p>
          </table:table-cell>
          <table:table-cell office:value-type="float" office:value="1.47889">
            <text:p>1.47889</text:p>
          </table:table-cell>
        </table:table-row>
        <table:table-row table:style-name="ro1">
          <table:table-cell office:value-type="float" office:value="119168">
            <text:p>119168</text:p>
          </table:table-cell>
          <table:table-cell office:value-type="float" office:value="164072">
            <text:p>164072</text:p>
          </table:table-cell>
          <table:table-cell office:value-type="float" office:value="124740">
            <text:p>124740</text:p>
          </table:table-cell>
          <table:table-cell office:value-type="float" office:value="37.6813">
            <text:p>37.6813</text:p>
          </table:table-cell>
          <table:table-cell office:value-type="float" office:value="4.67575">
            <text:p>4.67575</text:p>
          </table:table-cell>
        </table:table-row>
        <table:table-row table:style-name="ro1">
          <table:table-cell office:value-type="float" office:value="91156">
            <text:p>91156</text:p>
          </table:table-cell>
          <table:table-cell office:value-type="float" office:value="127208">
            <text:p>127208</text:p>
          </table:table-cell>
          <table:table-cell office:value-type="float" office:value="96772">
            <text:p>96772</text:p>
          </table:table-cell>
          <table:table-cell office:value-type="float" office:value="39.5498">
            <text:p>39.5498</text:p>
          </table:table-cell>
          <table:table-cell office:value-type="float" office:value="6.16087">
            <text:p>6.16087</text:p>
          </table:table-cell>
        </table:table-row>
        <table:table-row table:style-name="ro1">
          <table:table-cell office:value-type="float" office:value="224005">
            <text:p>224005</text:p>
          </table:table-cell>
          <table:table-cell office:value-type="float" office:value="298302">
            <text:p>298302</text:p>
          </table:table-cell>
          <table:table-cell office:value-type="float" office:value="211342">
            <text:p>211342</text:p>
          </table:table-cell>
          <table:table-cell office:value-type="float" office:value="33.1676">
            <text:p>33.1676</text:p>
          </table:table-cell>
          <table:table-cell office:value-type="float" office:value="-5.653">
            <text:p>-5.653</text:p>
          </table:table-cell>
        </table:table-row>
        <table:table-row table:style-name="ro1">
          <table:table-cell office:value-type="float" office:value="231445">
            <text:p>231445</text:p>
          </table:table-cell>
          <table:table-cell office:value-type="float" office:value="308519">
            <text:p>308519</text:p>
          </table:table-cell>
          <table:table-cell office:value-type="float" office:value="254019">
            <text:p>254019</text:p>
          </table:table-cell>
          <table:table-cell office:value-type="float" office:value="33.3012">
            <text:p>33.3012</text:p>
          </table:table-cell>
          <table:table-cell office:value-type="float" office:value="9.75351">
            <text:p>9.75351</text:p>
          </table:table-cell>
        </table:table-row>
        <table:table-row table:style-name="ro1">
          <table:table-cell office:value-type="float" office:value="153062">
            <text:p>153062</text:p>
          </table:table-cell>
          <table:table-cell office:value-type="float" office:value="208389">
            <text:p>208389</text:p>
          </table:table-cell>
          <table:table-cell office:value-type="float" office:value="170398">
            <text:p>170398</text:p>
          </table:table-cell>
          <table:table-cell office:value-type="float" office:value="36.1468">
            <text:p>36.1468</text:p>
          </table:table-cell>
          <table:table-cell office:value-type="float" office:value="11.3261">
            <text:p>11.3261</text:p>
          </table:table-cell>
        </table:table-row>
        <table:table-row table:style-name="ro1">
          <table:table-cell office:value-type="float" office:value="84501">
            <text:p>84501</text:p>
          </table:table-cell>
          <table:table-cell office:value-type="float" office:value="102710">
            <text:p>102710</text:p>
          </table:table-cell>
          <table:table-cell office:value-type="float" office:value="94292">
            <text:p>94292</text:p>
          </table:table-cell>
          <table:table-cell office:value-type="float" office:value="21.5489">
            <text:p>21.5489</text:p>
          </table:table-cell>
          <table:table-cell office:value-type="float" office:value="11.5868">
            <text:p>11.5868</text:p>
          </table:table-cell>
        </table:table-row>
        <table:table-row table:style-name="ro1">
          <table:table-cell office:value-type="float" office:value="247148">
            <text:p>247148</text:p>
          </table:table-cell>
          <table:table-cell office:value-type="float" office:value="319380">
            <text:p>319380</text:p>
          </table:table-cell>
          <table:table-cell office:value-type="float" office:value="288506">
            <text:p>288506</text:p>
          </table:table-cell>
          <table:table-cell office:value-type="float" office:value="29.2262">
            <text:p>29.2262</text:p>
          </table:table-cell>
          <table:table-cell office:value-type="float" office:value="16.7341">
            <text:p>16.7341</text:p>
          </table:table-cell>
        </table:table-row>
        <table:table-row table:style-name="ro1">
          <table:table-cell office:value-type="float" office:value="137077">
            <text:p>137077</text:p>
          </table:table-cell>
          <table:table-cell office:value-type="float" office:value="188925">
            <text:p>188925</text:p>
          </table:table-cell>
          <table:table-cell office:value-type="float" office:value="148349">
            <text:p>148349</text:p>
          </table:table-cell>
          <table:table-cell office:value-type="float" office:value="37.824">
            <text:p>37.824</text:p>
          </table:table-cell>
          <table:table-cell office:value-type="float" office:value="8.22312">
            <text:p>8.22312</text:p>
          </table:table-cell>
        </table:table-row>
        <table:table-row table:style-name="ro1">
          <table:table-cell office:value-type="float" office:value="210076">
            <text:p>210076</text:p>
          </table:table-cell>
          <table:table-cell office:value-type="float" office:value="254629">
            <text:p>254629</text:p>
          </table:table-cell>
          <table:table-cell office:value-type="float" office:value="225675">
            <text:p>225675</text:p>
          </table:table-cell>
          <table:table-cell office:value-type="float" office:value="21.208">
            <text:p>21.208</text:p>
          </table:table-cell>
          <table:table-cell office:value-type="float" office:value="7.42541">
            <text:p>7.42541</text:p>
          </table:table-cell>
        </table:table-row>
        <table:table-row table:style-name="ro1">
          <table:table-cell office:value-type="float" office:value="26948">
            <text:p>26948</text:p>
          </table:table-cell>
          <table:table-cell office:value-type="float" office:value="33930">
            <text:p>33930</text:p>
          </table:table-cell>
          <table:table-cell office:value-type="float" office:value="29072">
            <text:p>29072</text:p>
          </table:table-cell>
          <table:table-cell office:value-type="float" office:value="25.9092">
            <text:p>25.9092</text:p>
          </table:table-cell>
          <table:table-cell office:value-type="float" office:value="7.88185">
            <text:p>7.88185</text:p>
          </table:table-cell>
        </table:table-row>
        <table:table-row table:style-name="ro1">
          <table:table-cell office:value-type="float" office:value="28490">
            <text:p>28490</text:p>
          </table:table-cell>
          <table:table-cell office:value-type="float" office:value="34314">
            <text:p>34314</text:p>
          </table:table-cell>
          <table:table-cell office:value-type="float" office:value="26919">
            <text:p>26919</text:p>
          </table:table-cell>
          <table:table-cell office:value-type="float" office:value="20.4423">
            <text:p>20.4423</text:p>
          </table:table-cell>
          <table:table-cell office:value-type="float" office:value="-5.51422">
            <text:p>-5.51422</text:p>
          </table:table-cell>
        </table:table-row>
        <table:table-row table:style-name="ro1">
          <table:table-cell office:value-type="float" office:value="27602">
            <text:p>27602</text:p>
          </table:table-cell>
          <table:table-cell office:value-type="float" office:value="34327">
            <text:p>34327</text:p>
          </table:table-cell>
          <table:table-cell office:value-type="float" office:value="26059">
            <text:p>26059</text:p>
          </table:table-cell>
          <table:table-cell office:value-type="float" office:value="24.3642">
            <text:p>24.3642</text:p>
          </table:table-cell>
          <table:table-cell office:value-type="float" office:value="-5.59017">
            <text:p>-5.59017</text:p>
          </table:table-cell>
        </table:table-row>
        <table:table-row table:style-name="ro1">
          <table:table-cell office:value-type="float" office:value="297807">
            <text:p>297807</text:p>
          </table:table-cell>
          <table:table-cell office:value-type="float" office:value="382987">
            <text:p>382987</text:p>
          </table:table-cell>
          <table:table-cell office:value-type="float" office:value="285737">
            <text:p>285737</text:p>
          </table:table-cell>
          <table:table-cell office:value-type="float" office:value="28.6024">
            <text:p>28.6024</text:p>
          </table:table-cell>
          <table:table-cell office:value-type="float" office:value="-4.05296">
            <text:p>-4.05296</text:p>
          </table:table-cell>
        </table:table-row>
        <table:table-row table:style-name="ro1">
          <table:table-cell office:value-type="float" office:value="240948">
            <text:p>240948</text:p>
          </table:table-cell>
          <table:table-cell office:value-type="float" office:value="318774">
            <text:p>318774</text:p>
          </table:table-cell>
          <table:table-cell office:value-type="float" office:value="261931">
            <text:p>261931</text:p>
          </table:table-cell>
          <table:table-cell office:value-type="float" office:value="32.2999">
            <text:p>32.2999</text:p>
          </table:table-cell>
          <table:table-cell office:value-type="float" office:value="8.70852">
            <text:p>8.70852</text:p>
          </table:table-cell>
        </table:table-row>
        <table:table-row table:style-name="ro1">
          <table:table-cell office:value-type="float" office:value="85589">
            <text:p>85589</text:p>
          </table:table-cell>
          <table:table-cell office:value-type="float" office:value="110837">
            <text:p>110837</text:p>
          </table:table-cell>
          <table:table-cell office:value-type="float" office:value="105163">
            <text:p>105163</text:p>
          </table:table-cell>
          <table:table-cell office:value-type="float" office:value="29.4991">
            <text:p>29.4991</text:p>
          </table:table-cell>
          <table:table-cell office:value-type="float" office:value="22.8698">
            <text:p>22.8698</text:p>
          </table:table-cell>
        </table:table-row>
        <table:table-row table:style-name="ro1">
          <table:table-cell office:value-type="float" office:value="60156">
            <text:p>60156</text:p>
          </table:table-cell>
          <table:table-cell office:value-type="float" office:value="75967">
            <text:p>75967</text:p>
          </table:table-cell>
          <table:table-cell office:value-type="float" office:value="62995">
            <text:p>62995</text:p>
          </table:table-cell>
          <table:table-cell office:value-type="float" office:value="26.2833">
            <text:p>26.2833</text:p>
          </table:table-cell>
          <table:table-cell office:value-type="float" office:value="4.7194">
            <text:p>4.7194</text:p>
          </table:table-cell>
        </table:table-row>
        <table:table-row table:style-name="ro1">
          <table:table-cell office:value-type="float" office:value="280691">
            <text:p>280691</text:p>
          </table:table-cell>
          <table:table-cell office:value-type="float" office:value="368727">
            <text:p>368727</text:p>
          </table:table-cell>
          <table:table-cell office:value-type="float" office:value="283883">
            <text:p>283883</text:p>
          </table:table-cell>
          <table:table-cell office:value-type="float" office:value="31.364">
            <text:p>31.364</text:p>
          </table:table-cell>
          <table:table-cell office:value-type="float" office:value="1.13719">
            <text:p>1.13719</text:p>
          </table:table-cell>
        </table:table-row>
        <table:table-row table:style-name="ro1">
          <table:table-cell office:value-type="float" office:value="233817">
            <text:p>233817</text:p>
          </table:table-cell>
          <table:table-cell office:value-type="float" office:value="299141">
            <text:p>299141</text:p>
          </table:table-cell>
          <table:table-cell office:value-type="float" office:value="239024">
            <text:p>239024</text:p>
          </table:table-cell>
          <table:table-cell office:value-type="float" office:value="27.9381">
            <text:p>27.9381</text:p>
          </table:table-cell>
          <table:table-cell office:value-type="float" office:value="2.22696">
            <text:p>2.22696</text:p>
          </table:table-cell>
        </table:table-row>
        <table:table-row table:style-name="ro1">
          <table:table-cell office:value-type="float" office:value="213908">
            <text:p>213908</text:p>
          </table:table-cell>
          <table:table-cell office:value-type="float" office:value="302695">
            <text:p>302695</text:p>
          </table:table-cell>
          <table:table-cell office:value-type="float" office:value="227185">
            <text:p>227185</text:p>
          </table:table-cell>
          <table:table-cell office:value-type="float" office:value="41.5071">
            <text:p>41.5071</text:p>
          </table:table-cell>
          <table:table-cell office:value-type="float" office:value="6.20687">
            <text:p>6.20687</text:p>
          </table:table-cell>
        </table:table-row>
        <table:table-row table:style-name="ro1">
          <table:table-cell office:value-type="float" office:value="78419">
            <text:p>78419</text:p>
          </table:table-cell>
          <table:table-cell office:value-type="float" office:value="112181">
            <text:p>112181</text:p>
          </table:table-cell>
          <table:table-cell office:value-type="float" office:value="89454">
            <text:p>89454</text:p>
          </table:table-cell>
          <table:table-cell office:value-type="float" office:value="43.0533">
            <text:p>43.0533</text:p>
          </table:table-cell>
          <table:table-cell office:value-type="float" office:value="14.0718">
            <text:p>14.0718</text:p>
          </table:table-cell>
        </table:table-row>
        <table:table-row table:style-name="ro1">
          <table:table-cell office:value-type="float" office:value="28821">
            <text:p>28821</text:p>
          </table:table-cell>
          <table:table-cell office:value-type="float" office:value="36110">
            <text:p>36110</text:p>
          </table:table-cell>
          <table:table-cell office:value-type="float" office:value="30019">
            <text:p>30019</text:p>
          </table:table-cell>
          <table:table-cell office:value-type="float" office:value="25.2906">
            <text:p>25.2906</text:p>
          </table:table-cell>
          <table:table-cell office:value-type="float" office:value="4.15669">
            <text:p>4.15669</text:p>
          </table:table-cell>
        </table:table-row>
        <table:table-row table:style-name="ro1">
          <table:table-cell office:value-type="float" office:value="31861">
            <text:p>31861</text:p>
          </table:table-cell>
          <table:table-cell office:value-type="float" office:value="66049">
            <text:p>66049</text:p>
          </table:table-cell>
          <table:table-cell office:value-type="float" office:value="36101">
            <text:p>36101</text:p>
          </table:table-cell>
          <table:table-cell office:value-type="float" office:value="107.304">
            <text:p>107.304</text:p>
          </table:table-cell>
          <table:table-cell office:value-type="float" office:value="13.3078">
            <text:p>13.3078</text:p>
          </table:table-cell>
        </table:table-row>
        <table:table-row table:style-name="ro1">
          <table:table-cell office:value-type="float" office:value="90936">
            <text:p>90936</text:p>
          </table:table-cell>
          <table:table-cell office:value-type="float" office:value="86205">
            <text:p>86205</text:p>
          </table:table-cell>
          <table:table-cell office:value-type="float" office:value="70695">
            <text:p>70695</text:p>
          </table:table-cell>
          <table:table-cell office:value-type="float" office:value="-5.20256">
            <text:p>-5.20256</text:p>
          </table:table-cell>
          <table:table-cell office:value-type="float" office:value="-22.2585">
            <text:p>-22.2585</text:p>
          </table:table-cell>
        </table:table-row>
        <table:table-row table:style-name="ro1">
          <table:table-cell office:value-type="float" office:value="250680">
            <text:p>250680</text:p>
          </table:table-cell>
          <table:table-cell office:value-type="float" office:value="310483">
            <text:p>310483</text:p>
          </table:table-cell>
          <table:table-cell office:value-type="float" office:value="247169">
            <text:p>247169</text:p>
          </table:table-cell>
          <table:table-cell office:value-type="float" office:value="23.8563">
            <text:p>23.8563</text:p>
          </table:table-cell>
          <table:table-cell office:value-type="float" office:value="-1.40059">
            <text:p>-1.40059</text:p>
          </table:table-cell>
        </table:table-row>
        <table:table-row table:style-name="ro1">
          <table:table-cell office:value-type="float" office:value="72116">
            <text:p>72116</text:p>
          </table:table-cell>
          <table:table-cell office:value-type="float" office:value="106719">
            <text:p>106719</text:p>
          </table:table-cell>
          <table:table-cell office:value-type="float" office:value="81393">
            <text:p>81393</text:p>
          </table:table-cell>
          <table:table-cell office:value-type="float" office:value="47.9824">
            <text:p>47.9824</text:p>
          </table:table-cell>
          <table:table-cell office:value-type="float" office:value="12.864">
            <text:p>12.864</text:p>
          </table:table-cell>
        </table:table-row>
        <table:table-row table:style-name="ro1">
          <table:table-cell office:value-type="float" office:value="137948">
            <text:p>137948</text:p>
          </table:table-cell>
          <table:table-cell office:value-type="float" office:value="173502">
            <text:p>173502</text:p>
          </table:table-cell>
          <table:table-cell office:value-type="float" office:value="145387">
            <text:p>145387</text:p>
          </table:table-cell>
          <table:table-cell office:value-type="float" office:value="25.7735">
            <text:p>25.7735</text:p>
          </table:table-cell>
          <table:table-cell office:value-type="float" office:value="5.39261">
            <text:p>5.39261</text:p>
          </table:table-cell>
        </table:table-row>
        <table:table-row table:style-name="ro1">
          <table:table-cell office:value-type="float" office:value="69760">
            <text:p>69760</text:p>
          </table:table-cell>
          <table:table-cell office:value-type="float" office:value="90343">
            <text:p>90343</text:p>
          </table:table-cell>
          <table:table-cell office:value-type="float" office:value="71171">
            <text:p>71171</text:p>
          </table:table-cell>
          <table:table-cell office:value-type="float" office:value="29.5054">
            <text:p>29.5054</text:p>
          </table:table-cell>
          <table:table-cell office:value-type="float" office:value="2.02265">
            <text:p>2.02265</text:p>
          </table:table-cell>
        </table:table-row>
        <table:table-row table:style-name="ro1">
          <table:table-cell office:value-type="float" office:value="94969">
            <text:p>94969</text:p>
          </table:table-cell>
          <table:table-cell office:value-type="float" office:value="124084">
            <text:p>124084</text:p>
          </table:table-cell>
          <table:table-cell office:value-type="float" office:value="95298">
            <text:p>95298</text:p>
          </table:table-cell>
          <table:table-cell office:value-type="float" office:value="30.6574">
            <text:p>30.6574</text:p>
          </table:table-cell>
          <table:table-cell office:value-type="float" office:value="0.346429">
            <text:p>0.346429</text:p>
          </table:table-cell>
        </table:table-row>
        <table:table-row table:style-name="ro1">
          <table:table-cell office:value-type="float" office:value="27305">
            <text:p>27305</text:p>
          </table:table-cell>
          <table:table-cell office:value-type="float" office:value="33744">
            <text:p>33744</text:p>
          </table:table-cell>
          <table:table-cell office:value-type="float" office:value="28097">
            <text:p>28097</text:p>
          </table:table-cell>
          <table:table-cell office:value-type="float" office:value="23.5818">
            <text:p>23.5818</text:p>
          </table:table-cell>
          <table:table-cell office:value-type="float" office:value="2.90057">
            <text:p>2.90057</text:p>
          </table:table-cell>
        </table:table-row>
        <table:table-row table:style-name="ro1">
          <table:table-cell office:value-type="float" office:value="26721">
            <text:p>26721</text:p>
          </table:table-cell>
          <table:table-cell office:value-type="float" office:value="34755">
            <text:p>34755</text:p>
          </table:table-cell>
          <table:table-cell office:value-type="float" office:value="27119">
            <text:p>27119</text:p>
          </table:table-cell>
          <table:table-cell office:value-type="float" office:value="30.0662">
            <text:p>30.0662</text:p>
          </table:table-cell>
          <table:table-cell office:value-type="float" office:value="1.48947">
            <text:p>1.48947</text:p>
          </table:table-cell>
        </table:table-row>
        <table:table-row table:style-name="ro1">
          <table:table-cell office:value-type="float" office:value="34445">
            <text:p>34445</text:p>
          </table:table-cell>
          <table:table-cell office:value-type="float" office:value="46637">
            <text:p>46637</text:p>
          </table:table-cell>
          <table:table-cell office:value-type="float" office:value="38040">
            <text:p>38040</text:p>
          </table:table-cell>
          <table:table-cell office:value-type="float" office:value="35.3956">
            <text:p>35.3956</text:p>
          </table:table-cell>
          <table:table-cell office:value-type="float" office:value="10.4369">
            <text:p>10.4369</text:p>
          </table:table-cell>
        </table:table-row>
        <table:table-row table:style-name="ro1">
          <table:table-cell office:value-type="float" office:value="37084">
            <text:p>37084</text:p>
          </table:table-cell>
          <table:table-cell office:value-type="float" office:value="44548">
            <text:p>44548</text:p>
          </table:table-cell>
          <table:table-cell office:value-type="float" office:value="42411">
            <text:p>42411</text:p>
          </table:table-cell>
          <table:table-cell office:value-type="float" office:value="20.1273">
            <text:p>20.1273</text:p>
          </table:table-cell>
          <table:table-cell office:value-type="float" office:value="14.3647">
            <text:p>14.3647</text:p>
          </table:table-cell>
        </table:table-row>
        <table:table-row table:style-name="ro1">
          <table:table-cell office:value-type="float" office:value="279987">
            <text:p>279987</text:p>
          </table:table-cell>
          <table:table-cell office:value-type="float" office:value="353966">
            <text:p>353966</text:p>
          </table:table-cell>
          <table:table-cell office:value-type="float" office:value="282759">
            <text:p>282759</text:p>
          </table:table-cell>
          <table:table-cell office:value-type="float" office:value="26.4223">
            <text:p>26.4223</text:p>
          </table:table-cell>
          <table:table-cell office:value-type="float" office:value="0.990046">
            <text:p>0.990046</text:p>
          </table:table-cell>
        </table:table-row>
        <table:table-row table:style-name="ro1">
          <table:table-cell office:value-type="float" office:value="168167">
            <text:p>168167</text:p>
          </table:table-cell>
          <table:table-cell office:value-type="float" office:value="217965">
            <text:p>217965</text:p>
          </table:table-cell>
          <table:table-cell office:value-type="float" office:value="170317">
            <text:p>170317</text:p>
          </table:table-cell>
          <table:table-cell office:value-type="float" office:value="29.6122">
            <text:p>29.6122</text:p>
          </table:table-cell>
          <table:table-cell office:value-type="float" office:value="1.27849">
            <text:p>1.27849</text:p>
          </table:table-cell>
        </table:table-row>
        <table:table-row table:style-name="ro1">
          <table:table-cell office:value-type="float" office:value="103349">
            <text:p>103349</text:p>
          </table:table-cell>
          <table:table-cell office:value-type="float" office:value="129896">
            <text:p>129896</text:p>
          </table:table-cell>
          <table:table-cell office:value-type="float" office:value="100741">
            <text:p>100741</text:p>
          </table:table-cell>
          <table:table-cell office:value-type="float" office:value="25.6868">
            <text:p>25.6868</text:p>
          </table:table-cell>
          <table:table-cell office:value-type="float" office:value="-2.52349">
            <text:p>-2.52349</text:p>
          </table:table-cell>
        </table:table-row>
        <table:table-row table:style-name="ro1">
          <table:table-cell office:value-type="float" office:value="249688">
            <text:p>249688</text:p>
          </table:table-cell>
          <table:table-cell office:value-type="float" office:value="322707">
            <text:p>322707</text:p>
          </table:table-cell>
          <table:table-cell office:value-type="float" office:value="248266">
            <text:p>248266</text:p>
          </table:table-cell>
          <table:table-cell office:value-type="float" office:value="29.2441">
            <text:p>29.2441</text:p>
          </table:table-cell>
          <table:table-cell office:value-type="float" office:value="-0.569511">
            <text:p>-0.569511</text:p>
          </table:table-cell>
        </table:table-row>
        <table:table-row table:style-name="ro1">
          <table:table-cell office:value-type="float" office:value="249971">
            <text:p>249971</text:p>
          </table:table-cell>
          <table:table-cell office:value-type="float" office:value="313958">
            <text:p>313958</text:p>
          </table:table-cell>
          <table:table-cell office:value-type="float" office:value="248228">
            <text:p>248228</text:p>
          </table:table-cell>
          <table:table-cell office:value-type="float" office:value="25.5978">
            <text:p>25.5978</text:p>
          </table:table-cell>
          <table:table-cell office:value-type="float" office:value="-0.697281">
            <text:p>-0.697281</text:p>
          </table:table-cell>
        </table:table-row>
        <table:table-row table:style-name="ro1">
          <table:table-cell office:value-type="float" office:value="85148">
            <text:p>85148</text:p>
          </table:table-cell>
          <table:table-cell office:value-type="float" office:value="95691">
            <text:p>95691</text:p>
          </table:table-cell>
          <table:table-cell office:value-type="float" office:value="66332">
            <text:p>66332</text:p>
          </table:table-cell>
          <table:table-cell office:value-type="float" office:value="12.382">
            <text:p>12.382</text:p>
          </table:table-cell>
          <table:table-cell office:value-type="float" office:value="-22.098">
            <text:p>-22.098</text:p>
          </table:table-cell>
        </table:table-row>
        <table:table-row table:style-name="ro1">
          <table:table-cell office:value-type="float" office:value="63003">
            <text:p>63003</text:p>
          </table:table-cell>
          <table:table-cell office:value-type="float" office:value="81571">
            <text:p>81571</text:p>
          </table:table-cell>
          <table:table-cell office:value-type="float" office:value="66723">
            <text:p>66723</text:p>
          </table:table-cell>
          <table:table-cell office:value-type="float" office:value="29.4716">
            <text:p>29.4716</text:p>
          </table:table-cell>
          <table:table-cell office:value-type="float" office:value="5.90448">
            <text:p>5.90448</text:p>
          </table:table-cell>
        </table:table-row>
        <table:table-row table:style-name="ro1">
          <table:table-cell office:value-type="float" office:value="110998">
            <text:p>110998</text:p>
          </table:table-cell>
          <table:table-cell office:value-type="float" office:value="165392">
            <text:p>165392</text:p>
          </table:table-cell>
          <table:table-cell office:value-type="float" office:value="110592">
            <text:p>110592</text:p>
          </table:table-cell>
          <table:table-cell office:value-type="float" office:value="49.0045">
            <text:p>49.0045</text:p>
          </table:table-cell>
          <table:table-cell office:value-type="float" office:value="-0.365772">
            <text:p>-0.365772</text:p>
          </table:table-cell>
        </table:table-row>
        <table:table-row table:style-name="ro1">
          <table:table-cell office:value-type="float" office:value="109931">
            <text:p>109931</text:p>
          </table:table-cell>
          <table:table-cell office:value-type="float" office:value="140056">
            <text:p>140056</text:p>
          </table:table-cell>
          <table:table-cell office:value-type="float" office:value="114908">
            <text:p>114908</text:p>
          </table:table-cell>
          <table:table-cell office:value-type="float" office:value="27.4036">
            <text:p>27.4036</text:p>
          </table:table-cell>
          <table:table-cell office:value-type="float" office:value="4.52739">
            <text:p>4.52739</text:p>
          </table:table-cell>
        </table:table-row>
        <table:table-row table:style-name="ro1">
          <table:table-cell office:value-type="float" office:value="211180">
            <text:p>211180</text:p>
          </table:table-cell>
          <table:table-cell office:value-type="float" office:value="276463">
            <text:p>276463</text:p>
          </table:table-cell>
          <table:table-cell office:value-type="float" office:value="220910">
            <text:p>220910</text:p>
          </table:table-cell>
          <table:table-cell office:value-type="float" office:value="30.9134">
            <text:p>30.9134</text:p>
          </table:table-cell>
          <table:table-cell office:value-type="float" office:value="4.60744">
            <text:p>4.60744</text:p>
          </table:table-cell>
        </table:table-row>
        <table:table-row table:style-name="ro1">
          <table:table-cell office:value-type="float" office:value="28180">
            <text:p>28180</text:p>
          </table:table-cell>
          <table:table-cell office:value-type="float" office:value="40274">
            <text:p>40274</text:p>
          </table:table-cell>
          <table:table-cell office:value-type="float" office:value="32355">
            <text:p>32355</text:p>
          </table:table-cell>
          <table:table-cell office:value-type="float" office:value="42.917">
            <text:p>42.917</text:p>
          </table:table-cell>
          <table:table-cell office:value-type="float" office:value="14.8155">
            <text:p>14.8155</text:p>
          </table:table-cell>
        </table:table-row>
        <table:table-row table:style-name="ro1">
          <table:table-cell office:value-type="float" office:value="108118">
            <text:p>108118</text:p>
          </table:table-cell>
          <table:table-cell office:value-type="float" office:value="157607">
            <text:p>157607</text:p>
          </table:table-cell>
          <table:table-cell office:value-type="float" office:value="114752">
            <text:p>114752</text:p>
          </table:table-cell>
          <table:table-cell office:value-type="float" office:value="45.7731">
            <text:p>45.7731</text:p>
          </table:table-cell>
          <table:table-cell office:value-type="float" office:value="6.13589">
            <text:p>6.13589</text:p>
          </table:table-cell>
        </table:table-row>
        <table:table-row table:style-name="ro1">
          <table:table-cell office:value-type="float" office:value="104468">
            <text:p>104468</text:p>
          </table:table-cell>
          <table:table-cell office:value-type="float" office:value="136270">
            <text:p>136270</text:p>
          </table:table-cell>
          <table:table-cell office:value-type="float" office:value="116844">
            <text:p>116844</text:p>
          </table:table-cell>
          <table:table-cell office:value-type="float" office:value="30.4419">
            <text:p>30.4419</text:p>
          </table:table-cell>
          <table:table-cell office:value-type="float" office:value="11.8467">
            <text:p>11.8467</text:p>
          </table:table-cell>
        </table:table-row>
        <table:table-row table:style-name="ro1">
          <table:table-cell office:value-type="float" office:value="192455">
            <text:p>192455</text:p>
          </table:table-cell>
          <table:table-cell office:value-type="float" office:value="251906">
            <text:p>251906</text:p>
          </table:table-cell>
          <table:table-cell office:value-type="float" office:value="189178">
            <text:p>189178</text:p>
          </table:table-cell>
          <table:table-cell office:value-type="float" office:value="30.8909">
            <text:p>30.8909</text:p>
          </table:table-cell>
          <table:table-cell office:value-type="float" office:value="-1.70274">
            <text:p>-1.70274</text:p>
          </table:table-cell>
        </table:table-row>
        <table:table-row table:style-name="ro1">
          <table:table-cell office:value-type="float" office:value="83850">
            <text:p>83850</text:p>
          </table:table-cell>
          <table:table-cell office:value-type="float" office:value="104289">
            <text:p>104289</text:p>
          </table:table-cell>
          <table:table-cell office:value-type="float" office:value="79581">
            <text:p>79581</text:p>
          </table:table-cell>
          <table:table-cell office:value-type="float" office:value="24.3757">
            <text:p>24.3757</text:p>
          </table:table-cell>
          <table:table-cell office:value-type="float" office:value="-5.09123">
            <text:p>-5.09123</text:p>
          </table:table-cell>
        </table:table-row>
        <table:table-row table:style-name="ro1">
          <table:table-cell office:value-type="float" office:value="260754">
            <text:p>260754</text:p>
          </table:table-cell>
          <table:table-cell office:value-type="float" office:value="351477">
            <text:p>351477</text:p>
          </table:table-cell>
          <table:table-cell office:value-type="float" office:value="305955">
            <text:p>305955</text:p>
          </table:table-cell>
          <table:table-cell office:value-type="float" office:value="34.7926">
            <text:p>34.7926</text:p>
          </table:table-cell>
          <table:table-cell office:value-type="float" office:value="17.3347">
            <text:p>17.3347</text:p>
          </table:table-cell>
        </table:table-row>
        <table:table-row table:style-name="ro1">
          <table:table-cell office:value-type="float" office:value="224304">
            <text:p>224304</text:p>
          </table:table-cell>
          <table:table-cell office:value-type="float" office:value="288880">
            <text:p>288880</text:p>
          </table:table-cell>
          <table:table-cell office:value-type="float" office:value="229759">
            <text:p>229759</text:p>
          </table:table-cell>
          <table:table-cell office:value-type="float" office:value="28.7895">
            <text:p>28.7895</text:p>
          </table:table-cell>
          <table:table-cell office:value-type="float" office:value="2.43197">
            <text:p>2.43197</text:p>
          </table:table-cell>
        </table:table-row>
        <table:table-row table:style-name="ro1">
          <table:table-cell office:value-type="float" office:value="169870">
            <text:p>169870</text:p>
          </table:table-cell>
          <table:table-cell office:value-type="float" office:value="176138">
            <text:p>176138</text:p>
          </table:table-cell>
          <table:table-cell office:value-type="float" office:value="139987">
            <text:p>139987</text:p>
          </table:table-cell>
          <table:table-cell office:value-type="float" office:value="3.68988">
            <text:p>3.68988</text:p>
          </table:table-cell>
          <table:table-cell office:value-type="float" office:value="-17.5917">
            <text:p>-17.5917</text:p>
          </table:table-cell>
        </table:table-row>
        <table:table-row table:style-name="ro1">
          <table:table-cell office:value-type="float" office:value="271273">
            <text:p>271273</text:p>
          </table:table-cell>
          <table:table-cell office:value-type="float" office:value="353329">
            <text:p>353329</text:p>
          </table:table-cell>
          <table:table-cell office:value-type="float" office:value="287791">
            <text:p>287791</text:p>
          </table:table-cell>
          <table:table-cell office:value-type="float" office:value="30.2485">
            <text:p>30.2485</text:p>
          </table:table-cell>
          <table:table-cell office:value-type="float" office:value="6.08907">
            <text:p>6.08907</text:p>
          </table:table-cell>
        </table:table-row>
        <table:table-row table:style-name="ro1">
          <table:table-cell office:value-type="float" office:value="180605">
            <text:p>180605</text:p>
          </table:table-cell>
          <table:table-cell office:value-type="float" office:value="225087">
            <text:p>225087</text:p>
          </table:table-cell>
          <table:table-cell office:value-type="float" office:value="179478">
            <text:p>179478</text:p>
          </table:table-cell>
          <table:table-cell office:value-type="float" office:value="24.6294">
            <text:p>24.6294</text:p>
          </table:table-cell>
          <table:table-cell office:value-type="float" office:value="-0.624014">
            <text:p>-0.624014</text:p>
          </table:table-cell>
        </table:table-row>
        <table:table-row table:style-name="ro1">
          <table:table-cell office:value-type="float" office:value="128509">
            <text:p>128509</text:p>
          </table:table-cell>
          <table:table-cell office:value-type="float" office:value="173133">
            <text:p>173133</text:p>
          </table:table-cell>
          <table:table-cell office:value-type="float" office:value="136155">
            <text:p>136155</text:p>
          </table:table-cell>
          <table:table-cell office:value-type="float" office:value="34.7244">
            <text:p>34.7244</text:p>
          </table:table-cell>
          <table:table-cell office:value-type="float" office:value="5.94978">
            <text:p>5.94978</text:p>
          </table:table-cell>
        </table:table-row>
        <table:table-row table:style-name="ro1">
          <table:table-cell office:value-type="float" office:value="182707">
            <text:p>182707</text:p>
          </table:table-cell>
          <table:table-cell office:value-type="float" office:value="239376">
            <text:p>239376</text:p>
          </table:table-cell>
          <table:table-cell office:value-type="float" office:value="186020">
            <text:p>186020</text:p>
          </table:table-cell>
          <table:table-cell office:value-type="float" office:value="31.0163">
            <text:p>31.0163</text:p>
          </table:table-cell>
          <table:table-cell office:value-type="float" office:value="1.81329">
            <text:p>1.81329</text:p>
          </table:table-cell>
        </table:table-row>
        <table:table-row table:style-name="ro1">
          <table:table-cell office:value-type="float" office:value="293266">
            <text:p>293266</text:p>
          </table:table-cell>
          <table:table-cell office:value-type="float" office:value="373187">
            <text:p>373187</text:p>
          </table:table-cell>
          <table:table-cell office:value-type="float" office:value="275322">
            <text:p>275322</text:p>
          </table:table-cell>
          <table:table-cell office:value-type="float" office:value="27.2521">
            <text:p>27.2521</text:p>
          </table:table-cell>
          <table:table-cell office:value-type="float" office:value="-6.11868">
            <text:p>-6.11868</text:p>
          </table:table-cell>
        </table:table-row>
        <table:table-row table:style-name="ro1">
          <table:table-cell office:value-type="float" office:value="152461">
            <text:p>152461</text:p>
          </table:table-cell>
          <table:table-cell office:value-type="float" office:value="197236">
            <text:p>197236</text:p>
          </table:table-cell>
          <table:table-cell office:value-type="float" office:value="143028">
            <text:p>143028</text:p>
          </table:table-cell>
          <table:table-cell office:value-type="float" office:value="29.3682">
            <text:p>29.3682</text:p>
          </table:table-cell>
          <table:table-cell office:value-type="float" office:value="-6.18716">
            <text:p>-6.18716</text:p>
          </table:table-cell>
        </table:table-row>
        <table:table-row table:style-name="ro1">
          <table:table-cell office:value-type="float" office:value="136006">
            <text:p>136006</text:p>
          </table:table-cell>
          <table:table-cell office:value-type="float" office:value="176442">
            <text:p>176442</text:p>
          </table:table-cell>
          <table:table-cell office:value-type="float" office:value="144639">
            <text:p>144639</text:p>
          </table:table-cell>
          <table:table-cell office:value-type="float" office:value="29.731">
            <text:p>29.731</text:p>
          </table:table-cell>
          <table:table-cell office:value-type="float" office:value="6.34751">
            <text:p>6.34751</text:p>
          </table:table-cell>
        </table:table-row>
        <table:table-row table:style-name="ro1">
          <table:table-cell office:value-type="float" office:value="101108">
            <text:p>101108</text:p>
          </table:table-cell>
          <table:table-cell office:value-type="float" office:value="126454">
            <text:p>126454</text:p>
          </table:table-cell>
          <table:table-cell office:value-type="float" office:value="99447">
            <text:p>99447</text:p>
          </table:table-cell>
          <table:table-cell office:value-type="float" office:value="25.0682">
            <text:p>25.0682</text:p>
          </table:table-cell>
          <table:table-cell office:value-type="float" office:value="-1.6428">
            <text:p>-1.6428</text:p>
          </table:table-cell>
        </table:table-row>
        <table:table-row table:style-name="ro1">
          <table:table-cell office:value-type="float" office:value="49645">
            <text:p>49645</text:p>
          </table:table-cell>
          <table:table-cell office:value-type="float" office:value="58048">
            <text:p>58048</text:p>
          </table:table-cell>
          <table:table-cell office:value-type="float" office:value="46616">
            <text:p>46616</text:p>
          </table:table-cell>
          <table:table-cell office:value-type="float" office:value="16.9262">
            <text:p>16.9262</text:p>
          </table:table-cell>
          <table:table-cell office:value-type="float" office:value="-6.10132">
            <text:p>-6.10132</text:p>
          </table:table-cell>
        </table:table-row>
        <table:table-row table:style-name="ro1">
          <table:table-cell office:value-type="float" office:value="27280">
            <text:p>27280</text:p>
          </table:table-cell>
          <table:table-cell office:value-type="float" office:value="41564">
            <text:p>41564</text:p>
          </table:table-cell>
          <table:table-cell office:value-type="float" office:value="31820">
            <text:p>31820</text:p>
          </table:table-cell>
          <table:table-cell office:value-type="float" office:value="52.3607">
            <text:p>52.3607</text:p>
          </table:table-cell>
          <table:table-cell office:value-type="float" office:value="16.6422">
            <text:p>16.6422</text:p>
          </table:table-cell>
        </table:table-row>
        <table:table-row table:style-name="ro1">
          <table:table-cell office:value-type="float" office:value="30611">
            <text:p>30611</text:p>
          </table:table-cell>
          <table:table-cell office:value-type="float" office:value="45208">
            <text:p>45208</text:p>
          </table:table-cell>
          <table:table-cell office:value-type="float" office:value="28343">
            <text:p>28343</text:p>
          </table:table-cell>
          <table:table-cell office:value-type="float" office:value="47.6855">
            <text:p>47.6855</text:p>
          </table:table-cell>
          <table:table-cell office:value-type="float" office:value="-7.4091">
            <text:p>-7.4091</text:p>
          </table:table-cell>
        </table:table-row>
        <table:table-row table:style-name="ro1">
          <table:table-cell office:value-type="float" office:value="31515">
            <text:p>31515</text:p>
          </table:table-cell>
          <table:table-cell office:value-type="float" office:value="35764">
            <text:p>35764</text:p>
          </table:table-cell>
          <table:table-cell office:value-type="float" office:value="27093">
            <text:p>27093</text:p>
          </table:table-cell>
          <table:table-cell office:value-type="float" office:value="13.4825">
            <text:p>13.4825</text:p>
          </table:table-cell>
          <table:table-cell office:value-type="float" office:value="-14.0314">
            <text:p>-14.0314</text:p>
          </table:table-cell>
        </table:table-row>
        <table:table-row table:style-name="ro1">
          <table:table-cell office:value-type="float" office:value="91820">
            <text:p>91820</text:p>
          </table:table-cell>
          <table:table-cell office:value-type="float" office:value="119437">
            <text:p>119437</text:p>
          </table:table-cell>
          <table:table-cell office:value-type="float" office:value="95363">
            <text:p>95363</text:p>
          </table:table-cell>
          <table:table-cell office:value-type="float" office:value="30.0773">
            <text:p>30.0773</text:p>
          </table:table-cell>
          <table:table-cell office:value-type="float" office:value="3.85864">
            <text:p>3.85864</text:p>
          </table:table-cell>
        </table:table-row>
        <table:table-row table:style-name="ro1">
          <table:table-cell office:value-type="float" office:value="233749">
            <text:p>233749</text:p>
          </table:table-cell>
          <table:table-cell office:value-type="float" office:value="304373">
            <text:p>304373</text:p>
          </table:table-cell>
          <table:table-cell office:value-type="float" office:value="237498">
            <text:p>237498</text:p>
          </table:table-cell>
          <table:table-cell office:value-type="float" office:value="30.2136">
            <text:p>30.2136</text:p>
          </table:table-cell>
          <table:table-cell office:value-type="float" office:value="1.60386">
            <text:p>1.60386</text:p>
          </table:table-cell>
        </table:table-row>
        <table:table-row table:style-name="ro1">
          <table:table-cell office:value-type="float" office:value="244662">
            <text:p>244662</text:p>
          </table:table-cell>
          <table:table-cell office:value-type="float" office:value="321531">
            <text:p>321531</text:p>
          </table:table-cell>
          <table:table-cell office:value-type="float" office:value="257859">
            <text:p>257859</text:p>
          </table:table-cell>
          <table:table-cell office:value-type="float" office:value="31.4184">
            <text:p>31.4184</text:p>
          </table:table-cell>
          <table:table-cell office:value-type="float" office:value="5.39397">
            <text:p>5.39397</text:p>
          </table:table-cell>
        </table:table-row>
        <table:table-row table:style-name="ro1">
          <table:table-cell office:value-type="float" office:value="50200">
            <text:p>50200</text:p>
          </table:table-cell>
          <table:table-cell office:value-type="float" office:value="63049">
            <text:p>63049</text:p>
          </table:table-cell>
          <table:table-cell office:value-type="float" office:value="51016">
            <text:p>51016</text:p>
          </table:table-cell>
          <table:table-cell office:value-type="float" office:value="25.5956">
            <text:p>25.5956</text:p>
          </table:table-cell>
          <table:table-cell office:value-type="float" office:value="1.6255">
            <text:p>1.6255</text:p>
          </table:table-cell>
        </table:table-row>
        <table:table-row table:style-name="ro1">
          <table:table-cell office:value-type="float" office:value="65753">
            <text:p>65753</text:p>
          </table:table-cell>
          <table:table-cell office:value-type="float" office:value="87050">
            <text:p>87050</text:p>
          </table:table-cell>
          <table:table-cell office:value-type="float" office:value="68408">
            <text:p>68408</text:p>
          </table:table-cell>
          <table:table-cell office:value-type="float" office:value="32.3894">
            <text:p>32.3894</text:p>
          </table:table-cell>
          <table:table-cell office:value-type="float" office:value="4.03784">
            <text:p>4.03784</text:p>
          </table:table-cell>
        </table:table-row>
        <table:table-row table:style-name="ro1">
          <table:table-cell office:value-type="float" office:value="59605">
            <text:p>59605</text:p>
          </table:table-cell>
          <table:table-cell office:value-type="float" office:value="82735">
            <text:p>82735</text:p>
          </table:table-cell>
          <table:table-cell office:value-type="float" office:value="60769">
            <text:p>60769</text:p>
          </table:table-cell>
          <table:table-cell office:value-type="float" office:value="38.8055">
            <text:p>38.8055</text:p>
          </table:table-cell>
          <table:table-cell office:value-type="float" office:value="1.95286">
            <text:p>1.95286</text:p>
          </table:table-cell>
        </table:table-row>
        <table:table-row table:style-name="ro1">
          <table:table-cell office:value-type="float" office:value="59899">
            <text:p>59899</text:p>
          </table:table-cell>
          <table:table-cell office:value-type="float" office:value="77688">
            <text:p>77688</text:p>
          </table:table-cell>
          <table:table-cell office:value-type="float" office:value="60894">
            <text:p>60894</text:p>
          </table:table-cell>
          <table:table-cell office:value-type="float" office:value="29.6983">
            <text:p>29.6983</text:p>
          </table:table-cell>
          <table:table-cell office:value-type="float" office:value="1.66113">
            <text:p>1.66113</text:p>
          </table:table-cell>
        </table:table-row>
        <table:table-row table:style-name="ro1">
          <table:table-cell office:value-type="float" office:value="251382">
            <text:p>251382</text:p>
          </table:table-cell>
          <table:table-cell office:value-type="float" office:value="341468">
            <text:p>341468</text:p>
          </table:table-cell>
          <table:table-cell office:value-type="float" office:value="268439">
            <text:p>268439</text:p>
          </table:table-cell>
          <table:table-cell office:value-type="float" office:value="35.8363">
            <text:p>35.8363</text:p>
          </table:table-cell>
          <table:table-cell office:value-type="float" office:value="6.78529">
            <text:p>6.78529</text:p>
          </table:table-cell>
        </table:table-row>
        <table:table-row table:style-name="ro1">
          <table:table-cell office:value-type="float" office:value="209236">
            <text:p>209236</text:p>
          </table:table-cell>
          <table:table-cell office:value-type="float" office:value="286212">
            <text:p>286212</text:p>
          </table:table-cell>
          <table:table-cell office:value-type="float" office:value="213399">
            <text:p>213399</text:p>
          </table:table-cell>
          <table:table-cell office:value-type="float" office:value="36.7891">
            <text:p>36.7891</text:p>
          </table:table-cell>
          <table:table-cell office:value-type="float" office:value="1.98962">
            <text:p>1.98962</text:p>
          </table:table-cell>
        </table:table-row>
        <table:table-row table:style-name="ro1">
          <table:table-cell office:value-type="float" office:value="194138">
            <text:p>194138</text:p>
          </table:table-cell>
          <table:table-cell office:value-type="float" office:value="231441">
            <text:p>231441</text:p>
          </table:table-cell>
          <table:table-cell office:value-type="float" office:value="197153">
            <text:p>197153</text:p>
          </table:table-cell>
          <table:table-cell office:value-type="float" office:value="19.2147">
            <text:p>19.2147</text:p>
          </table:table-cell>
          <table:table-cell office:value-type="float" office:value="1.55302">
            <text:p>1.55302</text:p>
          </table:table-cell>
        </table:table-row>
        <table:table-row table:style-name="ro1">
          <table:table-cell office:value-type="float" office:value="42663">
            <text:p>42663</text:p>
          </table:table-cell>
          <table:table-cell office:value-type="float" office:value="46646">
            <text:p>46646</text:p>
          </table:table-cell>
          <table:table-cell office:value-type="float" office:value="35293">
            <text:p>35293</text:p>
          </table:table-cell>
          <table:table-cell office:value-type="float" office:value="9.33596">
            <text:p>9.33596</text:p>
          </table:table-cell>
          <table:table-cell office:value-type="float" office:value="-17.2749">
            <text:p>-17.2749</text:p>
          </table:table-cell>
        </table:table-row>
        <table:table-row table:style-name="ro1">
          <table:table-cell office:value-type="float" office:value="34717">
            <text:p>34717</text:p>
          </table:table-cell>
          <table:table-cell office:value-type="float" office:value="47785">
            <text:p>47785</text:p>
          </table:table-cell>
          <table:table-cell office:value-type="float" office:value="38051">
            <text:p>38051</text:p>
          </table:table-cell>
          <table:table-cell office:value-type="float" office:value="37.6415">
            <text:p>37.6415</text:p>
          </table:table-cell>
          <table:table-cell office:value-type="float" office:value="9.60336">
            <text:p>9.60336</text:p>
          </table:table-cell>
        </table:table-row>
        <table:table-row table:style-name="ro1">
          <table:table-cell office:value-type="float" office:value="37972">
            <text:p>37972</text:p>
          </table:table-cell>
          <table:table-cell office:value-type="float" office:value="48091">
            <text:p>48091</text:p>
          </table:table-cell>
          <table:table-cell office:value-type="float" office:value="37957">
            <text:p>37957</text:p>
          </table:table-cell>
          <table:table-cell office:value-type="float" office:value="26.6486">
            <text:p>26.6486</text:p>
          </table:table-cell>
          <table:table-cell office:value-type="float" office:value="-0.0395028">
            <text:p>-0.0395028</text:p>
          </table:table-cell>
        </table:table-row>
        <table:table-row table:style-name="ro1">
          <table:table-cell office:value-type="float" office:value="58916">
            <text:p>58916</text:p>
          </table:table-cell>
          <table:table-cell office:value-type="float" office:value="79458">
            <text:p>79458</text:p>
          </table:table-cell>
          <table:table-cell office:value-type="float" office:value="63586">
            <text:p>63586</text:p>
          </table:table-cell>
          <table:table-cell office:value-type="float" office:value="34.8666">
            <text:p>34.8666</text:p>
          </table:table-cell>
          <table:table-cell office:value-type="float" office:value="7.92654">
            <text:p>7.92654</text:p>
          </table:table-cell>
        </table:table-row>
        <table:table-row table:style-name="ro1">
          <table:table-cell office:value-type="float" office:value="61473">
            <text:p>61473</text:p>
          </table:table-cell>
          <table:table-cell office:value-type="float" office:value="77893">
            <text:p>77893</text:p>
          </table:table-cell>
          <table:table-cell office:value-type="float" office:value="63812">
            <text:p>63812</text:p>
          </table:table-cell>
          <table:table-cell office:value-type="float" office:value="26.7109">
            <text:p>26.7109</text:p>
          </table:table-cell>
          <table:table-cell office:value-type="float" office:value="3.80492">
            <text:p>3.80492</text:p>
          </table:table-cell>
        </table:table-row>
        <table:table-row table:style-name="ro1">
          <table:table-cell office:value-type="float" office:value="243850">
            <text:p>243850</text:p>
          </table:table-cell>
          <table:table-cell office:value-type="float" office:value="327135">
            <text:p>327135</text:p>
          </table:table-cell>
          <table:table-cell office:value-type="float" office:value="257042">
            <text:p>257042</text:p>
          </table:table-cell>
          <table:table-cell office:value-type="float" office:value="34.1542">
            <text:p>34.1542</text:p>
          </table:table-cell>
          <table:table-cell office:value-type="float" office:value="5.40988">
            <text:p>5.40988</text:p>
          </table:table-cell>
        </table:table-row>
        <table:table-row table:style-name="ro1">
          <table:table-cell office:value-type="float" office:value="158853">
            <text:p>158853</text:p>
          </table:table-cell>
          <table:table-cell office:value-type="float" office:value="196158">
            <text:p>196158</text:p>
          </table:table-cell>
          <table:table-cell office:value-type="float" office:value="155536">
            <text:p>155536</text:p>
          </table:table-cell>
          <table:table-cell office:value-type="float" office:value="23.484">
            <text:p>23.484</text:p>
          </table:table-cell>
          <table:table-cell office:value-type="float" office:value="-2.08809">
            <text:p>-2.08809</text:p>
          </table:table-cell>
        </table:table-row>
        <table:table-row table:style-name="ro1">
          <table:table-cell office:value-type="float" office:value="135650">
            <text:p>135650</text:p>
          </table:table-cell>
          <table:table-cell office:value-type="float" office:value="178897">
            <text:p>178897</text:p>
          </table:table-cell>
          <table:table-cell office:value-type="float" office:value="138942">
            <text:p>138942</text:p>
          </table:table-cell>
          <table:table-cell office:value-type="float" office:value="31.8813">
            <text:p>31.8813</text:p>
          </table:table-cell>
          <table:table-cell office:value-type="float" office:value="2.42683">
            <text:p>2.42683</text:p>
          </table:table-cell>
        </table:table-row>
        <table:table-row table:style-name="ro1">
          <table:table-cell office:value-type="float" office:value="130196">
            <text:p>130196</text:p>
          </table:table-cell>
          <table:table-cell office:value-type="float" office:value="164930">
            <text:p>164930</text:p>
          </table:table-cell>
          <table:table-cell office:value-type="float" office:value="150999">
            <text:p>150999</text:p>
          </table:table-cell>
          <table:table-cell office:value-type="float" office:value="26.6782">
            <text:p>26.6782</text:p>
          </table:table-cell>
          <table:table-cell office:value-type="float" office:value="15.9782">
            <text:p>15.9782</text:p>
          </table:table-cell>
        </table:table-row>
        <table:table-row table:style-name="ro1">
          <table:table-cell office:value-type="float" office:value="220835">
            <text:p>220835</text:p>
          </table:table-cell>
          <table:table-cell office:value-type="float" office:value="297661">
            <text:p>297661</text:p>
          </table:table-cell>
          <table:table-cell office:value-type="float" office:value="238443">
            <text:p>238443</text:p>
          </table:table-cell>
          <table:table-cell office:value-type="float" office:value="34.7889">
            <text:p>34.7889</text:p>
          </table:table-cell>
          <table:table-cell office:value-type="float" office:value="7.97337">
            <text:p>7.97337</text:p>
          </table:table-cell>
        </table:table-row>
        <table:table-row table:style-name="ro1">
          <table:table-cell office:value-type="float" office:value="219637">
            <text:p>219637</text:p>
          </table:table-cell>
          <table:table-cell office:value-type="float" office:value="295787">
            <text:p>295787</text:p>
          </table:table-cell>
          <table:table-cell office:value-type="float" office:value="272149">
            <text:p>272149</text:p>
          </table:table-cell>
          <table:table-cell office:value-type="float" office:value="34.6708">
            <text:p>34.6708</text:p>
          </table:table-cell>
          <table:table-cell office:value-type="float" office:value="23.9085">
            <text:p>23.9085</text:p>
          </table:table-cell>
        </table:table-row>
        <table:table-row table:style-name="ro1">
          <table:table-cell office:value-type="float" office:value="179512">
            <text:p>179512</text:p>
          </table:table-cell>
          <table:table-cell office:value-type="float" office:value="239911">
            <text:p>239911</text:p>
          </table:table-cell>
          <table:table-cell office:value-type="float" office:value="194295">
            <text:p>194295</text:p>
          </table:table-cell>
          <table:table-cell office:value-type="float" office:value="33.6462">
            <text:p>33.6462</text:p>
          </table:table-cell>
          <table:table-cell office:value-type="float" office:value="8.2351">
            <text:p>8.2351</text:p>
          </table:table-cell>
        </table:table-row>
        <table:table-row table:style-name="ro1">
          <table:table-cell office:value-type="float" office:value="243932">
            <text:p>243932</text:p>
          </table:table-cell>
          <table:table-cell office:value-type="float" office:value="346760">
            <text:p>346760</text:p>
          </table:table-cell>
          <table:table-cell office:value-type="float" office:value="267755">
            <text:p>267755</text:p>
          </table:table-cell>
          <table:table-cell office:value-type="float" office:value="42.1544">
            <text:p>42.1544</text:p>
          </table:table-cell>
          <table:table-cell office:value-type="float" office:value="9.76625">
            <text:p>9.76625</text:p>
          </table:table-cell>
        </table:table-row>
        <table:table-row table:style-name="ro1">
          <table:table-cell office:value-type="float" office:value="167573">
            <text:p>167573</text:p>
          </table:table-cell>
          <table:table-cell office:value-type="float" office:value="216528">
            <text:p>216528</text:p>
          </table:table-cell>
          <table:table-cell office:value-type="float" office:value="179049">
            <text:p>179049</text:p>
          </table:table-cell>
          <table:table-cell office:value-type="float" office:value="29.2141">
            <text:p>29.2141</text:p>
          </table:table-cell>
          <table:table-cell office:value-type="float" office:value="6.84836">
            <text:p>6.84836</text:p>
          </table:table-cell>
        </table:table-row>
        <table:table-row table:style-name="ro1">
          <table:table-cell office:value-type="float" office:value="215200">
            <text:p>215200</text:p>
          </table:table-cell>
          <table:table-cell office:value-type="float" office:value="303187">
            <text:p>303187</text:p>
          </table:table-cell>
          <table:table-cell office:value-type="float" office:value="226077">
            <text:p>226077</text:p>
          </table:table-cell>
          <table:table-cell office:value-type="float" office:value="40.8862">
            <text:p>40.8862</text:p>
          </table:table-cell>
          <table:table-cell office:value-type="float" office:value="5.05437">
            <text:p>5.05437</text:p>
          </table:table-cell>
        </table:table-row>
        <table:table-row table:style-name="ro1">
          <table:table-cell office:value-type="float" office:value="51869">
            <text:p>51869</text:p>
          </table:table-cell>
          <table:table-cell office:value-type="float" office:value="65065">
            <text:p>65065</text:p>
          </table:table-cell>
          <table:table-cell office:value-type="float" office:value="48884">
            <text:p>48884</text:p>
          </table:table-cell>
          <table:table-cell office:value-type="float" office:value="25.441">
            <text:p>25.441</text:p>
          </table:table-cell>
          <table:table-cell office:value-type="float" office:value="-5.75488">
            <text:p>-5.75488</text:p>
          </table:table-cell>
        </table:table-row>
        <table:table-row table:style-name="ro1">
          <table:table-cell office:value-type="float" office:value="47806">
            <text:p>47806</text:p>
          </table:table-cell>
          <table:table-cell office:value-type="float" office:value="61854">
            <text:p>61854</text:p>
          </table:table-cell>
          <table:table-cell office:value-type="float" office:value="50891">
            <text:p>50891</text:p>
          </table:table-cell>
          <table:table-cell office:value-type="float" office:value="29.3854">
            <text:p>29.3854</text:p>
          </table:table-cell>
          <table:table-cell office:value-type="float" office:value="6.45316">
            <text:p>6.45316</text:p>
          </table:table-cell>
        </table:table-row>
        <table:table-row table:style-name="ro1">
          <table:table-cell office:value-type="float" office:value="29870">
            <text:p>29870</text:p>
          </table:table-cell>
          <table:table-cell office:value-type="float" office:value="51262">
            <text:p>51262</text:p>
          </table:table-cell>
          <table:table-cell office:value-type="float" office:value="41267">
            <text:p>41267</text:p>
          </table:table-cell>
          <table:table-cell office:value-type="float" office:value="71.617">
            <text:p>71.617</text:p>
          </table:table-cell>
          <table:table-cell office:value-type="float" office:value="38.1553">
            <text:p>38.1553</text:p>
          </table:table-cell>
        </table:table-row>
        <table:table-row table:style-name="ro1">
          <table:table-cell office:value-type="float" office:value="27656">
            <text:p>27656</text:p>
          </table:table-cell>
          <table:table-cell office:value-type="float" office:value="36647">
            <text:p>36647</text:p>
          </table:table-cell>
          <table:table-cell office:value-type="float" office:value="30106">
            <text:p>30106</text:p>
          </table:table-cell>
          <table:table-cell office:value-type="float" office:value="32.5101">
            <text:p>32.5101</text:p>
          </table:table-cell>
          <table:table-cell office:value-type="float" office:value="8.85884">
            <text:p>8.85884</text:p>
          </table:table-cell>
        </table:table-row>
        <table:table-row table:style-name="ro1">
          <table:table-cell office:value-type="float" office:value="26454">
            <text:p>26454</text:p>
          </table:table-cell>
          <table:table-cell office:value-type="float" office:value="35245">
            <text:p>35245</text:p>
          </table:table-cell>
          <table:table-cell office:value-type="float" office:value="29474">
            <text:p>29474</text:p>
          </table:table-cell>
          <table:table-cell office:value-type="float" office:value="33.2313">
            <text:p>33.2313</text:p>
          </table:table-cell>
          <table:table-cell office:value-type="float" office:value="11.416">
            <text:p>11.416</text:p>
          </table:table-cell>
        </table:table-row>
        <table:table-row table:style-name="ro1">
          <table:table-cell office:value-type="float" office:value="38686">
            <text:p>38686</text:p>
          </table:table-cell>
          <table:table-cell office:value-type="float" office:value="48240">
            <text:p>48240</text:p>
          </table:table-cell>
          <table:table-cell office:value-type="float" office:value="39604">
            <text:p>39604</text:p>
          </table:table-cell>
          <table:table-cell office:value-type="float" office:value="24.6963">
            <text:p>24.6963</text:p>
          </table:table-cell>
          <table:table-cell office:value-type="float" office:value="2.37295">
            <text:p>2.37295</text:p>
          </table:table-cell>
        </table:table-row>
        <table:table-row table:style-name="ro1">
          <table:table-cell office:value-type="float" office:value="41832">
            <text:p>41832</text:p>
          </table:table-cell>
          <table:table-cell office:value-type="float" office:value="56409">
            <text:p>56409</text:p>
          </table:table-cell>
          <table:table-cell office:value-type="float" office:value="42764">
            <text:p>42764</text:p>
          </table:table-cell>
          <table:table-cell office:value-type="float" office:value="34.8465">
            <text:p>34.8465</text:p>
          </table:table-cell>
          <table:table-cell office:value-type="float" office:value="2.22796">
            <text:p>2.22796</text:p>
          </table:table-cell>
        </table:table-row>
        <table:table-row table:style-name="ro1">
          <table:table-cell office:value-type="float" office:value="25330">
            <text:p>25330</text:p>
          </table:table-cell>
          <table:table-cell office:value-type="float" office:value="32245">
            <text:p>32245</text:p>
          </table:table-cell>
          <table:table-cell office:value-type="float" office:value="27184">
            <text:p>27184</text:p>
          </table:table-cell>
          <table:table-cell office:value-type="float" office:value="27.2996">
            <text:p>27.2996</text:p>
          </table:table-cell>
          <table:table-cell office:value-type="float" office:value="7.31938">
            <text:p>7.31938</text:p>
          </table:table-cell>
        </table:table-row>
        <table:table-row table:style-name="ro1">
          <table:table-cell office:value-type="float" office:value="24500">
            <text:p>24500</text:p>
          </table:table-cell>
          <table:table-cell office:value-type="float" office:value="32355">
            <text:p>32355</text:p>
          </table:table-cell>
          <table:table-cell office:value-type="float" office:value="26437">
            <text:p>26437</text:p>
          </table:table-cell>
          <table:table-cell office:value-type="float" office:value="32.0612">
            <text:p>32.0612</text:p>
          </table:table-cell>
          <table:table-cell office:value-type="float" office:value="7.90612">
            <text:p>7.90612</text:p>
          </table:table-cell>
        </table:table-row>
        <table:table-row table:style-name="ro1">
          <table:table-cell office:value-type="float" office:value="25293">
            <text:p>25293</text:p>
          </table:table-cell>
          <table:table-cell office:value-type="float" office:value="32251">
            <text:p>32251</text:p>
          </table:table-cell>
          <table:table-cell office:value-type="float" office:value="24494">
            <text:p>24494</text:p>
          </table:table-cell>
          <table:table-cell office:value-type="float" office:value="27.5096">
            <text:p>27.5096</text:p>
          </table:table-cell>
          <table:table-cell office:value-type="float" office:value="-3.15898">
            <text:p>-3.15898</text:p>
          </table:table-cell>
        </table:table-row>
        <table:table-row table:style-name="ro1">
          <table:table-cell office:value-type="float" office:value="251249">
            <text:p>251249</text:p>
          </table:table-cell>
          <table:table-cell office:value-type="float" office:value="323085">
            <text:p>323085</text:p>
          </table:table-cell>
          <table:table-cell office:value-type="float" office:value="262582">
            <text:p>262582</text:p>
          </table:table-cell>
          <table:table-cell office:value-type="float" office:value="28.5916">
            <text:p>28.5916</text:p>
          </table:table-cell>
          <table:table-cell office:value-type="float" office:value="4.51066">
            <text:p>4.51066</text:p>
          </table:table-cell>
        </table:table-row>
        <table:table-row table:style-name="ro1">
          <table:table-cell office:value-type="float" office:value="99113">
            <text:p>99113</text:p>
          </table:table-cell>
          <table:table-cell office:value-type="float" office:value="122152">
            <text:p>122152</text:p>
          </table:table-cell>
          <table:table-cell office:value-type="float" office:value="109483">
            <text:p>109483</text:p>
          </table:table-cell>
          <table:table-cell office:value-type="float" office:value="23.2452">
            <text:p>23.2452</text:p>
          </table:table-cell>
          <table:table-cell office:value-type="float" office:value="10.4628">
            <text:p>10.4628</text:p>
          </table:table-cell>
        </table:table-row>
        <table:table-row table:style-name="ro1">
          <table:table-cell office:value-type="float" office:value="85316">
            <text:p>85316</text:p>
          </table:table-cell>
          <table:table-cell office:value-type="float" office:value="118234">
            <text:p>118234</text:p>
          </table:table-cell>
          <table:table-cell office:value-type="float" office:value="106229">
            <text:p>106229</text:p>
          </table:table-cell>
          <table:table-cell office:value-type="float" office:value="38.5836">
            <text:p>38.5836</text:p>
          </table:table-cell>
          <table:table-cell office:value-type="float" office:value="24.5124">
            <text:p>24.5124</text:p>
          </table:table-cell>
        </table:table-row>
        <table:table-row table:style-name="ro1">
          <table:table-cell office:value-type="float" office:value="68774">
            <text:p>68774</text:p>
          </table:table-cell>
          <table:table-cell office:value-type="float" office:value="93107">
            <text:p>93107</text:p>
          </table:table-cell>
          <table:table-cell office:value-type="float" office:value="74063">
            <text:p>74063</text:p>
          </table:table-cell>
          <table:table-cell office:value-type="float" office:value="35.3811">
            <text:p>35.3811</text:p>
          </table:table-cell>
          <table:table-cell office:value-type="float" office:value="7.69041">
            <text:p>7.69041</text:p>
          </table:table-cell>
        </table:table-row>
        <table:table-row table:style-name="ro1">
          <table:table-cell office:value-type="float" office:value="71758">
            <text:p>71758</text:p>
          </table:table-cell>
          <table:table-cell office:value-type="float" office:value="96783">
            <text:p>96783</text:p>
          </table:table-cell>
          <table:table-cell office:value-type="float" office:value="69812">
            <text:p>69812</text:p>
          </table:table-cell>
          <table:table-cell office:value-type="float" office:value="34.8742">
            <text:p>34.8742</text:p>
          </table:table-cell>
          <table:table-cell office:value-type="float" office:value="-2.71189">
            <text:p>-2.71189</text:p>
          </table:table-cell>
        </table:table-row>
        <table:table-row table:style-name="ro1">
          <table:table-cell office:value-type="float" office:value="62607">
            <text:p>62607</text:p>
          </table:table-cell>
          <table:table-cell office:value-type="float" office:value="85830">
            <text:p>85830</text:p>
          </table:table-cell>
          <table:table-cell office:value-type="float" office:value="64396">
            <text:p>64396</text:p>
          </table:table-cell>
          <table:table-cell office:value-type="float" office:value="37.0933">
            <text:p>37.0933</text:p>
          </table:table-cell>
          <table:table-cell office:value-type="float" office:value="2.85751">
            <text:p>2.85751</text:p>
          </table:table-cell>
        </table:table-row>
        <table:table-row table:style-name="ro1">
          <table:table-cell office:value-type="float" office:value="240183">
            <text:p>240183</text:p>
          </table:table-cell>
          <table:table-cell office:value-type="float" office:value="313337">
            <text:p>313337</text:p>
          </table:table-cell>
          <table:table-cell office:value-type="float" office:value="248468">
            <text:p>248468</text:p>
          </table:table-cell>
          <table:table-cell office:value-type="float" office:value="30.4576">
            <text:p>30.4576</text:p>
          </table:table-cell>
          <table:table-cell office:value-type="float" office:value="3.44945">
            <text:p>3.44945</text:p>
          </table:table-cell>
        </table:table-row>
        <table:table-row table:style-name="ro1">
          <table:table-cell office:value-type="float" office:value="196221">
            <text:p>196221</text:p>
          </table:table-cell>
          <table:table-cell office:value-type="float" office:value="267126">
            <text:p>267126</text:p>
          </table:table-cell>
          <table:table-cell office:value-type="float" office:value="209467">
            <text:p>209467</text:p>
          </table:table-cell>
          <table:table-cell office:value-type="float" office:value="36.1353">
            <text:p>36.1353</text:p>
          </table:table-cell>
          <table:table-cell office:value-type="float" office:value="6.75055">
            <text:p>6.75055</text:p>
          </table:table-cell>
        </table:table-row>
        <table:table-row table:style-name="ro1">
          <table:table-cell office:value-type="float" office:value="136173">
            <text:p>136173</text:p>
          </table:table-cell>
          <table:table-cell office:value-type="float" office:value="178522">
            <text:p>178522</text:p>
          </table:table-cell>
          <table:table-cell office:value-type="float" office:value="145067">
            <text:p>145067</text:p>
          </table:table-cell>
          <table:table-cell office:value-type="float" office:value="31.0994">
            <text:p>31.0994</text:p>
          </table:table-cell>
          <table:table-cell office:value-type="float" office:value="6.5314">
            <text:p>6.5314</text:p>
          </table:table-cell>
        </table:table-row>
        <table:table-row table:style-name="ro1">
          <table:table-cell office:value-type="float" office:value="89680">
            <text:p>89680</text:p>
          </table:table-cell>
          <table:table-cell office:value-type="float" office:value="121339">
            <text:p>121339</text:p>
          </table:table-cell>
          <table:table-cell office:value-type="float" office:value="99257">
            <text:p>99257</text:p>
          </table:table-cell>
          <table:table-cell office:value-type="float" office:value="35.3022">
            <text:p>35.3022</text:p>
          </table:table-cell>
          <table:table-cell office:value-type="float" office:value="10.6791">
            <text:p>10.6791</text:p>
          </table:table-cell>
        </table:table-row>
        <table:table-row table:style-name="ro1">
          <table:table-cell office:value-type="float" office:value="27567">
            <text:p>27567</text:p>
          </table:table-cell>
          <table:table-cell office:value-type="float" office:value="35520">
            <text:p>35520</text:p>
          </table:table-cell>
          <table:table-cell office:value-type="float" office:value="27903">
            <text:p>27903</text:p>
          </table:table-cell>
          <table:table-cell office:value-type="float" office:value="28.8497">
            <text:p>28.8497</text:p>
          </table:table-cell>
          <table:table-cell office:value-type="float" office:value="1.21885">
            <text:p>1.21885</text:p>
          </table:table-cell>
        </table:table-row>
        <table:table-row table:style-name="ro1">
          <table:table-cell office:value-type="float" office:value="30411">
            <text:p>30411</text:p>
          </table:table-cell>
          <table:table-cell office:value-type="float" office:value="51187">
            <text:p>51187</text:p>
          </table:table-cell>
          <table:table-cell office:value-type="float" office:value="42275">
            <text:p>42275</text:p>
          </table:table-cell>
          <table:table-cell office:value-type="float" office:value="68.3174">
            <text:p>68.3174</text:p>
          </table:table-cell>
          <table:table-cell office:value-type="float" office:value="39.0122">
            <text:p>39.0122</text:p>
          </table:table-cell>
        </table:table-row>
        <table:table-row table:style-name="ro1">
          <table:table-cell office:value-type="float" office:value="276087">
            <text:p>276087</text:p>
          </table:table-cell>
          <table:table-cell office:value-type="float" office:value="345760">
            <text:p>345760</text:p>
          </table:table-cell>
          <table:table-cell office:value-type="float" office:value="280946">
            <text:p>280946</text:p>
          </table:table-cell>
          <table:table-cell office:value-type="float" office:value="25.2359">
            <text:p>25.2359</text:p>
          </table:table-cell>
          <table:table-cell office:value-type="float" office:value="1.75995">
            <text:p>1.75995</text:p>
          </table:table-cell>
        </table:table-row>
        <table:table-row table:style-name="ro1">
          <table:table-cell office:value-type="float" office:value="169891">
            <text:p>169891</text:p>
          </table:table-cell>
          <table:table-cell office:value-type="float" office:value="196685">
            <text:p>196685</text:p>
          </table:table-cell>
          <table:table-cell office:value-type="float" office:value="155581">
            <text:p>155581</text:p>
          </table:table-cell>
          <table:table-cell office:value-type="float" office:value="15.7713">
            <text:p>15.7713</text:p>
          </table:table-cell>
          <table:table-cell office:value-type="float" office:value="-8.42305">
            <text:p>-8.42305</text:p>
          </table:table-cell>
        </table:table-row>
        <table:table-row table:style-name="ro1">
          <table:table-cell office:value-type="float" office:value="150989">
            <text:p>150989</text:p>
          </table:table-cell>
          <table:table-cell office:value-type="float" office:value="195535">
            <text:p>195535</text:p>
          </table:table-cell>
          <table:table-cell office:value-type="float" office:value="155953">
            <text:p>155953</text:p>
          </table:table-cell>
          <table:table-cell office:value-type="float" office:value="29.5028">
            <text:p>29.5028</text:p>
          </table:table-cell>
          <table:table-cell office:value-type="float" office:value="3.28766">
            <text:p>3.28766</text:p>
          </table:table-cell>
        </table:table-row>
        <table:table-row table:style-name="ro1">
          <table:table-cell office:value-type="float" office:value="68022">
            <text:p>68022</text:p>
          </table:table-cell>
          <table:table-cell office:value-type="float" office:value="90176">
            <text:p>90176</text:p>
          </table:table-cell>
          <table:table-cell office:value-type="float" office:value="68756">
            <text:p>68756</text:p>
          </table:table-cell>
          <table:table-cell office:value-type="float" office:value="32.5689">
            <text:p>32.5689</text:p>
          </table:table-cell>
          <table:table-cell office:value-type="float" office:value="1.07906">
            <text:p>1.07906</text:p>
          </table:table-cell>
        </table:table-row>
        <table:table-row table:style-name="ro1">
          <table:table-cell office:value-type="float" office:value="53444">
            <text:p>53444</text:p>
          </table:table-cell>
          <table:table-cell office:value-type="float" office:value="70008">
            <text:p>70008</text:p>
          </table:table-cell>
          <table:table-cell office:value-type="float" office:value="55364">
            <text:p>55364</text:p>
          </table:table-cell>
          <table:table-cell office:value-type="float" office:value="30.9932">
            <text:p>30.9932</text:p>
          </table:table-cell>
          <table:table-cell office:value-type="float" office:value="3.59255">
            <text:p>3.59255</text:p>
          </table:table-cell>
        </table:table-row>
        <table:table-row table:style-name="ro1">
          <table:table-cell office:value-type="float" office:value="257046">
            <text:p>257046</text:p>
          </table:table-cell>
          <table:table-cell office:value-type="float" office:value="343405">
            <text:p>343405</text:p>
          </table:table-cell>
          <table:table-cell office:value-type="float" office:value="264156">
            <text:p>264156</text:p>
          </table:table-cell>
          <table:table-cell office:value-type="float" office:value="33.5967">
            <text:p>33.5967</text:p>
          </table:table-cell>
          <table:table-cell office:value-type="float" office:value="2.76604">
            <text:p>2.76604</text:p>
          </table:table-cell>
        </table:table-row>
        <table:table-row table:style-name="ro1">
          <table:table-cell office:value-type="float" office:value="161205">
            <text:p>161205</text:p>
          </table:table-cell>
          <table:table-cell office:value-type="float" office:value="197790">
            <text:p>197790</text:p>
          </table:table-cell>
          <table:table-cell office:value-type="float" office:value="159093">
            <text:p>159093</text:p>
          </table:table-cell>
          <table:table-cell office:value-type="float" office:value="22.6947">
            <text:p>22.6947</text:p>
          </table:table-cell>
          <table:table-cell office:value-type="float" office:value="-1.31013">
            <text:p>-1.31013</text:p>
          </table:table-cell>
        </table:table-row>
        <table:table-row table:style-name="ro1">
          <table:table-cell office:value-type="float" office:value="222830">
            <text:p>222830</text:p>
          </table:table-cell>
          <table:table-cell office:value-type="float" office:value="289802">
            <text:p>289802</text:p>
          </table:table-cell>
          <table:table-cell office:value-type="float" office:value="236256">
            <text:p>236256</text:p>
          </table:table-cell>
          <table:table-cell office:value-type="float" office:value="30.0552">
            <text:p>30.0552</text:p>
          </table:table-cell>
          <table:table-cell office:value-type="float" office:value="6.02522">
            <text:p>6.02522</text:p>
          </table:table-cell>
        </table:table-row>
        <table:table-row table:style-name="ro1">
          <table:table-cell office:value-type="float" office:value="116790">
            <text:p>116790</text:p>
          </table:table-cell>
          <table:table-cell office:value-type="float" office:value="136454">
            <text:p>136454</text:p>
          </table:table-cell>
          <table:table-cell office:value-type="float" office:value="108612">
            <text:p>108612</text:p>
          </table:table-cell>
          <table:table-cell office:value-type="float" office:value="16.8371">
            <text:p>16.8371</text:p>
          </table:table-cell>
          <table:table-cell office:value-type="float" office:value="-7.00231">
            <text:p>-7.00231</text:p>
          </table:table-cell>
        </table:table-row>
        <table:table-row table:style-name="ro1">
          <table:table-cell office:value-type="float" office:value="71194">
            <text:p>71194</text:p>
          </table:table-cell>
          <table:table-cell office:value-type="float" office:value="98094">
            <text:p>98094</text:p>
          </table:table-cell>
          <table:table-cell office:value-type="float" office:value="78866">
            <text:p>78866</text:p>
          </table:table-cell>
          <table:table-cell office:value-type="float" office:value="37.7841">
            <text:p>37.7841</text:p>
          </table:table-cell>
          <table:table-cell office:value-type="float" office:value="10.7762">
            <text:p>10.7762</text:p>
          </table:table-cell>
        </table:table-row>
        <table:table-row table:style-name="ro1">
          <table:table-cell office:value-type="float" office:value="264035">
            <text:p>264035</text:p>
          </table:table-cell>
          <table:table-cell office:value-type="float" office:value="357869">
            <text:p>357869</text:p>
          </table:table-cell>
          <table:table-cell office:value-type="float" office:value="284695">
            <text:p>284695</text:p>
          </table:table-cell>
          <table:table-cell office:value-type="float" office:value="35.5385">
            <text:p>35.5385</text:p>
          </table:table-cell>
          <table:table-cell office:value-type="float" office:value="7.82472">
            <text:p>7.82472</text:p>
          </table:table-cell>
        </table:table-row>
        <table:table-row table:style-name="ro1">
          <table:table-cell office:value-type="float" office:value="173673">
            <text:p>173673</text:p>
          </table:table-cell>
          <table:table-cell office:value-type="float" office:value="229186">
            <text:p>229186</text:p>
          </table:table-cell>
          <table:table-cell office:value-type="float" office:value="183256">
            <text:p>183256</text:p>
          </table:table-cell>
          <table:table-cell office:value-type="float" office:value="31.9641">
            <text:p>31.9641</text:p>
          </table:table-cell>
          <table:table-cell office:value-type="float" office:value="5.51784">
            <text:p>5.51784</text:p>
          </table:table-cell>
        </table:table-row>
        <table:table-row table:style-name="ro1">
          <table:table-cell office:value-type="float" office:value="139874">
            <text:p>139874</text:p>
          </table:table-cell>
          <table:table-cell office:value-type="float" office:value="182166">
            <text:p>182166</text:p>
          </table:table-cell>
          <table:table-cell office:value-type="float" office:value="145977">
            <text:p>145977</text:p>
          </table:table-cell>
          <table:table-cell office:value-type="float" office:value="30.2358">
            <text:p>30.2358</text:p>
          </table:table-cell>
          <table:table-cell office:value-type="float" office:value="4.36321">
            <text:p>4.36321</text:p>
          </table:table-cell>
        </table:table-row>
        <table:table-row table:style-name="ro1">
          <table:table-cell office:value-type="float" office:value="260688">
            <text:p>260688</text:p>
          </table:table-cell>
          <table:table-cell office:value-type="float" office:value="336890">
            <text:p>336890</text:p>
          </table:table-cell>
          <table:table-cell office:value-type="float" office:value="281440">
            <text:p>281440</text:p>
          </table:table-cell>
          <table:table-cell office:value-type="float" office:value="29.2311">
            <text:p>29.2311</text:p>
          </table:table-cell>
          <table:table-cell office:value-type="float" office:value="7.96047">
            <text:p>7.96047</text:p>
          </table:table-cell>
        </table:table-row>
        <table:table-row table:style-name="ro1">
          <table:table-cell office:value-type="float" office:value="237237">
            <text:p>237237</text:p>
          </table:table-cell>
          <table:table-cell office:value-type="float" office:value="313565">
            <text:p>313565</text:p>
          </table:table-cell>
          <table:table-cell office:value-type="float" office:value="225479">
            <text:p>225479</text:p>
          </table:table-cell>
          <table:table-cell office:value-type="float" office:value="32.1737">
            <text:p>32.1737</text:p>
          </table:table-cell>
          <table:table-cell office:value-type="float" office:value="-4.95623">
            <text:p>-4.95623</text:p>
          </table:table-cell>
        </table:table-row>
        <table:table-row table:style-name="ro1">
          <table:table-cell office:value-type="float" office:value="109959">
            <text:p>109959</text:p>
          </table:table-cell>
          <table:table-cell office:value-type="float" office:value="141848">
            <text:p>141848</text:p>
          </table:table-cell>
          <table:table-cell office:value-type="float" office:value="113109">
            <text:p>113109</text:p>
          </table:table-cell>
          <table:table-cell office:value-type="float" office:value="29.0008">
            <text:p>29.0008</text:p>
          </table:table-cell>
          <table:table-cell office:value-type="float" office:value="2.8647">
            <text:p>2.8647</text:p>
          </table:table-cell>
        </table:table-row>
        <table:table-row table:style-name="ro1">
          <table:table-cell office:value-type="float" office:value="88588">
            <text:p>88588</text:p>
          </table:table-cell>
          <table:table-cell office:value-type="float" office:value="112272">
            <text:p>112272</text:p>
          </table:table-cell>
          <table:table-cell office:value-type="float" office:value="93956">
            <text:p>93956</text:p>
          </table:table-cell>
          <table:table-cell office:value-type="float" office:value="26.735">
            <text:p>26.735</text:p>
          </table:table-cell>
          <table:table-cell office:value-type="float" office:value="6.05951">
            <text:p>6.05951</text:p>
          </table:table-cell>
        </table:table-row>
        <table:table-row table:style-name="ro1">
          <table:table-cell office:value-type="float" office:value="126094">
            <text:p>126094</text:p>
          </table:table-cell>
          <table:table-cell office:value-type="float" office:value="157292">
            <text:p>157292</text:p>
          </table:table-cell>
          <table:table-cell office:value-type="float" office:value="132734">
            <text:p>132734</text:p>
          </table:table-cell>
          <table:table-cell office:value-type="float" office:value="24.7419">
            <text:p>24.7419</text:p>
          </table:table-cell>
          <table:table-cell office:value-type="float" office:value="5.26591">
            <text:p>5.26591</text:p>
          </table:table-cell>
        </table:table-row>
        <table:table-row table:style-name="ro1">
          <table:table-cell office:value-type="float" office:value="75965">
            <text:p>75965</text:p>
          </table:table-cell>
          <table:table-cell office:value-type="float" office:value="97452">
            <text:p>97452</text:p>
          </table:table-cell>
          <table:table-cell office:value-type="float" office:value="83522">
            <text:p>83522</text:p>
          </table:table-cell>
          <table:table-cell office:value-type="float" office:value="28.2854">
            <text:p>28.2854</text:p>
          </table:table-cell>
          <table:table-cell office:value-type="float" office:value="9.948">
            <text:p>9.948</text:p>
          </table:table-cell>
        </table:table-row>
        <table:table-row table:style-name="ro1">
          <table:table-cell office:value-type="float" office:value="271597">
            <text:p>271597</text:p>
          </table:table-cell>
          <table:table-cell office:value-type="float" office:value="330356">
            <text:p>330356</text:p>
          </table:table-cell>
          <table:table-cell office:value-type="float" office:value="272004">
            <text:p>272004</text:p>
          </table:table-cell>
          <table:table-cell office:value-type="float" office:value="21.6346">
            <text:p>21.6346</text:p>
          </table:table-cell>
          <table:table-cell office:value-type="float" office:value="0.149854">
            <text:p>0.149854</text:p>
          </table:table-cell>
        </table:table-row>
        <table:table-row table:style-name="ro1">
          <table:table-cell office:value-type="float" office:value="174767">
            <text:p>174767</text:p>
          </table:table-cell>
          <table:table-cell office:value-type="float" office:value="233361">
            <text:p>233361</text:p>
          </table:table-cell>
          <table:table-cell office:value-type="float" office:value="174160">
            <text:p>174160</text:p>
          </table:table-cell>
          <table:table-cell office:value-type="float" office:value="33.5269">
            <text:p>33.5269</text:p>
          </table:table-cell>
          <table:table-cell office:value-type="float" office:value="-0.34732">
            <text:p>-0.34732</text:p>
          </table:table-cell>
        </table:table-row>
        <table:table-row table:style-name="ro1">
          <table:table-cell office:value-type="float" office:value="147034">
            <text:p>147034</text:p>
          </table:table-cell>
          <table:table-cell office:value-type="float" office:value="187000">
            <text:p>187000</text:p>
          </table:table-cell>
          <table:table-cell office:value-type="float" office:value="171081">
            <text:p>171081</text:p>
          </table:table-cell>
          <table:table-cell office:value-type="float" office:value="27.1815">
            <text:p>27.1815</text:p>
          </table:table-cell>
          <table:table-cell office:value-type="float" office:value="16.3547">
            <text:p>16.3547</text:p>
          </table:table-cell>
        </table:table-row>
        <table:table-row table:style-name="ro1">
          <table:table-cell office:value-type="float" office:value="65659">
            <text:p>65659</text:p>
          </table:table-cell>
          <table:table-cell office:value-type="float" office:value="82975">
            <text:p>82975</text:p>
          </table:table-cell>
          <table:table-cell office:value-type="float" office:value="71418">
            <text:p>71418</text:p>
          </table:table-cell>
          <table:table-cell office:value-type="float" office:value="26.3726">
            <text:p>26.3726</text:p>
          </table:table-cell>
          <table:table-cell office:value-type="float" office:value="8.77107">
            <text:p>8.77107</text:p>
          </table:table-cell>
        </table:table-row>
        <table:table-row table:style-name="ro1">
          <table:table-cell office:value-type="float" office:value="215133">
            <text:p>215133</text:p>
          </table:table-cell>
          <table:table-cell office:value-type="float" office:value="294246">
            <text:p>294246</text:p>
          </table:table-cell>
          <table:table-cell office:value-type="float" office:value="230801">
            <text:p>230801</text:p>
          </table:table-cell>
          <table:table-cell office:value-type="float" office:value="36.774">
            <text:p>36.774</text:p>
          </table:table-cell>
          <table:table-cell office:value-type="float" office:value="7.28294">
            <text:p>7.28294</text:p>
          </table:table-cell>
        </table:table-row>
        <table:table-row table:style-name="ro1">
          <table:table-cell office:value-type="float" office:value="181341">
            <text:p>181341</text:p>
          </table:table-cell>
          <table:table-cell office:value-type="float" office:value="256367">
            <text:p>256367</text:p>
          </table:table-cell>
          <table:table-cell office:value-type="float" office:value="194860">
            <text:p>194860</text:p>
          </table:table-cell>
          <table:table-cell office:value-type="float" office:value="41.3729">
            <text:p>41.3729</text:p>
          </table:table-cell>
          <table:table-cell office:value-type="float" office:value="7.45502">
            <text:p>7.45502</text:p>
          </table:table-cell>
        </table:table-row>
        <table:table-row table:style-name="ro1">
          <table:table-cell office:value-type="float" office:value="118524">
            <text:p>118524</text:p>
          </table:table-cell>
          <table:table-cell office:value-type="float" office:value="173664">
            <text:p>173664</text:p>
          </table:table-cell>
          <table:table-cell office:value-type="float" office:value="125906">
            <text:p>125906</text:p>
          </table:table-cell>
          <table:table-cell office:value-type="float" office:value="46.5222">
            <text:p>46.5222</text:p>
          </table:table-cell>
          <table:table-cell office:value-type="float" office:value="6.22827">
            <text:p>6.22827</text:p>
          </table:table-cell>
        </table:table-row>
        <table:table-row table:style-name="ro1">
          <table:table-cell office:value-type="float" office:value="39376">
            <text:p>39376</text:p>
          </table:table-cell>
          <table:table-cell office:value-type="float" office:value="50408">
            <text:p>50408</text:p>
          </table:table-cell>
          <table:table-cell office:value-type="float" office:value="45344">
            <text:p>45344</text:p>
          </table:table-cell>
          <table:table-cell office:value-type="float" office:value="28.0171">
            <text:p>28.0171</text:p>
          </table:table-cell>
          <table:table-cell office:value-type="float" office:value="15.1564">
            <text:p>15.1564</text:p>
          </table:table-cell>
        </table:table-row>
        <table:table-row table:style-name="ro1">
          <table:table-cell office:value-type="float" office:value="39790">
            <text:p>39790</text:p>
          </table:table-cell>
          <table:table-cell office:value-type="float" office:value="56459">
            <text:p>56459</text:p>
          </table:table-cell>
          <table:table-cell office:value-type="float" office:value="45758">
            <text:p>45758</text:p>
          </table:table-cell>
          <table:table-cell office:value-type="float" office:value="41.8924">
            <text:p>41.8924</text:p>
          </table:table-cell>
          <table:table-cell office:value-type="float" office:value="14.9987">
            <text:p>14.9987</text:p>
          </table:table-cell>
        </table:table-row>
        <table:table-row table:style-name="ro1">
          <table:table-cell office:value-type="float" office:value="108985">
            <text:p>108985</text:p>
          </table:table-cell>
          <table:table-cell office:value-type="float" office:value="137987">
            <text:p>137987</text:p>
          </table:table-cell>
          <table:table-cell office:value-type="float" office:value="114827">
            <text:p>114827</text:p>
          </table:table-cell>
          <table:table-cell office:value-type="float" office:value="26.611">
            <text:p>26.611</text:p>
          </table:table-cell>
          <table:table-cell office:value-type="float" office:value="5.36037">
            <text:p>5.36037</text:p>
          </table:table-cell>
        </table:table-row>
        <table:table-row table:style-name="ro1">
          <table:table-cell office:value-type="float" office:value="234939">
            <text:p>234939</text:p>
          </table:table-cell>
          <table:table-cell office:value-type="float" office:value="303185">
            <text:p>303185</text:p>
          </table:table-cell>
          <table:table-cell office:value-type="float" office:value="231058">
            <text:p>231058</text:p>
          </table:table-cell>
          <table:table-cell office:value-type="float" office:value="29.0484">
            <text:p>29.0484</text:p>
          </table:table-cell>
          <table:table-cell office:value-type="float" office:value="-1.65192">
            <text:p>-1.65192</text:p>
          </table:table-cell>
        </table:table-row>
        <table:table-row table:style-name="ro1">
          <table:table-cell office:value-type="float" office:value="234636">
            <text:p>234636</text:p>
          </table:table-cell>
          <table:table-cell office:value-type="float" office:value="309356">
            <text:p>309356</text:p>
          </table:table-cell>
          <table:table-cell office:value-type="float" office:value="255855">
            <text:p>255855</text:p>
          </table:table-cell>
          <table:table-cell office:value-type="float" office:value="31.8451">
            <text:p>31.8451</text:p>
          </table:table-cell>
          <table:table-cell office:value-type="float" office:value="9.04337">
            <text:p>9.04337</text:p>
          </table:table-cell>
        </table:table-row>
        <table:table-row table:style-name="ro1">
          <table:table-cell office:value-type="float" office:value="141223">
            <text:p>141223</text:p>
          </table:table-cell>
          <table:table-cell office:value-type="float" office:value="188367">
            <text:p>188367</text:p>
          </table:table-cell>
          <table:table-cell office:value-type="float" office:value="141833">
            <text:p>141833</text:p>
          </table:table-cell>
          <table:table-cell office:value-type="float" office:value="33.3827">
            <text:p>33.3827</text:p>
          </table:table-cell>
          <table:table-cell office:value-type="float" office:value="0.431941">
            <text:p>0.431941</text:p>
          </table:table-cell>
        </table:table-row>
        <table:table-row table:style-name="ro1">
          <table:table-cell office:value-type="float" office:value="66433">
            <text:p>66433</text:p>
          </table:table-cell>
          <table:table-cell office:value-type="float" office:value="88285">
            <text:p>88285</text:p>
          </table:table-cell>
          <table:table-cell office:value-type="float" office:value="68428">
            <text:p>68428</text:p>
          </table:table-cell>
          <table:table-cell office:value-type="float" office:value="32.8933">
            <text:p>32.8933</text:p>
          </table:table-cell>
          <table:table-cell office:value-type="float" office:value="3.00303">
            <text:p>3.00303</text:p>
          </table:table-cell>
        </table:table-row>
        <table:table-row table:style-name="ro1">
          <table:table-cell office:value-type="float" office:value="50927">
            <text:p>50927</text:p>
          </table:table-cell>
          <table:table-cell office:value-type="float" office:value="66073">
            <text:p>66073</text:p>
          </table:table-cell>
          <table:table-cell office:value-type="float" office:value="51962">
            <text:p>51962</text:p>
          </table:table-cell>
          <table:table-cell office:value-type="float" office:value="29.7406">
            <text:p>29.7406</text:p>
          </table:table-cell>
          <table:table-cell office:value-type="float" office:value="2.03232">
            <text:p>2.03232</text:p>
          </table:table-cell>
        </table:table-row>
        <table:table-row table:style-name="ro1">
          <table:table-cell office:value-type="float" office:value="220543">
            <text:p>220543</text:p>
          </table:table-cell>
          <table:table-cell office:value-type="float" office:value="292043">
            <text:p>292043</text:p>
          </table:table-cell>
          <table:table-cell office:value-type="float" office:value="230966">
            <text:p>230966</text:p>
          </table:table-cell>
          <table:table-cell office:value-type="float" office:value="32.42">
            <text:p>32.42</text:p>
          </table:table-cell>
          <table:table-cell office:value-type="float" office:value="4.72606">
            <text:p>4.72606</text:p>
          </table:table-cell>
        </table:table-row>
        <table:table-row table:style-name="ro1">
          <table:table-cell office:value-type="float" office:value="215930">
            <text:p>215930</text:p>
          </table:table-cell>
          <table:table-cell office:value-type="float" office:value="289247">
            <text:p>289247</text:p>
          </table:table-cell>
          <table:table-cell office:value-type="float" office:value="228621">
            <text:p>228621</text:p>
          </table:table-cell>
          <table:table-cell office:value-type="float" office:value="33.9541">
            <text:p>33.9541</text:p>
          </table:table-cell>
          <table:table-cell office:value-type="float" office:value="5.87737">
            <text:p>5.87737</text:p>
          </table:table-cell>
        </table:table-row>
        <table:table-row table:style-name="ro1">
          <table:table-cell office:value-type="float" office:value="174231">
            <text:p>174231</text:p>
          </table:table-cell>
          <table:table-cell office:value-type="float" office:value="230223">
            <text:p>230223</text:p>
          </table:table-cell>
          <table:table-cell office:value-type="float" office:value="187136">
            <text:p>187136</text:p>
          </table:table-cell>
          <table:table-cell office:value-type="float" office:value="32.1366">
            <text:p>32.1366</text:p>
          </table:table-cell>
          <table:table-cell office:value-type="float" office:value="7.40683">
            <text:p>7.40683</text:p>
          </table:table-cell>
        </table:table-row>
        <table:table-row table:style-name="ro1">
          <table:table-cell office:value-type="float" office:value="67931">
            <text:p>67931</text:p>
          </table:table-cell>
          <table:table-cell office:value-type="float" office:value="89830">
            <text:p>89830</text:p>
          </table:table-cell>
          <table:table-cell office:value-type="float" office:value="69657">
            <text:p>69657</text:p>
          </table:table-cell>
          <table:table-cell office:value-type="float" office:value="32.2371">
            <text:p>32.2371</text:p>
          </table:table-cell>
          <table:table-cell office:value-type="float" office:value="2.54081">
            <text:p>2.54081</text:p>
          </table:table-cell>
        </table:table-row>
        <table:table-row table:style-name="ro1">
          <table:table-cell office:value-type="float" office:value="74102">
            <text:p>74102</text:p>
          </table:table-cell>
          <table:table-cell office:value-type="float" office:value="99824">
            <text:p>99824</text:p>
          </table:table-cell>
          <table:table-cell office:value-type="float" office:value="74725">
            <text:p>74725</text:p>
          </table:table-cell>
          <table:table-cell office:value-type="float" office:value="34.7116">
            <text:p>34.7116</text:p>
          </table:table-cell>
          <table:table-cell office:value-type="float" office:value="0.840733">
            <text:p>0.840733</text:p>
          </table:table-cell>
        </table:table-row>
        <table:table-row table:style-name="ro1">
          <table:table-cell office:value-type="float" office:value="246514">
            <text:p>246514</text:p>
          </table:table-cell>
          <table:table-cell office:value-type="float" office:value="321514">
            <text:p>321514</text:p>
          </table:table-cell>
          <table:table-cell office:value-type="float" office:value="265956">
            <text:p>265956</text:p>
          </table:table-cell>
          <table:table-cell office:value-type="float" office:value="30.4242">
            <text:p>30.4242</text:p>
          </table:table-cell>
          <table:table-cell office:value-type="float" office:value="7.88677">
            <text:p>7.88677</text:p>
          </table:table-cell>
        </table:table-row>
        <table:table-row table:style-name="ro1">
          <table:table-cell office:value-type="float" office:value="150940">
            <text:p>150940</text:p>
          </table:table-cell>
          <table:table-cell office:value-type="float" office:value="190902">
            <text:p>190902</text:p>
          </table:table-cell>
          <table:table-cell office:value-type="float" office:value="154665">
            <text:p>154665</text:p>
          </table:table-cell>
          <table:table-cell office:value-type="float" office:value="26.4754">
            <text:p>26.4754</text:p>
          </table:table-cell>
          <table:table-cell office:value-type="float" office:value="2.46787">
            <text:p>2.46787</text:p>
          </table:table-cell>
        </table:table-row>
        <table:table-row table:style-name="ro1">
          <table:table-cell office:value-type="float" office:value="135204">
            <text:p>135204</text:p>
          </table:table-cell>
          <table:table-cell office:value-type="float" office:value="171841">
            <text:p>171841</text:p>
          </table:table-cell>
          <table:table-cell office:value-type="float" office:value="131662">
            <text:p>131662</text:p>
          </table:table-cell>
          <table:table-cell office:value-type="float" office:value="27.0976">
            <text:p>27.0976</text:p>
          </table:table-cell>
          <table:table-cell office:value-type="float" office:value="-2.61974">
            <text:p>-2.61974</text:p>
          </table:table-cell>
        </table:table-row>
        <table:table-row table:style-name="ro1">
          <table:table-cell office:value-type="float" office:value="130495">
            <text:p>130495</text:p>
          </table:table-cell>
          <table:table-cell office:value-type="float" office:value="179204">
            <text:p>179204</text:p>
          </table:table-cell>
          <table:table-cell office:value-type="float" office:value="133281">
            <text:p>133281</text:p>
          </table:table-cell>
          <table:table-cell office:value-type="float" office:value="37.3263">
            <text:p>37.3263</text:p>
          </table:table-cell>
          <table:table-cell office:value-type="float" office:value="2.13495">
            <text:p>2.13495</text:p>
          </table:table-cell>
        </table:table-row>
        <table:table-row table:style-name="ro1">
          <table:table-cell office:value-type="float" office:value="94539">
            <text:p>94539</text:p>
          </table:table-cell>
          <table:table-cell office:value-type="float" office:value="126604">
            <text:p>126604</text:p>
          </table:table-cell>
          <table:table-cell office:value-type="float" office:value="105046">
            <text:p>105046</text:p>
          </table:table-cell>
          <table:table-cell office:value-type="float" office:value="33.9172">
            <text:p>33.9172</text:p>
          </table:table-cell>
          <table:table-cell office:value-type="float" office:value="11.1139">
            <text:p>11.1139</text:p>
          </table:table-cell>
        </table:table-row>
        <table:table-row table:style-name="ro1">
          <table:table-cell office:value-type="float" office:value="103001">
            <text:p>103001</text:p>
          </table:table-cell>
          <table:table-cell office:value-type="float" office:value="136031">
            <text:p>136031</text:p>
          </table:table-cell>
          <table:table-cell office:value-type="float" office:value="101334">
            <text:p>101334</text:p>
          </table:table-cell>
          <table:table-cell office:value-type="float" office:value="32.0676">
            <text:p>32.0676</text:p>
          </table:table-cell>
          <table:table-cell office:value-type="float" office:value="-1.61843">
            <text:p>-1.61843</text:p>
          </table:table-cell>
        </table:table-row>
        <table:table-row table:style-name="ro1">
          <table:table-cell office:value-type="float" office:value="273672">
            <text:p>273672</text:p>
          </table:table-cell>
          <table:table-cell office:value-type="float" office:value="352507">
            <text:p>352507</text:p>
          </table:table-cell>
          <table:table-cell office:value-type="float" office:value="280102">
            <text:p>280102</text:p>
          </table:table-cell>
          <table:table-cell office:value-type="float" office:value="28.8064">
            <text:p>28.8064</text:p>
          </table:table-cell>
          <table:table-cell office:value-type="float" office:value="2.34953">
            <text:p>2.34953</text:p>
          </table:table-cell>
        </table:table-row>
        <table:table-row table:style-name="ro1">
          <table:table-cell office:value-type="float" office:value="186721">
            <text:p>186721</text:p>
          </table:table-cell>
          <table:table-cell office:value-type="float" office:value="234763">
            <text:p>234763</text:p>
          </table:table-cell>
          <table:table-cell office:value-type="float" office:value="181114">
            <text:p>181114</text:p>
          </table:table-cell>
          <table:table-cell office:value-type="float" office:value="25.7293">
            <text:p>25.7293</text:p>
          </table:table-cell>
          <table:table-cell office:value-type="float" office:value="-3.00288">
            <text:p>-3.00288</text:p>
          </table:table-cell>
        </table:table-row>
        <table:table-row table:style-name="ro1">
          <table:table-cell office:value-type="float" office:value="139373">
            <text:p>139373</text:p>
          </table:table-cell>
          <table:table-cell office:value-type="float" office:value="182164">
            <text:p>182164</text:p>
          </table:table-cell>
          <table:table-cell office:value-type="float" office:value="141030">
            <text:p>141030</text:p>
          </table:table-cell>
          <table:table-cell office:value-type="float" office:value="30.7025">
            <text:p>30.7025</text:p>
          </table:table-cell>
          <table:table-cell office:value-type="float" office:value="1.1889">
            <text:p>1.1889</text:p>
          </table:table-cell>
        </table:table-row>
        <table:table-row table:style-name="ro1">
          <table:table-cell office:value-type="float" office:value="88802">
            <text:p>88802</text:p>
          </table:table-cell>
          <table:table-cell office:value-type="float" office:value="122042">
            <text:p>122042</text:p>
          </table:table-cell>
          <table:table-cell office:value-type="float" office:value="95948">
            <text:p>95948</text:p>
          </table:table-cell>
          <table:table-cell office:value-type="float" office:value="37.4316">
            <text:p>37.4316</text:p>
          </table:table-cell>
          <table:table-cell office:value-type="float" office:value="8.04712">
            <text:p>8.04712</text:p>
          </table:table-cell>
        </table:table-row>
        <table:table-row table:style-name="ro1">
          <table:table-cell office:value-type="float" office:value="247196">
            <text:p>247196</text:p>
          </table:table-cell>
          <table:table-cell office:value-type="float" office:value="305781">
            <text:p>305781</text:p>
          </table:table-cell>
          <table:table-cell office:value-type="float" office:value="246047">
            <text:p>246047</text:p>
          </table:table-cell>
          <table:table-cell office:value-type="float" office:value="23.6998">
            <text:p>23.6998</text:p>
          </table:table-cell>
          <table:table-cell office:value-type="float" office:value="-0.464813">
            <text:p>-0.464813</text:p>
          </table:table-cell>
        </table:table-row>
        <table:table-row table:style-name="ro1">
          <table:table-cell office:value-type="float" office:value="207840">
            <text:p>207840</text:p>
          </table:table-cell>
          <table:table-cell office:value-type="float" office:value="280626">
            <text:p>280626</text:p>
          </table:table-cell>
          <table:table-cell office:value-type="float" office:value="217991">
            <text:p>217991</text:p>
          </table:table-cell>
          <table:table-cell office:value-type="float" office:value="35.0202">
            <text:p>35.0202</text:p>
          </table:table-cell>
          <table:table-cell office:value-type="float" office:value="4.88405">
            <text:p>4.88405</text:p>
          </table:table-cell>
        </table:table-row>
        <table:table-row table:style-name="ro1">
          <table:table-cell office:value-type="float" office:value="114973">
            <text:p>114973</text:p>
          </table:table-cell>
          <table:table-cell office:value-type="float" office:value="146003">
            <text:p>146003</text:p>
          </table:table-cell>
          <table:table-cell office:value-type="float" office:value="122406">
            <text:p>122406</text:p>
          </table:table-cell>
          <table:table-cell office:value-type="float" office:value="26.9889">
            <text:p>26.9889</text:p>
          </table:table-cell>
          <table:table-cell office:value-type="float" office:value="6.465">
            <text:p>6.465</text:p>
          </table:table-cell>
        </table:table-row>
        <table:table-row table:style-name="ro1">
          <table:table-cell office:value-type="float" office:value="119987">
            <text:p>119987</text:p>
          </table:table-cell>
          <table:table-cell office:value-type="float" office:value="149165">
            <text:p>149165</text:p>
          </table:table-cell>
          <table:table-cell office:value-type="float" office:value="123837">
            <text:p>123837</text:p>
          </table:table-cell>
          <table:table-cell office:value-type="float" office:value="24.3176">
            <text:p>24.3176</text:p>
          </table:table-cell>
          <table:table-cell office:value-type="float" office:value="3.20868">
            <text:p>3.20868</text:p>
          </table:table-cell>
        </table:table-row>
        <table:table-row table:style-name="ro1">
          <table:table-cell office:value-type="float" office:value="26657">
            <text:p>26657</text:p>
          </table:table-cell>
          <table:table-cell office:value-type="float" office:value="42417">
            <text:p>42417</text:p>
          </table:table-cell>
          <table:table-cell office:value-type="float" office:value="33219">
            <text:p>33219</text:p>
          </table:table-cell>
          <table:table-cell office:value-type="float" office:value="59.1214">
            <text:p>59.1214</text:p>
          </table:table-cell>
          <table:table-cell office:value-type="float" office:value="24.6164">
            <text:p>24.6164</text:p>
          </table:table-cell>
        </table:table-row>
        <table:table-row table:style-name="ro1">
          <table:table-cell office:value-type="float" office:value="25224">
            <text:p>25224</text:p>
          </table:table-cell>
          <table:table-cell office:value-type="float" office:value="32832">
            <text:p>32832</text:p>
          </table:table-cell>
          <table:table-cell office:value-type="float" office:value="27579">
            <text:p>27579</text:p>
          </table:table-cell>
          <table:table-cell office:value-type="float" office:value="30.1618">
            <text:p>30.1618</text:p>
          </table:table-cell>
          <table:table-cell office:value-type="float" office:value="9.33635">
            <text:p>9.33635</text:p>
          </table:table-cell>
        </table:table-row>
        <table:table-row table:style-name="ro1">
          <table:table-cell office:value-type="float" office:value="27267">
            <text:p>27267</text:p>
          </table:table-cell>
          <table:table-cell office:value-type="float" office:value="32670">
            <text:p>32670</text:p>
          </table:table-cell>
          <table:table-cell office:value-type="float" office:value="28183">
            <text:p>28183</text:p>
          </table:table-cell>
          <table:table-cell office:value-type="float" office:value="19.8152">
            <text:p>19.8152</text:p>
          </table:table-cell>
          <table:table-cell office:value-type="float" office:value="3.35937">
            <text:p>3.35937</text:p>
          </table:table-cell>
        </table:table-row>
        <table:table-row table:style-name="ro1">
          <table:table-cell office:value-type="float" office:value="198034">
            <text:p>198034</text:p>
          </table:table-cell>
          <table:table-cell office:value-type="float" office:value="266143">
            <text:p>266143</text:p>
          </table:table-cell>
          <table:table-cell office:value-type="float" office:value="214821">
            <text:p>214821</text:p>
          </table:table-cell>
          <table:table-cell office:value-type="float" office:value="34.3926">
            <text:p>34.3926</text:p>
          </table:table-cell>
          <table:table-cell office:value-type="float" office:value="8.47683">
            <text:p>8.47683</text:p>
          </table:table-cell>
        </table:table-row>
        <table:table-row table:style-name="ro1">
          <table:table-cell office:value-type="float" office:value="197783">
            <text:p>197783</text:p>
          </table:table-cell>
          <table:table-cell office:value-type="float" office:value="257915">
            <text:p>257915</text:p>
          </table:table-cell>
          <table:table-cell office:value-type="float" office:value="202069">
            <text:p>202069</text:p>
          </table:table-cell>
          <table:table-cell office:value-type="float" office:value="30.403">
            <text:p>30.403</text:p>
          </table:table-cell>
          <table:table-cell office:value-type="float" office:value="2.16702">
            <text:p>2.16702</text:p>
          </table:table-cell>
        </table:table-row>
        <table:table-row table:style-name="ro1">
          <table:table-cell office:value-type="float" office:value="150933">
            <text:p>150933</text:p>
          </table:table-cell>
          <table:table-cell office:value-type="float" office:value="208167">
            <text:p>208167</text:p>
          </table:table-cell>
          <table:table-cell office:value-type="float" office:value="183680">
            <text:p>183680</text:p>
          </table:table-cell>
          <table:table-cell office:value-type="float" office:value="37.9201">
            <text:p>37.9201</text:p>
          </table:table-cell>
          <table:table-cell office:value-type="float" office:value="21.6964">
            <text:p>21.6964</text:p>
          </table:table-cell>
        </table:table-row>
        <table:table-row table:style-name="ro1">
          <table:table-cell office:value-type="float" office:value="273733">
            <text:p>273733</text:p>
          </table:table-cell>
          <table:table-cell office:value-type="float" office:value="355195">
            <text:p>355195</text:p>
          </table:table-cell>
          <table:table-cell office:value-type="float" office:value="280252">
            <text:p>280252</text:p>
          </table:table-cell>
          <table:table-cell office:value-type="float" office:value="29.7597">
            <text:p>29.7597</text:p>
          </table:table-cell>
          <table:table-cell office:value-type="float" office:value="2.38152">
            <text:p>2.38152</text:p>
          </table:table-cell>
        </table:table-row>
        <table:table-row table:style-name="ro1">
          <table:table-cell office:value-type="float" office:value="26108">
            <text:p>26108</text:p>
          </table:table-cell>
          <table:table-cell office:value-type="float" office:value="31908">
            <text:p>31908</text:p>
          </table:table-cell>
          <table:table-cell office:value-type="float" office:value="25423">
            <text:p>25423</text:p>
          </table:table-cell>
          <table:table-cell office:value-type="float" office:value="22.2154">
            <text:p>22.2154</text:p>
          </table:table-cell>
          <table:table-cell office:value-type="float" office:value="-2.62372">
            <text:p>-2.62372</text:p>
          </table:table-cell>
        </table:table-row>
        <table:table-row table:style-name="ro1">
          <table:table-cell office:value-type="float" office:value="25483">
            <text:p>25483</text:p>
          </table:table-cell>
          <table:table-cell office:value-type="float" office:value="32234">
            <text:p>32234</text:p>
          </table:table-cell>
          <table:table-cell office:value-type="float" office:value="26257">
            <text:p>26257</text:p>
          </table:table-cell>
          <table:table-cell office:value-type="float" office:value="26.4922">
            <text:p>26.4922</text:p>
          </table:table-cell>
          <table:table-cell office:value-type="float" office:value="3.03732">
            <text:p>3.03732</text:p>
          </table:table-cell>
        </table:table-row>
        <table:table-row table:style-name="ro1">
          <table:table-cell office:value-type="float" office:value="226145">
            <text:p>226145</text:p>
          </table:table-cell>
          <table:table-cell office:value-type="float" office:value="321534">
            <text:p>321534</text:p>
          </table:table-cell>
          <table:table-cell office:value-type="float" office:value="241615">
            <text:p>241615</text:p>
          </table:table-cell>
          <table:table-cell office:value-type="float" office:value="42.1805">
            <text:p>42.1805</text:p>
          </table:table-cell>
          <table:table-cell office:value-type="float" office:value="6.84074">
            <text:p>6.84074</text:p>
          </table:table-cell>
        </table:table-row>
        <table:table-row table:style-name="ro1">
          <table:table-cell office:value-type="float" office:value="116431">
            <text:p>116431</text:p>
          </table:table-cell>
          <table:table-cell office:value-type="float" office:value="153306">
            <text:p>153306</text:p>
          </table:table-cell>
          <table:table-cell office:value-type="float" office:value="116260">
            <text:p>116260</text:p>
          </table:table-cell>
          <table:table-cell office:value-type="float" office:value="31.6711">
            <text:p>31.6711</text:p>
          </table:table-cell>
          <table:table-cell office:value-type="float" office:value="-0.146868">
            <text:p>-0.146868</text:p>
          </table:table-cell>
        </table:table-row>
        <table:table-row table:style-name="ro1">
          <table:table-cell office:value-type="float" office:value="89636">
            <text:p>89636</text:p>
          </table:table-cell>
          <table:table-cell office:value-type="float" office:value="119261">
            <text:p>119261</text:p>
          </table:table-cell>
          <table:table-cell office:value-type="float" office:value="98220">
            <text:p>98220</text:p>
          </table:table-cell>
          <table:table-cell office:value-type="float" office:value="33.0503">
            <text:p>33.0503</text:p>
          </table:table-cell>
          <table:table-cell office:value-type="float" office:value="9.57651">
            <text:p>9.57651</text:p>
          </table:table-cell>
        </table:table-row>
        <table:table-row table:style-name="ro1">
          <table:table-cell office:value-type="float" office:value="96974">
            <text:p>96974</text:p>
          </table:table-cell>
          <table:table-cell office:value-type="float" office:value="126642">
            <text:p>126642</text:p>
          </table:table-cell>
          <table:table-cell office:value-type="float" office:value="107140">
            <text:p>107140</text:p>
          </table:table-cell>
          <table:table-cell office:value-type="float" office:value="30.5938">
            <text:p>30.5938</text:p>
          </table:table-cell>
          <table:table-cell office:value-type="float" office:value="10.4832">
            <text:p>10.4832</text:p>
          </table:table-cell>
        </table:table-row>
        <table:table-row table:style-name="ro1">
          <table:table-cell office:value-type="float" office:value="301049">
            <text:p>301049</text:p>
          </table:table-cell>
          <table:table-cell office:value-type="float" office:value="377198">
            <text:p>377198</text:p>
          </table:table-cell>
          <table:table-cell office:value-type="float" office:value="292544">
            <text:p>292544</text:p>
          </table:table-cell>
          <table:table-cell office:value-type="float" office:value="25.2946">
            <text:p>25.2946</text:p>
          </table:table-cell>
          <table:table-cell office:value-type="float" office:value="-2.82512">
            <text:p>-2.82512</text:p>
          </table:table-cell>
        </table:table-row>
        <table:table-row table:style-name="ro1">
          <table:table-cell office:value-type="float" office:value="248742">
            <text:p>248742</text:p>
          </table:table-cell>
          <table:table-cell office:value-type="float" office:value="314191">
            <text:p>314191</text:p>
          </table:table-cell>
          <table:table-cell office:value-type="float" office:value="261157">
            <text:p>261157</text:p>
          </table:table-cell>
          <table:table-cell office:value-type="float" office:value="26.312">
            <text:p>26.312</text:p>
          </table:table-cell>
          <table:table-cell office:value-type="float" office:value="4.99112">
            <text:p>4.99112</text:p>
          </table:table-cell>
        </table:table-row>
        <table:table-row table:style-name="ro1">
          <table:table-cell office:value-type="float" office:value="92408">
            <text:p>92408</text:p>
          </table:table-cell>
          <table:table-cell office:value-type="float" office:value="121348">
            <text:p>121348</text:p>
          </table:table-cell>
          <table:table-cell office:value-type="float" office:value="95732">
            <text:p>95732</text:p>
          </table:table-cell>
          <table:table-cell office:value-type="float" office:value="31.3176">
            <text:p>31.3176</text:p>
          </table:table-cell>
          <table:table-cell office:value-type="float" office:value="3.59709">
            <text:p>3.59709</text:p>
          </table:table-cell>
        </table:table-row>
        <table:table-row table:style-name="ro1">
          <table:table-cell office:value-type="float" office:value="67927">
            <text:p>67927</text:p>
          </table:table-cell>
          <table:table-cell office:value-type="float" office:value="99914">
            <text:p>99914</text:p>
          </table:table-cell>
          <table:table-cell office:value-type="float" office:value="69568">
            <text:p>69568</text:p>
          </table:table-cell>
          <table:table-cell office:value-type="float" office:value="47.0903">
            <text:p>47.0903</text:p>
          </table:table-cell>
          <table:table-cell office:value-type="float" office:value="2.41583">
            <text:p>2.41583</text:p>
          </table:table-cell>
        </table:table-row>
        <table:table-row table:style-name="ro1">
          <table:table-cell office:value-type="float" office:value="245705">
            <text:p>245705</text:p>
          </table:table-cell>
          <table:table-cell office:value-type="float" office:value="326938">
            <text:p>326938</text:p>
          </table:table-cell>
          <table:table-cell office:value-type="float" office:value="252764">
            <text:p>252764</text:p>
          </table:table-cell>
          <table:table-cell office:value-type="float" office:value="33.0612">
            <text:p>33.0612</text:p>
          </table:table-cell>
          <table:table-cell office:value-type="float" office:value="2.87296">
            <text:p>2.87296</text:p>
          </table:table-cell>
        </table:table-row>
        <table:table-row table:style-name="ro1">
          <table:table-cell office:value-type="float" office:value="199814">
            <text:p>199814</text:p>
          </table:table-cell>
          <table:table-cell office:value-type="float" office:value="273636">
            <text:p>273636</text:p>
          </table:table-cell>
          <table:table-cell office:value-type="float" office:value="216884">
            <text:p>216884</text:p>
          </table:table-cell>
          <table:table-cell office:value-type="float" office:value="36.9454">
            <text:p>36.9454</text:p>
          </table:table-cell>
          <table:table-cell office:value-type="float" office:value="8.54294">
            <text:p>8.54294</text:p>
          </table:table-cell>
        </table:table-row>
        <table:table-row table:style-name="ro1">
          <table:table-cell office:value-type="float" office:value="130384">
            <text:p>130384</text:p>
          </table:table-cell>
          <table:table-cell office:value-type="float" office:value="168845">
            <text:p>168845</text:p>
          </table:table-cell>
          <table:table-cell office:value-type="float" office:value="134706">
            <text:p>134706</text:p>
          </table:table-cell>
          <table:table-cell office:value-type="float" office:value="29.4983">
            <text:p>29.4983</text:p>
          </table:table-cell>
          <table:table-cell office:value-type="float" office:value="3.31482">
            <text:p>3.31482</text:p>
          </table:table-cell>
        </table:table-row>
        <table:table-row table:style-name="ro1">
          <table:table-cell office:value-type="float" office:value="116039">
            <text:p>116039</text:p>
          </table:table-cell>
          <table:table-cell office:value-type="float" office:value="149229">
            <text:p>149229</text:p>
          </table:table-cell>
          <table:table-cell office:value-type="float" office:value="122131">
            <text:p>122131</text:p>
          </table:table-cell>
          <table:table-cell office:value-type="float" office:value="28.6025">
            <text:p>28.6025</text:p>
          </table:table-cell>
          <table:table-cell office:value-type="float" office:value="5.24996">
            <text:p>5.24996</text:p>
          </table:table-cell>
        </table:table-row>
        <table:table-row table:style-name="ro1">
          <table:table-cell office:value-type="float" office:value="110406">
            <text:p>110406</text:p>
          </table:table-cell>
          <table:table-cell office:value-type="float" office:value="139469">
            <text:p>139469</text:p>
          </table:table-cell>
          <table:table-cell office:value-type="float" office:value="107709">
            <text:p>107709</text:p>
          </table:table-cell>
          <table:table-cell office:value-type="float" office:value="26.3238">
            <text:p>26.3238</text:p>
          </table:table-cell>
          <table:table-cell office:value-type="float" office:value="-2.4428">
            <text:p>-2.4428</text:p>
          </table:table-cell>
        </table:table-row>
        <table:table-row table:style-name="ro1">
          <table:table-cell office:value-type="float" office:value="269000">
            <text:p>269000</text:p>
          </table:table-cell>
          <table:table-cell office:value-type="float" office:value="340263">
            <text:p>340263</text:p>
          </table:table-cell>
          <table:table-cell office:value-type="float" office:value="281278">
            <text:p>281278</text:p>
          </table:table-cell>
          <table:table-cell office:value-type="float" office:value="26.4918">
            <text:p>26.4918</text:p>
          </table:table-cell>
          <table:table-cell office:value-type="float" office:value="4.56431">
            <text:p>4.56431</text:p>
          </table:table-cell>
        </table:table-row>
        <table:table-row table:style-name="ro1">
          <table:table-cell office:value-type="float" office:value="246625">
            <text:p>246625</text:p>
          </table:table-cell>
          <table:table-cell office:value-type="float" office:value="313623">
            <text:p>313623</text:p>
          </table:table-cell>
          <table:table-cell office:value-type="float" office:value="261046">
            <text:p>261046</text:p>
          </table:table-cell>
          <table:table-cell office:value-type="float" office:value="27.1659">
            <text:p>27.1659</text:p>
          </table:table-cell>
          <table:table-cell office:value-type="float" office:value="5.84734">
            <text:p>5.84734</text:p>
          </table:table-cell>
        </table:table-row>
        <table:table-row table:style-name="ro1">
          <table:table-cell office:value-type="float" office:value="93134">
            <text:p>93134</text:p>
          </table:table-cell>
          <table:table-cell office:value-type="float" office:value="112184">
            <text:p>112184</text:p>
          </table:table-cell>
          <table:table-cell office:value-type="float" office:value="91703">
            <text:p>91703</text:p>
          </table:table-cell>
          <table:table-cell office:value-type="float" office:value="20.4544">
            <text:p>20.4544</text:p>
          </table:table-cell>
          <table:table-cell office:value-type="float" office:value="-1.5365">
            <text:p>-1.5365</text:p>
          </table:table-cell>
        </table:table-row>
        <table:table-row table:style-name="ro1">
          <table:table-cell office:value-type="float" office:value="119042">
            <text:p>119042</text:p>
          </table:table-cell>
          <table:table-cell office:value-type="float" office:value="147165">
            <text:p>147165</text:p>
          </table:table-cell>
          <table:table-cell office:value-type="float" office:value="121563">
            <text:p>121563</text:p>
          </table:table-cell>
          <table:table-cell office:value-type="float" office:value="23.6244">
            <text:p>23.6244</text:p>
          </table:table-cell>
          <table:table-cell office:value-type="float" office:value="2.11774">
            <text:p>2.11774</text:p>
          </table:table-cell>
        </table:table-row>
        <table:table-row table:style-name="ro1">
          <table:table-cell office:value-type="float" office:value="32324">
            <text:p>32324</text:p>
          </table:table-cell>
          <table:table-cell office:value-type="float" office:value="42236">
            <text:p>42236</text:p>
          </table:table-cell>
          <table:table-cell office:value-type="float" office:value="33152">
            <text:p>33152</text:p>
          </table:table-cell>
          <table:table-cell office:value-type="float" office:value="30.6645">
            <text:p>30.6645</text:p>
          </table:table-cell>
          <table:table-cell office:value-type="float" office:value="2.56156">
            <text:p>2.56156</text:p>
          </table:table-cell>
        </table:table-row>
        <table:table-row table:style-name="ro1">
          <table:table-cell office:value-type="float" office:value="214516">
            <text:p>214516</text:p>
          </table:table-cell>
          <table:table-cell office:value-type="float" office:value="281468">
            <text:p>281468</text:p>
          </table:table-cell>
          <table:table-cell office:value-type="float" office:value="230158">
            <text:p>230158</text:p>
          </table:table-cell>
          <table:table-cell office:value-type="float" office:value="31.2107">
            <text:p>31.2107</text:p>
          </table:table-cell>
          <table:table-cell office:value-type="float" office:value="7.29176">
            <text:p>7.29176</text:p>
          </table:table-cell>
        </table:table-row>
        <table:table-row table:style-name="ro1">
          <table:table-cell office:value-type="float" office:value="217313">
            <text:p>217313</text:p>
          </table:table-cell>
          <table:table-cell office:value-type="float" office:value="288546">
            <text:p>288546</text:p>
          </table:table-cell>
          <table:table-cell office:value-type="float" office:value="226935">
            <text:p>226935</text:p>
          </table:table-cell>
          <table:table-cell office:value-type="float" office:value="32.779">
            <text:p>32.779</text:p>
          </table:table-cell>
          <table:table-cell office:value-type="float" office:value="4.42771">
            <text:p>4.42771</text:p>
          </table:table-cell>
        </table:table-row>
        <table:table-row table:style-name="ro1">
          <table:table-cell office:value-type="float" office:value="199316">
            <text:p>199316</text:p>
          </table:table-cell>
          <table:table-cell office:value-type="float" office:value="257973">
            <text:p>257973</text:p>
          </table:table-cell>
          <table:table-cell office:value-type="float" office:value="204732">
            <text:p>204732</text:p>
          </table:table-cell>
          <table:table-cell office:value-type="float" office:value="29.4291">
            <text:p>29.4291</text:p>
          </table:table-cell>
          <table:table-cell office:value-type="float" office:value="2.71729">
            <text:p>2.71729</text:p>
          </table:table-cell>
        </table:table-row>
        <table:table-row table:style-name="ro1">
          <table:table-cell office:value-type="float" office:value="279671">
            <text:p>279671</text:p>
          </table:table-cell>
          <table:table-cell office:value-type="float" office:value="344578">
            <text:p>344578</text:p>
          </table:table-cell>
          <table:table-cell office:value-type="float" office:value="275950">
            <text:p>275950</text:p>
          </table:table-cell>
          <table:table-cell office:value-type="float" office:value="23.2083">
            <text:p>23.2083</text:p>
          </table:table-cell>
          <table:table-cell office:value-type="float" office:value="-1.33049">
            <text:p>-1.33049</text:p>
          </table:table-cell>
        </table:table-row>
        <table:table-row table:style-name="ro1">
          <table:table-cell office:value-type="float" office:value="164769">
            <text:p>164769</text:p>
          </table:table-cell>
          <table:table-cell office:value-type="float" office:value="220018">
            <text:p>220018</text:p>
          </table:table-cell>
          <table:table-cell office:value-type="float" office:value="176998">
            <text:p>176998</text:p>
          </table:table-cell>
          <table:table-cell office:value-type="float" office:value="33.5312">
            <text:p>33.5312</text:p>
          </table:table-cell>
          <table:table-cell office:value-type="float" office:value="7.42191">
            <text:p>7.42191</text:p>
          </table:table-cell>
        </table:table-row>
        <table:table-row table:style-name="ro1">
          <table:table-cell office:value-type="float" office:value="233049">
            <text:p>233049</text:p>
          </table:table-cell>
          <table:table-cell office:value-type="float" office:value="308465">
            <text:p>308465</text:p>
          </table:table-cell>
          <table:table-cell office:value-type="float" office:value="241520">
            <text:p>241520</text:p>
          </table:table-cell>
          <table:table-cell office:value-type="float" office:value="32.3606">
            <text:p>32.3606</text:p>
          </table:table-cell>
          <table:table-cell office:value-type="float" office:value="3.63486">
            <text:p>3.63486</text:p>
          </table:table-cell>
        </table:table-row>
        <table:table-row table:style-name="ro1">
          <table:table-cell office:value-type="float" office:value="140418">
            <text:p>140418</text:p>
          </table:table-cell>
          <table:table-cell office:value-type="float" office:value="186475">
            <text:p>186475</text:p>
          </table:table-cell>
          <table:table-cell office:value-type="float" office:value="144544">
            <text:p>144544</text:p>
          </table:table-cell>
          <table:table-cell office:value-type="float" office:value="32.7999">
            <text:p>32.7999</text:p>
          </table:table-cell>
          <table:table-cell office:value-type="float" office:value="2.93837">
            <text:p>2.93837</text:p>
          </table:table-cell>
        </table:table-row>
        <table:table-row table:style-name="ro1">
          <table:table-cell office:value-type="float" office:value="48471">
            <text:p>48471</text:p>
          </table:table-cell>
          <table:table-cell office:value-type="float" office:value="60225">
            <text:p>60225</text:p>
          </table:table-cell>
          <table:table-cell office:value-type="float" office:value="49987">
            <text:p>49987</text:p>
          </table:table-cell>
          <table:table-cell office:value-type="float" office:value="24.2496">
            <text:p>24.2496</text:p>
          </table:table-cell>
          <table:table-cell office:value-type="float" office:value="3.12764">
            <text:p>3.12764</text:p>
          </table:table-cell>
        </table:table-row>
        <table:table-row table:style-name="ro1">
          <table:table-cell office:value-type="float" office:value="219026">
            <text:p>219026</text:p>
          </table:table-cell>
          <table:table-cell office:value-type="float" office:value="297611">
            <text:p>297611</text:p>
          </table:table-cell>
          <table:table-cell office:value-type="float" office:value="245646">
            <text:p>245646</text:p>
          </table:table-cell>
          <table:table-cell office:value-type="float" office:value="35.8793">
            <text:p>35.8793</text:p>
          </table:table-cell>
          <table:table-cell office:value-type="float" office:value="12.1538">
            <text:p>12.1538</text:p>
          </table:table-cell>
        </table:table-row>
        <table:table-row table:style-name="ro1">
          <table:table-cell office:value-type="float" office:value="193891">
            <text:p>193891</text:p>
          </table:table-cell>
          <table:table-cell office:value-type="float" office:value="249993">
            <text:p>249993</text:p>
          </table:table-cell>
          <table:table-cell office:value-type="float" office:value="192027">
            <text:p>192027</text:p>
          </table:table-cell>
          <table:table-cell office:value-type="float" office:value="28.9348">
            <text:p>28.9348</text:p>
          </table:table-cell>
          <table:table-cell office:value-type="float" office:value="-0.961365">
            <text:p>-0.961365</text:p>
          </table:table-cell>
        </table:table-row>
        <table:table-row table:style-name="ro1">
          <table:table-cell office:value-type="float" office:value="103182">
            <text:p>103182</text:p>
          </table:table-cell>
          <table:table-cell office:value-type="float" office:value="139121">
            <text:p>139121</text:p>
          </table:table-cell>
          <table:table-cell office:value-type="float" office:value="103661">
            <text:p>103661</text:p>
          </table:table-cell>
          <table:table-cell office:value-type="float" office:value="34.8307">
            <text:p>34.8307</text:p>
          </table:table-cell>
          <table:table-cell office:value-type="float" office:value="0.464228">
            <text:p>0.464228</text:p>
          </table:table-cell>
        </table:table-row>
        <table:table-row table:style-name="ro1">
          <table:table-cell office:value-type="float" office:value="169179">
            <text:p>169179</text:p>
          </table:table-cell>
          <table:table-cell office:value-type="float" office:value="222101">
            <text:p>222101</text:p>
          </table:table-cell>
          <table:table-cell office:value-type="float" office:value="172229">
            <text:p>172229</text:p>
          </table:table-cell>
          <table:table-cell office:value-type="float" office:value="31.2817">
            <text:p>31.2817</text:p>
          </table:table-cell>
          <table:table-cell office:value-type="float" office:value="1.80282">
            <text:p>1.80282</text:p>
          </table:table-cell>
        </table:table-row>
        <table:table-row table:style-name="ro1">
          <table:table-cell office:value-type="float" office:value="56457">
            <text:p>56457</text:p>
          </table:table-cell>
          <table:table-cell office:value-type="float" office:value="67771">
            <text:p>67771</text:p>
          </table:table-cell>
          <table:table-cell office:value-type="float" office:value="57363">
            <text:p>57363</text:p>
          </table:table-cell>
          <table:table-cell office:value-type="float" office:value="20.04">
            <text:p>20.04</text:p>
          </table:table-cell>
          <table:table-cell office:value-type="float" office:value="1.60476">
            <text:p>1.60476</text:p>
          </table:table-cell>
        </table:table-row>
        <table:table-row table:style-name="ro1">
          <table:table-cell office:value-type="float" office:value="54489">
            <text:p>54489</text:p>
          </table:table-cell>
          <table:table-cell office:value-type="float" office:value="66960">
            <text:p>66960</text:p>
          </table:table-cell>
          <table:table-cell office:value-type="float" office:value="53442">
            <text:p>53442</text:p>
          </table:table-cell>
          <table:table-cell office:value-type="float" office:value="22.8872">
            <text:p>22.8872</text:p>
          </table:table-cell>
          <table:table-cell office:value-type="float" office:value="-1.92149">
            <text:p>-1.92149</text:p>
          </table:table-cell>
        </table:table-row>
        <table:table-row table:style-name="ro1">
          <table:table-cell office:value-type="float" office:value="243831">
            <text:p>243831</text:p>
          </table:table-cell>
          <table:table-cell office:value-type="float" office:value="316348">
            <text:p>316348</text:p>
          </table:table-cell>
          <table:table-cell office:value-type="float" office:value="249076">
            <text:p>249076</text:p>
          </table:table-cell>
          <table:table-cell office:value-type="float" office:value="29.7407">
            <text:p>29.7407</text:p>
          </table:table-cell>
          <table:table-cell office:value-type="float" office:value="2.15108">
            <text:p>2.15108</text:p>
          </table:table-cell>
        </table:table-row>
        <table:table-row table:style-name="ro1">
          <table:table-cell office:value-type="float" office:value="219871">
            <text:p>219871</text:p>
          </table:table-cell>
          <table:table-cell office:value-type="float" office:value="281207">
            <text:p>281207</text:p>
          </table:table-cell>
          <table:table-cell office:value-type="float" office:value="228890">
            <text:p>228890</text:p>
          </table:table-cell>
          <table:table-cell office:value-type="float" office:value="27.8964">
            <text:p>27.8964</text:p>
          </table:table-cell>
          <table:table-cell office:value-type="float" office:value="4.10195">
            <text:p>4.10195</text:p>
          </table:table-cell>
        </table:table-row>
        <table:table-row table:style-name="ro1">
          <table:table-cell office:value-type="float" office:value="122396">
            <text:p>122396</text:p>
          </table:table-cell>
          <table:table-cell office:value-type="float" office:value="163346">
            <text:p>163346</text:p>
          </table:table-cell>
          <table:table-cell office:value-type="float" office:value="126018">
            <text:p>126018</text:p>
          </table:table-cell>
          <table:table-cell office:value-type="float" office:value="33.457">
            <text:p>33.457</text:p>
          </table:table-cell>
          <table:table-cell office:value-type="float" office:value="2.95925">
            <text:p>2.95925</text:p>
          </table:table-cell>
        </table:table-row>
        <table:table-row table:style-name="ro1">
          <table:table-cell office:value-type="float" office:value="121615">
            <text:p>121615</text:p>
          </table:table-cell>
          <table:table-cell office:value-type="float" office:value="157007">
            <text:p>157007</text:p>
          </table:table-cell>
          <table:table-cell office:value-type="float" office:value="125859">
            <text:p>125859</text:p>
          </table:table-cell>
          <table:table-cell office:value-type="float" office:value="29.1017">
            <text:p>29.1017</text:p>
          </table:table-cell>
          <table:table-cell office:value-type="float" office:value="3.4897">
            <text:p>3.4897</text:p>
          </table:table-cell>
        </table:table-row>
        <table:table-row table:style-name="ro1">
          <table:table-cell office:value-type="float" office:value="132888">
            <text:p>132888</text:p>
          </table:table-cell>
          <table:table-cell office:value-type="float" office:value="155469">
            <text:p>155469</text:p>
          </table:table-cell>
          <table:table-cell office:value-type="float" office:value="111417">
            <text:p>111417</text:p>
          </table:table-cell>
          <table:table-cell office:value-type="float" office:value="16.9925">
            <text:p>16.9925</text:p>
          </table:table-cell>
          <table:table-cell office:value-type="float" office:value="-16.1572">
            <text:p>-16.1572</text:p>
          </table:table-cell>
        </table:table-row>
        <table:table-row table:style-name="ro1">
          <table:table-cell office:value-type="float" office:value="272021">
            <text:p>272021</text:p>
          </table:table-cell>
          <table:table-cell office:value-type="float" office:value="371184">
            <text:p>371184</text:p>
          </table:table-cell>
          <table:table-cell office:value-type="float" office:value="270851">
            <text:p>270851</text:p>
          </table:table-cell>
          <table:table-cell office:value-type="float" office:value="36.4542">
            <text:p>36.4542</text:p>
          </table:table-cell>
          <table:table-cell office:value-type="float" office:value="-0.430114">
            <text:p>-0.430114</text:p>
          </table:table-cell>
        </table:table-row>
        <table:table-row table:style-name="ro1">
          <table:table-cell office:value-type="float" office:value="181410">
            <text:p>181410</text:p>
          </table:table-cell>
          <table:table-cell office:value-type="float" office:value="238492">
            <text:p>238492</text:p>
          </table:table-cell>
          <table:table-cell office:value-type="float" office:value="197934">
            <text:p>197934</text:p>
          </table:table-cell>
          <table:table-cell office:value-type="float" office:value="31.4657">
            <text:p>31.4657</text:p>
          </table:table-cell>
          <table:table-cell office:value-type="float" office:value="9.10865">
            <text:p>9.10865</text:p>
          </table:table-cell>
        </table:table-row>
        <table:table-row table:style-name="ro1">
          <table:table-cell office:value-type="float" office:value="83211">
            <text:p>83211</text:p>
          </table:table-cell>
          <table:table-cell office:value-type="float" office:value="104035">
            <text:p>104035</text:p>
          </table:table-cell>
          <table:table-cell office:value-type="float" office:value="84662">
            <text:p>84662</text:p>
          </table:table-cell>
          <table:table-cell office:value-type="float" office:value="25.0255">
            <text:p>25.0255</text:p>
          </table:table-cell>
          <table:table-cell office:value-type="float" office:value="1.74376">
            <text:p>1.74376</text:p>
          </table:table-cell>
        </table:table-row>
        <table:table-row table:style-name="ro1">
          <table:table-cell office:value-type="float" office:value="266344">
            <text:p>266344</text:p>
          </table:table-cell>
          <table:table-cell office:value-type="float" office:value="355893">
            <text:p>355893</text:p>
          </table:table-cell>
          <table:table-cell office:value-type="float" office:value="274978">
            <text:p>274978</text:p>
          </table:table-cell>
          <table:table-cell office:value-type="float" office:value="33.6216">
            <text:p>33.6216</text:p>
          </table:table-cell>
          <table:table-cell office:value-type="float" office:value="3.24167">
            <text:p>3.24167</text:p>
          </table:table-cell>
        </table:table-row>
        <table:table-row table:style-name="ro1">
          <table:table-cell office:value-type="float" office:value="223185">
            <text:p>223185</text:p>
          </table:table-cell>
          <table:table-cell office:value-type="float" office:value="295500">
            <text:p>295500</text:p>
          </table:table-cell>
          <table:table-cell office:value-type="float" office:value="231959">
            <text:p>231959</text:p>
          </table:table-cell>
          <table:table-cell office:value-type="float" office:value="32.4014">
            <text:p>32.4014</text:p>
          </table:table-cell>
          <table:table-cell office:value-type="float" office:value="3.93127">
            <text:p>3.93127</text:p>
          </table:table-cell>
        </table:table-row>
        <table:table-row table:style-name="ro1">
          <table:table-cell office:value-type="float" office:value="206726">
            <text:p>206726</text:p>
          </table:table-cell>
          <table:table-cell office:value-type="float" office:value="293639">
            <text:p>293639</text:p>
          </table:table-cell>
          <table:table-cell office:value-type="float" office:value="209597">
            <text:p>209597</text:p>
          </table:table-cell>
          <table:table-cell office:value-type="float" office:value="42.0426">
            <text:p>42.0426</text:p>
          </table:table-cell>
          <table:table-cell office:value-type="float" office:value="1.38879">
            <text:p>1.38879</text:p>
          </table:table-cell>
        </table:table-row>
        <table:table-row table:style-name="ro1">
          <table:table-cell office:value-type="float" office:value="49770">
            <text:p>49770</text:p>
          </table:table-cell>
          <table:table-cell office:value-type="float" office:value="64518">
            <text:p>64518</text:p>
          </table:table-cell>
          <table:table-cell office:value-type="float" office:value="50588">
            <text:p>50588</text:p>
          </table:table-cell>
          <table:table-cell office:value-type="float" office:value="29.6323">
            <text:p>29.6323</text:p>
          </table:table-cell>
          <table:table-cell office:value-type="float" office:value="1.64356">
            <text:p>1.64356</text:p>
          </table:table-cell>
        </table:table-row>
        <table:table-row table:style-name="ro1">
          <table:table-cell office:value-type="float" office:value="49160">
            <text:p>49160</text:p>
          </table:table-cell>
          <table:table-cell office:value-type="float" office:value="73304">
            <text:p>73304</text:p>
          </table:table-cell>
          <table:table-cell office:value-type="float" office:value="50404">
            <text:p>50404</text:p>
          </table:table-cell>
          <table:table-cell office:value-type="float" office:value="49.1131">
            <text:p>49.1131</text:p>
          </table:table-cell>
          <table:table-cell office:value-type="float" office:value="2.53051">
            <text:p>2.53051</text:p>
          </table:table-cell>
        </table:table-row>
        <table:table-row table:style-name="ro1">
          <table:table-cell office:value-type="float" office:value="89389">
            <text:p>89389</text:p>
          </table:table-cell>
          <table:table-cell office:value-type="float" office:value="125926">
            <text:p>125926</text:p>
          </table:table-cell>
          <table:table-cell office:value-type="float" office:value="101237">
            <text:p>101237</text:p>
          </table:table-cell>
          <table:table-cell office:value-type="float" office:value="40.8742">
            <text:p>40.8742</text:p>
          </table:table-cell>
          <table:table-cell office:value-type="float" office:value="13.2544">
            <text:p>13.2544</text:p>
          </table:table-cell>
        </table:table-row>
        <table:table-row table:style-name="ro1">
          <table:table-cell office:value-type="float" office:value="25290">
            <text:p>25290</text:p>
          </table:table-cell>
          <table:table-cell office:value-type="float" office:value="32740">
            <text:p>32740</text:p>
          </table:table-cell>
          <table:table-cell office:value-type="float" office:value="26517">
            <text:p>26517</text:p>
          </table:table-cell>
          <table:table-cell office:value-type="float" office:value="29.4583">
            <text:p>29.4583</text:p>
          </table:table-cell>
          <table:table-cell office:value-type="float" office:value="4.85172">
            <text:p>4.85172</text:p>
          </table:table-cell>
        </table:table-row>
        <table:table-row table:style-name="ro1">
          <table:table-cell office:value-type="float" office:value="24912">
            <text:p>24912</text:p>
          </table:table-cell>
          <table:table-cell office:value-type="float" office:value="33872">
            <text:p>33872</text:p>
          </table:table-cell>
          <table:table-cell office:value-type="float" office:value="26406">
            <text:p>26406</text:p>
          </table:table-cell>
          <table:table-cell office:value-type="float" office:value="35.9666">
            <text:p>35.9666</text:p>
          </table:table-cell>
          <table:table-cell office:value-type="float" office:value="5.99711">
            <text:p>5.99711</text:p>
          </table:table-cell>
        </table:table-row>
        <table:table-row table:style-name="ro1">
          <table:table-cell office:value-type="float" office:value="242343">
            <text:p>242343</text:p>
          </table:table-cell>
          <table:table-cell office:value-type="float" office:value="330162">
            <text:p>330162</text:p>
          </table:table-cell>
          <table:table-cell office:value-type="float" office:value="250043">
            <text:p>250043</text:p>
          </table:table-cell>
          <table:table-cell office:value-type="float" office:value="36.2375">
            <text:p>36.2375</text:p>
          </table:table-cell>
          <table:table-cell office:value-type="float" office:value="3.17731">
            <text:p>3.17731</text:p>
          </table:table-cell>
        </table:table-row>
        <table:table-row table:style-name="ro1">
          <table:table-cell office:value-type="float" office:value="192703">
            <text:p>192703</text:p>
          </table:table-cell>
          <table:table-cell office:value-type="float" office:value="255266">
            <text:p>255266</text:p>
          </table:table-cell>
          <table:table-cell office:value-type="float" office:value="201942">
            <text:p>201942</text:p>
          </table:table-cell>
          <table:table-cell office:value-type="float" office:value="32.466">
            <text:p>32.466</text:p>
          </table:table-cell>
          <table:table-cell office:value-type="float" office:value="4.79442">
            <text:p>4.79442</text:p>
          </table:table-cell>
        </table:table-row>
        <table:table-row table:style-name="ro1">
          <table:table-cell office:value-type="float" office:value="141322">
            <text:p>141322</text:p>
          </table:table-cell>
          <table:table-cell office:value-type="float" office:value="180711">
            <text:p>180711</text:p>
          </table:table-cell>
          <table:table-cell office:value-type="float" office:value="139188">
            <text:p>139188</text:p>
          </table:table-cell>
          <table:table-cell office:value-type="float" office:value="27.8718">
            <text:p>27.8718</text:p>
          </table:table-cell>
          <table:table-cell office:value-type="float" office:value="-1.51003">
            <text:p>-1.51003</text:p>
          </table:table-cell>
        </table:table-row>
        <table:table-row table:style-name="ro1">
          <table:table-cell office:value-type="float" office:value="76402">
            <text:p>76402</text:p>
          </table:table-cell>
          <table:table-cell office:value-type="float" office:value="101002">
            <text:p>101002</text:p>
          </table:table-cell>
          <table:table-cell office:value-type="float" office:value="84593">
            <text:p>84593</text:p>
          </table:table-cell>
          <table:table-cell office:value-type="float" office:value="32.1981">
            <text:p>32.1981</text:p>
          </table:table-cell>
          <table:table-cell office:value-type="float" office:value="10.7209">
            <text:p>10.7209</text:p>
          </table:table-cell>
        </table:table-row>
        <table:table-row table:style-name="ro1">
          <table:table-cell office:value-type="float" office:value="29610">
            <text:p>29610</text:p>
          </table:table-cell>
          <table:table-cell office:value-type="float" office:value="39171">
            <text:p>39171</text:p>
          </table:table-cell>
          <table:table-cell office:value-type="float" office:value="29881">
            <text:p>29881</text:p>
          </table:table-cell>
          <table:table-cell office:value-type="float" office:value="32.2898">
            <text:p>32.2898</text:p>
          </table:table-cell>
          <table:table-cell office:value-type="float" office:value="0.915231">
            <text:p>0.915231</text:p>
          </table:table-cell>
        </table:table-row>
        <table:table-row table:style-name="ro1">
          <table:table-cell office:value-type="float" office:value="40622">
            <text:p>40622</text:p>
          </table:table-cell>
          <table:table-cell office:value-type="float" office:value="54060">
            <text:p>54060</text:p>
          </table:table-cell>
          <table:table-cell office:value-type="float" office:value="41880">
            <text:p>41880</text:p>
          </table:table-cell>
          <table:table-cell office:value-type="float" office:value="33.0806">
            <text:p>33.0806</text:p>
          </table:table-cell>
          <table:table-cell office:value-type="float" office:value="3.09684">
            <text:p>3.09684</text:p>
          </table:table-cell>
        </table:table-row>
        <table:table-row table:style-name="ro1">
          <table:table-cell office:value-type="float" office:value="44993">
            <text:p>44993</text:p>
          </table:table-cell>
          <table:table-cell office:value-type="float" office:value="58097">
            <text:p>58097</text:p>
          </table:table-cell>
          <table:table-cell office:value-type="float" office:value="43346">
            <text:p>43346</text:p>
          </table:table-cell>
          <table:table-cell office:value-type="float" office:value="29.1245">
            <text:p>29.1245</text:p>
          </table:table-cell>
          <table:table-cell office:value-type="float" office:value="-3.66057">
            <text:p>-3.66057</text:p>
          </table:table-cell>
        </table:table-row>
        <table:table-row table:style-name="ro1">
          <table:table-cell office:value-type="float" office:value="209471">
            <text:p>209471</text:p>
          </table:table-cell>
          <table:table-cell office:value-type="float" office:value="280726">
            <text:p>280726</text:p>
          </table:table-cell>
          <table:table-cell office:value-type="float" office:value="231129">
            <text:p>231129</text:p>
          </table:table-cell>
          <table:table-cell office:value-type="float" office:value="34.0166">
            <text:p>34.0166</text:p>
          </table:table-cell>
          <table:table-cell office:value-type="float" office:value="10.3394">
            <text:p>10.3394</text:p>
          </table:table-cell>
        </table:table-row>
        <table:table-row table:style-name="ro1">
          <table:table-cell office:value-type="float" office:value="197779">
            <text:p>197779</text:p>
          </table:table-cell>
          <table:table-cell office:value-type="float" office:value="255237">
            <text:p>255237</text:p>
          </table:table-cell>
          <table:table-cell office:value-type="float" office:value="225517">
            <text:p>225517</text:p>
          </table:table-cell>
          <table:table-cell office:value-type="float" office:value="29.0516">
            <text:p>29.0516</text:p>
          </table:table-cell>
          <table:table-cell office:value-type="float" office:value="14.0247">
            <text:p>14.0247</text:p>
          </table:table-cell>
        </table:table-row>
        <table:table-row table:style-name="ro1">
          <table:table-cell office:value-type="float" office:value="109882">
            <text:p>109882</text:p>
          </table:table-cell>
          <table:table-cell office:value-type="float" office:value="135114">
            <text:p>135114</text:p>
          </table:table-cell>
          <table:table-cell office:value-type="float" office:value="115291">
            <text:p>115291</text:p>
          </table:table-cell>
          <table:table-cell office:value-type="float" office:value="22.9628">
            <text:p>22.9628</text:p>
          </table:table-cell>
          <table:table-cell office:value-type="float" office:value="4.92255">
            <text:p>4.92255</text:p>
          </table:table-cell>
        </table:table-row>
        <table:table-row table:style-name="ro1">
          <table:table-cell office:value-type="float" office:value="121698">
            <text:p>121698</text:p>
          </table:table-cell>
          <table:table-cell office:value-type="float" office:value="159932">
            <text:p>159932</text:p>
          </table:table-cell>
          <table:table-cell office:value-type="float" office:value="116449">
            <text:p>116449</text:p>
          </table:table-cell>
          <table:table-cell office:value-type="float" office:value="31.4171">
            <text:p>31.4171</text:p>
          </table:table-cell>
          <table:table-cell office:value-type="float" office:value="-4.31314">
            <text:p>-4.31314</text:p>
          </table:table-cell>
        </table:table-row>
        <table:table-row table:style-name="ro1">
          <table:table-cell office:value-type="float" office:value="90932">
            <text:p>90932</text:p>
          </table:table-cell>
          <table:table-cell office:value-type="float" office:value="126428">
            <text:p>126428</text:p>
          </table:table-cell>
          <table:table-cell office:value-type="float" office:value="95755">
            <text:p>95755</text:p>
          </table:table-cell>
          <table:table-cell office:value-type="float" office:value="39.0358">
            <text:p>39.0358</text:p>
          </table:table-cell>
          <table:table-cell office:value-type="float" office:value="5.30396">
            <text:p>5.30396</text:p>
          </table:table-cell>
        </table:table-row>
        <table:table-row table:style-name="ro1">
          <table:table-cell office:value-type="float" office:value="26698">
            <text:p>26698</text:p>
          </table:table-cell>
          <table:table-cell office:value-type="float" office:value="34298">
            <text:p>34298</text:p>
          </table:table-cell>
          <table:table-cell office:value-type="float" office:value="25700">
            <text:p>25700</text:p>
          </table:table-cell>
          <table:table-cell office:value-type="float" office:value="28.4666">
            <text:p>28.4666</text:p>
          </table:table-cell>
          <table:table-cell office:value-type="float" office:value="-3.73811">
            <text:p>-3.73811</text:p>
          </table:table-cell>
        </table:table-row>
        <table:table-row table:style-name="ro1">
          <table:table-cell office:value-type="float" office:value="26331">
            <text:p>26331</text:p>
          </table:table-cell>
          <table:table-cell office:value-type="float" office:value="41038">
            <text:p>41038</text:p>
          </table:table-cell>
          <table:table-cell office:value-type="float" office:value="25679">
            <text:p>25679</text:p>
          </table:table-cell>
          <table:table-cell office:value-type="float" office:value="55.8543">
            <text:p>55.8543</text:p>
          </table:table-cell>
          <table:table-cell office:value-type="float" office:value="-2.47617">
            <text:p>-2.47617</text:p>
          </table:table-cell>
        </table:table-row>
        <table:table-row table:style-name="ro1">
          <table:table-cell office:value-type="float" office:value="202848">
            <text:p>202848</text:p>
          </table:table-cell>
          <table:table-cell office:value-type="float" office:value="252955">
            <text:p>252955</text:p>
          </table:table-cell>
          <table:table-cell office:value-type="float" office:value="195876">
            <text:p>195876</text:p>
          </table:table-cell>
          <table:table-cell office:value-type="float" office:value="24.7017">
            <text:p>24.7017</text:p>
          </table:table-cell>
          <table:table-cell office:value-type="float" office:value="-3.43706">
            <text:p>-3.43706</text:p>
          </table:table-cell>
        </table:table-row>
        <table:table-row table:style-name="ro1">
          <table:table-cell office:value-type="float" office:value="149865">
            <text:p>149865</text:p>
          </table:table-cell>
          <table:table-cell office:value-type="float" office:value="188793">
            <text:p>188793</text:p>
          </table:table-cell>
          <table:table-cell office:value-type="float" office:value="156545">
            <text:p>156545</text:p>
          </table:table-cell>
          <table:table-cell office:value-type="float" office:value="25.9754">
            <text:p>25.9754</text:p>
          </table:table-cell>
          <table:table-cell office:value-type="float" office:value="4.45734">
            <text:p>4.45734</text:p>
          </table:table-cell>
        </table:table-row>
        <table:table-row table:style-name="ro1">
          <table:table-cell office:value-type="float" office:value="95113">
            <text:p>95113</text:p>
          </table:table-cell>
          <table:table-cell office:value-type="float" office:value="138892">
            <text:p>138892</text:p>
          </table:table-cell>
          <table:table-cell office:value-type="float" office:value="107121">
            <text:p>107121</text:p>
          </table:table-cell>
          <table:table-cell office:value-type="float" office:value="46.0284">
            <text:p>46.0284</text:p>
          </table:table-cell>
          <table:table-cell office:value-type="float" office:value="12.625">
            <text:p>12.625</text:p>
          </table:table-cell>
        </table:table-row>
        <table:table-row table:style-name="ro1">
          <table:table-cell office:value-type="float" office:value="54059">
            <text:p>54059</text:p>
          </table:table-cell>
          <table:table-cell office:value-type="float" office:value="68862">
            <text:p>68862</text:p>
          </table:table-cell>
          <table:table-cell office:value-type="float" office:value="51485">
            <text:p>51485</text:p>
          </table:table-cell>
          <table:table-cell office:value-type="float" office:value="27.383">
            <text:p>27.383</text:p>
          </table:table-cell>
          <table:table-cell office:value-type="float" office:value="-4.76146">
            <text:p>-4.76146</text:p>
          </table:table-cell>
        </table:table-row>
        <table:table-row table:style-name="ro1">
          <table:table-cell office:value-type="float" office:value="48824">
            <text:p>48824</text:p>
          </table:table-cell>
          <table:table-cell office:value-type="float" office:value="64926">
            <text:p>64926</text:p>
          </table:table-cell>
          <table:table-cell office:value-type="float" office:value="52457">
            <text:p>52457</text:p>
          </table:table-cell>
          <table:table-cell office:value-type="float" office:value="32.9797">
            <text:p>32.9797</text:p>
          </table:table-cell>
          <table:table-cell office:value-type="float" office:value="7.44101">
            <text:p>7.44101</text:p>
          </table:table-cell>
        </table:table-row>
        <table:table-row table:style-name="ro1">
          <table:table-cell office:value-type="float" office:value="41125">
            <text:p>41125</text:p>
          </table:table-cell>
          <table:table-cell office:value-type="float" office:value="53493">
            <text:p>53493</text:p>
          </table:table-cell>
          <table:table-cell office:value-type="float" office:value="39960">
            <text:p>39960</text:p>
          </table:table-cell>
          <table:table-cell office:value-type="float" office:value="30.0742">
            <text:p>30.0742</text:p>
          </table:table-cell>
          <table:table-cell office:value-type="float" office:value="-2.83283">
            <text:p>-2.83283</text:p>
          </table:table-cell>
        </table:table-row>
        <table:table-row table:style-name="ro1">
          <table:table-cell office:value-type="float" office:value="37089">
            <text:p>37089</text:p>
          </table:table-cell>
          <table:table-cell office:value-type="float" office:value="53395">
            <text:p>53395</text:p>
          </table:table-cell>
          <table:table-cell office:value-type="float" office:value="43602">
            <text:p>43602</text:p>
          </table:table-cell>
          <table:table-cell office:value-type="float" office:value="43.9645">
            <text:p>43.9645</text:p>
          </table:table-cell>
          <table:table-cell office:value-type="float" office:value="17.5605">
            <text:p>17.5605</text:p>
          </table:table-cell>
        </table:table-row>
        <table:table-row table:style-name="ro1">
          <table:table-cell office:value-type="float" office:value="246224">
            <text:p>246224</text:p>
          </table:table-cell>
          <table:table-cell office:value-type="float" office:value="319523">
            <text:p>319523</text:p>
          </table:table-cell>
          <table:table-cell office:value-type="float" office:value="247099">
            <text:p>247099</text:p>
          </table:table-cell>
          <table:table-cell office:value-type="float" office:value="29.7692">
            <text:p>29.7692</text:p>
          </table:table-cell>
          <table:table-cell office:value-type="float" office:value="0.355367">
            <text:p>0.355367</text:p>
          </table:table-cell>
        </table:table-row>
        <table:table-row table:style-name="ro1">
          <table:table-cell office:value-type="float" office:value="108293">
            <text:p>108293</text:p>
          </table:table-cell>
          <table:table-cell office:value-type="float" office:value="145336">
            <text:p>145336</text:p>
          </table:table-cell>
          <table:table-cell office:value-type="float" office:value="120646">
            <text:p>120646</text:p>
          </table:table-cell>
          <table:table-cell office:value-type="float" office:value="34.2063">
            <text:p>34.2063</text:p>
          </table:table-cell>
          <table:table-cell office:value-type="float" office:value="11.407">
            <text:p>11.407</text:p>
          </table:table-cell>
        </table:table-row>
        <table:table-row table:style-name="ro1">
          <table:table-cell office:value-type="float" office:value="192170">
            <text:p>192170</text:p>
          </table:table-cell>
          <table:table-cell office:value-type="float" office:value="275510">
            <text:p>275510</text:p>
          </table:table-cell>
          <table:table-cell office:value-type="float" office:value="234652">
            <text:p>234652</text:p>
          </table:table-cell>
          <table:table-cell office:value-type="float" office:value="43.3679">
            <text:p>43.3679</text:p>
          </table:table-cell>
          <table:table-cell office:value-type="float" office:value="22.1065">
            <text:p>22.1065</text:p>
          </table:table-cell>
        </table:table-row>
        <table:table-row table:style-name="ro1">
          <table:table-cell office:value-type="float" office:value="108744">
            <text:p>108744</text:p>
          </table:table-cell>
          <table:table-cell office:value-type="float" office:value="139385">
            <text:p>139385</text:p>
          </table:table-cell>
          <table:table-cell office:value-type="float" office:value="106774">
            <text:p>106774</text:p>
          </table:table-cell>
          <table:table-cell office:value-type="float" office:value="28.1772">
            <text:p>28.1772</text:p>
          </table:table-cell>
          <table:table-cell office:value-type="float" office:value="-1.81159">
            <text:p>-1.81159</text:p>
          </table:table-cell>
        </table:table-row>
        <table:table-row table:style-name="ro1">
          <table:table-cell office:value-type="float" office:value="238471">
            <text:p>238471</text:p>
          </table:table-cell>
          <table:table-cell office:value-type="float" office:value="314879">
            <text:p>314879</text:p>
          </table:table-cell>
          <table:table-cell office:value-type="float" office:value="250759">
            <text:p>250759</text:p>
          </table:table-cell>
          <table:table-cell office:value-type="float" office:value="32.0408">
            <text:p>32.0408</text:p>
          </table:table-cell>
          <table:table-cell office:value-type="float" office:value="5.15283">
            <text:p>5.15283</text:p>
          </table:table-cell>
        </table:table-row>
        <table:table-row table:style-name="ro1">
          <table:table-cell office:value-type="float" office:value="189316">
            <text:p>189316</text:p>
          </table:table-cell>
          <table:table-cell office:value-type="float" office:value="247003">
            <text:p>247003</text:p>
          </table:table-cell>
          <table:table-cell office:value-type="float" office:value="195285">
            <text:p>195285</text:p>
          </table:table-cell>
          <table:table-cell office:value-type="float" office:value="30.4713">
            <text:p>30.4713</text:p>
          </table:table-cell>
          <table:table-cell office:value-type="float" office:value="3.15293">
            <text:p>3.15293</text:p>
          </table:table-cell>
        </table:table-row>
        <table:table-row table:style-name="ro1">
          <table:table-cell office:value-type="float" office:value="146540">
            <text:p>146540</text:p>
          </table:table-cell>
          <table:table-cell office:value-type="float" office:value="198723">
            <text:p>198723</text:p>
          </table:table-cell>
          <table:table-cell office:value-type="float" office:value="157333">
            <text:p>157333</text:p>
          </table:table-cell>
          <table:table-cell office:value-type="float" office:value="35.6101">
            <text:p>35.6101</text:p>
          </table:table-cell>
          <table:table-cell office:value-type="float" office:value="7.36522">
            <text:p>7.36522</text:p>
          </table:table-cell>
        </table:table-row>
        <table:table-row table:style-name="ro1">
          <table:table-cell office:value-type="float" office:value="136531">
            <text:p>136531</text:p>
          </table:table-cell>
          <table:table-cell office:value-type="float" office:value="180477">
            <text:p>180477</text:p>
          </table:table-cell>
          <table:table-cell office:value-type="float" office:value="141017">
            <text:p>141017</text:p>
          </table:table-cell>
          <table:table-cell office:value-type="float" office:value="32.1876">
            <text:p>32.1876</text:p>
          </table:table-cell>
          <table:table-cell office:value-type="float" office:value="3.2857">
            <text:p>3.2857</text:p>
          </table:table-cell>
        </table:table-row>
        <table:table-row table:style-name="ro1">
          <table:table-cell office:value-type="float" office:value="41680">
            <text:p>41680</text:p>
          </table:table-cell>
          <table:table-cell office:value-type="float" office:value="61874">
            <text:p>61874</text:p>
          </table:table-cell>
          <table:table-cell office:value-type="float" office:value="47481">
            <text:p>47481</text:p>
          </table:table-cell>
          <table:table-cell office:value-type="float" office:value="48.4501">
            <text:p>48.4501</text:p>
          </table:table-cell>
          <table:table-cell office:value-type="float" office:value="13.9179">
            <text:p>13.9179</text:p>
          </table:table-cell>
        </table:table-row>
        <table:table-row table:style-name="ro1">
          <table:table-cell office:value-type="float" office:value="39803">
            <text:p>39803</text:p>
          </table:table-cell>
          <table:table-cell office:value-type="float" office:value="54195">
            <text:p>54195</text:p>
          </table:table-cell>
          <table:table-cell office:value-type="float" office:value="42703">
            <text:p>42703</text:p>
          </table:table-cell>
          <table:table-cell office:value-type="float" office:value="36.1581">
            <text:p>36.1581</text:p>
          </table:table-cell>
          <table:table-cell office:value-type="float" office:value="7.28588">
            <text:p>7.28588</text:p>
          </table:table-cell>
        </table:table-row>
        <table:table-row table:style-name="ro1">
          <table:table-cell office:value-type="float" office:value="216455">
            <text:p>216455</text:p>
          </table:table-cell>
          <table:table-cell office:value-type="float" office:value="280091">
            <text:p>280091</text:p>
          </table:table-cell>
          <table:table-cell office:value-type="float" office:value="231865">
            <text:p>231865</text:p>
          </table:table-cell>
          <table:table-cell office:value-type="float" office:value="29.3992">
            <text:p>29.3992</text:p>
          </table:table-cell>
          <table:table-cell office:value-type="float" office:value="7.11926">
            <text:p>7.11926</text:p>
          </table:table-cell>
        </table:table-row>
        <table:table-row table:style-name="ro1">
          <table:table-cell office:value-type="float" office:value="256222">
            <text:p>256222</text:p>
          </table:table-cell>
          <table:table-cell office:value-type="float" office:value="337420">
            <text:p>337420</text:p>
          </table:table-cell>
          <table:table-cell office:value-type="float" office:value="258260">
            <text:p>258260</text:p>
          </table:table-cell>
          <table:table-cell office:value-type="float" office:value="31.6905">
            <text:p>31.6905</text:p>
          </table:table-cell>
          <table:table-cell office:value-type="float" office:value="0.795404">
            <text:p>0.795404</text:p>
          </table:table-cell>
        </table:table-row>
        <table:table-row table:style-name="ro1">
          <table:table-cell office:value-type="float" office:value="113491">
            <text:p>113491</text:p>
          </table:table-cell>
          <table:table-cell office:value-type="float" office:value="147816">
            <text:p>147816</text:p>
          </table:table-cell>
          <table:table-cell office:value-type="float" office:value="126092">
            <text:p>126092</text:p>
          </table:table-cell>
          <table:table-cell office:value-type="float" office:value="30.2447">
            <text:p>30.2447</text:p>
          </table:table-cell>
          <table:table-cell office:value-type="float" office:value="11.1031">
            <text:p>11.1031</text:p>
          </table:table-cell>
        </table:table-row>
        <table:table-row table:style-name="ro1">
          <table:table-cell office:value-type="float" office:value="187794">
            <text:p>187794</text:p>
          </table:table-cell>
          <table:table-cell office:value-type="float" office:value="226397">
            <text:p>226397</text:p>
          </table:table-cell>
          <table:table-cell office:value-type="float" office:value="174595">
            <text:p>174595</text:p>
          </table:table-cell>
          <table:table-cell office:value-type="float" office:value="20.556">
            <text:p>20.556</text:p>
          </table:table-cell>
          <table:table-cell office:value-type="float" office:value="-7.02845">
            <text:p>-7.02845</text:p>
          </table:table-cell>
        </table:table-row>
        <table:table-row table:style-name="ro1">
          <table:table-cell office:value-type="float" office:value="230821">
            <text:p>230821</text:p>
          </table:table-cell>
          <table:table-cell office:value-type="float" office:value="317349">
            <text:p>317349</text:p>
          </table:table-cell>
          <table:table-cell office:value-type="float" office:value="257430">
            <text:p>257430</text:p>
          </table:table-cell>
          <table:table-cell office:value-type="float" office:value="37.4871">
            <text:p>37.4871</text:p>
          </table:table-cell>
          <table:table-cell office:value-type="float" office:value="11.528">
            <text:p>11.528</text:p>
          </table:table-cell>
        </table:table-row>
        <table:table-row table:style-name="ro1">
          <table:table-cell office:value-type="float" office:value="173579">
            <text:p>173579</text:p>
          </table:table-cell>
          <table:table-cell office:value-type="float" office:value="257507">
            <text:p>257507</text:p>
          </table:table-cell>
          <table:table-cell office:value-type="float" office:value="238847">
            <text:p>238847</text:p>
          </table:table-cell>
          <table:table-cell office:value-type="float" office:value="48.3515">
            <text:p>48.3515</text:p>
          </table:table-cell>
          <table:table-cell office:value-type="float" office:value="37.6013">
            <text:p>37.6013</text:p>
          </table:table-cell>
        </table:table-row>
        <table:table-row table:style-name="ro1">
          <table:table-cell office:value-type="float" office:value="160835">
            <text:p>160835</text:p>
          </table:table-cell>
          <table:table-cell office:value-type="float" office:value="213632">
            <text:p>213632</text:p>
          </table:table-cell>
          <table:table-cell office:value-type="float" office:value="180355">
            <text:p>180355</text:p>
          </table:table-cell>
          <table:table-cell office:value-type="float" office:value="32.8268">
            <text:p>32.8268</text:p>
          </table:table-cell>
          <table:table-cell office:value-type="float" office:value="12.1367">
            <text:p>12.1367</text:p>
          </table:table-cell>
        </table:table-row>
        <table:table-row table:style-name="ro1">
          <table:table-cell office:value-type="float" office:value="51529">
            <text:p>51529</text:p>
          </table:table-cell>
          <table:table-cell office:value-type="float" office:value="70113">
            <text:p>70113</text:p>
          </table:table-cell>
          <table:table-cell office:value-type="float" office:value="53364">
            <text:p>53364</text:p>
          </table:table-cell>
          <table:table-cell office:value-type="float" office:value="36.0651">
            <text:p>36.0651</text:p>
          </table:table-cell>
          <table:table-cell office:value-type="float" office:value="3.5611">
            <text:p>3.5611</text:p>
          </table:table-cell>
        </table:table-row>
        <table:table-row table:style-name="ro1">
          <table:table-cell office:value-type="float" office:value="110651">
            <text:p>110651</text:p>
          </table:table-cell>
          <table:table-cell office:value-type="float" office:value="145468">
            <text:p>145468</text:p>
          </table:table-cell>
          <table:table-cell office:value-type="float" office:value="111027">
            <text:p>111027</text:p>
          </table:table-cell>
          <table:table-cell office:value-type="float" office:value="31.4656">
            <text:p>31.4656</text:p>
          </table:table-cell>
          <table:table-cell office:value-type="float" office:value="0.339807">
            <text:p>0.339807</text:p>
          </table:table-cell>
        </table:table-row>
        <table:table-row table:style-name="ro1">
          <table:table-cell office:value-type="float" office:value="109709">
            <text:p>109709</text:p>
          </table:table-cell>
          <table:table-cell office:value-type="float" office:value="141460">
            <text:p>141460</text:p>
          </table:table-cell>
          <table:table-cell office:value-type="float" office:value="111041">
            <text:p>111041</text:p>
          </table:table-cell>
          <table:table-cell office:value-type="float" office:value="28.9411">
            <text:p>28.9411</text:p>
          </table:table-cell>
          <table:table-cell office:value-type="float" office:value="1.21412">
            <text:p>1.21412</text:p>
          </table:table-cell>
        </table:table-row>
        <table:table-row table:style-name="ro1">
          <table:table-cell office:value-type="float" office:value="202619">
            <text:p>202619</text:p>
          </table:table-cell>
          <table:table-cell office:value-type="float" office:value="255229">
            <text:p>255229</text:p>
          </table:table-cell>
          <table:table-cell office:value-type="float" office:value="206412">
            <text:p>206412</text:p>
          </table:table-cell>
          <table:table-cell office:value-type="float" office:value="25.965">
            <text:p>25.965</text:p>
          </table:table-cell>
          <table:table-cell office:value-type="float" office:value="1.87199">
            <text:p>1.87199</text:p>
          </table:table-cell>
        </table:table-row>
        <table:table-row table:style-name="ro1">
          <table:table-cell office:value-type="float" office:value="189752">
            <text:p>189752</text:p>
          </table:table-cell>
          <table:table-cell office:value-type="float" office:value="242535">
            <text:p>242535</text:p>
          </table:table-cell>
          <table:table-cell office:value-type="float" office:value="194549">
            <text:p>194549</text:p>
          </table:table-cell>
          <table:table-cell office:value-type="float" office:value="27.8168">
            <text:p>27.8168</text:p>
          </table:table-cell>
          <table:table-cell office:value-type="float" office:value="2.52804">
            <text:p>2.52804</text:p>
          </table:table-cell>
        </table:table-row>
        <table:table-row table:style-name="ro1">
          <table:table-cell office:value-type="float" office:value="88092">
            <text:p>88092</text:p>
          </table:table-cell>
          <table:table-cell office:value-type="float" office:value="111129">
            <text:p>111129</text:p>
          </table:table-cell>
          <table:table-cell office:value-type="float" office:value="89029">
            <text:p>89029</text:p>
          </table:table-cell>
          <table:table-cell office:value-type="float" office:value="26.1511">
            <text:p>26.1511</text:p>
          </table:table-cell>
          <table:table-cell office:value-type="float" office:value="1.06366">
            <text:p>1.06366</text:p>
          </table:table-cell>
        </table:table-row>
        <table:table-row table:style-name="ro1">
          <table:table-cell office:value-type="float" office:value="139407">
            <text:p>139407</text:p>
          </table:table-cell>
          <table:table-cell office:value-type="float" office:value="177512">
            <text:p>177512</text:p>
          </table:table-cell>
          <table:table-cell office:value-type="float" office:value="136137">
            <text:p>136137</text:p>
          </table:table-cell>
          <table:table-cell office:value-type="float" office:value="27.3336">
            <text:p>27.3336</text:p>
          </table:table-cell>
          <table:table-cell office:value-type="float" office:value="-2.34565">
            <text:p>-2.34565</text:p>
          </table:table-cell>
        </table:table-row>
        <table:table-row table:style-name="ro1">
          <table:table-cell office:value-type="float" office:value="249345">
            <text:p>249345</text:p>
          </table:table-cell>
          <table:table-cell office:value-type="float" office:value="346031">
            <text:p>346031</text:p>
          </table:table-cell>
          <table:table-cell office:value-type="float" office:value="270812">
            <text:p>270812</text:p>
          </table:table-cell>
          <table:table-cell office:value-type="float" office:value="38.776">
            <text:p>38.776</text:p>
          </table:table-cell>
          <table:table-cell office:value-type="float" office:value="8.60936">
            <text:p>8.60936</text:p>
          </table:table-cell>
        </table:table-row>
        <table:table-row table:style-name="ro1">
          <table:table-cell office:value-type="float" office:value="164623">
            <text:p>164623</text:p>
          </table:table-cell>
          <table:table-cell office:value-type="float" office:value="214301">
            <text:p>214301</text:p>
          </table:table-cell>
          <table:table-cell office:value-type="float" office:value="183441">
            <text:p>183441</text:p>
          </table:table-cell>
          <table:table-cell office:value-type="float" office:value="30.1768">
            <text:p>30.1768</text:p>
          </table:table-cell>
          <table:table-cell office:value-type="float" office:value="11.431">
            <text:p>11.431</text:p>
          </table:table-cell>
        </table:table-row>
        <table:table-row table:style-name="ro1">
          <table:table-cell office:value-type="float" office:value="154016">
            <text:p>154016</text:p>
          </table:table-cell>
          <table:table-cell office:value-type="float" office:value="200326">
            <text:p>200326</text:p>
          </table:table-cell>
          <table:table-cell office:value-type="float" office:value="164750">
            <text:p>164750</text:p>
          </table:table-cell>
          <table:table-cell office:value-type="float" office:value="30.0683">
            <text:p>30.0683</text:p>
          </table:table-cell>
          <table:table-cell office:value-type="float" office:value="6.96941">
            <text:p>6.96941</text:p>
          </table:table-cell>
        </table:table-row>
        <table:table-row table:style-name="ro1">
          <table:table-cell office:value-type="float" office:value="53487">
            <text:p>53487</text:p>
          </table:table-cell>
          <table:table-cell office:value-type="float" office:value="64134">
            <text:p>64134</text:p>
          </table:table-cell>
          <table:table-cell office:value-type="float" office:value="56407">
            <text:p>56407</text:p>
          </table:table-cell>
          <table:table-cell office:value-type="float" office:value="19.9058">
            <text:p>19.9058</text:p>
          </table:table-cell>
          <table:table-cell office:value-type="float" office:value="5.45927">
            <text:p>5.45927</text:p>
          </table:table-cell>
        </table:table-row>
        <table:table-row table:style-name="ro1">
          <table:table-cell office:value-type="float" office:value="51015">
            <text:p>51015</text:p>
          </table:table-cell>
          <table:table-cell office:value-type="float" office:value="67460">
            <text:p>67460</text:p>
          </table:table-cell>
          <table:table-cell office:value-type="float" office:value="50930">
            <text:p>50930</text:p>
          </table:table-cell>
          <table:table-cell office:value-type="float" office:value="32.2356">
            <text:p>32.2356</text:p>
          </table:table-cell>
          <table:table-cell office:value-type="float" office:value="-0.166618">
            <text:p>-0.166618</text:p>
          </table:table-cell>
        </table:table-row>
        <table:table-row table:style-name="ro1">
          <table:table-cell office:value-type="float" office:value="121394">
            <text:p>121394</text:p>
          </table:table-cell>
          <table:table-cell office:value-type="float" office:value="168743">
            <text:p>168743</text:p>
          </table:table-cell>
          <table:table-cell office:value-type="float" office:value="118199">
            <text:p>118199</text:p>
          </table:table-cell>
          <table:table-cell office:value-type="float" office:value="39.0044">
            <text:p>39.0044</text:p>
          </table:table-cell>
          <table:table-cell office:value-type="float" office:value="-2.63193">
            <text:p>-2.63193</text:p>
          </table:table-cell>
        </table:table-row>
        <table:table-row table:style-name="ro1">
          <table:table-cell office:value-type="float" office:value="111801">
            <text:p>111801</text:p>
          </table:table-cell>
          <table:table-cell office:value-type="float" office:value="144833">
            <text:p>144833</text:p>
          </table:table-cell>
          <table:table-cell office:value-type="float" office:value="117097">
            <text:p>117097</text:p>
          </table:table-cell>
          <table:table-cell office:value-type="float" office:value="29.5454">
            <text:p>29.5454</text:p>
          </table:table-cell>
          <table:table-cell office:value-type="float" office:value="4.73699">
            <text:p>4.73699</text:p>
          </table:table-cell>
        </table:table-row>
        <table:table-row table:style-name="ro1">
          <table:table-cell office:value-type="float" office:value="196846">
            <text:p>196846</text:p>
          </table:table-cell>
          <table:table-cell office:value-type="float" office:value="272527">
            <text:p>272527</text:p>
          </table:table-cell>
          <table:table-cell office:value-type="float" office:value="209976">
            <text:p>209976</text:p>
          </table:table-cell>
          <table:table-cell office:value-type="float" office:value="38.4468">
            <text:p>38.4468</text:p>
          </table:table-cell>
          <table:table-cell office:value-type="float" office:value="6.67019">
            <text:p>6.67019</text:p>
          </table:table-cell>
        </table:table-row>
        <table:table-row table:style-name="ro1">
          <table:table-cell office:value-type="float" office:value="285535">
            <text:p>285535</text:p>
          </table:table-cell>
          <table:table-cell office:value-type="float" office:value="404537">
            <text:p>404537</text:p>
          </table:table-cell>
          <table:table-cell office:value-type="float" office:value="349672">
            <text:p>349672</text:p>
          </table:table-cell>
          <table:table-cell office:value-type="float" office:value="41.6769">
            <text:p>41.6769</text:p>
          </table:table-cell>
          <table:table-cell office:value-type="float" office:value="22.462">
            <text:p>22.462</text:p>
          </table:table-cell>
        </table:table-row>
        <table:table-row table:style-name="ro1">
          <table:table-cell office:value-type="float" office:value="264760">
            <text:p>264760</text:p>
          </table:table-cell>
          <table:table-cell office:value-type="float" office:value="336597">
            <text:p>336597</text:p>
          </table:table-cell>
          <table:table-cell office:value-type="float" office:value="282310">
            <text:p>282310</text:p>
          </table:table-cell>
          <table:table-cell office:value-type="float" office:value="27.1329">
            <text:p>27.1329</text:p>
          </table:table-cell>
          <table:table-cell office:value-type="float" office:value="6.62864">
            <text:p>6.62864</text:p>
          </table:table-cell>
        </table:table-row>
        <table:table-row table:style-name="ro1">
          <table:table-cell office:value-type="float" office:value="224989">
            <text:p>224989</text:p>
          </table:table-cell>
          <table:table-cell office:value-type="float" office:value="316990">
            <text:p>316990</text:p>
          </table:table-cell>
          <table:table-cell office:value-type="float" office:value="248523">
            <text:p>248523</text:p>
          </table:table-cell>
          <table:table-cell office:value-type="float" office:value="40.8913">
            <text:p>40.8913</text:p>
          </table:table-cell>
          <table:table-cell office:value-type="float" office:value="10.4601">
            <text:p>10.4601</text:p>
          </table:table-cell>
        </table:table-row>
        <table:table-row table:style-name="ro1">
          <table:table-cell office:value-type="float" office:value="136730">
            <text:p>136730</text:p>
          </table:table-cell>
          <table:table-cell office:value-type="float" office:value="204865">
            <text:p>204865</text:p>
          </table:table-cell>
          <table:table-cell office:value-type="float" office:value="193400">
            <text:p>193400</text:p>
          </table:table-cell>
          <table:table-cell office:value-type="float" office:value="49.8318">
            <text:p>49.8318</text:p>
          </table:table-cell>
          <table:table-cell office:value-type="float" office:value="41.4466">
            <text:p>41.4466</text:p>
          </table:table-cell>
        </table:table-row>
        <table:table-row table:style-name="ro1">
          <table:table-cell office:value-type="float" office:value="110952">
            <text:p>110952</text:p>
          </table:table-cell>
          <table:table-cell office:value-type="float" office:value="137967">
            <text:p>137967</text:p>
          </table:table-cell>
          <table:table-cell office:value-type="float" office:value="110796">
            <text:p>110796</text:p>
          </table:table-cell>
          <table:table-cell office:value-type="float" office:value="24.3484">
            <text:p>24.3484</text:p>
          </table:table-cell>
          <table:table-cell office:value-type="float" office:value="-0.140601">
            <text:p>-0.140601</text:p>
          </table:table-cell>
        </table:table-row>
        <table:table-row table:style-name="ro1">
          <table:table-cell office:value-type="float" office:value="40043">
            <text:p>40043</text:p>
          </table:table-cell>
          <table:table-cell office:value-type="float" office:value="55845">
            <text:p>55845</text:p>
          </table:table-cell>
          <table:table-cell office:value-type="float" office:value="37764">
            <text:p>37764</text:p>
          </table:table-cell>
          <table:table-cell office:value-type="float" office:value="39.4626">
            <text:p>39.4626</text:p>
          </table:table-cell>
          <table:table-cell office:value-type="float" office:value="-5.69138">
            <text:p>-5.69138</text:p>
          </table:table-cell>
        </table:table-row>
        <table:table-row table:style-name="ro1">
          <table:table-cell office:value-type="float" office:value="58763">
            <text:p>58763</text:p>
          </table:table-cell>
          <table:table-cell office:value-type="float" office:value="73296">
            <text:p>73296</text:p>
          </table:table-cell>
          <table:table-cell office:value-type="float" office:value="57226">
            <text:p>57226</text:p>
          </table:table-cell>
          <table:table-cell office:value-type="float" office:value="24.7315">
            <text:p>24.7315</text:p>
          </table:table-cell>
          <table:table-cell office:value-type="float" office:value="-2.61559">
            <text:p>-2.61559</text:p>
          </table:table-cell>
        </table:table-row>
        <table:table-row table:style-name="ro1">
          <table:table-cell office:value-type="float" office:value="60607">
            <text:p>60607</text:p>
          </table:table-cell>
          <table:table-cell office:value-type="float" office:value="82892">
            <text:p>82892</text:p>
          </table:table-cell>
          <table:table-cell office:value-type="float" office:value="62070">
            <text:p>62070</text:p>
          </table:table-cell>
          <table:table-cell office:value-type="float" office:value="36.7697">
            <text:p>36.7697</text:p>
          </table:table-cell>
          <table:table-cell office:value-type="float" office:value="2.41391">
            <text:p>2.41391</text:p>
          </table:table-cell>
        </table:table-row>
        <table:table-row table:style-name="ro1">
          <table:table-cell office:value-type="float" office:value="80771">
            <text:p>80771</text:p>
          </table:table-cell>
          <table:table-cell office:value-type="float" office:value="101622">
            <text:p>101622</text:p>
          </table:table-cell>
          <table:table-cell office:value-type="float" office:value="94504">
            <text:p>94504</text:p>
          </table:table-cell>
          <table:table-cell office:value-type="float" office:value="25.815">
            <text:p>25.815</text:p>
          </table:table-cell>
          <table:table-cell office:value-type="float" office:value="17.0024">
            <text:p>17.0024</text:p>
          </table:table-cell>
        </table:table-row>
        <table:table-row table:style-name="ro1">
          <table:table-cell office:value-type="float" office:value="260675">
            <text:p>260675</text:p>
          </table:table-cell>
          <table:table-cell office:value-type="float" office:value="374111">
            <text:p>374111</text:p>
          </table:table-cell>
          <table:table-cell office:value-type="float" office:value="269790">
            <text:p>269790</text:p>
          </table:table-cell>
          <table:table-cell office:value-type="float" office:value="43.5163">
            <text:p>43.5163</text:p>
          </table:table-cell>
          <table:table-cell office:value-type="float" office:value="3.49669">
            <text:p>3.49669</text:p>
          </table:table-cell>
        </table:table-row>
        <table:table-row table:style-name="ro1">
          <table:table-cell office:value-type="float" office:value="99856">
            <text:p>99856</text:p>
          </table:table-cell>
          <table:table-cell office:value-type="float" office:value="120677">
            <text:p>120677</text:p>
          </table:table-cell>
          <table:table-cell office:value-type="float" office:value="101311">
            <text:p>101311</text:p>
          </table:table-cell>
          <table:table-cell office:value-type="float" office:value="20.851">
            <text:p>20.851</text:p>
          </table:table-cell>
          <table:table-cell office:value-type="float" office:value="1.4571">
            <text:p>1.4571</text:p>
          </table:table-cell>
        </table:table-row>
        <table:table-row table:style-name="ro1">
          <table:table-cell office:value-type="float" office:value="84390">
            <text:p>84390</text:p>
          </table:table-cell>
          <table:table-cell office:value-type="float" office:value="113862">
            <text:p>113862</text:p>
          </table:table-cell>
          <table:table-cell office:value-type="float" office:value="92336">
            <text:p>92336</text:p>
          </table:table-cell>
          <table:table-cell office:value-type="float" office:value="34.9236">
            <text:p>34.9236</text:p>
          </table:table-cell>
          <table:table-cell office:value-type="float" office:value="9.41581">
            <text:p>9.41581</text:p>
          </table:table-cell>
        </table:table-row>
        <table:table-row table:style-name="ro1">
          <table:table-cell office:value-type="float" office:value="64697">
            <text:p>64697</text:p>
          </table:table-cell>
          <table:table-cell office:value-type="float" office:value="88815">
            <text:p>88815</text:p>
          </table:table-cell>
          <table:table-cell office:value-type="float" office:value="69984">
            <text:p>69984</text:p>
          </table:table-cell>
          <table:table-cell office:value-type="float" office:value="37.2784">
            <text:p>37.2784</text:p>
          </table:table-cell>
          <table:table-cell office:value-type="float" office:value="8.17194">
            <text:p>8.17194</text:p>
          </table:table-cell>
        </table:table-row>
        <table:table-row table:style-name="ro1">
          <table:table-cell office:value-type="float" office:value="51828">
            <text:p>51828</text:p>
          </table:table-cell>
          <table:table-cell office:value-type="float" office:value="73520">
            <text:p>73520</text:p>
          </table:table-cell>
          <table:table-cell office:value-type="float" office:value="56515">
            <text:p>56515</text:p>
          </table:table-cell>
          <table:table-cell office:value-type="float" office:value="41.8538">
            <text:p>41.8538</text:p>
          </table:table-cell>
          <table:table-cell office:value-type="float" office:value="9.04337">
            <text:p>9.04337</text:p>
          </table:table-cell>
        </table:table-row>
        <table:table-row table:style-name="ro1">
          <table:table-cell office:value-type="float" office:value="72258">
            <text:p>72258</text:p>
          </table:table-cell>
          <table:table-cell office:value-type="float" office:value="84846">
            <text:p>84846</text:p>
          </table:table-cell>
          <table:table-cell office:value-type="float" office:value="68623">
            <text:p>68623</text:p>
          </table:table-cell>
          <table:table-cell office:value-type="float" office:value="17.4209">
            <text:p>17.4209</text:p>
          </table:table-cell>
          <table:table-cell office:value-type="float" office:value="-5.03058">
            <text:p>-5.03058</text:p>
          </table:table-cell>
        </table:table-row>
        <table:table-row table:style-name="ro1">
          <table:table-cell office:value-type="float" office:value="66582">
            <text:p>66582</text:p>
          </table:table-cell>
          <table:table-cell office:value-type="float" office:value="83823">
            <text:p>83823</text:p>
          </table:table-cell>
          <table:table-cell office:value-type="float" office:value="67494">
            <text:p>67494</text:p>
          </table:table-cell>
          <table:table-cell office:value-type="float" office:value="25.8944">
            <text:p>25.8944</text:p>
          </table:table-cell>
          <table:table-cell office:value-type="float" office:value="1.36974">
            <text:p>1.36974</text:p>
          </table:table-cell>
        </table:table-row>
        <table:table-row table:style-name="ro1">
          <table:table-cell office:value-type="float" office:value="281447">
            <text:p>281447</text:p>
          </table:table-cell>
          <table:table-cell office:value-type="float" office:value="371598">
            <text:p>371598</text:p>
          </table:table-cell>
          <table:table-cell office:value-type="float" office:value="304127">
            <text:p>304127</text:p>
          </table:table-cell>
          <table:table-cell office:value-type="float" office:value="32.0313">
            <text:p>32.0313</text:p>
          </table:table-cell>
          <table:table-cell office:value-type="float" office:value="8.05836">
            <text:p>8.05836</text:p>
          </table:table-cell>
        </table:table-row>
        <table:table-row table:style-name="ro1">
          <table:table-cell office:value-type="float" office:value="198841">
            <text:p>198841</text:p>
          </table:table-cell>
          <table:table-cell office:value-type="float" office:value="247334">
            <text:p>247334</text:p>
          </table:table-cell>
          <table:table-cell office:value-type="float" office:value="197862">
            <text:p>197862</text:p>
          </table:table-cell>
          <table:table-cell office:value-type="float" office:value="24.3878">
            <text:p>24.3878</text:p>
          </table:table-cell>
          <table:table-cell office:value-type="float" office:value="-0.492353">
            <text:p>-0.492353</text:p>
          </table:table-cell>
        </table:table-row>
        <table:table-row table:style-name="ro1">
          <table:table-cell office:value-type="float" office:value="84331">
            <text:p>84331</text:p>
          </table:table-cell>
          <table:table-cell office:value-type="float" office:value="120007">
            <text:p>120007</text:p>
          </table:table-cell>
          <table:table-cell office:value-type="float" office:value="96439">
            <text:p>96439</text:p>
          </table:table-cell>
          <table:table-cell office:value-type="float" office:value="42.3047">
            <text:p>42.3047</text:p>
          </table:table-cell>
          <table:table-cell office:value-type="float" office:value="14.3577">
            <text:p>14.3577</text:p>
          </table:table-cell>
        </table:table-row>
        <table:table-row table:style-name="ro1">
          <table:table-cell office:value-type="float" office:value="254914">
            <text:p>254914</text:p>
          </table:table-cell>
          <table:table-cell office:value-type="float" office:value="326954">
            <text:p>326954</text:p>
          </table:table-cell>
          <table:table-cell office:value-type="float" office:value="268875">
            <text:p>268875</text:p>
          </table:table-cell>
          <table:table-cell office:value-type="float" office:value="28.2605">
            <text:p>28.2605</text:p>
          </table:table-cell>
          <table:table-cell office:value-type="float" office:value="5.47675">
            <text:p>5.47675</text:p>
          </table:table-cell>
        </table:table-row>
        <table:table-row table:style-name="ro1">
          <table:table-cell office:value-type="float" office:value="236704">
            <text:p>236704</text:p>
          </table:table-cell>
          <table:table-cell office:value-type="float" office:value="324147">
            <text:p>324147</text:p>
          </table:table-cell>
          <table:table-cell office:value-type="float" office:value="245217">
            <text:p>245217</text:p>
          </table:table-cell>
          <table:table-cell office:value-type="float" office:value="36.9419">
            <text:p>36.9419</text:p>
          </table:table-cell>
          <table:table-cell office:value-type="float" office:value="3.59647">
            <text:p>3.59647</text:p>
          </table:table-cell>
        </table:table-row>
        <table:table-row table:style-name="ro1">
          <table:table-cell office:value-type="float" office:value="248946">
            <text:p>248946</text:p>
          </table:table-cell>
          <table:table-cell office:value-type="float" office:value="290231">
            <text:p>290231</text:p>
          </table:table-cell>
          <table:table-cell office:value-type="float" office:value="274389">
            <text:p>274389</text:p>
          </table:table-cell>
          <table:table-cell office:value-type="float" office:value="16.5839">
            <text:p>16.5839</text:p>
          </table:table-cell>
          <table:table-cell office:value-type="float" office:value="10.2203">
            <text:p>10.2203</text:p>
          </table:table-cell>
        </table:table-row>
        <table:table-row table:style-name="ro1">
          <table:table-cell office:value-type="float" office:value="140767">
            <text:p>140767</text:p>
          </table:table-cell>
          <table:table-cell office:value-type="float" office:value="167363">
            <text:p>167363</text:p>
          </table:table-cell>
          <table:table-cell office:value-type="float" office:value="142777">
            <text:p>142777</text:p>
          </table:table-cell>
          <table:table-cell office:value-type="float" office:value="18.8936">
            <text:p>18.8936</text:p>
          </table:table-cell>
          <table:table-cell office:value-type="float" office:value="1.42789">
            <text:p>1.42789</text:p>
          </table:table-cell>
        </table:table-row>
        <table:table-row table:style-name="ro1">
          <table:table-cell office:value-type="float" office:value="287127">
            <text:p>287127</text:p>
          </table:table-cell>
          <table:table-cell office:value-type="float" office:value="342878">
            <text:p>342878</text:p>
          </table:table-cell>
          <table:table-cell office:value-type="float" office:value="320838">
            <text:p>320838</text:p>
          </table:table-cell>
          <table:table-cell office:value-type="float" office:value="19.4168">
            <text:p>19.4168</text:p>
          </table:table-cell>
          <table:table-cell office:value-type="float" office:value="11.7408">
            <text:p>11.7408</text:p>
          </table:table-cell>
        </table:table-row>
        <table:table-row table:style-name="ro1">
          <table:table-cell office:value-type="float" office:value="206445">
            <text:p>206445</text:p>
          </table:table-cell>
          <table:table-cell office:value-type="float" office:value="269981">
            <text:p>269981</text:p>
          </table:table-cell>
          <table:table-cell office:value-type="float" office:value="240672">
            <text:p>240672</text:p>
          </table:table-cell>
          <table:table-cell office:value-type="float" office:value="30.7762">
            <text:p>30.7762</text:p>
          </table:table-cell>
          <table:table-cell office:value-type="float" office:value="16.5792">
            <text:p>16.5792</text:p>
          </table:table-cell>
        </table:table-row>
        <table:table-row table:style-name="ro1">
          <table:table-cell office:value-type="float" office:value="167031">
            <text:p>167031</text:p>
          </table:table-cell>
          <table:table-cell office:value-type="float" office:value="213356">
            <text:p>213356</text:p>
          </table:table-cell>
          <table:table-cell office:value-type="float" office:value="167596">
            <text:p>167596</text:p>
          </table:table-cell>
          <table:table-cell office:value-type="float" office:value="27.7344">
            <text:p>27.7344</text:p>
          </table:table-cell>
          <table:table-cell office:value-type="float" office:value="0.338261">
            <text:p>0.338261</text:p>
          </table:table-cell>
        </table:table-row>
        <table:table-row table:style-name="ro1">
          <table:table-cell office:value-type="float" office:value="52872">
            <text:p>52872</text:p>
          </table:table-cell>
          <table:table-cell office:value-type="float" office:value="73010">
            <text:p>73010</text:p>
          </table:table-cell>
          <table:table-cell office:value-type="float" office:value="67951">
            <text:p>67951</text:p>
          </table:table-cell>
          <table:table-cell office:value-type="float" office:value="38.0882">
            <text:p>38.0882</text:p>
          </table:table-cell>
          <table:table-cell office:value-type="float" office:value="28.5198">
            <text:p>28.5198</text:p>
          </table:table-cell>
        </table:table-row>
        <table:table-row table:style-name="ro1">
          <table:table-cell office:value-type="float" office:value="234380">
            <text:p>234380</text:p>
          </table:table-cell>
          <table:table-cell office:value-type="float" office:value="308495">
            <text:p>308495</text:p>
          </table:table-cell>
          <table:table-cell office:value-type="float" office:value="244523">
            <text:p>244523</text:p>
          </table:table-cell>
          <table:table-cell office:value-type="float" office:value="31.6217">
            <text:p>31.6217</text:p>
          </table:table-cell>
          <table:table-cell office:value-type="float" office:value="4.32759">
            <text:p>4.32759</text:p>
          </table:table-cell>
        </table:table-row>
        <table:table-row table:style-name="ro1">
          <table:table-cell office:value-type="float" office:value="144415">
            <text:p>144415</text:p>
          </table:table-cell>
          <table:table-cell office:value-type="float" office:value="187104">
            <text:p>187104</text:p>
          </table:table-cell>
          <table:table-cell office:value-type="float" office:value="153100">
            <text:p>153100</text:p>
          </table:table-cell>
          <table:table-cell office:value-type="float" office:value="29.5599">
            <text:p>29.5599</text:p>
          </table:table-cell>
          <table:table-cell office:value-type="float" office:value="6.01392">
            <text:p>6.01392</text:p>
          </table:table-cell>
        </table:table-row>
        <table:table-row table:style-name="ro1">
          <table:table-cell office:value-type="float" office:value="139417">
            <text:p>139417</text:p>
          </table:table-cell>
          <table:table-cell office:value-type="float" office:value="185759">
            <text:p>185759</text:p>
          </table:table-cell>
          <table:table-cell office:value-type="float" office:value="138224">
            <text:p>138224</text:p>
          </table:table-cell>
          <table:table-cell office:value-type="float" office:value="33.2398">
            <text:p>33.2398</text:p>
          </table:table-cell>
          <table:table-cell office:value-type="float" office:value="-0.855706">
            <text:p>-0.855706</text:p>
          </table:table-cell>
        </table:table-row>
        <table:table-row table:style-name="ro1">
          <table:table-cell office:value-type="float" office:value="42200">
            <text:p>42200</text:p>
          </table:table-cell>
          <table:table-cell office:value-type="float" office:value="60648">
            <text:p>60648</text:p>
          </table:table-cell>
          <table:table-cell office:value-type="float" office:value="47341">
            <text:p>47341</text:p>
          </table:table-cell>
          <table:table-cell office:value-type="float" office:value="43.7156">
            <text:p>43.7156</text:p>
          </table:table-cell>
          <table:table-cell office:value-type="float" office:value="12.1825">
            <text:p>12.1825</text:p>
          </table:table-cell>
        </table:table-row>
        <table:table-row table:style-name="ro1">
          <table:table-cell office:value-type="float" office:value="47284">
            <text:p>47284</text:p>
          </table:table-cell>
          <table:table-cell office:value-type="float" office:value="61384">
            <text:p>61384</text:p>
          </table:table-cell>
          <table:table-cell office:value-type="float" office:value="50574">
            <text:p>50574</text:p>
          </table:table-cell>
          <table:table-cell office:value-type="float" office:value="29.8198">
            <text:p>29.8198</text:p>
          </table:table-cell>
          <table:table-cell office:value-type="float" office:value="6.95796">
            <text:p>6.95796</text:p>
          </table:table-cell>
        </table:table-row>
        <table:table-row table:style-name="ro1">
          <table:table-cell office:value-type="float" office:value="42642">
            <text:p>42642</text:p>
          </table:table-cell>
          <table:table-cell office:value-type="float" office:value="53124">
            <text:p>53124</text:p>
          </table:table-cell>
          <table:table-cell office:value-type="float" office:value="52218">
            <text:p>52218</text:p>
          </table:table-cell>
          <table:table-cell office:value-type="float" office:value="24.5814">
            <text:p>24.5814</text:p>
          </table:table-cell>
          <table:table-cell office:value-type="float" office:value="22.4567">
            <text:p>22.4567</text:p>
          </table:table-cell>
        </table:table-row>
        <table:table-row table:style-name="ro1">
          <table:table-cell office:value-type="float" office:value="43970">
            <text:p>43970</text:p>
          </table:table-cell>
          <table:table-cell office:value-type="float" office:value="64085">
            <text:p>64085</text:p>
          </table:table-cell>
          <table:table-cell office:value-type="float" office:value="47436">
            <text:p>47436</text:p>
          </table:table-cell>
          <table:table-cell office:value-type="float" office:value="45.7471">
            <text:p>45.7471</text:p>
          </table:table-cell>
          <table:table-cell office:value-type="float" office:value="7.88265">
            <text:p>7.88265</text:p>
          </table:table-cell>
        </table:table-row>
        <table:table-row table:style-name="ro1">
          <table:table-cell office:value-type="float" office:value="211897">
            <text:p>211897</text:p>
          </table:table-cell>
          <table:table-cell office:value-type="float" office:value="275136">
            <text:p>275136</text:p>
          </table:table-cell>
          <table:table-cell office:value-type="float" office:value="227173">
            <text:p>227173</text:p>
          </table:table-cell>
          <table:table-cell office:value-type="float" office:value="29.8442">
            <text:p>29.8442</text:p>
          </table:table-cell>
          <table:table-cell office:value-type="float" office:value="7.20916">
            <text:p>7.20916</text:p>
          </table:table-cell>
        </table:table-row>
        <table:table-row table:style-name="ro1">
          <table:table-cell office:value-type="float" office:value="233095">
            <text:p>233095</text:p>
          </table:table-cell>
          <table:table-cell office:value-type="float" office:value="291093">
            <text:p>291093</text:p>
          </table:table-cell>
          <table:table-cell office:value-type="float" office:value="246401">
            <text:p>246401</text:p>
          </table:table-cell>
          <table:table-cell office:value-type="float" office:value="24.8817">
            <text:p>24.8817</text:p>
          </table:table-cell>
          <table:table-cell office:value-type="float" office:value="5.7084">
            <text:p>5.7084</text:p>
          </table:table-cell>
        </table:table-row>
        <table:table-row table:style-name="ro1">
          <table:table-cell office:value-type="float" office:value="95496">
            <text:p>95496</text:p>
          </table:table-cell>
          <table:table-cell office:value-type="float" office:value="112181">
            <text:p>112181</text:p>
          </table:table-cell>
          <table:table-cell office:value-type="float" office:value="93037">
            <text:p>93037</text:p>
          </table:table-cell>
          <table:table-cell office:value-type="float" office:value="17.4719">
            <text:p>17.4719</text:p>
          </table:table-cell>
          <table:table-cell office:value-type="float" office:value="-2.57498">
            <text:p>-2.57498</text:p>
          </table:table-cell>
        </table:table-row>
        <table:table-row table:style-name="ro1">
          <table:table-cell office:value-type="float" office:value="104158">
            <text:p>104158</text:p>
          </table:table-cell>
          <table:table-cell office:value-type="float" office:value="135034">
            <text:p>135034</text:p>
          </table:table-cell>
          <table:table-cell office:value-type="float" office:value="109336">
            <text:p>109336</text:p>
          </table:table-cell>
          <table:table-cell office:value-type="float" office:value="29.6434">
            <text:p>29.6434</text:p>
          </table:table-cell>
          <table:table-cell office:value-type="float" office:value="4.97129">
            <text:p>4.97129</text:p>
          </table:table-cell>
        </table:table-row>
        <table:table-row table:style-name="ro1">
          <table:table-cell office:value-type="float" office:value="254486">
            <text:p>254486</text:p>
          </table:table-cell>
          <table:table-cell office:value-type="float" office:value="328627">
            <text:p>328627</text:p>
          </table:table-cell>
          <table:table-cell office:value-type="float" office:value="258105">
            <text:p>258105</text:p>
          </table:table-cell>
          <table:table-cell office:value-type="float" office:value="29.1336">
            <text:p>29.1336</text:p>
          </table:table-cell>
          <table:table-cell office:value-type="float" office:value="1.42208">
            <text:p>1.42208</text:p>
          </table:table-cell>
        </table:table-row>
        <table:table-row table:style-name="ro1">
          <table:table-cell office:value-type="float" office:value="254393">
            <text:p>254393</text:p>
          </table:table-cell>
          <table:table-cell office:value-type="float" office:value="317059">
            <text:p>317059</text:p>
          </table:table-cell>
          <table:table-cell office:value-type="float" office:value="240172">
            <text:p>240172</text:p>
          </table:table-cell>
          <table:table-cell office:value-type="float" office:value="24.6335">
            <text:p>24.6335</text:p>
          </table:table-cell>
          <table:table-cell office:value-type="float" office:value="-5.59017">
            <text:p>-5.59017</text:p>
          </table:table-cell>
        </table:table-row>
        <table:table-row table:style-name="ro1">
          <table:table-cell office:value-type="float" office:value="197563">
            <text:p>197563</text:p>
          </table:table-cell>
          <table:table-cell office:value-type="float" office:value="259938">
            <text:p>259938</text:p>
          </table:table-cell>
          <table:table-cell office:value-type="float" office:value="215422">
            <text:p>215422</text:p>
          </table:table-cell>
          <table:table-cell office:value-type="float" office:value="31.5722">
            <text:p>31.5722</text:p>
          </table:table-cell>
          <table:table-cell office:value-type="float" office:value="9.03965">
            <text:p>9.03965</text:p>
          </table:table-cell>
        </table:table-row>
        <table:table-row table:style-name="ro1">
          <table:table-cell office:value-type="float" office:value="57478">
            <text:p>57478</text:p>
          </table:table-cell>
          <table:table-cell office:value-type="float" office:value="78465">
            <text:p>78465</text:p>
          </table:table-cell>
          <table:table-cell office:value-type="float" office:value="65356">
            <text:p>65356</text:p>
          </table:table-cell>
          <table:table-cell office:value-type="float" office:value="36.5131">
            <text:p>36.5131</text:p>
          </table:table-cell>
          <table:table-cell office:value-type="float" office:value="13.7061">
            <text:p>13.7061</text:p>
          </table:table-cell>
        </table:table-row>
        <table:table-row table:style-name="ro1">
          <table:table-cell office:value-type="float" office:value="106522">
            <text:p>106522</text:p>
          </table:table-cell>
          <table:table-cell office:value-type="float" office:value="136228">
            <text:p>136228</text:p>
          </table:table-cell>
          <table:table-cell office:value-type="float" office:value="117862">
            <text:p>117862</text:p>
          </table:table-cell>
          <table:table-cell office:value-type="float" office:value="27.8872">
            <text:p>27.8872</text:p>
          </table:table-cell>
          <table:table-cell office:value-type="float" office:value="10.6457">
            <text:p>10.6457</text:p>
          </table:table-cell>
        </table:table-row>
        <table:table-row table:style-name="ro1">
          <table:table-cell office:value-type="float" office:value="80712">
            <text:p>80712</text:p>
          </table:table-cell>
          <table:table-cell office:value-type="float" office:value="104536">
            <text:p>104536</text:p>
          </table:table-cell>
          <table:table-cell office:value-type="float" office:value="92702">
            <text:p>92702</text:p>
          </table:table-cell>
          <table:table-cell office:value-type="float" office:value="29.5173">
            <text:p>29.5173</text:p>
          </table:table-cell>
          <table:table-cell office:value-type="float" office:value="14.8553">
            <text:p>14.8553</text:p>
          </table:table-cell>
        </table:table-row>
        <table:table-row table:style-name="ro1">
          <table:table-cell office:value-type="float" office:value="206199">
            <text:p>206199</text:p>
          </table:table-cell>
          <table:table-cell office:value-type="float" office:value="271056">
            <text:p>271056</text:p>
          </table:table-cell>
          <table:table-cell office:value-type="float" office:value="220730">
            <text:p>220730</text:p>
          </table:table-cell>
          <table:table-cell office:value-type="float" office:value="31.4536">
            <text:p>31.4536</text:p>
          </table:table-cell>
          <table:table-cell office:value-type="float" office:value="7.04708">
            <text:p>7.04708</text:p>
          </table:table-cell>
        </table:table-row>
        <table:table-row table:style-name="ro1">
          <table:table-cell office:value-type="float" office:value="164777">
            <text:p>164777</text:p>
          </table:table-cell>
          <table:table-cell office:value-type="float" office:value="231131">
            <text:p>231131</text:p>
          </table:table-cell>
          <table:table-cell office:value-type="float" office:value="188738">
            <text:p>188738</text:p>
          </table:table-cell>
          <table:table-cell office:value-type="float" office:value="40.269">
            <text:p>40.269</text:p>
          </table:table-cell>
          <table:table-cell office:value-type="float" office:value="14.5415">
            <text:p>14.5415</text:p>
          </table:table-cell>
        </table:table-row>
        <table:table-row table:style-name="ro1">
          <table:table-cell office:value-type="float" office:value="65313">
            <text:p>65313</text:p>
          </table:table-cell>
          <table:table-cell office:value-type="float" office:value="84042">
            <text:p>84042</text:p>
          </table:table-cell>
          <table:table-cell office:value-type="float" office:value="65783">
            <text:p>65783</text:p>
          </table:table-cell>
          <table:table-cell office:value-type="float" office:value="28.6758">
            <text:p>28.6758</text:p>
          </table:table-cell>
          <table:table-cell office:value-type="float" office:value="0.719612">
            <text:p>0.719612</text:p>
          </table:table-cell>
        </table:table-row>
        <table:table-row table:style-name="ro1">
          <table:table-cell office:value-type="float" office:value="111415">
            <text:p>111415</text:p>
          </table:table-cell>
          <table:table-cell office:value-type="float" office:value="139541">
            <text:p>139541</text:p>
          </table:table-cell>
          <table:table-cell office:value-type="float" office:value="107222">
            <text:p>107222</text:p>
          </table:table-cell>
          <table:table-cell office:value-type="float" office:value="25.2444">
            <text:p>25.2444</text:p>
          </table:table-cell>
          <table:table-cell office:value-type="float" office:value="-3.76341">
            <text:p>-3.76341</text:p>
          </table:table-cell>
        </table:table-row>
        <table:table-row table:style-name="ro1">
          <table:table-cell office:value-type="float" office:value="154452">
            <text:p>154452</text:p>
          </table:table-cell>
          <table:table-cell office:value-type="float" office:value="192286">
            <text:p>192286</text:p>
          </table:table-cell>
          <table:table-cell office:value-type="float" office:value="151416">
            <text:p>151416</text:p>
          </table:table-cell>
          <table:table-cell office:value-type="float" office:value="24.4956">
            <text:p>24.4956</text:p>
          </table:table-cell>
          <table:table-cell office:value-type="float" office:value="-1.96566">
            <text:p>-1.96566</text:p>
          </table:table-cell>
        </table:table-row>
        <table:table-row table:style-name="ro1">
          <table:table-cell office:value-type="float" office:value="259970">
            <text:p>259970</text:p>
          </table:table-cell>
          <table:table-cell office:value-type="float" office:value="327658">
            <text:p>327658</text:p>
          </table:table-cell>
          <table:table-cell office:value-type="float" office:value="253297">
            <text:p>253297</text:p>
          </table:table-cell>
          <table:table-cell office:value-type="float" office:value="26.0369">
            <text:p>26.0369</text:p>
          </table:table-cell>
          <table:table-cell office:value-type="float" office:value="-2.56683">
            <text:p>-2.56683</text:p>
          </table:table-cell>
        </table:table-row>
        <table:table-row table:style-name="ro1">
          <table:table-cell office:value-type="float" office:value="223166">
            <text:p>223166</text:p>
          </table:table-cell>
          <table:table-cell office:value-type="float" office:value="294275">
            <text:p>294275</text:p>
          </table:table-cell>
          <table:table-cell office:value-type="float" office:value="240470">
            <text:p>240470</text:p>
          </table:table-cell>
          <table:table-cell office:value-type="float" office:value="31.8637">
            <text:p>31.8637</text:p>
          </table:table-cell>
          <table:table-cell office:value-type="float" office:value="7.75387">
            <text:p>7.75387</text:p>
          </table:table-cell>
        </table:table-row>
        <table:table-row table:style-name="ro1">
          <table:table-cell office:value-type="float" office:value="130009">
            <text:p>130009</text:p>
          </table:table-cell>
          <table:table-cell office:value-type="float" office:value="186312">
            <text:p>186312</text:p>
          </table:table-cell>
          <table:table-cell office:value-type="float" office:value="142082">
            <text:p>142082</text:p>
          </table:table-cell>
          <table:table-cell office:value-type="float" office:value="43.307">
            <text:p>43.307</text:p>
          </table:table-cell>
          <table:table-cell office:value-type="float" office:value="9.28628">
            <text:p>9.28628</text:p>
          </table:table-cell>
        </table:table-row>
        <table:table-row table:style-name="ro1">
          <table:table-cell office:value-type="float" office:value="105285">
            <text:p>105285</text:p>
          </table:table-cell>
          <table:table-cell office:value-type="float" office:value="136085">
            <text:p>136085</text:p>
          </table:table-cell>
          <table:table-cell office:value-type="float" office:value="108203">
            <text:p>108203</text:p>
          </table:table-cell>
          <table:table-cell office:value-type="float" office:value="29.2539">
            <text:p>29.2539</text:p>
          </table:table-cell>
          <table:table-cell office:value-type="float" office:value="2.77152">
            <text:p>2.77152</text:p>
          </table:table-cell>
        </table:table-row>
        <table:table-row table:style-name="ro1">
          <table:table-cell office:value-type="float" office:value="46103">
            <text:p>46103</text:p>
          </table:table-cell>
          <table:table-cell office:value-type="float" office:value="56607">
            <text:p>56607</text:p>
          </table:table-cell>
          <table:table-cell office:value-type="float" office:value="46853">
            <text:p>46853</text:p>
          </table:table-cell>
          <table:table-cell office:value-type="float" office:value="22.7838">
            <text:p>22.7838</text:p>
          </table:table-cell>
          <table:table-cell office:value-type="float" office:value="1.62679">
            <text:p>1.62679</text:p>
          </table:table-cell>
        </table:table-row>
        <table:table-row table:style-name="ro1">
          <table:table-cell office:value-type="float" office:value="256870">
            <text:p>256870</text:p>
          </table:table-cell>
          <table:table-cell office:value-type="float" office:value="340221">
            <text:p>340221</text:p>
          </table:table-cell>
          <table:table-cell office:value-type="float" office:value="277137">
            <text:p>277137</text:p>
          </table:table-cell>
          <table:table-cell office:value-type="float" office:value="32.4487">
            <text:p>32.4487</text:p>
          </table:table-cell>
          <table:table-cell office:value-type="float" office:value="7.88998">
            <text:p>7.88998</text:p>
          </table:table-cell>
        </table:table-row>
        <table:table-row table:style-name="ro1">
          <table:table-cell office:value-type="float" office:value="157857">
            <text:p>157857</text:p>
          </table:table-cell>
          <table:table-cell office:value-type="float" office:value="198520">
            <text:p>198520</text:p>
          </table:table-cell>
          <table:table-cell office:value-type="float" office:value="153893">
            <text:p>153893</text:p>
          </table:table-cell>
          <table:table-cell office:value-type="float" office:value="25.7594">
            <text:p>25.7594</text:p>
          </table:table-cell>
          <table:table-cell office:value-type="float" office:value="-2.51113">
            <text:p>-2.51113</text:p>
          </table:table-cell>
        </table:table-row>
        <table:table-row table:style-name="ro1">
          <table:table-cell office:value-type="float" office:value="109499">
            <text:p>109499</text:p>
          </table:table-cell>
          <table:table-cell office:value-type="float" office:value="137859">
            <text:p>137859</text:p>
          </table:table-cell>
          <table:table-cell office:value-type="float" office:value="112720">
            <text:p>112720</text:p>
          </table:table-cell>
          <table:table-cell office:value-type="float" office:value="25.8998">
            <text:p>25.8998</text:p>
          </table:table-cell>
          <table:table-cell office:value-type="float" office:value="2.94158">
            <text:p>2.94158</text:p>
          </table:table-cell>
        </table:table-row>
        <table:table-row table:style-name="ro1">
          <table:table-cell office:value-type="float" office:value="76309">
            <text:p>76309</text:p>
          </table:table-cell>
          <table:table-cell office:value-type="float" office:value="96367">
            <text:p>96367</text:p>
          </table:table-cell>
          <table:table-cell office:value-type="float" office:value="74960">
            <text:p>74960</text:p>
          </table:table-cell>
          <table:table-cell office:value-type="float" office:value="26.2852">
            <text:p>26.2852</text:p>
          </table:table-cell>
          <table:table-cell office:value-type="float" office:value="-1.76781">
            <text:p>-1.76781</text:p>
          </table:table-cell>
        </table:table-row>
        <table:table-row table:style-name="ro1">
          <table:table-cell office:value-type="float" office:value="80947">
            <text:p>80947</text:p>
          </table:table-cell>
          <table:table-cell office:value-type="float" office:value="99883">
            <text:p>99883</text:p>
          </table:table-cell>
          <table:table-cell office:value-type="float" office:value="73747">
            <text:p>73747</text:p>
          </table:table-cell>
          <table:table-cell office:value-type="float" office:value="23.3931">
            <text:p>23.3931</text:p>
          </table:table-cell>
          <table:table-cell office:value-type="float" office:value="-8.89471">
            <text:p>-8.89471</text:p>
          </table:table-cell>
        </table:table-row>
        <table:table-row table:style-name="ro1">
          <table:table-cell office:value-type="float" office:value="117739">
            <text:p>117739</text:p>
          </table:table-cell>
          <table:table-cell office:value-type="float" office:value="154025">
            <text:p>154025</text:p>
          </table:table-cell>
          <table:table-cell office:value-type="float" office:value="128713">
            <text:p>128713</text:p>
          </table:table-cell>
          <table:table-cell office:value-type="float" office:value="30.819">
            <text:p>30.819</text:p>
          </table:table-cell>
          <table:table-cell office:value-type="float" office:value="9.32062">
            <text:p>9.32062</text:p>
          </table:table-cell>
        </table:table-row>
        <table:table-row table:style-name="ro1">
          <table:table-cell office:value-type="float" office:value="235896">
            <text:p>235896</text:p>
          </table:table-cell>
          <table:table-cell office:value-type="float" office:value="310792">
            <text:p>310792</text:p>
          </table:table-cell>
          <table:table-cell office:value-type="float" office:value="249366">
            <text:p>249366</text:p>
          </table:table-cell>
          <table:table-cell office:value-type="float" office:value="31.7496">
            <text:p>31.7496</text:p>
          </table:table-cell>
          <table:table-cell office:value-type="float" office:value="5.71014">
            <text:p>5.71014</text:p>
          </table:table-cell>
        </table:table-row>
        <table:table-row table:style-name="ro1">
          <table:table-cell office:value-type="float" office:value="204083">
            <text:p>204083</text:p>
          </table:table-cell>
          <table:table-cell office:value-type="float" office:value="272752">
            <text:p>272752</text:p>
          </table:table-cell>
          <table:table-cell office:value-type="float" office:value="215953">
            <text:p>215953</text:p>
          </table:table-cell>
          <table:table-cell office:value-type="float" office:value="33.6476">
            <text:p>33.6476</text:p>
          </table:table-cell>
          <table:table-cell office:value-type="float" office:value="5.81626">
            <text:p>5.81626</text:p>
          </table:table-cell>
        </table:table-row>
        <table:table-row table:style-name="ro1">
          <table:table-cell office:value-type="float" office:value="112774">
            <text:p>112774</text:p>
          </table:table-cell>
          <table:table-cell office:value-type="float" office:value="144668">
            <text:p>144668</text:p>
          </table:table-cell>
          <table:table-cell office:value-type="float" office:value="114494">
            <text:p>114494</text:p>
          </table:table-cell>
          <table:table-cell office:value-type="float" office:value="28.2813">
            <text:p>28.2813</text:p>
          </table:table-cell>
          <table:table-cell office:value-type="float" office:value="1.52517">
            <text:p>1.52517</text:p>
          </table:table-cell>
        </table:table-row>
        <table:table-row table:style-name="ro1">
          <table:table-cell office:value-type="float" office:value="81126">
            <text:p>81126</text:p>
          </table:table-cell>
          <table:table-cell office:value-type="float" office:value="107171">
            <text:p>107171</text:p>
          </table:table-cell>
          <table:table-cell office:value-type="float" office:value="81786">
            <text:p>81786</text:p>
          </table:table-cell>
          <table:table-cell office:value-type="float" office:value="32.1044">
            <text:p>32.1044</text:p>
          </table:table-cell>
          <table:table-cell office:value-type="float" office:value="0.813549">
            <text:p>0.813549</text:p>
          </table:table-cell>
        </table:table-row>
        <table:table-row table:style-name="ro1">
          <table:table-cell office:value-type="float" office:value="243751">
            <text:p>243751</text:p>
          </table:table-cell>
          <table:table-cell office:value-type="float" office:value="335302">
            <text:p>335302</text:p>
          </table:table-cell>
          <table:table-cell office:value-type="float" office:value="257242">
            <text:p>257242</text:p>
          </table:table-cell>
          <table:table-cell office:value-type="float" office:value="37.5592">
            <text:p>37.5592</text:p>
          </table:table-cell>
          <table:table-cell office:value-type="float" office:value="5.53475">
            <text:p>5.53475</text:p>
          </table:table-cell>
        </table:table-row>
        <table:table-row table:style-name="ro1">
          <table:table-cell office:value-type="float" office:value="246458">
            <text:p>246458</text:p>
          </table:table-cell>
          <table:table-cell office:value-type="float" office:value="319918">
            <text:p>319918</text:p>
          </table:table-cell>
          <table:table-cell office:value-type="float" office:value="266801">
            <text:p>266801</text:p>
          </table:table-cell>
          <table:table-cell office:value-type="float" office:value="29.8063">
            <text:p>29.8063</text:p>
          </table:table-cell>
          <table:table-cell office:value-type="float" office:value="8.25414">
            <text:p>8.25414</text:p>
          </table:table-cell>
        </table:table-row>
        <table:table-row table:style-name="ro1">
          <table:table-cell office:value-type="float" office:value="162752">
            <text:p>162752</text:p>
          </table:table-cell>
          <table:table-cell office:value-type="float" office:value="210531">
            <text:p>210531</text:p>
          </table:table-cell>
          <table:table-cell office:value-type="float" office:value="172679">
            <text:p>172679</text:p>
          </table:table-cell>
          <table:table-cell office:value-type="float" office:value="29.3569">
            <text:p>29.3569</text:p>
          </table:table-cell>
          <table:table-cell office:value-type="float" office:value="6.09946">
            <text:p>6.09946</text:p>
          </table:table-cell>
        </table:table-row>
        <table:table-row table:style-name="ro1">
          <table:table-cell office:value-type="float" office:value="57506">
            <text:p>57506</text:p>
          </table:table-cell>
          <table:table-cell office:value-type="float" office:value="74872">
            <text:p>74872</text:p>
          </table:table-cell>
          <table:table-cell office:value-type="float" office:value="59846">
            <text:p>59846</text:p>
          </table:table-cell>
          <table:table-cell office:value-type="float" office:value="30.1986">
            <text:p>30.1986</text:p>
          </table:table-cell>
          <table:table-cell office:value-type="float" office:value="4.06914">
            <text:p>4.06914</text:p>
          </table:table-cell>
        </table:table-row>
        <table:table-row table:style-name="ro1">
          <table:table-cell office:value-type="float" office:value="57689">
            <text:p>57689</text:p>
          </table:table-cell>
          <table:table-cell office:value-type="float" office:value="79762">
            <text:p>79762</text:p>
          </table:table-cell>
          <table:table-cell office:value-type="float" office:value="62821">
            <text:p>62821</text:p>
          </table:table-cell>
          <table:table-cell office:value-type="float" office:value="38.2621">
            <text:p>38.2621</text:p>
          </table:table-cell>
          <table:table-cell office:value-type="float" office:value="8.89598">
            <text:p>8.89598</text:p>
          </table:table-cell>
        </table:table-row>
        <table:table-row table:style-name="ro1">
          <table:table-cell office:value-type="float" office:value="226641">
            <text:p>226641</text:p>
          </table:table-cell>
          <table:table-cell office:value-type="float" office:value="296390">
            <text:p>296390</text:p>
          </table:table-cell>
          <table:table-cell office:value-type="float" office:value="231223">
            <text:p>231223</text:p>
          </table:table-cell>
          <table:table-cell office:value-type="float" office:value="30.7751">
            <text:p>30.7751</text:p>
          </table:table-cell>
          <table:table-cell office:value-type="float" office:value="2.0217">
            <text:p>2.0217</text:p>
          </table:table-cell>
        </table:table-row>
        <table:table-row table:style-name="ro1">
          <table:table-cell office:value-type="float" office:value="197232">
            <text:p>197232</text:p>
          </table:table-cell>
          <table:table-cell office:value-type="float" office:value="264002">
            <text:p>264002</text:p>
          </table:table-cell>
          <table:table-cell office:value-type="float" office:value="215826">
            <text:p>215826</text:p>
          </table:table-cell>
          <table:table-cell office:value-type="float" office:value="33.8535">
            <text:p>33.8535</text:p>
          </table:table-cell>
          <table:table-cell office:value-type="float" office:value="9.42748">
            <text:p>9.42748</text:p>
          </table:table-cell>
        </table:table-row>
        <table:table-row table:style-name="ro1">
          <table:table-cell office:value-type="float" office:value="127418">
            <text:p>127418</text:p>
          </table:table-cell>
          <table:table-cell office:value-type="float" office:value="193512">
            <text:p>193512</text:p>
          </table:table-cell>
          <table:table-cell office:value-type="float" office:value="134636">
            <text:p>134636</text:p>
          </table:table-cell>
          <table:table-cell office:value-type="float" office:value="51.8718">
            <text:p>51.8718</text:p>
          </table:table-cell>
          <table:table-cell office:value-type="float" office:value="5.66482">
            <text:p>5.66482</text:p>
          </table:table-cell>
        </table:table-row>
        <table:table-row table:style-name="ro1">
          <table:table-cell office:value-type="float" office:value="26813">
            <text:p>26813</text:p>
          </table:table-cell>
          <table:table-cell office:value-type="float" office:value="34408">
            <text:p>34408</text:p>
          </table:table-cell>
          <table:table-cell office:value-type="float" office:value="27166">
            <text:p>27166</text:p>
          </table:table-cell>
          <table:table-cell office:value-type="float" office:value="28.3258">
            <text:p>28.3258</text:p>
          </table:table-cell>
          <table:table-cell office:value-type="float" office:value="1.31653">
            <text:p>1.31653</text:p>
          </table:table-cell>
        </table:table-row>
        <table:table-row table:style-name="ro1">
          <table:table-cell office:value-type="float" office:value="25946">
            <text:p>25946</text:p>
          </table:table-cell>
          <table:table-cell office:value-type="float" office:value="37662">
            <text:p>37662</text:p>
          </table:table-cell>
          <table:table-cell office:value-type="float" office:value="27572">
            <text:p>27572</text:p>
          </table:table-cell>
          <table:table-cell office:value-type="float" office:value="45.1553">
            <text:p>45.1553</text:p>
          </table:table-cell>
          <table:table-cell office:value-type="float" office:value="6.26686">
            <text:p>6.26686</text:p>
          </table:table-cell>
        </table:table-row>
        <table:table-row table:style-name="ro1">
          <table:table-cell office:value-type="float" office:value="30626">
            <text:p>30626</text:p>
          </table:table-cell>
          <table:table-cell office:value-type="float" office:value="33831">
            <text:p>33831</text:p>
          </table:table-cell>
          <table:table-cell office:value-type="float" office:value="26393">
            <text:p>26393</text:p>
          </table:table-cell>
          <table:table-cell office:value-type="float" office:value="10.465">
            <text:p>10.465</text:p>
          </table:table-cell>
          <table:table-cell office:value-type="float" office:value="-13.8216">
            <text:p>-13.8216</text:p>
          </table:table-cell>
        </table:table-row>
        <table:table-row table:style-name="ro1">
          <table:table-cell office:value-type="float" office:value="25738">
            <text:p>25738</text:p>
          </table:table-cell>
          <table:table-cell office:value-type="float" office:value="33634">
            <text:p>33634</text:p>
          </table:table-cell>
          <table:table-cell office:value-type="float" office:value="27686">
            <text:p>27686</text:p>
          </table:table-cell>
          <table:table-cell office:value-type="float" office:value="30.6784">
            <text:p>30.6784</text:p>
          </table:table-cell>
          <table:table-cell office:value-type="float" office:value="7.56858">
            <text:p>7.56858</text:p>
          </table:table-cell>
        </table:table-row>
        <table:table-row table:style-name="ro1">
          <table:table-cell office:value-type="float" office:value="350064">
            <text:p>350064</text:p>
          </table:table-cell>
          <table:table-cell office:value-type="float" office:value="433067">
            <text:p>433067</text:p>
          </table:table-cell>
          <table:table-cell office:value-type="float" office:value="416627">
            <text:p>416627</text:p>
          </table:table-cell>
          <table:table-cell office:value-type="float" office:value="23.7108">
            <text:p>23.7108</text:p>
          </table:table-cell>
          <table:table-cell office:value-type="float" office:value="19.0145">
            <text:p>19.0145</text:p>
          </table:table-cell>
        </table:table-row>
        <table:table-row table:style-name="ro1">
          <table:table-cell office:value-type="float" office:value="193254">
            <text:p>193254</text:p>
          </table:table-cell>
          <table:table-cell office:value-type="float" office:value="278589">
            <text:p>278589</text:p>
          </table:table-cell>
          <table:table-cell office:value-type="float" office:value="221608">
            <text:p>221608</text:p>
          </table:table-cell>
          <table:table-cell office:value-type="float" office:value="44.1569">
            <text:p>44.1569</text:p>
          </table:table-cell>
          <table:table-cell office:value-type="float" office:value="14.6719">
            <text:p>14.6719</text:p>
          </table:table-cell>
        </table:table-row>
        <table:table-row table:style-name="ro1">
          <table:table-cell office:value-type="float" office:value="143705">
            <text:p>143705</text:p>
          </table:table-cell>
          <table:table-cell office:value-type="float" office:value="180979">
            <text:p>180979</text:p>
          </table:table-cell>
          <table:table-cell office:value-type="float" office:value="176342">
            <text:p>176342</text:p>
          </table:table-cell>
          <table:table-cell office:value-type="float" office:value="25.9379">
            <text:p>25.9379</text:p>
          </table:table-cell>
          <table:table-cell office:value-type="float" office:value="22.7111">
            <text:p>22.7111</text:p>
          </table:table-cell>
        </table:table-row>
        <table:table-row table:style-name="ro1">
          <table:table-cell office:value-type="float" office:value="135147">
            <text:p>135147</text:p>
          </table:table-cell>
          <table:table-cell office:value-type="float" office:value="146188">
            <text:p>146188</text:p>
          </table:table-cell>
          <table:table-cell office:value-type="float" office:value="110788">
            <text:p>110788</text:p>
          </table:table-cell>
          <table:table-cell office:value-type="float" office:value="8.16962">
            <text:p>8.16962</text:p>
          </table:table-cell>
          <table:table-cell office:value-type="float" office:value="-18.0241">
            <text:p>-18.0241</text:p>
          </table:table-cell>
        </table:table-row>
        <table:table-row table:style-name="ro1">
          <table:table-cell office:value-type="float" office:value="48646">
            <text:p>48646</text:p>
          </table:table-cell>
          <table:table-cell office:value-type="float" office:value="64044">
            <text:p>64044</text:p>
          </table:table-cell>
          <table:table-cell office:value-type="float" office:value="51320">
            <text:p>51320</text:p>
          </table:table-cell>
          <table:table-cell office:value-type="float" office:value="31.6532">
            <text:p>31.6532</text:p>
          </table:table-cell>
          <table:table-cell office:value-type="float" office:value="5.49685">
            <text:p>5.49685</text:p>
          </table:table-cell>
        </table:table-row>
        <table:table-row table:style-name="ro1">
          <table:table-cell office:value-type="float" office:value="51202">
            <text:p>51202</text:p>
          </table:table-cell>
          <table:table-cell office:value-type="float" office:value="82597">
            <text:p>82597</text:p>
          </table:table-cell>
          <table:table-cell office:value-type="float" office:value="52316">
            <text:p>52316</text:p>
          </table:table-cell>
          <table:table-cell office:value-type="float" office:value="61.316">
            <text:p>61.316</text:p>
          </table:table-cell>
          <table:table-cell office:value-type="float" office:value="2.1757">
            <text:p>2.1757</text:p>
          </table:table-cell>
        </table:table-row>
        <table:table-row table:style-name="ro1">
          <table:table-cell office:value-type="float" office:value="295177">
            <text:p>295177</text:p>
          </table:table-cell>
          <table:table-cell office:value-type="float" office:value="357682">
            <text:p>357682</text:p>
          </table:table-cell>
          <table:table-cell office:value-type="float" office:value="291879">
            <text:p>291879</text:p>
          </table:table-cell>
          <table:table-cell office:value-type="float" office:value="21.1754">
            <text:p>21.1754</text:p>
          </table:table-cell>
          <table:table-cell office:value-type="float" office:value="-1.1173">
            <text:p>-1.1173</text:p>
          </table:table-cell>
        </table:table-row>
        <table:table-row table:style-name="ro1">
          <table:table-cell office:value-type="float" office:value="178457">
            <text:p>178457</text:p>
          </table:table-cell>
          <table:table-cell office:value-type="float" office:value="230990">
            <text:p>230990</text:p>
          </table:table-cell>
          <table:table-cell office:value-type="float" office:value="185883">
            <text:p>185883</text:p>
          </table:table-cell>
          <table:table-cell office:value-type="float" office:value="29.4373">
            <text:p>29.4373</text:p>
          </table:table-cell>
          <table:table-cell office:value-type="float" office:value="4.16123">
            <text:p>4.16123</text:p>
          </table:table-cell>
        </table:table-row>
        <table:table-row table:style-name="ro1">
          <table:table-cell office:value-type="float" office:value="85773">
            <text:p>85773</text:p>
          </table:table-cell>
          <table:table-cell office:value-type="float" office:value="117573">
            <text:p>117573</text:p>
          </table:table-cell>
          <table:table-cell office:value-type="float" office:value="94210">
            <text:p>94210</text:p>
          </table:table-cell>
          <table:table-cell office:value-type="float" office:value="37.0746">
            <text:p>37.0746</text:p>
          </table:table-cell>
          <table:table-cell office:value-type="float" office:value="9.83643">
            <text:p>9.83643</text:p>
          </table:table-cell>
        </table:table-row>
        <table:table-row table:style-name="ro1">
          <table:table-cell office:value-type="float" office:value="102137">
            <text:p>102137</text:p>
          </table:table-cell>
          <table:table-cell office:value-type="float" office:value="131304">
            <text:p>131304</text:p>
          </table:table-cell>
          <table:table-cell office:value-type="float" office:value="102824">
            <text:p>102824</text:p>
          </table:table-cell>
          <table:table-cell office:value-type="float" office:value="28.5567">
            <text:p>28.5567</text:p>
          </table:table-cell>
          <table:table-cell office:value-type="float" office:value="0.672626">
            <text:p>0.672626</text:p>
          </table:table-cell>
        </table:table-row>
        <table:table-row table:style-name="ro1">
          <table:table-cell office:value-type="float" office:value="263215">
            <text:p>263215</text:p>
          </table:table-cell>
          <table:table-cell office:value-type="float" office:value="383061">
            <text:p>383061</text:p>
          </table:table-cell>
          <table:table-cell office:value-type="float" office:value="304139">
            <text:p>304139</text:p>
          </table:table-cell>
          <table:table-cell office:value-type="float" office:value="45.5316">
            <text:p>45.5316</text:p>
          </table:table-cell>
          <table:table-cell office:value-type="float" office:value="15.5477">
            <text:p>15.5477</text:p>
          </table:table-cell>
        </table:table-row>
        <table:table-row table:style-name="ro1">
          <table:table-cell office:value-type="float" office:value="261609">
            <text:p>261609</text:p>
          </table:table-cell>
          <table:table-cell office:value-type="float" office:value="344719">
            <text:p>344719</text:p>
          </table:table-cell>
          <table:table-cell office:value-type="float" office:value="297351">
            <text:p>297351</text:p>
          </table:table-cell>
          <table:table-cell office:value-type="float" office:value="31.7688">
            <text:p>31.7688</text:p>
          </table:table-cell>
          <table:table-cell office:value-type="float" office:value="13.6624">
            <text:p>13.6624</text:p>
          </table:table-cell>
        </table:table-row>
        <table:table-row table:style-name="ro1">
          <table:table-cell office:value-type="float" office:value="87296">
            <text:p>87296</text:p>
          </table:table-cell>
          <table:table-cell office:value-type="float" office:value="93961">
            <text:p>93961</text:p>
          </table:table-cell>
          <table:table-cell office:value-type="float" office:value="90850">
            <text:p>90850</text:p>
          </table:table-cell>
          <table:table-cell office:value-type="float" office:value="7.63494">
            <text:p>7.63494</text:p>
          </table:table-cell>
          <table:table-cell office:value-type="float" office:value="4.07121">
            <text:p>4.07121</text:p>
          </table:table-cell>
        </table:table-row>
        <table:table-row table:style-name="ro1">
          <table:table-cell office:value-type="float" office:value="73459">
            <text:p>73459</text:p>
          </table:table-cell>
          <table:table-cell office:value-type="float" office:value="96344">
            <text:p>96344</text:p>
          </table:table-cell>
          <table:table-cell office:value-type="float" office:value="78369">
            <text:p>78369</text:p>
          </table:table-cell>
          <table:table-cell office:value-type="float" office:value="31.1534">
            <text:p>31.1534</text:p>
          </table:table-cell>
          <table:table-cell office:value-type="float" office:value="6.684">
            <text:p>6.684</text:p>
          </table:table-cell>
        </table:table-row>
        <table:table-row table:style-name="ro1">
          <table:table-cell office:value-type="float" office:value="122582">
            <text:p>122582</text:p>
          </table:table-cell>
          <table:table-cell office:value-type="float" office:value="164006">
            <text:p>164006</text:p>
          </table:table-cell>
          <table:table-cell office:value-type="float" office:value="133542">
            <text:p>133542</text:p>
          </table:table-cell>
          <table:table-cell office:value-type="float" office:value="33.7929">
            <text:p>33.7929</text:p>
          </table:table-cell>
          <table:table-cell office:value-type="float" office:value="8.94095">
            <text:p>8.94095</text:p>
          </table:table-cell>
        </table:table-row>
        <table:table-row table:style-name="ro1">
          <table:table-cell office:value-type="float" office:value="286336">
            <text:p>286336</text:p>
          </table:table-cell>
          <table:table-cell office:value-type="float" office:value="367435">
            <text:p>367435</text:p>
          </table:table-cell>
          <table:table-cell office:value-type="float" office:value="282526">
            <text:p>282526</text:p>
          </table:table-cell>
          <table:table-cell office:value-type="float" office:value="28.323">
            <text:p>28.323</text:p>
          </table:table-cell>
          <table:table-cell office:value-type="float" office:value="-1.3306">
            <text:p>-1.3306</text:p>
          </table:table-cell>
        </table:table-row>
        <table:table-row table:style-name="ro1">
          <table:table-cell office:value-type="float" office:value="182431">
            <text:p>182431</text:p>
          </table:table-cell>
          <table:table-cell office:value-type="float" office:value="238724">
            <text:p>238724</text:p>
          </table:table-cell>
          <table:table-cell office:value-type="float" office:value="194258">
            <text:p>194258</text:p>
          </table:table-cell>
          <table:table-cell office:value-type="float" office:value="30.8571">
            <text:p>30.8571</text:p>
          </table:table-cell>
          <table:table-cell office:value-type="float" office:value="6.483">
            <text:p>6.483</text:p>
          </table:table-cell>
        </table:table-row>
        <table:table-row table:style-name="ro1">
          <table:table-cell office:value-type="float" office:value="63641">
            <text:p>63641</text:p>
          </table:table-cell>
          <table:table-cell office:value-type="float" office:value="81778">
            <text:p>81778</text:p>
          </table:table-cell>
          <table:table-cell office:value-type="float" office:value="69351">
            <text:p>69351</text:p>
          </table:table-cell>
          <table:table-cell office:value-type="float" office:value="28.4989">
            <text:p>28.4989</text:p>
          </table:table-cell>
          <table:table-cell office:value-type="float" office:value="8.9722">
            <text:p>8.9722</text:p>
          </table:table-cell>
        </table:table-row>
        <table:table-row table:style-name="ro1">
          <table:table-cell office:value-type="float" office:value="64353">
            <text:p>64353</text:p>
          </table:table-cell>
          <table:table-cell office:value-type="float" office:value="79730">
            <text:p>79730</text:p>
          </table:table-cell>
          <table:table-cell office:value-type="float" office:value="66420">
            <text:p>66420</text:p>
          </table:table-cell>
          <table:table-cell office:value-type="float" office:value="23.8948">
            <text:p>23.8948</text:p>
          </table:table-cell>
          <table:table-cell office:value-type="float" office:value="3.21197">
            <text:p>3.21197</text:p>
          </table:table-cell>
        </table:table-row>
        <table:table-row table:style-name="ro1">
          <table:table-cell office:value-type="float" office:value="171876">
            <text:p>171876</text:p>
          </table:table-cell>
          <table:table-cell office:value-type="float" office:value="247000">
            <text:p>247000</text:p>
          </table:table-cell>
          <table:table-cell office:value-type="float" office:value="170500">
            <text:p>170500</text:p>
          </table:table-cell>
          <table:table-cell office:value-type="float" office:value="43.7083">
            <text:p>43.7083</text:p>
          </table:table-cell>
          <table:table-cell office:value-type="float" office:value="-0.800577">
            <text:p>-0.800577</text:p>
          </table:table-cell>
        </table:table-row>
        <table:table-row table:style-name="ro1">
          <table:table-cell office:value-type="float" office:value="57549">
            <text:p>57549</text:p>
          </table:table-cell>
          <table:table-cell office:value-type="float" office:value="76124">
            <text:p>76124</text:p>
          </table:table-cell>
          <table:table-cell office:value-type="float" office:value="59355">
            <text:p>59355</text:p>
          </table:table-cell>
          <table:table-cell office:value-type="float" office:value="32.2768">
            <text:p>32.2768</text:p>
          </table:table-cell>
          <table:table-cell office:value-type="float" office:value="3.1382">
            <text:p>3.1382</text:p>
          </table:table-cell>
        </table:table-row>
        <table:table-row table:style-name="ro1">
          <table:table-cell office:value-type="float" office:value="47626">
            <text:p>47626</text:p>
          </table:table-cell>
          <table:table-cell office:value-type="float" office:value="66907">
            <text:p>66907</text:p>
          </table:table-cell>
          <table:table-cell office:value-type="float" office:value="51983">
            <text:p>51983</text:p>
          </table:table-cell>
          <table:table-cell office:value-type="float" office:value="40.4842">
            <text:p>40.4842</text:p>
          </table:table-cell>
          <table:table-cell office:value-type="float" office:value="9.14836">
            <text:p>9.14836</text:p>
          </table:table-cell>
        </table:table-row>
        <table:table-row table:style-name="ro1">
          <table:table-cell office:value-type="float" office:value="47919">
            <text:p>47919</text:p>
          </table:table-cell>
          <table:table-cell office:value-type="float" office:value="66735">
            <text:p>66735</text:p>
          </table:table-cell>
          <table:table-cell office:value-type="float" office:value="53447">
            <text:p>53447</text:p>
          </table:table-cell>
          <table:table-cell office:value-type="float" office:value="39.2663">
            <text:p>39.2663</text:p>
          </table:table-cell>
          <table:table-cell office:value-type="float" office:value="11.5361">
            <text:p>11.5361</text:p>
          </table:table-cell>
        </table:table-row>
        <table:table-row table:style-name="ro1">
          <table:table-cell office:value-type="float" office:value="154135">
            <text:p>154135</text:p>
          </table:table-cell>
          <table:table-cell office:value-type="float" office:value="201781">
            <text:p>201781</text:p>
          </table:table-cell>
          <table:table-cell office:value-type="float" office:value="148564">
            <text:p>148564</text:p>
          </table:table-cell>
          <table:table-cell office:value-type="float" office:value="30.9119">
            <text:p>30.9119</text:p>
          </table:table-cell>
          <table:table-cell office:value-type="float" office:value="-3.61436">
            <text:p>-3.61436</text:p>
          </table:table-cell>
        </table:table-row>
        <table:table-row table:style-name="ro1">
          <table:table-cell office:value-type="float" office:value="213500">
            <text:p>213500</text:p>
          </table:table-cell>
          <table:table-cell office:value-type="float" office:value="282910">
            <text:p>282910</text:p>
          </table:table-cell>
          <table:table-cell office:value-type="float" office:value="222493">
            <text:p>222493</text:p>
          </table:table-cell>
          <table:table-cell office:value-type="float" office:value="32.5105">
            <text:p>32.5105</text:p>
          </table:table-cell>
          <table:table-cell office:value-type="float" office:value="4.21218">
            <text:p>4.21218</text:p>
          </table:table-cell>
        </table:table-row>
        <table:table-row table:style-name="ro1">
          <table:table-cell office:value-type="float" office:value="121204">
            <text:p>121204</text:p>
          </table:table-cell>
          <table:table-cell office:value-type="float" office:value="161196">
            <text:p>161196</text:p>
          </table:table-cell>
          <table:table-cell office:value-type="float" office:value="131264">
            <text:p>131264</text:p>
          </table:table-cell>
          <table:table-cell office:value-type="float" office:value="32.9956">
            <text:p>32.9956</text:p>
          </table:table-cell>
          <table:table-cell office:value-type="float" office:value="8.30006">
            <text:p>8.30006</text:p>
          </table:table-cell>
        </table:table-row>
        <table:table-row table:style-name="ro1">
          <table:table-cell office:value-type="float" office:value="139366">
            <text:p>139366</text:p>
          </table:table-cell>
          <table:table-cell office:value-type="float" office:value="171871">
            <text:p>171871</text:p>
          </table:table-cell>
          <table:table-cell office:value-type="float" office:value="137126">
            <text:p>137126</text:p>
          </table:table-cell>
          <table:table-cell office:value-type="float" office:value="23.3235">
            <text:p>23.3235</text:p>
          </table:table-cell>
          <table:table-cell office:value-type="float" office:value="-1.60728">
            <text:p>-1.60728</text:p>
          </table:table-cell>
        </table:table-row>
        <table:table-row table:style-name="ro1">
          <table:table-cell office:value-type="float" office:value="272663">
            <text:p>272663</text:p>
          </table:table-cell>
          <table:table-cell office:value-type="float" office:value="358658">
            <text:p>358658</text:p>
          </table:table-cell>
          <table:table-cell office:value-type="float" office:value="281565">
            <text:p>281565</text:p>
          </table:table-cell>
          <table:table-cell office:value-type="float" office:value="31.5389">
            <text:p>31.5389</text:p>
          </table:table-cell>
          <table:table-cell office:value-type="float" office:value="3.26484">
            <text:p>3.26484</text:p>
          </table:table-cell>
        </table:table-row>
        <table:table-row table:style-name="ro1">
          <table:table-cell office:value-type="float" office:value="156737">
            <text:p>156737</text:p>
          </table:table-cell>
          <table:table-cell office:value-type="float" office:value="203342">
            <text:p>203342</text:p>
          </table:table-cell>
          <table:table-cell office:value-type="float" office:value="178053">
            <text:p>178053</text:p>
          </table:table-cell>
          <table:table-cell office:value-type="float" office:value="29.7345">
            <text:p>29.7345</text:p>
          </table:table-cell>
          <table:table-cell office:value-type="float" office:value="13.5999">
            <text:p>13.5999</text:p>
          </table:table-cell>
        </table:table-row>
        <table:table-row table:style-name="ro1">
          <table:table-cell office:value-type="float" office:value="94099">
            <text:p>94099</text:p>
          </table:table-cell>
          <table:table-cell office:value-type="float" office:value="134148">
            <text:p>134148</text:p>
          </table:table-cell>
          <table:table-cell office:value-type="float" office:value="104203">
            <text:p>104203</text:p>
          </table:table-cell>
          <table:table-cell office:value-type="float" office:value="42.5605">
            <text:p>42.5605</text:p>
          </table:table-cell>
          <table:table-cell office:value-type="float" office:value="10.7376">
            <text:p>10.7376</text:p>
          </table:table-cell>
        </table:table-row>
        <table:table-row table:style-name="ro1">
          <table:table-cell office:value-type="float" office:value="77800">
            <text:p>77800</text:p>
          </table:table-cell>
          <table:table-cell office:value-type="float" office:value="102856">
            <text:p>102856</text:p>
          </table:table-cell>
          <table:table-cell office:value-type="float" office:value="80444">
            <text:p>80444</text:p>
          </table:table-cell>
          <table:table-cell office:value-type="float" office:value="32.2057">
            <text:p>32.2057</text:p>
          </table:table-cell>
          <table:table-cell office:value-type="float" office:value="3.39846">
            <text:p>3.39846</text:p>
          </table:table-cell>
        </table:table-row>
        <table:table-row table:style-name="ro1">
          <table:table-cell office:value-type="float" office:value="229035">
            <text:p>229035</text:p>
          </table:table-cell>
          <table:table-cell office:value-type="float" office:value="316338">
            <text:p>316338</text:p>
          </table:table-cell>
          <table:table-cell office:value-type="float" office:value="238831">
            <text:p>238831</text:p>
          </table:table-cell>
          <table:table-cell office:value-type="float" office:value="38.1178">
            <text:p>38.1178</text:p>
          </table:table-cell>
          <table:table-cell office:value-type="float" office:value="4.27708">
            <text:p>4.27708</text:p>
          </table:table-cell>
        </table:table-row>
        <table:table-row table:style-name="ro1">
          <table:table-cell office:value-type="float" office:value="232515">
            <text:p>232515</text:p>
          </table:table-cell>
          <table:table-cell office:value-type="float" office:value="323183">
            <text:p>323183</text:p>
          </table:table-cell>
          <table:table-cell office:value-type="float" office:value="254581">
            <text:p>254581</text:p>
          </table:table-cell>
          <table:table-cell office:value-type="float" office:value="38.9945">
            <text:p>38.9945</text:p>
          </table:table-cell>
          <table:table-cell office:value-type="float" office:value="9.49014">
            <text:p>9.49014</text:p>
          </table:table-cell>
        </table:table-row>
        <table:table-row table:style-name="ro1">
          <table:table-cell office:value-type="float" office:value="210137">
            <text:p>210137</text:p>
          </table:table-cell>
          <table:table-cell office:value-type="float" office:value="277061">
            <text:p>277061</text:p>
          </table:table-cell>
          <table:table-cell office:value-type="float" office:value="224296">
            <text:p>224296</text:p>
          </table:table-cell>
          <table:table-cell office:value-type="float" office:value="31.8478">
            <text:p>31.8478</text:p>
          </table:table-cell>
          <table:table-cell office:value-type="float" office:value="6.73799">
            <text:p>6.73799</text:p>
          </table:table-cell>
        </table:table-row>
        <table:table-row table:style-name="ro1">
          <table:table-cell office:value-type="float" office:value="81612">
            <text:p>81612</text:p>
          </table:table-cell>
          <table:table-cell office:value-type="float" office:value="103739">
            <text:p>103739</text:p>
          </table:table-cell>
          <table:table-cell office:value-type="float" office:value="86556">
            <text:p>86556</text:p>
          </table:table-cell>
          <table:table-cell office:value-type="float" office:value="27.1124">
            <text:p>27.1124</text:p>
          </table:table-cell>
          <table:table-cell office:value-type="float" office:value="6.05793">
            <text:p>6.05793</text:p>
          </table:table-cell>
        </table:table-row>
        <table:table-row table:style-name="ro1">
          <table:table-cell office:value-type="float" office:value="271304">
            <text:p>271304</text:p>
          </table:table-cell>
          <table:table-cell office:value-type="float" office:value="392321">
            <text:p>392321</text:p>
          </table:table-cell>
          <table:table-cell office:value-type="float" office:value="365172">
            <text:p>365172</text:p>
          </table:table-cell>
          <table:table-cell office:value-type="float" office:value="44.6057">
            <text:p>44.6057</text:p>
          </table:table-cell>
          <table:table-cell office:value-type="float" office:value="34.5988">
            <text:p>34.5988</text:p>
          </table:table-cell>
        </table:table-row>
        <table:table-row table:style-name="ro1">
          <table:table-cell office:value-type="float" office:value="201246">
            <text:p>201246</text:p>
          </table:table-cell>
          <table:table-cell office:value-type="float" office:value="262514">
            <text:p>262514</text:p>
          </table:table-cell>
          <table:table-cell office:value-type="float" office:value="218708">
            <text:p>218708</text:p>
          </table:table-cell>
          <table:table-cell office:value-type="float" office:value="30.4443">
            <text:p>30.4443</text:p>
          </table:table-cell>
          <table:table-cell office:value-type="float" office:value="8.67694">
            <text:p>8.67694</text:p>
          </table:table-cell>
        </table:table-row>
        <table:table-row table:style-name="ro1">
          <table:table-cell office:value-type="float" office:value="81095">
            <text:p>81095</text:p>
          </table:table-cell>
          <table:table-cell office:value-type="float" office:value="112866">
            <text:p>112866</text:p>
          </table:table-cell>
          <table:table-cell office:value-type="float" office:value="82488">
            <text:p>82488</text:p>
          </table:table-cell>
          <table:table-cell office:value-type="float" office:value="39.1775">
            <text:p>39.1775</text:p>
          </table:table-cell>
          <table:table-cell office:value-type="float" office:value="1.71774">
            <text:p>1.71774</text:p>
          </table:table-cell>
        </table:table-row>
        <table:table-row table:style-name="ro1">
          <table:table-cell office:value-type="float" office:value="138039">
            <text:p>138039</text:p>
          </table:table-cell>
          <table:table-cell office:value-type="float" office:value="190851">
            <text:p>190851</text:p>
          </table:table-cell>
          <table:table-cell office:value-type="float" office:value="160719">
            <text:p>160719</text:p>
          </table:table-cell>
          <table:table-cell office:value-type="float" office:value="38.2588">
            <text:p>38.2588</text:p>
          </table:table-cell>
          <table:table-cell office:value-type="float" office:value="16.4301">
            <text:p>16.4301</text:p>
          </table:table-cell>
        </table:table-row>
        <table:table-row table:style-name="ro1">
          <table:table-cell office:value-type="float" office:value="122041">
            <text:p>122041</text:p>
          </table:table-cell>
          <table:table-cell office:value-type="float" office:value="162917">
            <text:p>162917</text:p>
          </table:table-cell>
          <table:table-cell office:value-type="float" office:value="130472">
            <text:p>130472</text:p>
          </table:table-cell>
          <table:table-cell office:value-type="float" office:value="33.4937">
            <text:p>33.4937</text:p>
          </table:table-cell>
          <table:table-cell office:value-type="float" office:value="6.90833">
            <text:p>6.90833</text:p>
          </table:table-cell>
        </table:table-row>
        <table:table-row table:style-name="ro1">
          <table:table-cell office:value-type="float" office:value="43234">
            <text:p>43234</text:p>
          </table:table-cell>
          <table:table-cell office:value-type="float" office:value="60729">
            <text:p>60729</text:p>
          </table:table-cell>
          <table:table-cell office:value-type="float" office:value="61992">
            <text:p>61992</text:p>
          </table:table-cell>
          <table:table-cell office:value-type="float" office:value="40.4658">
            <text:p>40.4658</text:p>
          </table:table-cell>
          <table:table-cell office:value-type="float" office:value="43.3871">
            <text:p>43.3871</text:p>
          </table:table-cell>
        </table:table-row>
        <table:table-row table:style-name="ro1">
          <table:table-cell office:value-type="float" office:value="68438">
            <text:p>68438</text:p>
          </table:table-cell>
          <table:table-cell office:value-type="float" office:value="82554">
            <text:p>82554</text:p>
          </table:table-cell>
          <table:table-cell office:value-type="float" office:value="51030">
            <text:p>51030</text:p>
          </table:table-cell>
          <table:table-cell office:value-type="float" office:value="20.626">
            <text:p>20.626</text:p>
          </table:table-cell>
          <table:table-cell office:value-type="float" office:value="-25.4362">
            <text:p>-25.4362</text:p>
          </table:table-cell>
        </table:table-row>
        <table:table-row table:style-name="ro1">
          <table:table-cell office:value-type="float" office:value="213435">
            <text:p>213435</text:p>
          </table:table-cell>
          <table:table-cell office:value-type="float" office:value="307286">
            <text:p>307286</text:p>
          </table:table-cell>
          <table:table-cell office:value-type="float" office:value="322212">
            <text:p>322212</text:p>
          </table:table-cell>
          <table:table-cell office:value-type="float" office:value="43.9717">
            <text:p>43.9717</text:p>
          </table:table-cell>
          <table:table-cell office:value-type="float" office:value="50.9649">
            <text:p>50.9649</text:p>
          </table:table-cell>
        </table:table-row>
        <table:table-row table:style-name="ro1">
          <table:table-cell office:value-type="float" office:value="220338">
            <text:p>220338</text:p>
          </table:table-cell>
          <table:table-cell office:value-type="float" office:value="288549">
            <text:p>288549</text:p>
          </table:table-cell>
          <table:table-cell office:value-type="float" office:value="261508">
            <text:p>261508</text:p>
          </table:table-cell>
          <table:table-cell office:value-type="float" office:value="30.9574">
            <text:p>30.9574</text:p>
          </table:table-cell>
          <table:table-cell office:value-type="float" office:value="18.6849">
            <text:p>18.6849</text:p>
          </table:table-cell>
        </table:table-row>
        <table:table-row table:style-name="ro1">
          <table:table-cell office:value-type="float" office:value="77270">
            <text:p>77270</text:p>
          </table:table-cell>
          <table:table-cell office:value-type="float" office:value="100558">
            <text:p>100558</text:p>
          </table:table-cell>
          <table:table-cell office:value-type="float" office:value="72879">
            <text:p>72879</text:p>
          </table:table-cell>
          <table:table-cell office:value-type="float" office:value="30.1385">
            <text:p>30.1385</text:p>
          </table:table-cell>
          <table:table-cell office:value-type="float" office:value="-5.68267">
            <text:p>-5.68267</text:p>
          </table:table-cell>
        </table:table-row>
        <table:table-row table:style-name="ro1">
          <table:table-cell office:value-type="float" office:value="95782">
            <text:p>95782</text:p>
          </table:table-cell>
          <table:table-cell office:value-type="float" office:value="140815">
            <text:p>140815</text:p>
          </table:table-cell>
          <table:table-cell office:value-type="float" office:value="140367">
            <text:p>140367</text:p>
          </table:table-cell>
          <table:table-cell office:value-type="float" office:value="47.0161">
            <text:p>47.0161</text:p>
          </table:table-cell>
          <table:table-cell office:value-type="float" office:value="46.5484">
            <text:p>46.5484</text:p>
          </table:table-cell>
        </table:table-row>
        <table:table-row table:style-name="ro1">
          <table:table-cell office:value-type="float" office:value="266770">
            <text:p>266770</text:p>
          </table:table-cell>
          <table:table-cell office:value-type="float" office:value="342499">
            <text:p>342499</text:p>
          </table:table-cell>
          <table:table-cell office:value-type="float" office:value="290991">
            <text:p>290991</text:p>
          </table:table-cell>
          <table:table-cell office:value-type="float" office:value="28.3874">
            <text:p>28.3874</text:p>
          </table:table-cell>
          <table:table-cell office:value-type="float" office:value="9.07936">
            <text:p>9.07936</text:p>
          </table:table-cell>
        </table:table-row>
        <table:table-row table:style-name="ro1">
          <table:table-cell office:value-type="float" office:value="218086">
            <text:p>218086</text:p>
          </table:table-cell>
          <table:table-cell office:value-type="float" office:value="369764">
            <text:p>369764</text:p>
          </table:table-cell>
          <table:table-cell office:value-type="float" office:value="241965">
            <text:p>241965</text:p>
          </table:table-cell>
          <table:table-cell office:value-type="float" office:value="69.5496">
            <text:p>69.5496</text:p>
          </table:table-cell>
          <table:table-cell office:value-type="float" office:value="10.9494">
            <text:p>10.9494</text:p>
          </table:table-cell>
        </table:table-row>
        <table:table-row table:style-name="ro1">
          <table:table-cell office:value-type="float" office:value="76516">
            <text:p>76516</text:p>
          </table:table-cell>
          <table:table-cell office:value-type="float" office:value="106411">
            <text:p>106411</text:p>
          </table:table-cell>
          <table:table-cell office:value-type="float" office:value="120350">
            <text:p>120350</text:p>
          </table:table-cell>
          <table:table-cell office:value-type="float" office:value="39.0703">
            <text:p>39.0703</text:p>
          </table:table-cell>
          <table:table-cell office:value-type="float" office:value="57.2874">
            <text:p>57.2874</text:p>
          </table:table-cell>
        </table:table-row>
        <table:table-row table:style-name="ro1">
          <table:table-cell office:value-type="float" office:value="66574">
            <text:p>66574</text:p>
          </table:table-cell>
          <table:table-cell office:value-type="float" office:value="81126">
            <text:p>81126</text:p>
          </table:table-cell>
          <table:table-cell office:value-type="float" office:value="68115">
            <text:p>68115</text:p>
          </table:table-cell>
          <table:table-cell office:value-type="float" office:value="21.8584">
            <text:p>21.8584</text:p>
          </table:table-cell>
          <table:table-cell office:value-type="float" office:value="2.31472">
            <text:p>2.31472</text:p>
          </table:table-cell>
        </table:table-row>
        <table:table-row table:style-name="ro1">
          <table:table-cell office:value-type="float" office:value="51401">
            <text:p>51401</text:p>
          </table:table-cell>
          <table:table-cell office:value-type="float" office:value="66846">
            <text:p>66846</text:p>
          </table:table-cell>
          <table:table-cell office:value-type="float" office:value="52044">
            <text:p>52044</text:p>
          </table:table-cell>
          <table:table-cell office:value-type="float" office:value="30.0481">
            <text:p>30.0481</text:p>
          </table:table-cell>
          <table:table-cell office:value-type="float" office:value="1.25095">
            <text:p>1.25095</text:p>
          </table:table-cell>
        </table:table-row>
        <table:table-row table:style-name="ro1">
          <table:table-cell office:value-type="float" office:value="333449">
            <text:p>333449</text:p>
          </table:table-cell>
          <table:table-cell office:value-type="float" office:value="343359">
            <text:p>343359</text:p>
          </table:table-cell>
          <table:table-cell office:value-type="float" office:value="296751">
            <text:p>296751</text:p>
          </table:table-cell>
          <table:table-cell office:value-type="float" office:value="2.97197">
            <text:p>2.97197</text:p>
          </table:table-cell>
          <table:table-cell office:value-type="float" office:value="-11.0056">
            <text:p>-11.0056</text:p>
          </table:table-cell>
        </table:table-row>
        <table:table-row table:style-name="ro1">
          <table:table-cell office:value-type="float" office:value="141465">
            <text:p>141465</text:p>
          </table:table-cell>
          <table:table-cell office:value-type="float" office:value="188878">
            <text:p>188878</text:p>
          </table:table-cell>
          <table:table-cell office:value-type="float" office:value="143590">
            <text:p>143590</text:p>
          </table:table-cell>
          <table:table-cell office:value-type="float" office:value="33.5157">
            <text:p>33.5157</text:p>
          </table:table-cell>
          <table:table-cell office:value-type="float" office:value="1.50214">
            <text:p>1.50214</text:p>
          </table:table-cell>
        </table:table-row>
        <table:table-row table:style-name="ro1">
          <table:table-cell office:value-type="float" office:value="159003">
            <text:p>159003</text:p>
          </table:table-cell>
          <table:table-cell office:value-type="float" office:value="205734">
            <text:p>205734</text:p>
          </table:table-cell>
          <table:table-cell office:value-type="float" office:value="164563">
            <text:p>164563</text:p>
          </table:table-cell>
          <table:table-cell office:value-type="float" office:value="29.39">
            <text:p>29.39</text:p>
          </table:table-cell>
          <table:table-cell office:value-type="float" office:value="3.49679">
            <text:p>3.49679</text:p>
          </table:table-cell>
        </table:table-row>
        <table:table-row table:style-name="ro1">
          <table:table-cell office:value-type="float" office:value="93125">
            <text:p>93125</text:p>
          </table:table-cell>
          <table:table-cell office:value-type="float" office:value="123503">
            <text:p>123503</text:p>
          </table:table-cell>
          <table:table-cell office:value-type="float" office:value="108362">
            <text:p>108362</text:p>
          </table:table-cell>
          <table:table-cell office:value-type="float" office:value="32.6207">
            <text:p>32.6207</text:p>
          </table:table-cell>
          <table:table-cell office:value-type="float" office:value="16.3619">
            <text:p>16.3619</text:p>
          </table:table-cell>
        </table:table-row>
        <table:table-row table:style-name="ro1">
          <table:table-cell office:value-type="float" office:value="320487">
            <text:p>320487</text:p>
          </table:table-cell>
          <table:table-cell office:value-type="float" office:value="391238">
            <text:p>391238</text:p>
          </table:table-cell>
          <table:table-cell office:value-type="float" office:value="309574">
            <text:p>309574</text:p>
          </table:table-cell>
          <table:table-cell office:value-type="float" office:value="22.0761">
            <text:p>22.0761</text:p>
          </table:table-cell>
          <table:table-cell office:value-type="float" office:value="-3.40513">
            <text:p>-3.40513</text:p>
          </table:table-cell>
        </table:table-row>
        <table:table-row table:style-name="ro1">
          <table:table-cell office:value-type="float" office:value="157063">
            <text:p>157063</text:p>
          </table:table-cell>
          <table:table-cell office:value-type="float" office:value="205777">
            <text:p>205777</text:p>
          </table:table-cell>
          <table:table-cell office:value-type="float" office:value="158664">
            <text:p>158664</text:p>
          </table:table-cell>
          <table:table-cell office:value-type="float" office:value="31.0156">
            <text:p>31.0156</text:p>
          </table:table-cell>
          <table:table-cell office:value-type="float" office:value="1.01934">
            <text:p>1.01934</text:p>
          </table:table-cell>
        </table:table-row>
        <table:table-row table:style-name="ro1">
          <table:table-cell office:value-type="float" office:value="139175">
            <text:p>139175</text:p>
          </table:table-cell>
          <table:table-cell office:value-type="float" office:value="190167">
            <text:p>190167</text:p>
          </table:table-cell>
          <table:table-cell office:value-type="float" office:value="149471">
            <text:p>149471</text:p>
          </table:table-cell>
          <table:table-cell office:value-type="float" office:value="36.6388">
            <text:p>36.6388</text:p>
          </table:table-cell>
          <table:table-cell office:value-type="float" office:value="7.39788">
            <text:p>7.39788</text:p>
          </table:table-cell>
        </table:table-row>
        <table:table-row table:style-name="ro1">
          <table:table-cell office:value-type="float" office:value="72835">
            <text:p>72835</text:p>
          </table:table-cell>
          <table:table-cell office:value-type="float" office:value="98228">
            <text:p>98228</text:p>
          </table:table-cell>
          <table:table-cell office:value-type="float" office:value="77660">
            <text:p>77660</text:p>
          </table:table-cell>
          <table:table-cell office:value-type="float" office:value="34.8637">
            <text:p>34.8637</text:p>
          </table:table-cell>
          <table:table-cell office:value-type="float" office:value="6.62456">
            <text:p>6.62456</text:p>
          </table:table-cell>
        </table:table-row>
        <table:table-row table:style-name="ro1">
          <table:table-cell office:value-type="float" office:value="138197">
            <text:p>138197</text:p>
          </table:table-cell>
          <table:table-cell office:value-type="float" office:value="152254">
            <text:p>152254</text:p>
          </table:table-cell>
          <table:table-cell office:value-type="float" office:value="130386">
            <text:p>130386</text:p>
          </table:table-cell>
          <table:table-cell office:value-type="float" office:value="10.1717">
            <text:p>10.1717</text:p>
          </table:table-cell>
          <table:table-cell office:value-type="float" office:value="-5.65208">
            <text:p>-5.65208</text:p>
          </table:table-cell>
        </table:table-row>
        <table:table-row table:style-name="ro1">
          <table:table-cell office:value-type="float" office:value="204803">
            <text:p>204803</text:p>
          </table:table-cell>
          <table:table-cell office:value-type="float" office:value="276644">
            <text:p>276644</text:p>
          </table:table-cell>
          <table:table-cell office:value-type="float" office:value="221500">
            <text:p>221500</text:p>
          </table:table-cell>
          <table:table-cell office:value-type="float" office:value="35.0781">
            <text:p>35.0781</text:p>
          </table:table-cell>
          <table:table-cell office:value-type="float" office:value="8.15271">
            <text:p>8.15271</text:p>
          </table:table-cell>
        </table:table-row>
        <table:table-row table:style-name="ro1">
          <table:table-cell office:value-type="float" office:value="203416">
            <text:p>203416</text:p>
          </table:table-cell>
          <table:table-cell office:value-type="float" office:value="302864">
            <text:p>302864</text:p>
          </table:table-cell>
          <table:table-cell office:value-type="float" office:value="219471">
            <text:p>219471</text:p>
          </table:table-cell>
          <table:table-cell office:value-type="float" office:value="48.889">
            <text:p>48.889</text:p>
          </table:table-cell>
          <table:table-cell office:value-type="float" office:value="7.89269">
            <text:p>7.89269</text:p>
          </table:table-cell>
        </table:table-row>
        <table:table-row table:style-name="ro1">
          <table:table-cell office:value-type="float" office:value="101363">
            <text:p>101363</text:p>
          </table:table-cell>
          <table:table-cell office:value-type="float" office:value="140327">
            <text:p>140327</text:p>
          </table:table-cell>
          <table:table-cell office:value-type="float" office:value="104061">
            <text:p>104061</text:p>
          </table:table-cell>
          <table:table-cell office:value-type="float" office:value="38.4401">
            <text:p>38.4401</text:p>
          </table:table-cell>
          <table:table-cell office:value-type="float" office:value="2.66172">
            <text:p>2.66172</text:p>
          </table:table-cell>
        </table:table-row>
        <table:table-row table:style-name="ro1">
          <table:table-cell office:value-type="float" office:value="117220">
            <text:p>117220</text:p>
          </table:table-cell>
          <table:table-cell office:value-type="float" office:value="117518">
            <text:p>117518</text:p>
          </table:table-cell>
          <table:table-cell office:value-type="float" office:value="87778">
            <text:p>87778</text:p>
          </table:table-cell>
          <table:table-cell office:value-type="float" office:value="0.254223">
            <text:p>0.254223</text:p>
          </table:table-cell>
          <table:table-cell office:value-type="float" office:value="-25.1169">
            <text:p>-25.1169</text:p>
          </table:table-cell>
        </table:table-row>
        <table:table-row table:style-name="ro1">
          <table:table-cell office:value-type="float" office:value="101351">
            <text:p>101351</text:p>
          </table:table-cell>
          <table:table-cell office:value-type="float" office:value="125056">
            <text:p>125056</text:p>
          </table:table-cell>
          <table:table-cell office:value-type="float" office:value="101285">
            <text:p>101285</text:p>
          </table:table-cell>
          <table:table-cell office:value-type="float" office:value="23.389">
            <text:p>23.389</text:p>
          </table:table-cell>
          <table:table-cell office:value-type="float" office:value="-0.0651202">
            <text:p>-0.0651202</text:p>
          </table:table-cell>
        </table:table-row>
        <table:table-row table:style-name="ro1">
          <table:table-cell office:value-type="float" office:value="50756">
            <text:p>50756</text:p>
          </table:table-cell>
          <table:table-cell office:value-type="float" office:value="68226">
            <text:p>68226</text:p>
          </table:table-cell>
          <table:table-cell office:value-type="float" office:value="52430">
            <text:p>52430</text:p>
          </table:table-cell>
          <table:table-cell office:value-type="float" office:value="34.4196">
            <text:p>34.4196</text:p>
          </table:table-cell>
          <table:table-cell office:value-type="float" office:value="3.29813">
            <text:p>3.29813</text:p>
          </table:table-cell>
        </table:table-row>
        <table:table-row table:style-name="ro1">
          <table:table-cell office:value-type="float" office:value="62711">
            <text:p>62711</text:p>
          </table:table-cell>
          <table:table-cell office:value-type="float" office:value="75388">
            <text:p>75388</text:p>
          </table:table-cell>
          <table:table-cell office:value-type="float" office:value="61714">
            <text:p>61714</text:p>
          </table:table-cell>
          <table:table-cell office:value-type="float" office:value="20.215">
            <text:p>20.215</text:p>
          </table:table-cell>
          <table:table-cell office:value-type="float" office:value="-1.58983">
            <text:p>-1.58983</text:p>
          </table:table-cell>
        </table:table-row>
        <table:table-row table:style-name="ro1">
          <table:table-cell office:value-type="float" office:value="69486">
            <text:p>69486</text:p>
          </table:table-cell>
          <table:table-cell office:value-type="float" office:value="91068">
            <text:p>91068</text:p>
          </table:table-cell>
          <table:table-cell office:value-type="float" office:value="73269">
            <text:p>73269</text:p>
          </table:table-cell>
          <table:table-cell office:value-type="float" office:value="31.0595">
            <text:p>31.0595</text:p>
          </table:table-cell>
          <table:table-cell office:value-type="float" office:value="5.44426">
            <text:p>5.44426</text:p>
          </table:table-cell>
        </table:table-row>
        <table:table-row table:style-name="ro1">
          <table:table-cell office:value-type="float" office:value="243763">
            <text:p>243763</text:p>
          </table:table-cell>
          <table:table-cell office:value-type="float" office:value="351251">
            <text:p>351251</text:p>
          </table:table-cell>
          <table:table-cell office:value-type="float" office:value="355272">
            <text:p>355272</text:p>
          </table:table-cell>
          <table:table-cell office:value-type="float" office:value="44.0953">
            <text:p>44.0953</text:p>
          </table:table-cell>
          <table:table-cell office:value-type="float" office:value="45.7448">
            <text:p>45.7448</text:p>
          </table:table-cell>
        </table:table-row>
        <table:table-row table:style-name="ro1">
          <table:table-cell office:value-type="float" office:value="53501">
            <text:p>53501</text:p>
          </table:table-cell>
          <table:table-cell office:value-type="float" office:value="70768">
            <text:p>70768</text:p>
          </table:table-cell>
          <table:table-cell office:value-type="float" office:value="53520">
            <text:p>53520</text:p>
          </table:table-cell>
          <table:table-cell office:value-type="float" office:value="32.2742">
            <text:p>32.2742</text:p>
          </table:table-cell>
          <table:table-cell office:value-type="float" office:value="0.0355134">
            <text:p>0.0355134</text:p>
          </table:table-cell>
        </table:table-row>
        <table:table-row table:style-name="ro1">
          <table:table-cell office:value-type="float" office:value="51255">
            <text:p>51255</text:p>
          </table:table-cell>
          <table:table-cell office:value-type="float" office:value="86297">
            <text:p>86297</text:p>
          </table:table-cell>
          <table:table-cell office:value-type="float" office:value="85775">
            <text:p>85775</text:p>
          </table:table-cell>
          <table:table-cell office:value-type="float" office:value="68.368">
            <text:p>68.368</text:p>
          </table:table-cell>
          <table:table-cell office:value-type="float" office:value="67.3495">
            <text:p>67.3495</text:p>
          </table:table-cell>
        </table:table-row>
        <table:table-row table:style-name="ro1">
          <table:table-cell office:value-type="float" office:value="53131">
            <text:p>53131</text:p>
          </table:table-cell>
          <table:table-cell office:value-type="float" office:value="67858">
            <text:p>67858</text:p>
          </table:table-cell>
          <table:table-cell office:value-type="float" office:value="53354">
            <text:p>53354</text:p>
          </table:table-cell>
          <table:table-cell office:value-type="float" office:value="27.7183">
            <text:p>27.7183</text:p>
          </table:table-cell>
          <table:table-cell office:value-type="float" office:value="0.419717">
            <text:p>0.419717</text:p>
          </table:table-cell>
        </table:table-row>
        <table:table-row table:style-name="ro1">
          <table:table-cell office:value-type="float" office:value="45178">
            <text:p>45178</text:p>
          </table:table-cell>
          <table:table-cell office:value-type="float" office:value="73549">
            <text:p>73549</text:p>
          </table:table-cell>
          <table:table-cell office:value-type="float" office:value="41273">
            <text:p>41273</text:p>
          </table:table-cell>
          <table:table-cell office:value-type="float" office:value="62.7983">
            <text:p>62.7983</text:p>
          </table:table-cell>
          <table:table-cell office:value-type="float" office:value="-8.64359">
            <text:p>-8.64359</text:p>
          </table:table-cell>
        </table:table-row>
        <table:table-row table:style-name="ro1">
          <table:table-cell office:value-type="float" office:value="39375">
            <text:p>39375</text:p>
          </table:table-cell>
          <table:table-cell office:value-type="float" office:value="51246">
            <text:p>51246</text:p>
          </table:table-cell>
          <table:table-cell office:value-type="float" office:value="41548">
            <text:p>41548</text:p>
          </table:table-cell>
          <table:table-cell office:value-type="float" office:value="30.1486">
            <text:p>30.1486</text:p>
          </table:table-cell>
          <table:table-cell office:value-type="float" office:value="5.51873">
            <text:p>5.51873</text:p>
          </table:table-cell>
        </table:table-row>
        <table:table-row table:style-name="ro1">
          <table:table-cell office:value-type="float" office:value="35103">
            <text:p>35103</text:p>
          </table:table-cell>
          <table:table-cell office:value-type="float" office:value="53673">
            <text:p>53673</text:p>
          </table:table-cell>
          <table:table-cell office:value-type="float" office:value="36690">
            <text:p>36690</text:p>
          </table:table-cell>
          <table:table-cell office:value-type="float" office:value="52.9015">
            <text:p>52.9015</text:p>
          </table:table-cell>
          <table:table-cell office:value-type="float" office:value="4.52098">
            <text:p>4.52098</text:p>
          </table:table-cell>
        </table:table-row>
        <table:table-row table:style-name="ro1">
          <table:table-cell office:value-type="float" office:value="37844">
            <text:p>37844</text:p>
          </table:table-cell>
          <table:table-cell office:value-type="float" office:value="76137">
            <text:p>76137</text:p>
          </table:table-cell>
          <table:table-cell office:value-type="float" office:value="50372">
            <text:p>50372</text:p>
          </table:table-cell>
          <table:table-cell office:value-type="float" office:value="101.186">
            <text:p>101.186</text:p>
          </table:table-cell>
          <table:table-cell office:value-type="float" office:value="33.1043">
            <text:p>33.1043</text:p>
          </table:table-cell>
        </table:table-row>
        <table:table-row table:style-name="ro1">
          <table:table-cell office:value-type="float" office:value="276867">
            <text:p>276867</text:p>
          </table:table-cell>
          <table:table-cell office:value-type="float" office:value="353017">
            <text:p>353017</text:p>
          </table:table-cell>
          <table:table-cell office:value-type="float" office:value="281879">
            <text:p>281879</text:p>
          </table:table-cell>
          <table:table-cell office:value-type="float" office:value="27.5042">
            <text:p>27.5042</text:p>
          </table:table-cell>
          <table:table-cell office:value-type="float" office:value="1.81026">
            <text:p>1.81026</text:p>
          </table:table-cell>
        </table:table-row>
        <table:table-row table:style-name="ro1">
          <table:table-cell office:value-type="float" office:value="169462">
            <text:p>169462</text:p>
          </table:table-cell>
          <table:table-cell office:value-type="float" office:value="225542">
            <text:p>225542</text:p>
          </table:table-cell>
          <table:table-cell office:value-type="float" office:value="174930">
            <text:p>174930</text:p>
          </table:table-cell>
          <table:table-cell office:value-type="float" office:value="33.093">
            <text:p>33.093</text:p>
          </table:table-cell>
          <table:table-cell office:value-type="float" office:value="3.22668">
            <text:p>3.22668</text:p>
          </table:table-cell>
        </table:table-row>
        <table:table-row table:style-name="ro1">
          <table:table-cell office:value-type="float" office:value="179412">
            <text:p>179412</text:p>
          </table:table-cell>
          <table:table-cell office:value-type="float" office:value="232030">
            <text:p>232030</text:p>
          </table:table-cell>
          <table:table-cell office:value-type="float" office:value="185772">
            <text:p>185772</text:p>
          </table:table-cell>
          <table:table-cell office:value-type="float" office:value="29.328">
            <text:p>29.328</text:p>
          </table:table-cell>
          <table:table-cell office:value-type="float" office:value="3.54491">
            <text:p>3.54491</text:p>
          </table:table-cell>
        </table:table-row>
        <table:table-row table:style-name="ro1">
          <table:table-cell office:value-type="float" office:value="92091">
            <text:p>92091</text:p>
          </table:table-cell>
          <table:table-cell office:value-type="float" office:value="121466">
            <text:p>121466</text:p>
          </table:table-cell>
          <table:table-cell office:value-type="float" office:value="97116">
            <text:p>97116</text:p>
          </table:table-cell>
          <table:table-cell office:value-type="float" office:value="31.8978">
            <text:p>31.8978</text:p>
          </table:table-cell>
          <table:table-cell office:value-type="float" office:value="5.45656">
            <text:p>5.45656</text:p>
          </table:table-cell>
        </table:table-row>
        <table:table-row table:style-name="ro1">
          <table:table-cell office:value-type="float" office:value="64268">
            <text:p>64268</text:p>
          </table:table-cell>
          <table:table-cell office:value-type="float" office:value="88252">
            <text:p>88252</text:p>
          </table:table-cell>
          <table:table-cell office:value-type="float" office:value="64818">
            <text:p>64818</text:p>
          </table:table-cell>
          <table:table-cell office:value-type="float" office:value="37.3187">
            <text:p>37.3187</text:p>
          </table:table-cell>
          <table:table-cell office:value-type="float" office:value="0.855791">
            <text:p>0.855791</text:p>
          </table:table-cell>
        </table:table-row>
        <table:table-row table:style-name="ro1">
          <table:table-cell office:value-type="float" office:value="270305">
            <text:p>270305</text:p>
          </table:table-cell>
          <table:table-cell office:value-type="float" office:value="358958">
            <text:p>358958</text:p>
          </table:table-cell>
          <table:table-cell office:value-type="float" office:value="287449">
            <text:p>287449</text:p>
          </table:table-cell>
          <table:table-cell office:value-type="float" office:value="32.7974">
            <text:p>32.7974</text:p>
          </table:table-cell>
          <table:table-cell office:value-type="float" office:value="6.34246">
            <text:p>6.34246</text:p>
          </table:table-cell>
        </table:table-row>
        <table:table-row table:style-name="ro1">
          <table:table-cell office:value-type="float" office:value="131978">
            <text:p>131978</text:p>
          </table:table-cell>
          <table:table-cell office:value-type="float" office:value="164656">
            <text:p>164656</text:p>
          </table:table-cell>
          <table:table-cell office:value-type="float" office:value="144332">
            <text:p>144332</text:p>
          </table:table-cell>
          <table:table-cell office:value-type="float" office:value="24.7602">
            <text:p>24.7602</text:p>
          </table:table-cell>
          <table:table-cell office:value-type="float" office:value="9.36065">
            <text:p>9.36065</text:p>
          </table:table-cell>
        </table:table-row>
        <table:table-row table:style-name="ro1">
          <table:table-cell office:value-type="float" office:value="61604">
            <text:p>61604</text:p>
          </table:table-cell>
          <table:table-cell office:value-type="float" office:value="87650">
            <text:p>87650</text:p>
          </table:table-cell>
          <table:table-cell office:value-type="float" office:value="52909">
            <text:p>52909</text:p>
          </table:table-cell>
          <table:table-cell office:value-type="float" office:value="42.2797">
            <text:p>42.2797</text:p>
          </table:table-cell>
          <table:table-cell office:value-type="float" office:value="-14.1143">
            <text:p>-14.1143</text:p>
          </table:table-cell>
        </table:table-row>
        <table:table-row table:style-name="ro1">
          <table:table-cell office:value-type="float" office:value="52417">
            <text:p>52417</text:p>
          </table:table-cell>
          <table:table-cell office:value-type="float" office:value="75033">
            <text:p>75033</text:p>
          </table:table-cell>
          <table:table-cell office:value-type="float" office:value="54584">
            <text:p>54584</text:p>
          </table:table-cell>
          <table:table-cell office:value-type="float" office:value="43.1463">
            <text:p>43.1463</text:p>
          </table:table-cell>
          <table:table-cell office:value-type="float" office:value="4.13415">
            <text:p>4.13415</text:p>
          </table:table-cell>
        </table:table-row>
        <table:table-row table:style-name="ro1">
          <table:table-cell office:value-type="float" office:value="29230">
            <text:p>29230</text:p>
          </table:table-cell>
          <table:table-cell office:value-type="float" office:value="39217">
            <text:p>39217</text:p>
          </table:table-cell>
          <table:table-cell office:value-type="float" office:value="36708">
            <text:p>36708</text:p>
          </table:table-cell>
          <table:table-cell office:value-type="float" office:value="34.167">
            <text:p>34.167</text:p>
          </table:table-cell>
          <table:table-cell office:value-type="float" office:value="25.5833">
            <text:p>25.5833</text:p>
          </table:table-cell>
        </table:table-row>
        <table:table-row table:style-name="ro1">
          <table:table-cell office:value-type="float" office:value="31009">
            <text:p>31009</text:p>
          </table:table-cell>
          <table:table-cell office:value-type="float" office:value="42088">
            <text:p>42088</text:p>
          </table:table-cell>
          <table:table-cell office:value-type="float" office:value="31741">
            <text:p>31741</text:p>
          </table:table-cell>
          <table:table-cell office:value-type="float" office:value="35.7283">
            <text:p>35.7283</text:p>
          </table:table-cell>
          <table:table-cell office:value-type="float" office:value="2.3606">
            <text:p>2.3606</text:p>
          </table:table-cell>
        </table:table-row>
        <table:table-row table:style-name="ro1">
          <table:table-cell office:value-type="float" office:value="102468">
            <text:p>102468</text:p>
          </table:table-cell>
          <table:table-cell office:value-type="float" office:value="135129">
            <text:p>135129</text:p>
          </table:table-cell>
          <table:table-cell office:value-type="float" office:value="105581">
            <text:p>105581</text:p>
          </table:table-cell>
          <table:table-cell office:value-type="float" office:value="31.8743">
            <text:p>31.8743</text:p>
          </table:table-cell>
          <table:table-cell office:value-type="float" office:value="3.03802">
            <text:p>3.03802</text:p>
          </table:table-cell>
        </table:table-row>
        <table:table-row table:style-name="ro1">
          <table:table-cell office:value-type="float" office:value="80572">
            <text:p>80572</text:p>
          </table:table-cell>
          <table:table-cell office:value-type="float" office:value="103077">
            <text:p>103077</text:p>
          </table:table-cell>
          <table:table-cell office:value-type="float" office:value="82281">
            <text:p>82281</text:p>
          </table:table-cell>
          <table:table-cell office:value-type="float" office:value="27.9315">
            <text:p>27.9315</text:p>
          </table:table-cell>
          <table:table-cell office:value-type="float" office:value="2.12108">
            <text:p>2.12108</text:p>
          </table:table-cell>
        </table:table-row>
        <table:table-row table:style-name="ro1">
          <table:table-cell office:value-type="float" office:value="280091">
            <text:p>280091</text:p>
          </table:table-cell>
          <table:table-cell office:value-type="float" office:value="374425">
            <text:p>374425</text:p>
          </table:table-cell>
          <table:table-cell office:value-type="float" office:value="350939">
            <text:p>350939</text:p>
          </table:table-cell>
          <table:table-cell office:value-type="float" office:value="33.6798">
            <text:p>33.6798</text:p>
          </table:table-cell>
          <table:table-cell office:value-type="float" office:value="25.2946">
            <text:p>25.2946</text:p>
          </table:table-cell>
        </table:table-row>
        <table:table-row table:style-name="ro1">
          <table:table-cell office:value-type="float" office:value="139113">
            <text:p>139113</text:p>
          </table:table-cell>
          <table:table-cell office:value-type="float" office:value="197158">
            <text:p>197158</text:p>
          </table:table-cell>
          <table:table-cell office:value-type="float" office:value="158294">
            <text:p>158294</text:p>
          </table:table-cell>
          <table:table-cell office:value-type="float" office:value="41.7251">
            <text:p>41.7251</text:p>
          </table:table-cell>
          <table:table-cell office:value-type="float" office:value="13.7881">
            <text:p>13.7881</text:p>
          </table:table-cell>
        </table:table-row>
        <table:table-row table:style-name="ro1">
          <table:table-cell office:value-type="float" office:value="92942">
            <text:p>92942</text:p>
          </table:table-cell>
          <table:table-cell office:value-type="float" office:value="139381">
            <text:p>139381</text:p>
          </table:table-cell>
          <table:table-cell office:value-type="float" office:value="130410">
            <text:p>130410</text:p>
          </table:table-cell>
          <table:table-cell office:value-type="float" office:value="49.9656">
            <text:p>49.9656</text:p>
          </table:table-cell>
          <table:table-cell office:value-type="float" office:value="40.3133">
            <text:p>40.3133</text:p>
          </table:table-cell>
        </table:table-row>
        <table:table-row table:style-name="ro1">
          <table:table-cell office:value-type="float" office:value="156684">
            <text:p>156684</text:p>
          </table:table-cell>
          <table:table-cell office:value-type="float" office:value="203770">
            <text:p>203770</text:p>
          </table:table-cell>
          <table:table-cell office:value-type="float" office:value="149403">
            <text:p>149403</text:p>
          </table:table-cell>
          <table:table-cell office:value-type="float" office:value="30.0516">
            <text:p>30.0516</text:p>
          </table:table-cell>
          <table:table-cell office:value-type="float" office:value="-4.64693">
            <text:p>-4.64693</text:p>
          </table:table-cell>
        </table:table-row>
        <table:table-row table:style-name="ro1">
          <table:table-cell office:value-type="float" office:value="277707">
            <text:p>277707</text:p>
          </table:table-cell>
          <table:table-cell office:value-type="float" office:value="358998">
            <text:p>358998</text:p>
          </table:table-cell>
          <table:table-cell office:value-type="float" office:value="273076">
            <text:p>273076</text:p>
          </table:table-cell>
          <table:table-cell office:value-type="float" office:value="29.2722">
            <text:p>29.2722</text:p>
          </table:table-cell>
          <table:table-cell office:value-type="float" office:value="-1.66758">
            <text:p>-1.66758</text:p>
          </table:table-cell>
        </table:table-row>
        <table:table-row table:style-name="ro1">
          <table:table-cell office:value-type="float" office:value="122794">
            <text:p>122794</text:p>
          </table:table-cell>
          <table:table-cell office:value-type="float" office:value="161859">
            <text:p>161859</text:p>
          </table:table-cell>
          <table:table-cell office:value-type="float" office:value="126859">
            <text:p>126859</text:p>
          </table:table-cell>
          <table:table-cell office:value-type="float" office:value="31.8134">
            <text:p>31.8134</text:p>
          </table:table-cell>
          <table:table-cell office:value-type="float" office:value="3.31042">
            <text:p>3.31042</text:p>
          </table:table-cell>
        </table:table-row>
        <table:table-row table:style-name="ro1">
          <table:table-cell office:value-type="float" office:value="134996">
            <text:p>134996</text:p>
          </table:table-cell>
          <table:table-cell office:value-type="float" office:value="175731">
            <text:p>175731</text:p>
          </table:table-cell>
          <table:table-cell office:value-type="float" office:value="150391">
            <text:p>150391</text:p>
          </table:table-cell>
          <table:table-cell office:value-type="float" office:value="30.175">
            <text:p>30.175</text:p>
          </table:table-cell>
          <table:table-cell office:value-type="float" office:value="11.404">
            <text:p>11.404</text:p>
          </table:table-cell>
        </table:table-row>
        <table:table-row table:style-name="ro1">
          <table:table-cell office:value-type="float" office:value="91491">
            <text:p>91491</text:p>
          </table:table-cell>
          <table:table-cell office:value-type="float" office:value="118899">
            <text:p>118899</text:p>
          </table:table-cell>
          <table:table-cell office:value-type="float" office:value="96257">
            <text:p>96257</text:p>
          </table:table-cell>
          <table:table-cell office:value-type="float" office:value="29.957">
            <text:p>29.957</text:p>
          </table:table-cell>
          <table:table-cell office:value-type="float" office:value="5.20926">
            <text:p>5.20926</text:p>
          </table:table-cell>
        </table:table-row>
        <table:table-row table:style-name="ro1">
          <table:table-cell office:value-type="float" office:value="35541">
            <text:p>35541</text:p>
          </table:table-cell>
          <table:table-cell office:value-type="float" office:value="45485">
            <text:p>45485</text:p>
          </table:table-cell>
          <table:table-cell office:value-type="float" office:value="38581">
            <text:p>38581</text:p>
          </table:table-cell>
          <table:table-cell office:value-type="float" office:value="27.979">
            <text:p>27.979</text:p>
          </table:table-cell>
          <table:table-cell office:value-type="float" office:value="8.5535">
            <text:p>8.5535</text:p>
          </table:table-cell>
        </table:table-row>
        <table:table-row table:style-name="ro1">
          <table:table-cell office:value-type="float" office:value="37304">
            <text:p>37304</text:p>
          </table:table-cell>
          <table:table-cell office:value-type="float" office:value="48635">
            <text:p>48635</text:p>
          </table:table-cell>
          <table:table-cell office:value-type="float" office:value="35989">
            <text:p>35989</text:p>
          </table:table-cell>
          <table:table-cell office:value-type="float" office:value="30.3748">
            <text:p>30.3748</text:p>
          </table:table-cell>
          <table:table-cell office:value-type="float" office:value="-3.52509">
            <text:p>-3.52509</text:p>
          </table:table-cell>
        </table:table-row>
        <table:table-row table:style-name="ro1">
          <table:table-cell office:value-type="float" office:value="57162">
            <text:p>57162</text:p>
          </table:table-cell>
          <table:table-cell office:value-type="float" office:value="79876">
            <text:p>79876</text:p>
          </table:table-cell>
          <table:table-cell office:value-type="float" office:value="60234">
            <text:p>60234</text:p>
          </table:table-cell>
          <table:table-cell office:value-type="float" office:value="39.7362">
            <text:p>39.7362</text:p>
          </table:table-cell>
          <table:table-cell office:value-type="float" office:value="5.3742">
            <text:p>5.3742</text:p>
          </table:table-cell>
        </table:table-row>
        <table:table-row table:style-name="ro1">
          <table:table-cell office:value-type="float" office:value="191066">
            <text:p>191066</text:p>
          </table:table-cell>
          <table:table-cell office:value-type="float" office:value="245942">
            <text:p>245942</text:p>
          </table:table-cell>
          <table:table-cell office:value-type="float" office:value="210831">
            <text:p>210831</text:p>
          </table:table-cell>
          <table:table-cell office:value-type="float" office:value="28.721">
            <text:p>28.721</text:p>
          </table:table-cell>
          <table:table-cell office:value-type="float" office:value="10.3446">
            <text:p>10.3446</text:p>
          </table:table-cell>
        </table:table-row>
        <table:table-row table:style-name="ro1">
          <table:table-cell office:value-type="float" office:value="217938">
            <text:p>217938</text:p>
          </table:table-cell>
          <table:table-cell office:value-type="float" office:value="305588">
            <text:p>305588</text:p>
          </table:table-cell>
          <table:table-cell office:value-type="float" office:value="241769">
            <text:p>241769</text:p>
          </table:table-cell>
          <table:table-cell office:value-type="float" office:value="40.2179">
            <text:p>40.2179</text:p>
          </table:table-cell>
          <table:table-cell office:value-type="float" office:value="10.9348">
            <text:p>10.9348</text:p>
          </table:table-cell>
        </table:table-row>
        <table:table-row table:style-name="ro1">
          <table:table-cell office:value-type="float" office:value="161578">
            <text:p>161578</text:p>
          </table:table-cell>
          <table:table-cell office:value-type="float" office:value="209163">
            <text:p>209163</text:p>
          </table:table-cell>
          <table:table-cell office:value-type="float" office:value="170438">
            <text:p>170438</text:p>
          </table:table-cell>
          <table:table-cell office:value-type="float" office:value="29.4502">
            <text:p>29.4502</text:p>
          </table:table-cell>
          <table:table-cell office:value-type="float" office:value="5.48342">
            <text:p>5.48342</text:p>
          </table:table-cell>
        </table:table-row>
        <table:table-row table:style-name="ro1">
          <table:table-cell office:value-type="float" office:value="117092">
            <text:p>117092</text:p>
          </table:table-cell>
          <table:table-cell office:value-type="float" office:value="152797">
            <text:p>152797</text:p>
          </table:table-cell>
          <table:table-cell office:value-type="float" office:value="120026">
            <text:p>120026</text:p>
          </table:table-cell>
          <table:table-cell office:value-type="float" office:value="30.4931">
            <text:p>30.4931</text:p>
          </table:table-cell>
          <table:table-cell office:value-type="float" office:value="2.50572">
            <text:p>2.50572</text:p>
          </table:table-cell>
        </table:table-row>
        <table:table-row table:style-name="ro1">
          <table:table-cell office:value-type="float" office:value="245036">
            <text:p>245036</text:p>
          </table:table-cell>
          <table:table-cell office:value-type="float" office:value="304113">
            <text:p>304113</text:p>
          </table:table-cell>
          <table:table-cell office:value-type="float" office:value="249304">
            <text:p>249304</text:p>
          </table:table-cell>
          <table:table-cell office:value-type="float" office:value="24.1095">
            <text:p>24.1095</text:p>
          </table:table-cell>
          <table:table-cell office:value-type="float" office:value="1.74178">
            <text:p>1.74178</text:p>
          </table:table-cell>
        </table:table-row>
        <table:table-row table:style-name="ro1">
          <table:table-cell office:value-type="float" office:value="32340">
            <text:p>32340</text:p>
          </table:table-cell>
          <table:table-cell office:value-type="float" office:value="43581">
            <text:p>43581</text:p>
          </table:table-cell>
          <table:table-cell office:value-type="float" office:value="33727">
            <text:p>33727</text:p>
          </table:table-cell>
          <table:table-cell office:value-type="float" office:value="34.7588">
            <text:p>34.7588</text:p>
          </table:table-cell>
          <table:table-cell office:value-type="float" office:value="4.28881">
            <text:p>4.28881</text:p>
          </table:table-cell>
        </table:table-row>
        <table:table-row table:style-name="ro1">
          <table:table-cell office:value-type="float" office:value="150095">
            <text:p>150095</text:p>
          </table:table-cell>
          <table:table-cell office:value-type="float" office:value="196423">
            <text:p>196423</text:p>
          </table:table-cell>
          <table:table-cell office:value-type="float" office:value="150282">
            <text:p>150282</text:p>
          </table:table-cell>
          <table:table-cell office:value-type="float" office:value="30.8658">
            <text:p>30.8658</text:p>
          </table:table-cell>
          <table:table-cell office:value-type="float" office:value="0.124588">
            <text:p>0.124588</text:p>
          </table:table-cell>
        </table:table-row>
        <table:table-row table:style-name="ro1">
          <table:table-cell office:value-type="float" office:value="101648">
            <text:p>101648</text:p>
          </table:table-cell>
          <table:table-cell office:value-type="float" office:value="134145">
            <text:p>134145</text:p>
          </table:table-cell>
          <table:table-cell office:value-type="float" office:value="104991">
            <text:p>104991</text:p>
          </table:table-cell>
          <table:table-cell office:value-type="float" office:value="31.9701">
            <text:p>31.9701</text:p>
          </table:table-cell>
          <table:table-cell office:value-type="float" office:value="3.2888">
            <text:p>3.2888</text:p>
          </table:table-cell>
        </table:table-row>
        <table:table-row table:style-name="ro1">
          <table:table-cell office:value-type="float" office:value="118709">
            <text:p>118709</text:p>
          </table:table-cell>
          <table:table-cell office:value-type="float" office:value="155251">
            <text:p>155251</text:p>
          </table:table-cell>
          <table:table-cell office:value-type="float" office:value="125289">
            <text:p>125289</text:p>
          </table:table-cell>
          <table:table-cell office:value-type="float" office:value="30.7828">
            <text:p>30.7828</text:p>
          </table:table-cell>
          <table:table-cell office:value-type="float" office:value="5.54297">
            <text:p>5.54297</text:p>
          </table:table-cell>
        </table:table-row>
        <table:table-row table:style-name="ro1">
          <table:table-cell office:value-type="float" office:value="93431">
            <text:p>93431</text:p>
          </table:table-cell>
          <table:table-cell office:value-type="float" office:value="124514">
            <text:p>124514</text:p>
          </table:table-cell>
          <table:table-cell office:value-type="float" office:value="99478">
            <text:p>99478</text:p>
          </table:table-cell>
          <table:table-cell office:value-type="float" office:value="33.2684">
            <text:p>33.2684</text:p>
          </table:table-cell>
          <table:table-cell office:value-type="float" office:value="6.47216">
            <text:p>6.47216</text:p>
          </table:table-cell>
        </table:table-row>
        <table:table-row table:style-name="ro1">
          <table:table-cell office:value-type="float" office:value="248366">
            <text:p>248366</text:p>
          </table:table-cell>
          <table:table-cell office:value-type="float" office:value="330957">
            <text:p>330957</text:p>
          </table:table-cell>
          <table:table-cell office:value-type="float" office:value="255370">
            <text:p>255370</text:p>
          </table:table-cell>
          <table:table-cell office:value-type="float" office:value="33.2537">
            <text:p>33.2537</text:p>
          </table:table-cell>
          <table:table-cell office:value-type="float" office:value="2.82003">
            <text:p>2.82003</text:p>
          </table:table-cell>
        </table:table-row>
        <table:table-row table:style-name="ro1">
          <table:table-cell office:value-type="float" office:value="187948">
            <text:p>187948</text:p>
          </table:table-cell>
          <table:table-cell office:value-type="float" office:value="244563">
            <text:p>244563</text:p>
          </table:table-cell>
          <table:table-cell office:value-type="float" office:value="180180">
            <text:p>180180</text:p>
          </table:table-cell>
          <table:table-cell office:value-type="float" office:value="30.1227">
            <text:p>30.1227</text:p>
          </table:table-cell>
          <table:table-cell office:value-type="float" office:value="-4.13306">
            <text:p>-4.13306</text:p>
          </table:table-cell>
        </table:table-row>
        <table:table-row table:style-name="ro1">
          <table:table-cell office:value-type="float" office:value="46478">
            <text:p>46478</text:p>
          </table:table-cell>
          <table:table-cell office:value-type="float" office:value="66301">
            <text:p>66301</text:p>
          </table:table-cell>
          <table:table-cell office:value-type="float" office:value="47820">
            <text:p>47820</text:p>
          </table:table-cell>
          <table:table-cell office:value-type="float" office:value="42.6503">
            <text:p>42.6503</text:p>
          </table:table-cell>
          <table:table-cell office:value-type="float" office:value="2.88739">
            <text:p>2.88739</text:p>
          </table:table-cell>
        </table:table-row>
        <table:table-row table:style-name="ro1">
          <table:table-cell office:value-type="float" office:value="56749">
            <text:p>56749</text:p>
          </table:table-cell>
          <table:table-cell office:value-type="float" office:value="69160">
            <text:p>69160</text:p>
          </table:table-cell>
          <table:table-cell office:value-type="float" office:value="48753">
            <text:p>48753</text:p>
          </table:table-cell>
          <table:table-cell office:value-type="float" office:value="21.87">
            <text:p>21.87</text:p>
          </table:table-cell>
          <table:table-cell office:value-type="float" office:value="-14.0901">
            <text:p>-14.0901</text:p>
          </table:table-cell>
        </table:table-row>
        <table:table-row table:style-name="ro1">
          <table:table-cell office:value-type="float" office:value="141081">
            <text:p>141081</text:p>
          </table:table-cell>
          <table:table-cell office:value-type="float" office:value="183102">
            <text:p>183102</text:p>
          </table:table-cell>
          <table:table-cell office:value-type="float" office:value="147929">
            <text:p>147929</text:p>
          </table:table-cell>
          <table:table-cell office:value-type="float" office:value="29.785">
            <text:p>29.785</text:p>
          </table:table-cell>
          <table:table-cell office:value-type="float" office:value="4.85395">
            <text:p>4.85395</text:p>
          </table:table-cell>
        </table:table-row>
        <table:table-row table:style-name="ro1">
          <table:table-cell office:value-type="float" office:value="42004">
            <text:p>42004</text:p>
          </table:table-cell>
          <table:table-cell office:value-type="float" office:value="57537">
            <text:p>57537</text:p>
          </table:table-cell>
          <table:table-cell office:value-type="float" office:value="53320">
            <text:p>53320</text:p>
          </table:table-cell>
          <table:table-cell office:value-type="float" office:value="36.9798">
            <text:p>36.9798</text:p>
          </table:table-cell>
          <table:table-cell office:value-type="float" office:value="26.9403">
            <text:p>26.9403</text:p>
          </table:table-cell>
        </table:table-row>
        <table:table-row table:style-name="ro1">
          <table:table-cell office:value-type="float" office:value="48705">
            <text:p>48705</text:p>
          </table:table-cell>
          <table:table-cell office:value-type="float" office:value="58658">
            <text:p>58658</text:p>
          </table:table-cell>
          <table:table-cell office:value-type="float" office:value="47095">
            <text:p>47095</text:p>
          </table:table-cell>
          <table:table-cell office:value-type="float" office:value="20.4353">
            <text:p>20.4353</text:p>
          </table:table-cell>
          <table:table-cell office:value-type="float" office:value="-3.30562">
            <text:p>-3.30562</text:p>
          </table:table-cell>
        </table:table-row>
        <table:table-row table:style-name="ro1">
          <table:table-cell office:value-type="float" office:value="261642">
            <text:p>261642</text:p>
          </table:table-cell>
          <table:table-cell office:value-type="float" office:value="376807">
            <text:p>376807</text:p>
          </table:table-cell>
          <table:table-cell office:value-type="float" office:value="284103">
            <text:p>284103</text:p>
          </table:table-cell>
          <table:table-cell office:value-type="float" office:value="44.0163">
            <text:p>44.0163</text:p>
          </table:table-cell>
          <table:table-cell office:value-type="float" office:value="8.58463">
            <text:p>8.58463</text:p>
          </table:table-cell>
        </table:table-row>
        <table:table-row table:style-name="ro1">
          <table:table-cell office:value-type="float" office:value="206813">
            <text:p>206813</text:p>
          </table:table-cell>
          <table:table-cell office:value-type="float" office:value="280441">
            <text:p>280441</text:p>
          </table:table-cell>
          <table:table-cell office:value-type="float" office:value="215915">
            <text:p>215915</text:p>
          </table:table-cell>
          <table:table-cell office:value-type="float" office:value="35.6012">
            <text:p>35.6012</text:p>
          </table:table-cell>
          <table:table-cell office:value-type="float" office:value="4.40108">
            <text:p>4.40108</text:p>
          </table:table-cell>
        </table:table-row>
        <table:table-row table:style-name="ro1">
          <table:table-cell office:value-type="float" office:value="140460">
            <text:p>140460</text:p>
          </table:table-cell>
          <table:table-cell office:value-type="float" office:value="181889">
            <text:p>181889</text:p>
          </table:table-cell>
          <table:table-cell office:value-type="float" office:value="145337">
            <text:p>145337</text:p>
          </table:table-cell>
          <table:table-cell office:value-type="float" office:value="29.4952">
            <text:p>29.4952</text:p>
          </table:table-cell>
          <table:table-cell office:value-type="float" office:value="3.47216">
            <text:p>3.47216</text:p>
          </table:table-cell>
        </table:table-row>
        <table:table-row table:style-name="ro1">
          <table:table-cell office:value-type="float" office:value="103168">
            <text:p>103168</text:p>
          </table:table-cell>
          <table:table-cell office:value-type="float" office:value="137594">
            <text:p>137594</text:p>
          </table:table-cell>
          <table:table-cell office:value-type="float" office:value="114622">
            <text:p>114622</text:p>
          </table:table-cell>
          <table:table-cell office:value-type="float" office:value="33.3689">
            <text:p>33.3689</text:p>
          </table:table-cell>
          <table:table-cell office:value-type="float" office:value="11.1023">
            <text:p>11.1023</text:p>
          </table:table-cell>
        </table:table-row>
        <table:table-row table:style-name="ro1">
          <table:table-cell office:value-type="float" office:value="70643">
            <text:p>70643</text:p>
          </table:table-cell>
          <table:table-cell office:value-type="float" office:value="91287">
            <text:p>91287</text:p>
          </table:table-cell>
          <table:table-cell office:value-type="float" office:value="72888">
            <text:p>72888</text:p>
          </table:table-cell>
          <table:table-cell office:value-type="float" office:value="29.223">
            <text:p>29.223</text:p>
          </table:table-cell>
          <table:table-cell office:value-type="float" office:value="3.17795">
            <text:p>3.17795</text:p>
          </table:table-cell>
        </table:table-row>
        <table:table-row table:style-name="ro1">
          <table:table-cell office:value-type="float" office:value="64804">
            <text:p>64804</text:p>
          </table:table-cell>
          <table:table-cell office:value-type="float" office:value="86427">
            <text:p>86427</text:p>
          </table:table-cell>
          <table:table-cell office:value-type="float" office:value="64591">
            <text:p>64591</text:p>
          </table:table-cell>
          <table:table-cell office:value-type="float" office:value="33.3668">
            <text:p>33.3668</text:p>
          </table:table-cell>
          <table:table-cell office:value-type="float" office:value="-0.328683">
            <text:p>-0.328683</text:p>
          </table:table-cell>
        </table:table-row>
        <table:table-row table:style-name="ro1">
          <table:table-cell office:value-type="float" office:value="63174">
            <text:p>63174</text:p>
          </table:table-cell>
          <table:table-cell office:value-type="float" office:value="84943">
            <text:p>84943</text:p>
          </table:table-cell>
          <table:table-cell office:value-type="float" office:value="65877">
            <text:p>65877</text:p>
          </table:table-cell>
          <table:table-cell office:value-type="float" office:value="34.4588">
            <text:p>34.4588</text:p>
          </table:table-cell>
          <table:table-cell office:value-type="float" office:value="4.27866">
            <text:p>4.27866</text:p>
          </table:table-cell>
        </table:table-row>
        <table:table-row table:style-name="ro1">
          <table:table-cell office:value-type="float" office:value="64429">
            <text:p>64429</text:p>
          </table:table-cell>
          <table:table-cell office:value-type="float" office:value="83352">
            <text:p>83352</text:p>
          </table:table-cell>
          <table:table-cell office:value-type="float" office:value="67642">
            <text:p>67642</text:p>
          </table:table-cell>
          <table:table-cell office:value-type="float" office:value="29.3703">
            <text:p>29.3703</text:p>
          </table:table-cell>
          <table:table-cell office:value-type="float" office:value="4.98688">
            <text:p>4.98688</text:p>
          </table:table-cell>
        </table:table-row>
        <table:table-row table:style-name="ro1">
          <table:table-cell office:value-type="float" office:value="180277">
            <text:p>180277</text:p>
          </table:table-cell>
          <table:table-cell office:value-type="float" office:value="219551">
            <text:p>219551</text:p>
          </table:table-cell>
          <table:table-cell office:value-type="float" office:value="183774">
            <text:p>183774</text:p>
          </table:table-cell>
          <table:table-cell office:value-type="float" office:value="21.7854">
            <text:p>21.7854</text:p>
          </table:table-cell>
          <table:table-cell office:value-type="float" office:value="1.93979">
            <text:p>1.93979</text:p>
          </table:table-cell>
        </table:table-row>
        <table:table-row table:style-name="ro1">
          <table:table-cell office:value-type="float" office:value="133236">
            <text:p>133236</text:p>
          </table:table-cell>
          <table:table-cell office:value-type="float" office:value="166103">
            <text:p>166103</text:p>
          </table:table-cell>
          <table:table-cell office:value-type="float" office:value="128726">
            <text:p>128726</text:p>
          </table:table-cell>
          <table:table-cell office:value-type="float" office:value="24.6683">
            <text:p>24.6683</text:p>
          </table:table-cell>
          <table:table-cell office:value-type="float" office:value="-3.38497">
            <text:p>-3.38497</text:p>
          </table:table-cell>
        </table:table-row>
        <table:table-row table:style-name="ro1">
          <table:table-cell office:value-type="float" office:value="124697">
            <text:p>124697</text:p>
          </table:table-cell>
          <table:table-cell office:value-type="float" office:value="160408">
            <text:p>160408</text:p>
          </table:table-cell>
          <table:table-cell office:value-type="float" office:value="127613">
            <text:p>127613</text:p>
          </table:table-cell>
          <table:table-cell office:value-type="float" office:value="28.6382">
            <text:p>28.6382</text:p>
          </table:table-cell>
          <table:table-cell office:value-type="float" office:value="2.33847">
            <text:p>2.33847</text:p>
          </table:table-cell>
        </table:table-row>
        <table:table-row table:style-name="ro1">
          <table:table-cell office:value-type="float" office:value="55972">
            <text:p>55972</text:p>
          </table:table-cell>
          <table:table-cell office:value-type="float" office:value="73110">
            <text:p>73110</text:p>
          </table:table-cell>
          <table:table-cell office:value-type="float" office:value="58585">
            <text:p>58585</text:p>
          </table:table-cell>
          <table:table-cell office:value-type="float" office:value="30.6189">
            <text:p>30.6189</text:p>
          </table:table-cell>
          <table:table-cell office:value-type="float" office:value="4.66841">
            <text:p>4.66841</text:p>
          </table:table-cell>
        </table:table-row>
        <table:table-row table:style-name="ro1">
          <table:table-cell office:value-type="float" office:value="54819">
            <text:p>54819</text:p>
          </table:table-cell>
          <table:table-cell office:value-type="float" office:value="73984">
            <text:p>73984</text:p>
          </table:table-cell>
          <table:table-cell office:value-type="float" office:value="56750">
            <text:p>56750</text:p>
          </table:table-cell>
          <table:table-cell office:value-type="float" office:value="34.9605">
            <text:p>34.9605</text:p>
          </table:table-cell>
          <table:table-cell office:value-type="float" office:value="3.5225">
            <text:p>3.5225</text:p>
          </table:table-cell>
        </table:table-row>
        <table:table-row table:style-name="ro1">
          <table:table-cell office:value-type="float" office:value="83413">
            <text:p>83413</text:p>
          </table:table-cell>
          <table:table-cell office:value-type="float" office:value="116298">
            <text:p>116298</text:p>
          </table:table-cell>
          <table:table-cell office:value-type="float" office:value="91364">
            <text:p>91364</text:p>
          </table:table-cell>
          <table:table-cell office:value-type="float" office:value="39.4243">
            <text:p>39.4243</text:p>
          </table:table-cell>
          <table:table-cell office:value-type="float" office:value="9.53209">
            <text:p>9.53209</text:p>
          </table:table-cell>
        </table:table-row>
        <table:table-row table:style-name="ro1">
          <table:table-cell office:value-type="float" office:value="194453">
            <text:p>194453</text:p>
          </table:table-cell>
          <table:table-cell office:value-type="float" office:value="250896">
            <text:p>250896</text:p>
          </table:table-cell>
          <table:table-cell office:value-type="float" office:value="196866">
            <text:p>196866</text:p>
          </table:table-cell>
          <table:table-cell office:value-type="float" office:value="29.0266">
            <text:p>29.0266</text:p>
          </table:table-cell>
          <table:table-cell office:value-type="float" office:value="1.24092">
            <text:p>1.24092</text:p>
          </table:table-cell>
        </table:table-row>
        <table:table-row table:style-name="ro1">
          <table:table-cell office:value-type="float" office:value="201740">
            <text:p>201740</text:p>
          </table:table-cell>
          <table:table-cell office:value-type="float" office:value="282424">
            <text:p>282424</text:p>
          </table:table-cell>
          <table:table-cell office:value-type="float" office:value="233496">
            <text:p>233496</text:p>
          </table:table-cell>
          <table:table-cell office:value-type="float" office:value="39.9941">
            <text:p>39.9941</text:p>
          </table:table-cell>
          <table:table-cell office:value-type="float" office:value="15.7411">
            <text:p>15.7411</text:p>
          </table:table-cell>
        </table:table-row>
        <table:table-row table:style-name="ro1">
          <table:table-cell office:value-type="float" office:value="157645">
            <text:p>157645</text:p>
          </table:table-cell>
          <table:table-cell office:value-type="float" office:value="226337">
            <text:p>226337</text:p>
          </table:table-cell>
          <table:table-cell office:value-type="float" office:value="182205">
            <text:p>182205</text:p>
          </table:table-cell>
          <table:table-cell office:value-type="float" office:value="43.5739">
            <text:p>43.5739</text:p>
          </table:table-cell>
          <table:table-cell office:value-type="float" office:value="15.5793">
            <text:p>15.5793</text:p>
          </table:table-cell>
        </table:table-row>
        <table:table-row table:style-name="ro1">
          <table:table-cell office:value-type="float" office:value="59543">
            <text:p>59543</text:p>
          </table:table-cell>
          <table:table-cell office:value-type="float" office:value="76674">
            <text:p>76674</text:p>
          </table:table-cell>
          <table:table-cell office:value-type="float" office:value="61897">
            <text:p>61897</text:p>
          </table:table-cell>
          <table:table-cell office:value-type="float" office:value="28.7708">
            <text:p>28.7708</text:p>
          </table:table-cell>
          <table:table-cell office:value-type="float" office:value="3.95345">
            <text:p>3.95345</text:p>
          </table:table-cell>
        </table:table-row>
        <table:table-row table:style-name="ro1">
          <table:table-cell office:value-type="float" office:value="57812">
            <text:p>57812</text:p>
          </table:table-cell>
          <table:table-cell office:value-type="float" office:value="72329">
            <text:p>72329</text:p>
          </table:table-cell>
          <table:table-cell office:value-type="float" office:value="60531">
            <text:p>60531</text:p>
          </table:table-cell>
          <table:table-cell office:value-type="float" office:value="25.1107">
            <text:p>25.1107</text:p>
          </table:table-cell>
          <table:table-cell office:value-type="float" office:value="4.70318">
            <text:p>4.70318</text:p>
          </table:table-cell>
        </table:table-row>
        <table:table-row table:style-name="ro1">
          <table:table-cell office:value-type="float" office:value="254739">
            <text:p>254739</text:p>
          </table:table-cell>
          <table:table-cell office:value-type="float" office:value="322591">
            <text:p>322591</text:p>
          </table:table-cell>
          <table:table-cell office:value-type="float" office:value="250235">
            <text:p>250235</text:p>
          </table:table-cell>
          <table:table-cell office:value-type="float" office:value="26.6359">
            <text:p>26.6359</text:p>
          </table:table-cell>
          <table:table-cell office:value-type="float" office:value="-1.76808">
            <text:p>-1.76808</text:p>
          </table:table-cell>
        </table:table-row>
        <table:table-row table:style-name="ro1">
          <table:table-cell office:value-type="float" office:value="139166">
            <text:p>139166</text:p>
          </table:table-cell>
          <table:table-cell office:value-type="float" office:value="181676">
            <text:p>181676</text:p>
          </table:table-cell>
          <table:table-cell office:value-type="float" office:value="143907">
            <text:p>143907</text:p>
          </table:table-cell>
          <table:table-cell office:value-type="float" office:value="30.5463">
            <text:p>30.5463</text:p>
          </table:table-cell>
          <table:table-cell office:value-type="float" office:value="3.40672">
            <text:p>3.40672</text:p>
          </table:table-cell>
        </table:table-row>
        <table:table-row table:style-name="ro1">
          <table:table-cell office:value-type="float" office:value="204244">
            <text:p>204244</text:p>
          </table:table-cell>
          <table:table-cell office:value-type="float" office:value="262662">
            <text:p>262662</text:p>
          </table:table-cell>
          <table:table-cell office:value-type="float" office:value="218021">
            <text:p>218021</text:p>
          </table:table-cell>
          <table:table-cell office:value-type="float" office:value="28.6021">
            <text:p>28.6021</text:p>
          </table:table-cell>
          <table:table-cell office:value-type="float" office:value="6.74536">
            <text:p>6.74536</text:p>
          </table:table-cell>
        </table:table-row>
        <table:table-row table:style-name="ro1">
          <table:table-cell office:value-type="float" office:value="105612">
            <text:p>105612</text:p>
          </table:table-cell>
          <table:table-cell office:value-type="float" office:value="131265">
            <text:p>131265</text:p>
          </table:table-cell>
          <table:table-cell office:value-type="float" office:value="100394">
            <text:p>100394</text:p>
          </table:table-cell>
          <table:table-cell office:value-type="float" office:value="24.2899">
            <text:p>24.2899</text:p>
          </table:table-cell>
          <table:table-cell office:value-type="float" office:value="-4.94073">
            <text:p>-4.94073</text:p>
          </table:table-cell>
        </table:table-row>
        <table:table-row table:style-name="ro1">
          <table:table-cell office:value-type="float" office:value="293738">
            <text:p>293738</text:p>
          </table:table-cell>
          <table:table-cell office:value-type="float" office:value="371575">
            <text:p>371575</text:p>
          </table:table-cell>
          <table:table-cell office:value-type="float" office:value="276302">
            <text:p>276302</text:p>
          </table:table-cell>
          <table:table-cell office:value-type="float" office:value="26.4988">
            <text:p>26.4988</text:p>
          </table:table-cell>
          <table:table-cell office:value-type="float" office:value="-5.9359">
            <text:p>-5.9359</text:p>
          </table:table-cell>
        </table:table-row>
        <table:table-row table:style-name="ro1">
          <table:table-cell office:value-type="float" office:value="237311">
            <text:p>237311</text:p>
          </table:table-cell>
          <table:table-cell office:value-type="float" office:value="310605">
            <text:p>310605</text:p>
          </table:table-cell>
          <table:table-cell office:value-type="float" office:value="259669">
            <text:p>259669</text:p>
          </table:table-cell>
          <table:table-cell office:value-type="float" office:value="30.8852">
            <text:p>30.8852</text:p>
          </table:table-cell>
          <table:table-cell office:value-type="float" office:value="9.42139">
            <text:p>9.42139</text:p>
          </table:table-cell>
        </table:table-row>
        <table:table-row table:style-name="ro1">
          <table:table-cell office:value-type="float" office:value="93264">
            <text:p>93264</text:p>
          </table:table-cell>
          <table:table-cell office:value-type="float" office:value="118855">
            <text:p>118855</text:p>
          </table:table-cell>
          <table:table-cell office:value-type="float" office:value="92000">
            <text:p>92000</text:p>
          </table:table-cell>
          <table:table-cell office:value-type="float" office:value="27.4393">
            <text:p>27.4393</text:p>
          </table:table-cell>
          <table:table-cell office:value-type="float" office:value="-1.35529">
            <text:p>-1.35529</text:p>
          </table:table-cell>
        </table:table-row>
        <table:table-row table:style-name="ro1">
          <table:table-cell office:value-type="float" office:value="143043">
            <text:p>143043</text:p>
          </table:table-cell>
          <table:table-cell office:value-type="float" office:value="183791">
            <text:p>183791</text:p>
          </table:table-cell>
          <table:table-cell office:value-type="float" office:value="161055">
            <text:p>161055</text:p>
          </table:table-cell>
          <table:table-cell office:value-type="float" office:value="28.4865">
            <text:p>28.4865</text:p>
          </table:table-cell>
          <table:table-cell office:value-type="float" office:value="12.592">
            <text:p>12.592</text:p>
          </table:table-cell>
        </table:table-row>
        <table:table-row table:style-name="ro1">
          <table:table-cell office:value-type="float" office:value="65320">
            <text:p>65320</text:p>
          </table:table-cell>
          <table:table-cell office:value-type="float" office:value="78225">
            <text:p>78225</text:p>
          </table:table-cell>
          <table:table-cell office:value-type="float" office:value="60573">
            <text:p>60573</text:p>
          </table:table-cell>
          <table:table-cell office:value-type="float" office:value="19.7566">
            <text:p>19.7566</text:p>
          </table:table-cell>
          <table:table-cell office:value-type="float" office:value="-7.2673">
            <text:p>-7.2673</text:p>
          </table:table-cell>
        </table:table-row>
        <table:table-row table:style-name="ro1">
          <table:table-cell office:value-type="float" office:value="60936">
            <text:p>60936</text:p>
          </table:table-cell>
          <table:table-cell office:value-type="float" office:value="90018">
            <text:p>90018</text:p>
          </table:table-cell>
          <table:table-cell office:value-type="float" office:value="70365">
            <text:p>70365</text:p>
          </table:table-cell>
          <table:table-cell office:value-type="float" office:value="47.7255">
            <text:p>47.7255</text:p>
          </table:table-cell>
          <table:table-cell office:value-type="float" office:value="15.4736">
            <text:p>15.4736</text:p>
          </table:table-cell>
        </table:table-row>
        <table:table-row table:style-name="ro1">
          <table:table-cell office:value-type="float" office:value="256220">
            <text:p>256220</text:p>
          </table:table-cell>
          <table:table-cell office:value-type="float" office:value="306102">
            <text:p>306102</text:p>
          </table:table-cell>
          <table:table-cell office:value-type="float" office:value="248603">
            <text:p>248603</text:p>
          </table:table-cell>
          <table:table-cell office:value-type="float" office:value="19.4684">
            <text:p>19.4684</text:p>
          </table:table-cell>
          <table:table-cell office:value-type="float" office:value="-2.97284">
            <text:p>-2.97284</text:p>
          </table:table-cell>
        </table:table-row>
        <table:table-row table:style-name="ro1">
          <table:table-cell office:value-type="float" office:value="136174">
            <text:p>136174</text:p>
          </table:table-cell>
          <table:table-cell office:value-type="float" office:value="181191">
            <text:p>181191</text:p>
          </table:table-cell>
          <table:table-cell office:value-type="float" office:value="160723">
            <text:p>160723</text:p>
          </table:table-cell>
          <table:table-cell office:value-type="float" office:value="33.0584">
            <text:p>33.0584</text:p>
          </table:table-cell>
          <table:table-cell office:value-type="float" office:value="18.0277">
            <text:p>18.0277</text:p>
          </table:table-cell>
        </table:table-row>
        <table:table-row table:style-name="ro1">
          <table:table-cell office:value-type="float" office:value="134479">
            <text:p>134479</text:p>
          </table:table-cell>
          <table:table-cell office:value-type="float" office:value="172076">
            <text:p>172076</text:p>
          </table:table-cell>
          <table:table-cell office:value-type="float" office:value="137069">
            <text:p>137069</text:p>
          </table:table-cell>
          <table:table-cell office:value-type="float" office:value="27.9575">
            <text:p>27.9575</text:p>
          </table:table-cell>
          <table:table-cell office:value-type="float" office:value="1.92595">
            <text:p>1.92595</text:p>
          </table:table-cell>
        </table:table-row>
        <table:table-row table:style-name="ro1">
          <table:table-cell office:value-type="float" office:value="96680">
            <text:p>96680</text:p>
          </table:table-cell>
          <table:table-cell office:value-type="float" office:value="133080">
            <text:p>133080</text:p>
          </table:table-cell>
          <table:table-cell office:value-type="float" office:value="101532">
            <text:p>101532</text:p>
          </table:table-cell>
          <table:table-cell office:value-type="float" office:value="37.65">
            <text:p>37.65</text:p>
          </table:table-cell>
          <table:table-cell office:value-type="float" office:value="5.01862">
            <text:p>5.01862</text:p>
          </table:table-cell>
        </table:table-row>
        <table:table-row table:style-name="ro1">
          <table:table-cell office:value-type="float" office:value="27248">
            <text:p>27248</text:p>
          </table:table-cell>
          <table:table-cell office:value-type="float" office:value="34917">
            <text:p>34917</text:p>
          </table:table-cell>
          <table:table-cell office:value-type="float" office:value="29696">
            <text:p>29696</text:p>
          </table:table-cell>
          <table:table-cell office:value-type="float" office:value="28.1452">
            <text:p>28.1452</text:p>
          </table:table-cell>
          <table:table-cell office:value-type="float" office:value="8.98415">
            <text:p>8.98415</text:p>
          </table:table-cell>
        </table:table-row>
        <table:table-row table:style-name="ro1">
          <table:table-cell office:value-type="float" office:value="30221">
            <text:p>30221</text:p>
          </table:table-cell>
          <table:table-cell office:value-type="float" office:value="42624">
            <text:p>42624</text:p>
          </table:table-cell>
          <table:table-cell office:value-type="float" office:value="28844">
            <text:p>28844</text:p>
          </table:table-cell>
          <table:table-cell office:value-type="float" office:value="41.041">
            <text:p>41.041</text:p>
          </table:table-cell>
          <table:table-cell office:value-type="float" office:value="-4.55643">
            <text:p>-4.55643</text:p>
          </table:table-cell>
        </table:table-row>
        <table:table-row table:style-name="ro1">
          <table:table-cell office:value-type="float" office:value="275928">
            <text:p>275928</text:p>
          </table:table-cell>
          <table:table-cell office:value-type="float" office:value="356087">
            <text:p>356087</text:p>
          </table:table-cell>
          <table:table-cell office:value-type="float" office:value="280584">
            <text:p>280584</text:p>
          </table:table-cell>
          <table:table-cell office:value-type="float" office:value="29.0507">
            <text:p>29.0507</text:p>
          </table:table-cell>
          <table:table-cell office:value-type="float" office:value="1.6874">
            <text:p>1.6874</text:p>
          </table:table-cell>
        </table:table-row>
        <table:table-row table:style-name="ro1">
          <table:table-cell office:value-type="float" office:value="233061">
            <text:p>233061</text:p>
          </table:table-cell>
          <table:table-cell office:value-type="float" office:value="303928">
            <text:p>303928</text:p>
          </table:table-cell>
          <table:table-cell office:value-type="float" office:value="230210">
            <text:p>230210</text:p>
          </table:table-cell>
          <table:table-cell office:value-type="float" office:value="30.4071">
            <text:p>30.4071</text:p>
          </table:table-cell>
          <table:table-cell office:value-type="float" office:value="-1.22328">
            <text:p>-1.22328</text:p>
          </table:table-cell>
        </table:table-row>
        <table:table-row table:style-name="ro1">
          <table:table-cell office:value-type="float" office:value="133892">
            <text:p>133892</text:p>
          </table:table-cell>
          <table:table-cell office:value-type="float" office:value="178869">
            <text:p>178869</text:p>
          </table:table-cell>
          <table:table-cell office:value-type="float" office:value="138225">
            <text:p>138225</text:p>
          </table:table-cell>
          <table:table-cell office:value-type="float" office:value="33.592">
            <text:p>33.592</text:p>
          </table:table-cell>
          <table:table-cell office:value-type="float" office:value="3.23619">
            <text:p>3.23619</text:p>
          </table:table-cell>
        </table:table-row>
        <table:table-row table:style-name="ro1">
          <table:table-cell office:value-type="float" office:value="122864">
            <text:p>122864</text:p>
          </table:table-cell>
          <table:table-cell office:value-type="float" office:value="161905">
            <text:p>161905</text:p>
          </table:table-cell>
          <table:table-cell office:value-type="float" office:value="132032">
            <text:p>132032</text:p>
          </table:table-cell>
          <table:table-cell office:value-type="float" office:value="31.7758">
            <text:p>31.7758</text:p>
          </table:table-cell>
          <table:table-cell office:value-type="float" office:value="7.46191">
            <text:p>7.46191</text:p>
          </table:table-cell>
        </table:table-row>
        <table:table-row table:style-name="ro1">
          <table:table-cell office:value-type="float" office:value="55064">
            <text:p>55064</text:p>
          </table:table-cell>
          <table:table-cell office:value-type="float" office:value="73348">
            <text:p>73348</text:p>
          </table:table-cell>
          <table:table-cell office:value-type="float" office:value="64005">
            <text:p>64005</text:p>
          </table:table-cell>
          <table:table-cell office:value-type="float" office:value="33.205">
            <text:p>33.205</text:p>
          </table:table-cell>
          <table:table-cell office:value-type="float" office:value="16.2375">
            <text:p>16.2375</text:p>
          </table:table-cell>
        </table:table-row>
        <table:table-row table:style-name="ro1">
          <table:table-cell office:value-type="float" office:value="204839">
            <text:p>204839</text:p>
          </table:table-cell>
          <table:table-cell office:value-type="float" office:value="261081">
            <text:p>261081</text:p>
          </table:table-cell>
          <table:table-cell office:value-type="float" office:value="209726">
            <text:p>209726</text:p>
          </table:table-cell>
          <table:table-cell office:value-type="float" office:value="27.4567">
            <text:p>27.4567</text:p>
          </table:table-cell>
          <table:table-cell office:value-type="float" office:value="2.38578">
            <text:p>2.38578</text:p>
          </table:table-cell>
        </table:table-row>
        <table:table-row table:style-name="ro1">
          <table:table-cell office:value-type="float" office:value="188396">
            <text:p>188396</text:p>
          </table:table-cell>
          <table:table-cell office:value-type="float" office:value="245808">
            <text:p>245808</text:p>
          </table:table-cell>
          <table:table-cell office:value-type="float" office:value="200774">
            <text:p>200774</text:p>
          </table:table-cell>
          <table:table-cell office:value-type="float" office:value="30.4741">
            <text:p>30.4741</text:p>
          </table:table-cell>
          <table:table-cell office:value-type="float" office:value="6.5702">
            <text:p>6.5702</text:p>
          </table:table-cell>
        </table:table-row>
        <table:table-row table:style-name="ro1">
          <table:table-cell office:value-type="float" office:value="106957">
            <text:p>106957</text:p>
          </table:table-cell>
          <table:table-cell office:value-type="float" office:value="135864">
            <text:p>135864</text:p>
          </table:table-cell>
          <table:table-cell office:value-type="float" office:value="103232">
            <text:p>103232</text:p>
          </table:table-cell>
          <table:table-cell office:value-type="float" office:value="27.0267">
            <text:p>27.0267</text:p>
          </table:table-cell>
          <table:table-cell office:value-type="float" office:value="-3.48271">
            <text:p>-3.48271</text:p>
          </table:table-cell>
        </table:table-row>
        <table:table-row table:style-name="ro1">
          <table:table-cell office:value-type="float" office:value="38817">
            <text:p>38817</text:p>
          </table:table-cell>
          <table:table-cell office:value-type="float" office:value="48496">
            <text:p>48496</text:p>
          </table:table-cell>
          <table:table-cell office:value-type="float" office:value="40510">
            <text:p>40510</text:p>
          </table:table-cell>
          <table:table-cell office:value-type="float" office:value="24.935">
            <text:p>24.935</text:p>
          </table:table-cell>
          <table:table-cell office:value-type="float" office:value="4.36149">
            <text:p>4.36149</text:p>
          </table:table-cell>
        </table:table-row>
        <table:table-row table:style-name="ro1">
          <table:table-cell office:value-type="float" office:value="37407">
            <text:p>37407</text:p>
          </table:table-cell>
          <table:table-cell office:value-type="float" office:value="51853">
            <text:p>51853</text:p>
          </table:table-cell>
          <table:table-cell office:value-type="float" office:value="39447">
            <text:p>39447</text:p>
          </table:table-cell>
          <table:table-cell office:value-type="float" office:value="38.6184">
            <text:p>38.6184</text:p>
          </table:table-cell>
          <table:table-cell office:value-type="float" office:value="5.45352">
            <text:p>5.45352</text:p>
          </table:table-cell>
        </table:table-row>
        <table:table-row table:style-name="ro1">
          <table:table-cell office:value-type="float" office:value="78120">
            <text:p>78120</text:p>
          </table:table-cell>
          <table:table-cell office:value-type="float" office:value="97949">
            <text:p>97949</text:p>
          </table:table-cell>
          <table:table-cell office:value-type="float" office:value="73174">
            <text:p>73174</text:p>
          </table:table-cell>
          <table:table-cell office:value-type="float" office:value="25.3827">
            <text:p>25.3827</text:p>
          </table:table-cell>
          <table:table-cell office:value-type="float" office:value="-6.33129">
            <text:p>-6.33129</text:p>
          </table:table-cell>
        </table:table-row>
        <table:table-row table:style-name="ro1">
          <table:table-cell office:value-type="float" office:value="73654">
            <text:p>73654</text:p>
          </table:table-cell>
          <table:table-cell office:value-type="float" office:value="93318">
            <text:p>93318</text:p>
          </table:table-cell>
          <table:table-cell office:value-type="float" office:value="70965">
            <text:p>70965</text:p>
          </table:table-cell>
          <table:table-cell office:value-type="float" office:value="26.6978">
            <text:p>26.6978</text:p>
          </table:table-cell>
          <table:table-cell office:value-type="float" office:value="-3.65085">
            <text:p>-3.65085</text:p>
          </table:table-cell>
        </table:table-row>
        <table:table-row table:style-name="ro1">
          <table:table-cell office:value-type="float" office:value="73186">
            <text:p>73186</text:p>
          </table:table-cell>
          <table:table-cell office:value-type="float" office:value="93970">
            <text:p>93970</text:p>
          </table:table-cell>
          <table:table-cell office:value-type="float" office:value="76025">
            <text:p>76025</text:p>
          </table:table-cell>
          <table:table-cell office:value-type="float" office:value="28.3989">
            <text:p>28.3989</text:p>
          </table:table-cell>
          <table:table-cell office:value-type="float" office:value="3.87916">
            <text:p>3.87916</text:p>
          </table:table-cell>
        </table:table-row>
        <table:table-row table:style-name="ro1">
          <table:table-cell office:value-type="float" office:value="244251">
            <text:p>244251</text:p>
          </table:table-cell>
          <table:table-cell office:value-type="float" office:value="319613">
            <text:p>319613</text:p>
          </table:table-cell>
          <table:table-cell office:value-type="float" office:value="251960">
            <text:p>251960</text:p>
          </table:table-cell>
          <table:table-cell office:value-type="float" office:value="30.8543">
            <text:p>30.8543</text:p>
          </table:table-cell>
          <table:table-cell office:value-type="float" office:value="3.15618">
            <text:p>3.15618</text:p>
          </table:table-cell>
        </table:table-row>
        <table:table-row table:style-name="ro1">
          <table:table-cell office:value-type="float" office:value="257295">
            <text:p>257295</text:p>
          </table:table-cell>
          <table:table-cell office:value-type="float" office:value="301706">
            <text:p>301706</text:p>
          </table:table-cell>
          <table:table-cell office:value-type="float" office:value="238504">
            <text:p>238504</text:p>
          </table:table-cell>
          <table:table-cell office:value-type="float" office:value="17.2607">
            <text:p>17.2607</text:p>
          </table:table-cell>
          <table:table-cell office:value-type="float" office:value="-7.30329">
            <text:p>-7.30329</text:p>
          </table:table-cell>
        </table:table-row>
        <table:table-row table:style-name="ro1">
          <table:table-cell office:value-type="float" office:value="69930">
            <text:p>69930</text:p>
          </table:table-cell>
          <table:table-cell office:value-type="float" office:value="99356">
            <text:p>99356</text:p>
          </table:table-cell>
          <table:table-cell office:value-type="float" office:value="74971">
            <text:p>74971</text:p>
          </table:table-cell>
          <table:table-cell office:value-type="float" office:value="42.0792">
            <text:p>42.0792</text:p>
          </table:table-cell>
          <table:table-cell office:value-type="float" office:value="7.20864">
            <text:p>7.20864</text:p>
          </table:table-cell>
        </table:table-row>
        <table:table-row table:style-name="ro1">
          <table:table-cell office:value-type="float" office:value="280947">
            <text:p>280947</text:p>
          </table:table-cell>
          <table:table-cell office:value-type="float" office:value="361151">
            <text:p>361151</text:p>
          </table:table-cell>
          <table:table-cell office:value-type="float" office:value="291030">
            <text:p>291030</text:p>
          </table:table-cell>
          <table:table-cell office:value-type="float" office:value="28.5477">
            <text:p>28.5477</text:p>
          </table:table-cell>
          <table:table-cell office:value-type="float" office:value="3.58893">
            <text:p>3.58893</text:p>
          </table:table-cell>
        </table:table-row>
        <table:table-row table:style-name="ro1">
          <table:table-cell office:value-type="float" office:value="28336">
            <text:p>28336</text:p>
          </table:table-cell>
          <table:table-cell office:value-type="float" office:value="35508">
            <text:p>35508</text:p>
          </table:table-cell>
          <table:table-cell office:value-type="float" office:value="28669">
            <text:p>28669</text:p>
          </table:table-cell>
          <table:table-cell office:value-type="float" office:value="25.3106">
            <text:p>25.3106</text:p>
          </table:table-cell>
          <table:table-cell office:value-type="float" office:value="1.17518">
            <text:p>1.17518</text:p>
          </table:table-cell>
        </table:table-row>
        <table:table-row table:style-name="ro1">
          <table:table-cell office:value-type="float" office:value="27953">
            <text:p>27953</text:p>
          </table:table-cell>
          <table:table-cell office:value-type="float" office:value="35380">
            <text:p>35380</text:p>
          </table:table-cell>
          <table:table-cell office:value-type="float" office:value="33218">
            <text:p>33218</text:p>
          </table:table-cell>
          <table:table-cell office:value-type="float" office:value="26.5696">
            <text:p>26.5696</text:p>
          </table:table-cell>
          <table:table-cell office:value-type="float" office:value="18.8352">
            <text:p>18.8352</text:p>
          </table:table-cell>
        </table:table-row>
        <table:table-row table:style-name="ro1">
          <table:table-cell office:value-type="float" office:value="27618">
            <text:p>27618</text:p>
          </table:table-cell>
          <table:table-cell office:value-type="float" office:value="35102">
            <text:p>35102</text:p>
          </table:table-cell>
          <table:table-cell office:value-type="float" office:value="26912">
            <text:p>26912</text:p>
          </table:table-cell>
          <table:table-cell office:value-type="float" office:value="27.0983">
            <text:p>27.0983</text:p>
          </table:table-cell>
          <table:table-cell office:value-type="float" office:value="-2.5563">
            <text:p>-2.5563</text:p>
          </table:table-cell>
        </table:table-row>
        <table:table-row table:style-name="ro1">
          <table:table-cell office:value-type="float" office:value="177881">
            <text:p>177881</text:p>
          </table:table-cell>
          <table:table-cell office:value-type="float" office:value="232193">
            <text:p>232193</text:p>
          </table:table-cell>
          <table:table-cell office:value-type="float" office:value="191045">
            <text:p>191045</text:p>
          </table:table-cell>
          <table:table-cell office:value-type="float" office:value="30.5328">
            <text:p>30.5328</text:p>
          </table:table-cell>
          <table:table-cell office:value-type="float" office:value="7.40045">
            <text:p>7.40045</text:p>
          </table:table-cell>
        </table:table-row>
        <table:table-row table:style-name="ro1">
          <table:table-cell table:number-columns-repeated="3"/>
          <table:table-cell table:formula="of:=AVERAGE([.D2:.D1001])" office:value-type="float" office:value="31.706110183">
            <text:p>31.706110183</text:p>
          </table:table-cell>
          <table:table-cell table:formula="of:=AVERAGE([.E2:.E1001])" office:value-type="float" office:value="5.5051501061">
            <text:p>5.50515010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1T14:16:04</dc:date>
    <dc:creator>Vishal </dc:creator>
    <meta:document-statistic meta:table-count="1" meta:cell-count="5007" meta:object-count="0"/>
    <meta:generator>LibreOffice/3.5$Linux_X86_64 LibreOffice_project/350m1$Build-2</meta:generator>
  </office:meta>
</office:document-meta>
</file>